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28cm" svg:stroke-color="#000000" draw:marker-start-width="0.362cm" draw:marker-end="Arrow" draw:marker-end-width="0.1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5cm" fo:min-width="0.2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5cm" fo:min-width="0.247cm"/>
    </style:style>
    <style:style style:name="gr7" style:family="graphic" style:parent-style-name="objectwithoutfill">
      <style:graphic-properties svg:stroke-color="#dddddd" draw:fill="none" draw:textarea-vertical-align="middle"/>
    </style:style>
    <style:style style:name="gr8" style:family="graphic" style:parent-style-name="standard">
      <style:graphic-properties svg:stroke-color="#dddddd" draw:fill-color="#00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666666" draw:fill="none" draw:textarea-vertical-align="middle"/>
    </style:style>
    <style:style style:name="gr10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color="#666666" draw:fill="none" draw:fill-color="#666666" draw:textarea-vertical-align="middle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024cm" fo:min-width="2.258cm"/>
    </style:style>
    <style:style style:name="gr15" style:family="graphic" style:parent-style-name="objectwithoutfill">
      <style:graphic-properties svg:stroke-color="#b2b2b2" draw:fill="none" draw:fill-color="#666666" draw:textarea-vertical-align="middle"/>
    </style:style>
    <style:style style:name="gr16" style:family="graphic" style:parent-style-name="objectwithoutfill">
      <style:graphic-properties svg:stroke-width="0.081cm" svg:stroke-color="#000000" draw:marker-start-width="0.441cm" draw:marker-end="Arrow" draw:marker-end-width="0.179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0.362cm"/>
    </style:style>
    <style:style style:name="gr18" style:family="graphic" style:parent-style-name="objectwithoutfill">
      <style:graphic-properties svg:stroke-width="0.035cm" svg:stroke-color="#000000" draw:marker-start-width="0.372cm" draw:marker-end="Arrow" draw:marker-end-width="0.11cm" draw:fill="solid" draw:fill-color="#729fc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1cm" fo:min-width="0.306cm"/>
    </style:style>
    <style:style style:name="gr20" style:family="graphic" style:parent-style-name="objectwithoutfill">
      <style:graphic-properties svg:stroke-width="0.035cm" svg:stroke-color="#000000" draw:marker-start-width="0.372cm" draw:marker-end="Arrow" draw:marker-end-width="0.11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28cm" svg:stroke-color="#000000" draw:fill="none" draw:fill-color="#ffffff" draw:textarea-horizontal-align="left" draw:auto-grow-height="true" draw:auto-grow-width="false" fo:min-height="0.493cm" fo:min-width="0.222cm"/>
    </style:style>
    <style:style style:name="gr22" style:family="graphic" style:parent-style-name="standard">
      <style:graphic-properties svg:stroke-width="0.028cm" svg:stroke-color="#000000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width="0.028cm" svg:stroke-color="#000000" draw:fill="none" draw:fill-color="#ffffff" draw:textarea-horizontal-align="left" draw:auto-grow-height="true" draw:auto-grow-width="false" fo:min-height="0.703cm" fo:min-width="0.222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48cm"/>
    </style:style>
    <style:style style:name="gr25" style:family="graphic" style:parent-style-name="objectwithoutfill">
      <style:graphic-properties draw:stroke="solid" svg:stroke-width="0.081cm" svg:stroke-color="#000000" draw:marker-start-width="0.441cm" draw:marker-end="Arrow" draw:marker-end-width="0.179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fill="none" draw:textarea-vertical-align="middle"/>
    </style:style>
    <style:style style:name="gr27" style:family="graphic" style:parent-style-name="objectwithoutfill">
      <style:graphic-properties svg:stroke-color="#b2b2b2" draw:fill="none" draw:textarea-vertical-align="middle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7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3.52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2.4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3.389cm"/>
    </style:style>
    <style:style style:name="gr33" style:family="graphic" style:parent-style-name="objectwithoutfill">
      <style:graphic-properties svg:stroke-width="0.106cm" svg:stroke-color="#000000" draw:marker-start-width="0.478cm" draw:marker-end="Arrow" draw:marker-end-width="0.216cm" draw:fill="none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draw:stroke="none" svg:stroke-width="0.028cm" svg:stroke-color="#000000" draw:fill="none" draw:fill-color="#ffffff" draw:textarea-horizontal-align="left" draw:auto-grow-height="true" draw:auto-grow-width="false" fo:min-height="1.105cm" fo:min-width="0.222cm"/>
    </style:style>
    <style:style style:name="gr35" style:family="graphic" style:parent-style-name="standard">
      <style:graphic-properties draw:stroke="none" svg:stroke-width="0.028cm" svg:stroke-color="#000000" draw:fill="none" draw:fill-color="#ffffff" draw:textarea-horizontal-align="left" draw:auto-grow-height="true" draw:auto-grow-width="false" fo:min-height="1.113cm" fo:min-width="0.222cm"/>
    </style:style>
    <style:style style:name="gr36" style:family="graphic" style:parent-style-name="standard">
      <style:graphic-properties svg:stroke-color="#000000" draw:fill-color="#f58220" draw:opacity="18%" draw:textarea-horizontal-align="justify" draw:textarea-vertical-align="middle" draw:auto-grow-height="false" fo:min-height="4.279cm" fo:min-width="4.928cm"/>
    </style:style>
    <style:style style:name="gr37" style:family="graphic" style:parent-style-name="standard">
      <style:graphic-properties svg:stroke-color="#000000" draw:fill-color="#f58220" draw:opacity="18%" draw:textarea-horizontal-align="justify" draw:textarea-vertical-align="middle" draw:auto-grow-height="false" fo:min-height="1.451cm" fo:min-width="5.662cm"/>
    </style:style>
    <style:style style:name="gr38" style:family="graphic" style:parent-style-name="standard">
      <style:graphic-properties svg:stroke-color="#000000" draw:fill-color="#9d85be" draw:opacity="21%" draw:textarea-horizontal-align="justify" draw:textarea-vertical-align="middle" draw:auto-grow-height="false" fo:min-height="6.909cm" fo:min-width="8.081cm"/>
    </style:style>
    <style:style style:name="gr39" style:family="graphic" style:parent-style-name="standard">
      <style:graphic-properties svg:stroke-color="#000000" draw:fill-color="#9d85be" draw:opacity="21%" draw:textarea-horizontal-align="justify" draw:textarea-vertical-align="middle" draw:auto-grow-height="false" fo:min-height="1.442cm" fo:min-width="6.721cm"/>
    </style:style>
    <style:style style:name="gr40" style:family="graphic" style:parent-style-name="standard">
      <style:graphic-properties svg:stroke-color="#000000" draw:fill-color="#9d85be" draw:opacity="21%" draw:textarea-horizontal-align="justify" draw:textarea-vertical-align="middle" draw:auto-grow-height="false" fo:min-height="2.439cm" fo:min-width="9.241cm"/>
    </style:style>
    <style:style style:name="gr41" style:family="graphic" style:parent-style-name="standard">
      <style:graphic-properties svg:stroke-color="#000000" draw:fill-color="#fefbd3" draw:opacity="100%" draw:textarea-horizontal-align="justify" draw:textarea-vertical-align="middle" draw:auto-grow-height="false" fo:min-height="9.85cm" fo:min-width="25.3cm"/>
    </style:style>
    <style:style style:name="gr42" style:family="graphic" style:parent-style-name="standard">
      <style:graphic-properties svg:stroke-color="#000000" draw:fill-color="#fefbd3" draw:opacity="100%" draw:textarea-horizontal-align="justify" draw:textarea-vertical-align="middle" draw:auto-grow-height="false" fo:min-height="9.95cm" fo:min-width="25.3cm"/>
    </style:style>
    <style:style style:name="gr43" style:family="graphic" style:parent-style-name="standard">
      <style:graphic-properties draw:stroke="none" svg:stroke-width="0.028cm" svg:stroke-color="#000000" draw:fill="none" draw:fill-color="#ffffff" draw:textarea-horizontal-align="left" draw:auto-grow-height="true" draw:auto-grow-width="false" fo:min-height="0.743cm" fo:min-width="0.222cm"/>
    </style:style>
    <style:style style:name="gr44" style:family="graphic" style:parent-style-name="standard">
      <style:graphic-properties draw:stroke="none" svg:stroke-width="0.028cm" svg:stroke-color="#000000" draw:fill="none" draw:fill-color="#ffffff" draw:textarea-horizontal-align="left" draw:auto-grow-height="true" draw:auto-grow-width="false" fo:min-height="0.959cm" fo:min-width="0.222cm"/>
    </style:style>
    <style:style style:name="gr45" style:family="graphic" style:parent-style-name="standard">
      <style:graphic-properties draw:stroke="none" svg:stroke-width="0.028cm" svg:stroke-color="#000000" draw:fill="none" draw:fill-color="#ffffff" draw:textarea-horizontal-align="left" draw:auto-grow-height="true" draw:auto-grow-width="false" fo:min-height="1.122cm" fo:min-width="0.222cm"/>
    </style:style>
    <style:style style:name="gr46" style:family="graphic" style:parent-style-name="standard">
      <style:graphic-properties svg:stroke-color="#000000" draw:fill-color="#f58220" draw:opacity="18%" draw:textarea-horizontal-align="justify" draw:textarea-vertical-align="middle" draw:auto-grow-height="false" fo:min-height="3.449cm" fo:min-width="3.934cm"/>
    </style:style>
    <style:style style:name="gr47" style:family="graphic" style:parent-style-name="standard">
      <style:graphic-properties svg:stroke-color="#000000" draw:fill-color="#f58220" draw:opacity="18%" draw:textarea-horizontal-align="justify" draw:textarea-vertical-align="middle" draw:auto-grow-height="false" fo:min-height="0.625cm" fo:min-width="3.232cm"/>
    </style:style>
    <style:style style:name="gr48" style:family="graphic" style:parent-style-name="standard">
      <style:graphic-properties svg:stroke-color="#000000" draw:fill-color="#f58220" draw:opacity="18%" draw:textarea-horizontal-align="justify" draw:textarea-vertical-align="middle" draw:auto-grow-height="false" fo:min-height="1.139cm" fo:min-width="4.533cm"/>
    </style:style>
    <style:style style:name="gr49" style:family="graphic" style:parent-style-name="standard">
      <style:graphic-properties svg:stroke-color="#000000" draw:fill-color="#9d85be" draw:opacity="21%" draw:textarea-horizontal-align="justify" draw:textarea-vertical-align="middle" draw:auto-grow-height="false" fo:min-height="6.909cm" fo:min-width="7.428cm"/>
    </style:style>
    <style:style style:name="gr50" style:family="graphic" style:parent-style-name="standard">
      <style:graphic-properties svg:stroke-color="#000000" draw:fill-color="#9d85be" draw:opacity="21%" draw:textarea-horizontal-align="justify" draw:textarea-vertical-align="middle" draw:auto-grow-height="false" fo:min-height="1.454cm" fo:min-width="6.292cm"/>
    </style:style>
    <style:style style:name="gr51" style:family="graphic" style:parent-style-name="standard">
      <style:graphic-properties svg:stroke-color="#000000" draw:fill-color="#9d85be" draw:opacity="21%" draw:textarea-horizontal-align="justify" draw:textarea-vertical-align="middle" draw:auto-grow-height="false" fo:min-height="2.343cm" fo:min-width="9.30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5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739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863cm"/>
    </style:style>
    <style:style style:name="gr55" style:family="graphic" style:parent-style-name="standard">
      <style:graphic-properties svg:stroke-color="#000000" draw:fill-color="#9d85be" draw:opacity="21%" draw:textarea-horizontal-align="justify" draw:textarea-vertical-align="middle" draw:auto-grow-height="false" fo:min-height="6.637cm" fo:min-width="7.127cm"/>
    </style:style>
    <style:style style:name="gr56" style:family="graphic" style:parent-style-name="standard">
      <style:graphic-properties svg:stroke-color="#000000" draw:fill-color="#9d85be" draw:opacity="21%" draw:textarea-horizontal-align="justify" draw:textarea-vertical-align="middle" draw:auto-grow-height="false" fo:min-height="1.36cm" fo:min-width="5.912cm"/>
    </style:style>
    <style:style style:name="gr57" style:family="graphic" style:parent-style-name="standard">
      <style:graphic-properties svg:stroke-color="#000000" draw:fill-color="#9d85be" draw:opacity="21%" draw:textarea-horizontal-align="justify" draw:textarea-vertical-align="middle" draw:auto-grow-height="false" fo:min-height="2.244cm" fo:min-width="8.931cm"/>
    </style:style>
    <style:style style:name="gr58" style:family="graphic" style:parent-style-name="standard">
      <style:graphic-properties svg:stroke-color="#000000" draw:fill-color="#c2e0ae" draw:textarea-horizontal-align="justify" draw:textarea-vertical-align="middle" draw:auto-grow-height="false" fo:min-height="4.75cm" fo:min-width="2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0" style:family="graphic" style:parent-style-name="objectwithoutfill">
      <style:graphic-properties svg:stroke-width="0.028cm" svg:stroke-color="#ed1c24" draw:marker-start-width="0.242cm" draw:marker-end="Arrow" draw:marker-end-width="0.142cm" draw:fill="none" draw:textarea-vertical-align="middle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ed1c24" draw:marker-start-width="0.242cm" draw:marker-end="" draw:marker-end-width="0.142cm" draw:fill="none" draw:textarea-vertical-align="middle" fo:padding-top="0.139cm" fo:padding-bottom="0.139cm" fo:padding-left="0.264cm" fo:padding-right="0.264cm"/>
    </style:style>
    <style:style style:name="gr62" style:family="graphic" style:parent-style-name="objectwithoutfill">
      <style:graphic-properties svg:stroke-width="0.028cm" svg:stroke-color="#00aaad" draw:marker-start-width="0.242cm" draw:marker-end="Arrow" draw:marker-end-width="0.142cm" draw:fill="none" draw:textarea-vertical-align="middle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a65d" draw:marker-start-width="0.242cm" draw:marker-end="Arrow" draw:marker-end-width="0.1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svg:stroke-color="#000000" draw:fill-color="#c7a0cb" draw:textarea-horizontal-align="justify" draw:textarea-vertical-align="middle" draw:auto-grow-height="false" fo:min-height="0.15cm" fo:min-width="0.5cm"/>
    </style:style>
    <style:style style:name="gr65" style:family="graphic" style:parent-style-name="standard">
      <style:graphic-properties svg:stroke-color="#000000" draw:fill-color="#c7a0cb" draw:opacity="100%" draw:textarea-horizontal-align="justify" draw:textarea-vertical-align="middle" draw:auto-grow-height="false" fo:min-height="0.15cm" fo:min-width="0.1cm"/>
    </style:style>
    <style:style style:name="gr66" style:family="graphic" style:parent-style-name="standard">
      <style:graphic-properties svg:stroke-color="#000000" draw:fill-color="#c7a0cb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409cm"/>
    </style:style>
    <style:style style:name="gr68" style:family="graphic" style:parent-style-name="standard">
      <style:graphic-properties svg:stroke-color="#000000" draw:fill-color="#c7a0cb" draw:textarea-horizontal-align="justify" draw:textarea-vertical-align="middle" draw:auto-grow-height="false" fo:min-height="0.15cm" fo:min-width="0.1cm"/>
    </style:style>
    <style:style style:name="gr69" style:family="graphic" style:parent-style-name="standard">
      <style:graphic-properties svg:stroke-color="#000000" draw:fill-color="#add58a" draw:opacity="18%" draw:textarea-horizontal-align="justify" draw:textarea-vertical-align="middle" draw:auto-grow-height="false" fo:min-height="2.754cm" fo:min-width="3.94cm"/>
    </style:style>
    <style:style style:name="gr70" style:family="graphic" style:parent-style-name="standard">
      <style:graphic-properties svg:stroke-color="#000000" draw:fill-color="#add58a" draw:opacity="18%" draw:textarea-horizontal-align="justify" draw:textarea-vertical-align="middle" draw:auto-grow-height="false" fo:min-height="0.626cm" fo:min-width="3.236cm"/>
    </style:style>
    <style:style style:name="gr71" style:family="graphic" style:parent-style-name="standard">
      <style:graphic-properties svg:stroke-color="#000000" draw:fill-color="#add58a" draw:opacity="18%" draw:textarea-horizontal-align="justify" draw:textarea-vertical-align="middle" draw:auto-grow-height="false" fo:min-height="1.14cm" fo:min-width="3.87cm"/>
    </style:style>
    <style:style style:name="gr72" style:family="graphic" style:parent-style-name="standard">
      <style:graphic-properties svg:stroke-color="#000000" draw:fill-color="#fefbd3" draw:opacity="100%" draw:textarea-horizontal-align="justify" draw:textarea-vertical-align="middle" draw:auto-grow-height="false" fo:min-height="9.05cm" fo:min-width="23.3cm"/>
    </style:style>
    <style:style style:name="gr73" style:family="graphic" style:parent-style-name="standard">
      <style:graphic-properties svg:stroke-color="#000000" draw:fill-color="#fefbd3" draw:opacity="100%" draw:textarea-horizontal-align="justify" draw:textarea-vertical-align="middle" draw:auto-grow-height="false" fo:min-height="9.05cm" fo:min-width="23.3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394cm"/>
    </style:style>
    <style:style style:name="gr75" style:family="graphic" style:parent-style-name="standard">
      <style:graphic-properties svg:stroke-color="#000000" draw:fill-color="#f58220" draw:opacity="18%" draw:textarea-horizontal-align="justify" draw:textarea-vertical-align="middle" draw:auto-grow-height="false" fo:min-height="0.451cm" fo:min-width="0.2cm"/>
    </style:style>
    <style:style style:name="gr76" style:family="graphic" style:parent-style-name="standard">
      <style:graphic-properties svg:stroke-color="#000000" draw:fill-color="#f58220" draw:opacity="18%" draw:textarea-horizontal-align="justify" draw:textarea-vertical-align="middle" draw:auto-grow-height="false" fo:min-height="0cm" fo:min-width="0.093cm"/>
    </style:style>
    <style:style style:name="gr77" style:family="graphic" style:parent-style-name="standard">
      <style:graphic-properties svg:stroke-color="#000000" draw:fill-color="#f58220" draw:opacity="18%" draw:textarea-horizontal-align="justify" draw:textarea-vertical-align="middle" draw:auto-grow-height="false" fo:min-height="0.253cm" fo:min-width="0.7cm"/>
    </style:style>
    <style:style style:name="gr78" style:family="graphic" style:parent-style-name="standard">
      <style:graphic-properties draw:stroke="dash" draw:stroke-dash="Fine_20_Dashed" svg:stroke-color="#000000" draw:fill-color="#f58220" draw:opacity="18%" draw:textarea-horizontal-align="justify" draw:textarea-vertical-align="middle" draw:auto-grow-height="false" fo:min-height="0.451cm" fo:min-width="0.2cm"/>
    </style:style>
    <style:style style:name="gr79" style:family="graphic" style:parent-style-name="standard">
      <style:graphic-properties draw:stroke="dash" draw:stroke-dash="Fine_20_Dashed" svg:stroke-color="#000000" draw:fill-color="#f58220" draw:opacity="18%" draw:textarea-horizontal-align="justify" draw:textarea-vertical-align="middle" draw:auto-grow-height="false" fo:min-height="0cm" fo:min-width="0.093cm"/>
    </style:style>
    <style:style style:name="gr80" style:family="graphic" style:parent-style-name="standard">
      <style:graphic-properties draw:stroke="dash" draw:stroke-dash="Fine_20_Dashed" svg:stroke-color="#000000" draw:fill-color="#f58220" draw:opacity="18%" draw:textarea-horizontal-align="justify" draw:textarea-vertical-align="middle" draw:auto-grow-height="false" fo:min-height="0.253cm" fo:min-width="0.7cm"/>
    </style:style>
    <style:style style:name="gr81" style:family="graphic" style:parent-style-name="standard">
      <style:graphic-properties svg:stroke-color="#000000" draw:fill-color="#f58220" draw:opacity="18%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margin-top="0cm" fo:margin-bottom="0.2cm" fo:text-align="center"/>
      <style:text-properties fo:color="#cccccc"/>
    </style:style>
    <style:style style:name="P2" style:family="paragraph">
      <loext:graphic-properties draw:fill-color="#000000"/>
      <style:paragraph-properties fo:margin-top="0cm" fo:margin-bottom="0.2cm" fo:text-align="center"/>
      <style:text-properties fo:color="#ccccc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666666"/>
      <style:paragraph-properties fo:margin-top="0cm" fo:margin-bottom="0.2cm" fo:text-align="center"/>
      <style:text-properties fo:color="#cccccc"/>
    </style:style>
    <style:style style:name="P7" style:family="paragraph">
      <loext:graphic-properties draw:fill="none" draw:fill-color="#666666"/>
      <style:paragraph-properties fo:margin-top="0cm" fo:margin-bottom="0.2cm" fo:text-align="center"/>
      <style:text-properties fo:color="#cccccc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font-name="Abyssinica SIL"/>
    </style:style>
    <style:style style:name="P11" style:family="paragraph">
      <loext:graphic-properties draw:fill="none" draw:fill-color="#ffffff"/>
      <style:text-properties style:font-name="Abyssinica SIL" fo:font-size="7pt" style:font-size-asian="7pt" style:font-size-complex="7pt"/>
    </style:style>
    <style:style style:name="P12" style:family="paragraph">
      <loext:graphic-properties draw:fill-color="#000000"/>
      <style:paragraph-properties fo:text-align="center"/>
      <style:text-properties style:font-name="Abyssinica SIL"/>
    </style:style>
    <style:style style:name="P13" style:family="paragraph">
      <loext:graphic-properties draw:fill="solid" draw:fill-color="#729fcf"/>
      <style:paragraph-properties fo:text-align="center"/>
      <style:text-properties style:font-name="Abyssinica SIL"/>
    </style:style>
    <style:style style:name="P14" style:family="paragraph">
      <loext:graphic-properties draw:fill="none"/>
      <style:paragraph-properties fo:margin-top="0cm" fo:margin-bottom="0.2cm" fo:text-align="center"/>
      <style:text-properties fo:color="#cccccc" style:font-name="Abyssinica SIL"/>
    </style:style>
    <style:style style:name="P15" style:family="paragraph">
      <loext:graphic-properties draw:fill-color="#000000"/>
      <style:paragraph-properties fo:margin-top="0cm" fo:margin-bottom="0.2cm" fo:text-align="center"/>
      <style:text-properties fo:color="#cccccc" style:font-name="Abyssinica SIL"/>
    </style:style>
    <style:style style:name="P16" style:family="paragraph">
      <loext:graphic-properties draw:fill-color="#666666"/>
      <style:paragraph-properties fo:margin-top="0cm" fo:margin-bottom="0.2cm" fo:text-align="center"/>
      <style:text-properties fo:color="#cccccc" style:font-name="Abyssinica SIL"/>
    </style:style>
    <style:style style:name="P17" style:family="paragraph">
      <loext:graphic-properties draw:fill="none" draw:fill-color="#666666"/>
      <style:paragraph-properties fo:margin-top="0cm" fo:margin-bottom="0.2cm" fo:text-align="center"/>
      <style:text-properties fo:color="#cccccc" style:font-name="Abyssinica SIL"/>
    </style:style>
    <style:style style:name="P18" style:family="paragraph">
      <loext:graphic-properties draw:fill="none"/>
      <style:paragraph-properties fo:text-align="center"/>
      <style:text-properties style:font-name="Abyssinica SIL" fo:font-size="10pt"/>
    </style:style>
    <style:style style:name="P19" style:family="paragraph">
      <loext:graphic-properties draw:fill="none" draw:fill-color="#ffffff"/>
      <style:text-properties style:font-name="Abyssinica SIL" fo:font-size="10pt" style:font-size-asian="7pt" style:font-size-complex="7pt"/>
    </style:style>
    <style:style style:name="P20" style:family="paragraph">
      <loext:graphic-properties draw:fill-color="#000000"/>
      <style:paragraph-properties fo:text-align="center"/>
      <style:text-properties style:font-name="Abyssinica SIL" fo:font-size="10pt"/>
    </style:style>
    <style:style style:name="P21" style:family="paragraph">
      <loext:graphic-properties draw:fill-color="#ffffff"/>
      <style:paragraph-properties fo:text-align="center"/>
      <style:text-properties style:font-name="Abyssinica SIL"/>
    </style:style>
    <style:style style:name="P22" style:family="paragraph">
      <loext:graphic-properties draw:fill="none" draw:fill-color="#ffffff"/>
      <style:text-properties style:font-name="Abyssinica SIL"/>
    </style:style>
    <style:style style:name="P23" style:family="paragraph">
      <loext:graphic-properties draw:fill-color="#f58220" draw:opacity="18%"/>
      <style:paragraph-properties fo:text-align="center"/>
    </style:style>
    <style:style style:name="P24" style:family="paragraph">
      <loext:graphic-properties draw:fill-color="#9d85be" draw:opacity="21%"/>
      <style:paragraph-properties fo:text-align="center"/>
    </style:style>
    <style:style style:name="P25" style:family="paragraph">
      <loext:graphic-properties draw:fill-color="#fefbd3" draw:opacity="100%"/>
      <style:paragraph-properties fo:text-align="center"/>
    </style:style>
    <style:style style:name="P26" style:family="paragraph">
      <loext:graphic-properties draw:fill-color="#c2e0ae"/>
      <style:paragraph-properties fo:text-align="center"/>
    </style:style>
    <style:style style:name="P27" style:family="paragraph">
      <loext:graphic-properties draw:fill="none" draw:fill-color="#ffffff"/>
      <style:text-properties style:font-name="Abyssinica SIL" fo:font-size="8pt" style:font-size-asian="8pt" style:font-size-complex="8pt"/>
    </style:style>
    <style:style style:name="P28" style:family="paragraph">
      <loext:graphic-properties draw:fill-color="#c7a0cb"/>
      <style:paragraph-properties fo:text-align="center"/>
    </style:style>
    <style:style style:name="P29" style:family="paragraph">
      <loext:graphic-properties draw:fill-color="#c7a0cb" draw:opacity="100%"/>
      <style:paragraph-properties fo:text-align="center"/>
    </style:style>
    <style:style style:name="P30" style:family="paragraph">
      <loext:graphic-properties draw:fill-color="#add58a" draw:opacity="18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text-position="-33% 58%" fo:font-size="7pt" style:font-size-asian="7pt" style:font-size-complex="7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Abyssinica SIL" fo:font-size="11pt" style:font-size-asian="11pt" style:font-size-complex="11pt"/>
    </style:style>
    <style:style style:name="T5" style:family="text">
      <style:text-properties style:text-position="-33% 58%" style:font-name="Abyssinica SIL" fo:font-size="11pt" style:font-size-asian="11pt" style:font-size-complex="11pt"/>
    </style:style>
    <style:style style:name="T6" style:family="text">
      <style:text-properties style:font-name="Abyssinica SIL" fo:font-size="9pt" style:font-size-asian="9pt" style:font-size-complex="9pt"/>
    </style:style>
    <style:style style:name="T7" style:family="text">
      <style:text-properties style:text-position="-33% 58%" style:font-name="Abyssinica SIL" fo:font-size="9pt" style:font-size-asian="9pt" style:font-size-complex="9pt"/>
    </style:style>
    <style:style style:name="T8" style:family="text">
      <style:text-properties style:font-name="Abyssinica SIL" fo:font-size="11pt" style:font-size-asian="9pt" style:font-size-complex="9pt"/>
    </style:style>
    <style:style style:name="T9" style:family="text">
      <style:text-properties style:text-position="-33% 58%" style:font-name="Abyssinica SIL" fo:font-size="11pt" style:font-size-asian="9pt" style:font-size-complex="9pt"/>
    </style:style>
    <style:style style:name="T10" style:family="text">
      <style:text-properties style:text-position="0% 100%" style:font-name="Abyssinica SIL"/>
    </style:style>
    <style:style style:name="T11" style:family="text">
      <style:text-properties style:text-position="-33% 58%" style:font-name="Abyssinica SIL"/>
    </style:style>
    <style:style style:name="T12" style:family="text">
      <style:text-properties style:font-name="Abyssinica SIL"/>
    </style:style>
    <style:style style:name="T13" style:family="text">
      <style:text-properties style:font-name="Abyssinica SIL" fo:font-size="14pt" style:font-size-asian="11pt" style:font-size-complex="11pt"/>
    </style:style>
    <style:style style:name="T14" style:family="text">
      <style:text-properties style:text-position="-33% 58%" style:font-name="Abyssinica SIL" fo:font-size="14pt" style:font-size-asian="11pt" style:font-size-complex="11pt"/>
    </style:style>
    <style:style style:name="T15" style:family="text">
      <style:text-properties style:text-position="0% 100%" style:font-name="Abyssinica SIL" fo:font-size="10pt" style:font-size-asian="10pt" style:font-size-complex="10pt"/>
    </style:style>
    <style:style style:name="T16" style:family="text">
      <style:text-properties fo:font-size="4.90000009536743pt" style:font-size-asian="4.90000009536743pt" style:font-size-complex="4.90000009536743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byssinica SIL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0% 100%" style:font-name="Abyssinica SI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0.979cm" svg:y1="9.197cm" svg:x2="11.695cm" svg:y2="9.197cm">
            <text:p/>
          </draw:line>
          <draw:line draw:style-name="gr1" draw:text-style-name="P1" draw:layer="layout" svg:x1="10.996cm" svg:y1="9.184cm" svg:x2="10.996cm" svg:y2="9.9cm">
            <text:p/>
          </draw:line>
          <draw:line draw:style-name="gr1" draw:text-style-name="P1" draw:layer="layout" svg:x1="10.982cm" svg:y1="9.208cm" svg:x2="11.492cm" svg:y2="8.697cm">
            <text:p/>
          </draw:line>
          <draw:line draw:style-name="gr1" draw:text-style-name="P1" draw:layer="layout" svg:x1="11.693cm" svg:y1="9.197cm" svg:x2="12.195cm" svg:y2="8.695cm">
            <text:p/>
          </draw:line>
          <draw:line draw:style-name="gr1" draw:text-style-name="P1" draw:layer="layout" svg:x1="11.693cm" svg:y1="9.897cm" svg:x2="12.196cm" svg:y2="9.394cm">
            <text:p/>
          </draw:line>
          <draw:line draw:style-name="gr1" draw:text-style-name="P1" draw:layer="layout" svg:x1="11.492cm" svg:y1="8.697cm" svg:x2="12.195cm" svg:y2="8.697cm">
            <text:p/>
          </draw:line>
          <draw:line draw:style-name="gr1" draw:text-style-name="P1" draw:layer="layout" svg:x1="11.696cm" svg:y1="9.197cm" svg:x2="11.696cm" svg:y2="9.9cm">
            <text:p/>
          </draw:line>
          <draw:line draw:style-name="gr1" draw:text-style-name="P1" draw:layer="layout" svg:x1="12.196cm" svg:y1="8.697cm" svg:x2="12.196cm" svg:y2="9.394cm">
            <text:p/>
          </draw:line>
          <draw:line draw:style-name="gr1" draw:text-style-name="P1" draw:layer="layout" svg:x1="10.979cm" svg:y1="9.897cm" svg:x2="11.695cm" svg:y2="9.897cm">
            <text:p/>
          </draw:line>
          <draw:line draw:style-name="gr1" draw:text-style-name="P1" draw:layer="layout" svg:x1="12.579cm" svg:y1="7.797cm" svg:x2="13.295cm" svg:y2="7.797cm">
            <text:p/>
          </draw:line>
          <draw:line draw:style-name="gr1" draw:text-style-name="P1" draw:layer="layout" svg:x1="12.596cm" svg:y1="7.784cm" svg:x2="12.596cm" svg:y2="8.5cm">
            <text:p/>
          </draw:line>
          <draw:line draw:style-name="gr1" draw:text-style-name="P1" draw:layer="layout" svg:x1="12.582cm" svg:y1="7.808cm" svg:x2="13.092cm" svg:y2="7.297cm">
            <text:p/>
          </draw:line>
          <draw:line draw:style-name="gr1" draw:text-style-name="P1" draw:layer="layout" svg:x1="13.293cm" svg:y1="7.797cm" svg:x2="13.795cm" svg:y2="7.295cm">
            <text:p/>
          </draw:line>
          <draw:line draw:style-name="gr1" draw:text-style-name="P1" draw:layer="layout" svg:x1="13.293cm" svg:y1="8.497cm" svg:x2="13.796cm" svg:y2="7.994cm">
            <text:p/>
          </draw:line>
          <draw:line draw:style-name="gr1" draw:text-style-name="P1" draw:layer="layout" svg:x1="13.092cm" svg:y1="7.297cm" svg:x2="13.795cm" svg:y2="7.297cm">
            <text:p/>
          </draw:line>
          <draw:line draw:style-name="gr1" draw:text-style-name="P1" draw:layer="layout" svg:x1="13.296cm" svg:y1="7.797cm" svg:x2="13.296cm" svg:y2="8.5cm">
            <text:p/>
          </draw:line>
          <draw:line draw:style-name="gr1" draw:text-style-name="P1" draw:layer="layout" svg:x1="13.796cm" svg:y1="7.297cm" svg:x2="13.796cm" svg:y2="7.994cm">
            <text:p/>
          </draw:line>
          <draw:line draw:style-name="gr1" draw:text-style-name="P1" draw:layer="layout" svg:x1="12.579cm" svg:y1="8.497cm" svg:x2="13.295cm" svg:y2="8.497cm">
            <text:p/>
          </draw:line>
          <draw:line draw:style-name="gr1" draw:text-style-name="P1" draw:layer="layout" svg:x1="12.58cm" svg:y1="9.197cm" svg:x2="13.296cm" svg:y2="9.197cm">
            <text:p/>
          </draw:line>
          <draw:line draw:style-name="gr1" draw:text-style-name="P1" draw:layer="layout" svg:x1="12.597cm" svg:y1="9.184cm" svg:x2="12.597cm" svg:y2="9.9cm">
            <text:p/>
          </draw:line>
          <draw:line draw:style-name="gr1" draw:text-style-name="P1" draw:layer="layout" svg:x1="12.583cm" svg:y1="9.208cm" svg:x2="13.093cm" svg:y2="8.697cm">
            <text:p/>
          </draw:line>
          <draw:line draw:style-name="gr1" draw:text-style-name="P1" draw:layer="layout" svg:x1="13.294cm" svg:y1="9.197cm" svg:x2="13.796cm" svg:y2="8.695cm">
            <text:p/>
          </draw:line>
          <draw:line draw:style-name="gr1" draw:text-style-name="P1" draw:layer="layout" svg:x1="13.294cm" svg:y1="9.897cm" svg:x2="13.797cm" svg:y2="9.394cm">
            <text:p/>
          </draw:line>
          <draw:line draw:style-name="gr1" draw:text-style-name="P1" draw:layer="layout" svg:x1="13.093cm" svg:y1="8.697cm" svg:x2="13.796cm" svg:y2="8.697cm">
            <text:p/>
          </draw:line>
          <draw:line draw:style-name="gr1" draw:text-style-name="P1" draw:layer="layout" svg:x1="13.297cm" svg:y1="9.197cm" svg:x2="13.297cm" svg:y2="9.9cm">
            <text:p/>
          </draw:line>
          <draw:line draw:style-name="gr1" draw:text-style-name="P1" draw:layer="layout" svg:x1="13.797cm" svg:y1="8.697cm" svg:x2="13.797cm" svg:y2="9.394cm">
            <text:p/>
          </draw:line>
          <draw:line draw:style-name="gr1" draw:text-style-name="P1" draw:layer="layout" svg:x1="12.58cm" svg:y1="9.897cm" svg:x2="13.296cm" svg:y2="9.897cm">
            <text:p/>
          </draw:line>
          <draw:line draw:style-name="gr1" draw:text-style-name="P1" draw:layer="layout" svg:x1="14.98cm" svg:y1="7.797cm" svg:x2="15.696cm" svg:y2="7.797cm">
            <text:p/>
          </draw:line>
          <draw:line draw:style-name="gr1" draw:text-style-name="P1" draw:layer="layout" svg:x1="14.997cm" svg:y1="7.784cm" svg:x2="14.997cm" svg:y2="8.5cm">
            <text:p/>
          </draw:line>
          <draw:line draw:style-name="gr1" draw:text-style-name="P1" draw:layer="layout" svg:x1="14.983cm" svg:y1="7.808cm" svg:x2="15.493cm" svg:y2="7.297cm">
            <text:p/>
          </draw:line>
          <draw:line draw:style-name="gr1" draw:text-style-name="P1" draw:layer="layout" svg:x1="15.694cm" svg:y1="7.797cm" svg:x2="16.196cm" svg:y2="7.295cm">
            <text:p/>
          </draw:line>
          <draw:line draw:style-name="gr1" draw:text-style-name="P1" draw:layer="layout" svg:x1="15.694cm" svg:y1="8.497cm" svg:x2="16.197cm" svg:y2="7.994cm">
            <text:p/>
          </draw:line>
          <draw:line draw:style-name="gr1" draw:text-style-name="P1" draw:layer="layout" svg:x1="15.493cm" svg:y1="7.297cm" svg:x2="16.196cm" svg:y2="7.297cm">
            <text:p/>
          </draw:line>
          <draw:line draw:style-name="gr1" draw:text-style-name="P1" draw:layer="layout" svg:x1="15.697cm" svg:y1="7.797cm" svg:x2="15.697cm" svg:y2="8.5cm">
            <text:p/>
          </draw:line>
          <draw:line draw:style-name="gr1" draw:text-style-name="P1" draw:layer="layout" svg:x1="16.197cm" svg:y1="7.297cm" svg:x2="16.197cm" svg:y2="7.994cm">
            <text:p/>
          </draw:line>
          <draw:line draw:style-name="gr1" draw:text-style-name="P1" draw:layer="layout" svg:x1="14.98cm" svg:y1="8.497cm" svg:x2="15.696cm" svg:y2="8.497cm">
            <text:p/>
          </draw:line>
          <draw:line draw:style-name="gr1" draw:text-style-name="P1" draw:layer="layout" svg:x1="14.981cm" svg:y1="9.197cm" svg:x2="15.697cm" svg:y2="9.197cm">
            <text:p/>
          </draw:line>
          <draw:line draw:style-name="gr1" draw:text-style-name="P1" draw:layer="layout" svg:x1="14.998cm" svg:y1="9.184cm" svg:x2="14.998cm" svg:y2="9.9cm">
            <text:p/>
          </draw:line>
          <draw:line draw:style-name="gr1" draw:text-style-name="P1" draw:layer="layout" svg:x1="14.984cm" svg:y1="9.208cm" svg:x2="15.494cm" svg:y2="8.697cm">
            <text:p/>
          </draw:line>
          <draw:line draw:style-name="gr1" draw:text-style-name="P1" draw:layer="layout" svg:x1="15.695cm" svg:y1="9.197cm" svg:x2="16.197cm" svg:y2="8.695cm">
            <text:p/>
          </draw:line>
          <draw:line draw:style-name="gr1" draw:text-style-name="P1" draw:layer="layout" svg:x1="15.695cm" svg:y1="9.897cm" svg:x2="16.198cm" svg:y2="9.394cm">
            <text:p/>
          </draw:line>
          <draw:line draw:style-name="gr1" draw:text-style-name="P1" draw:layer="layout" svg:x1="15.494cm" svg:y1="8.697cm" svg:x2="16.197cm" svg:y2="8.697cm">
            <text:p/>
          </draw:line>
          <draw:line draw:style-name="gr1" draw:text-style-name="P1" draw:layer="layout" svg:x1="15.698cm" svg:y1="9.197cm" svg:x2="15.698cm" svg:y2="9.9cm">
            <text:p/>
          </draw:line>
          <draw:line draw:style-name="gr1" draw:text-style-name="P1" draw:layer="layout" svg:x1="16.198cm" svg:y1="8.697cm" svg:x2="16.198cm" svg:y2="9.394cm">
            <text:p/>
          </draw:line>
          <draw:line draw:style-name="gr1" draw:text-style-name="P1" draw:layer="layout" svg:x1="14.981cm" svg:y1="9.897cm" svg:x2="15.697cm" svg:y2="9.897cm">
            <text:p/>
          </draw:line>
          <draw:line draw:style-name="gr1" draw:text-style-name="P1" draw:layer="layout" svg:x1="10.98cm" svg:y1="11.497cm" svg:x2="11.696cm" svg:y2="11.497cm">
            <text:p/>
          </draw:line>
          <draw:line draw:style-name="gr1" draw:text-style-name="P1" draw:layer="layout" svg:x1="10.997cm" svg:y1="11.484cm" svg:x2="10.997cm" svg:y2="12.2cm">
            <text:p/>
          </draw:line>
          <draw:line draw:style-name="gr1" draw:text-style-name="P1" draw:layer="layout" svg:x1="10.983cm" svg:y1="11.508cm" svg:x2="11.493cm" svg:y2="10.997cm">
            <text:p/>
          </draw:line>
          <draw:line draw:style-name="gr1" draw:text-style-name="P1" draw:layer="layout" svg:x1="11.694cm" svg:y1="11.497cm" svg:x2="12.196cm" svg:y2="10.995cm">
            <text:p/>
          </draw:line>
          <draw:line draw:style-name="gr1" draw:text-style-name="P1" draw:layer="layout" svg:x1="11.694cm" svg:y1="12.197cm" svg:x2="12.197cm" svg:y2="11.694cm">
            <text:p/>
          </draw:line>
          <draw:line draw:style-name="gr1" draw:text-style-name="P1" draw:layer="layout" svg:x1="11.493cm" svg:y1="10.997cm" svg:x2="12.196cm" svg:y2="10.997cm">
            <text:p/>
          </draw:line>
          <draw:line draw:style-name="gr1" draw:text-style-name="P1" draw:layer="layout" svg:x1="11.697cm" svg:y1="11.497cm" svg:x2="11.697cm" svg:y2="12.2cm">
            <text:p/>
          </draw:line>
          <draw:line draw:style-name="gr1" draw:text-style-name="P1" draw:layer="layout" svg:x1="12.197cm" svg:y1="10.997cm" svg:x2="12.197cm" svg:y2="11.694cm">
            <text:p/>
          </draw:line>
          <draw:line draw:style-name="gr1" draw:text-style-name="P1" draw:layer="layout" svg:x1="10.98cm" svg:y1="12.197cm" svg:x2="11.696cm" svg:y2="12.197cm">
            <text:p/>
          </draw:line>
          <draw:line draw:style-name="gr1" draw:text-style-name="P1" draw:layer="layout" svg:x1="12.581cm" svg:y1="11.497cm" svg:x2="13.297cm" svg:y2="11.497cm">
            <text:p/>
          </draw:line>
          <draw:line draw:style-name="gr1" draw:text-style-name="P1" draw:layer="layout" svg:x1="12.598cm" svg:y1="11.484cm" svg:x2="12.598cm" svg:y2="12.2cm">
            <text:p/>
          </draw:line>
          <draw:line draw:style-name="gr1" draw:text-style-name="P1" draw:layer="layout" svg:x1="12.584cm" svg:y1="11.508cm" svg:x2="13.094cm" svg:y2="10.997cm">
            <text:p/>
          </draw:line>
          <draw:line draw:style-name="gr1" draw:text-style-name="P1" draw:layer="layout" svg:x1="13.295cm" svg:y1="11.497cm" svg:x2="13.797cm" svg:y2="10.995cm">
            <text:p/>
          </draw:line>
          <draw:line draw:style-name="gr1" draw:text-style-name="P1" draw:layer="layout" svg:x1="13.295cm" svg:y1="12.197cm" svg:x2="13.798cm" svg:y2="11.694cm">
            <text:p/>
          </draw:line>
          <draw:line draw:style-name="gr1" draw:text-style-name="P1" draw:layer="layout" svg:x1="13.094cm" svg:y1="10.997cm" svg:x2="13.797cm" svg:y2="10.997cm">
            <text:p/>
          </draw:line>
          <draw:line draw:style-name="gr1" draw:text-style-name="P1" draw:layer="layout" svg:x1="13.298cm" svg:y1="11.497cm" svg:x2="13.298cm" svg:y2="12.2cm">
            <text:p/>
          </draw:line>
          <draw:line draw:style-name="gr1" draw:text-style-name="P1" draw:layer="layout" svg:x1="13.798cm" svg:y1="10.997cm" svg:x2="13.798cm" svg:y2="11.694cm">
            <text:p/>
          </draw:line>
          <draw:line draw:style-name="gr1" draw:text-style-name="P1" draw:layer="layout" svg:x1="12.581cm" svg:y1="12.197cm" svg:x2="13.297cm" svg:y2="12.197cm">
            <text:p/>
          </draw:line>
          <draw:line draw:style-name="gr1" draw:text-style-name="P1" draw:layer="layout" svg:x1="14.982cm" svg:y1="11.497cm" svg:x2="15.698cm" svg:y2="11.497cm">
            <text:p/>
          </draw:line>
          <draw:line draw:style-name="gr1" draw:text-style-name="P1" draw:layer="layout" svg:x1="14.999cm" svg:y1="11.484cm" svg:x2="14.999cm" svg:y2="12.2cm">
            <text:p/>
          </draw:line>
          <draw:line draw:style-name="gr1" draw:text-style-name="P1" draw:layer="layout" svg:x1="14.985cm" svg:y1="11.508cm" svg:x2="15.495cm" svg:y2="10.997cm">
            <text:p/>
          </draw:line>
          <draw:line draw:style-name="gr1" draw:text-style-name="P1" draw:layer="layout" svg:x1="15.696cm" svg:y1="11.497cm" svg:x2="16.198cm" svg:y2="10.995cm">
            <text:p/>
          </draw:line>
          <draw:line draw:style-name="gr1" draw:text-style-name="P1" draw:layer="layout" svg:x1="15.696cm" svg:y1="12.197cm" svg:x2="16.199cm" svg:y2="11.694cm">
            <text:p/>
          </draw:line>
          <draw:line draw:style-name="gr1" draw:text-style-name="P1" draw:layer="layout" svg:x1="15.495cm" svg:y1="10.997cm" svg:x2="16.198cm" svg:y2="10.997cm">
            <text:p/>
          </draw:line>
          <draw:line draw:style-name="gr1" draw:text-style-name="P1" draw:layer="layout" svg:x1="15.699cm" svg:y1="11.497cm" svg:x2="15.699cm" svg:y2="12.2cm">
            <text:p/>
          </draw:line>
          <draw:line draw:style-name="gr1" draw:text-style-name="P1" draw:layer="layout" svg:x1="16.199cm" svg:y1="10.997cm" svg:x2="16.199cm" svg:y2="11.694cm">
            <text:p/>
          </draw:line>
          <draw:line draw:style-name="gr1" draw:text-style-name="P1" draw:layer="layout" svg:x1="14.982cm" svg:y1="12.197cm" svg:x2="15.698cm" svg:y2="12.197cm">
            <text:p/>
          </draw:line>
          <draw:custom-shape draw:style-name="gr2" draw:text-style-name="P2" draw:layer="layout" svg:width="0.048cm" svg:height="0.048cm" draw:transform="rotate (0.241204502625616) translate (11.542cm 10.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1.543cm 10.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1.544cm 10.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3.043cm 10.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3.044cm 10.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3.045cm 10.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5.444cm 10.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5.445cm 10.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5.446cm 10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5.445cm 10.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5.446cm 10.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15.447cm 10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592cm 11.5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392cm 11.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192cm 11.5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592cm 11.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392cm 11.5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192cm 11.5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592cm 9.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392cm 9.2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192cm 9.2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592cm 9.2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392cm 9.2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192cm 9.2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592cm 7.8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392cm 7.8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192cm 7.8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592cm 7.8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392cm 7.8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14.192cm 7.8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978cm" svg:y1="7.815cm" svg:x2="10.978cm" svg:y2="8.314cm">
            <text:p/>
          </draw:line>
          <draw:frame draw:style-name="gr4" draw:text-style-name="P4" draw:layer="layout" svg:width="0.76cm" svg:height="0.585cm" svg:x="10.8cm" svg:y="8.015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11.101cm" svg:y="7.72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11.102cm" svg:y="7.317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11.205cm" svg:y="7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11.173cm 7.4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11.142cm 7.4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961cm" svg:y1="7.816cm" svg:x2="11.46cm" svg:y2="7.816cm">
            <text:p/>
          </draw:line>
          <draw:line draw:style-name="gr3" draw:text-style-name="P3" draw:layer="layout" svg:x1="10.976cm" svg:y1="7.814cm" svg:x2="11.329cm" svg:y2="7.461cm">
            <text:p/>
          </draw:line>
          <draw:line draw:style-name="gr3" draw:text-style-name="P3" draw:layer="layout" svg:x1="10.976cm" svg:y1="7.815cm" svg:x2="11.105cm" svg:y2="7.333cm">
            <text:p/>
          </draw:line>
          <draw:line draw:style-name="gr1" draw:text-style-name="P3" draw:layer="layout" svg:x1="10.961cm" svg:y1="7.814cm" svg:x2="11.677cm" svg:y2="7.814cm">
            <text:p/>
          </draw:line>
          <draw:line draw:style-name="gr1" draw:text-style-name="P3" draw:layer="layout" svg:x1="10.978cm" svg:y1="7.801cm" svg:x2="10.978cm" svg:y2="8.517cm">
            <text:p/>
          </draw:line>
          <draw:line draw:style-name="gr1" draw:text-style-name="P3" draw:layer="layout" svg:x1="10.964cm" svg:y1="7.825cm" svg:x2="11.474cm" svg:y2="7.314cm">
            <text:p/>
          </draw:line>
          <draw:line draw:style-name="gr1" draw:text-style-name="P3" draw:layer="layout" svg:x1="11.675cm" svg:y1="7.814cm" svg:x2="12.177cm" svg:y2="7.312cm">
            <text:p/>
          </draw:line>
          <draw:line draw:style-name="gr1" draw:text-style-name="P3" draw:layer="layout" svg:x1="11.675cm" svg:y1="8.514cm" svg:x2="12.178cm" svg:y2="8.011cm">
            <text:p/>
          </draw:line>
          <draw:line draw:style-name="gr1" draw:text-style-name="P3" draw:layer="layout" svg:x1="11.474cm" svg:y1="7.314cm" svg:x2="12.177cm" svg:y2="7.314cm">
            <text:p/>
          </draw:line>
          <draw:line draw:style-name="gr1" draw:text-style-name="P3" draw:layer="layout" svg:x1="11.678cm" svg:y1="7.814cm" svg:x2="11.678cm" svg:y2="8.517cm">
            <text:p/>
          </draw:line>
          <draw:line draw:style-name="gr1" draw:text-style-name="P3" draw:layer="layout" svg:x1="12.178cm" svg:y1="7.314cm" svg:x2="12.178cm" svg:y2="8.011cm">
            <text:p/>
          </draw:line>
          <draw:line draw:style-name="gr1" draw:text-style-name="P3" draw:layer="layout" svg:x1="10.961cm" svg:y1="8.514cm" svg:x2="11.677cm" svg:y2="8.514cm">
            <text:p/>
          </draw:line>
        </draw:g>
        <draw:line draw:style-name="gr5" draw:text-style-name="P3" draw:layer="layout" svg:x1="4.4cm" svg:y1="2.2cm" svg:x2="7.2cm" svg:y2="2.2cm">
          <text:p/>
        </draw:line>
        <draw:line draw:style-name="gr5" draw:text-style-name="P3" draw:layer="layout" svg:x1="7.2cm" svg:y1="2.2cm" svg:x2="7.2cm" svg:y2="5cm">
          <text:p/>
        </draw:line>
        <draw:line draw:style-name="gr5" draw:text-style-name="P3" draw:layer="layout" svg:x1="4.4cm" svg:y1="2.2cm" svg:x2="4.4cm" svg:y2="5cm">
          <text:p/>
        </draw:line>
        <draw:line draw:style-name="gr3" draw:text-style-name="P3" draw:layer="layout" svg:x1="4.4cm" svg:y1="2.2cm" svg:x2="5.4cm" svg:y2="2.2cm">
          <text:p/>
        </draw:line>
        <draw:line draw:style-name="gr3" draw:text-style-name="P3" draw:layer="layout" svg:x1="4.399cm" svg:y1="2.2cm" svg:x2="4.399cm" svg:y2="3.2cm">
          <text:p/>
        </draw:line>
        <draw:line draw:style-name="gr3" draw:text-style-name="P3" draw:layer="layout" svg:x1="4.395cm" svg:y1="2.205cm" svg:x2="5.102cm" svg:y2="1.498cm">
          <text:p/>
        </draw:line>
        <draw:line draw:style-name="gr3" draw:text-style-name="P3" draw:layer="layout" svg:x1="4.395cm" svg:y1="2.205cm" svg:x2="4.636cm" svg:y2="1.234cm">
          <text:p/>
        </draw:line>
        <draw:frame draw:style-name="gr6" draw:text-style-name="P4" draw:layer="layout" svg:width="0.747cm" svg:height="0.585cm" svg:x="4.223cm" svg:y="2.8cm">
          <draw:text-box>
            <text:p><text:span text:style-name="T1">B</text:span><text:span text:style-name="T2">0</text:span></text:p>
          </draw:text-box>
        </draw:frame>
        <draw:line draw:style-name="gr5" draw:text-style-name="P3" draw:layer="layout" svg:x1="4.4cm" svg:y1="5cm" svg:x2="7.2cm" svg:y2="5cm">
          <text:p/>
        </draw:line>
        <draw:line draw:style-name="gr5" draw:text-style-name="P3" draw:layer="layout" svg:x1="4.4cm" svg:y1="2.2cm" svg:x2="6.38cm" svg:y2="0.22cm">
          <text:p/>
        </draw:line>
        <draw:line draw:style-name="gr5" draw:text-style-name="P3" draw:layer="layout" svg:x1="6.381cm" svg:y1="0.219cm" svg:x2="9.181cm" svg:y2="0.219cm">
          <text:p/>
        </draw:line>
        <draw:line draw:style-name="gr5" draw:text-style-name="P3" draw:layer="layout" svg:x1="9.181cm" svg:y1="0.219cm" svg:x2="9.181cm" svg:y2="3.019cm">
          <text:p/>
        </draw:line>
        <draw:line draw:style-name="gr5" draw:text-style-name="P3" draw:layer="layout" svg:x1="7.2cm" svg:y1="2.2cm" svg:x2="9.18cm" svg:y2="0.22cm">
          <text:p/>
        </draw:line>
        <draw:line draw:style-name="gr5" draw:text-style-name="P3" draw:layer="layout" svg:x1="7.2cm" svg:y1="5cm" svg:x2="9.18cm" svg:y2="3.02cm">
          <text:p/>
        </draw:line>
        <draw:frame draw:style-name="gr6" draw:text-style-name="P4" draw:layer="layout" svg:width="0.747cm" svg:height="0.585cm" svg:x="5.024cm" svg:y="2.101cm">
          <draw:text-box>
            <text:p><text:span text:style-name="T1">B</text:span><text:span text:style-name="T2">1</text:span></text:p>
          </draw:text-box>
        </draw:frame>
        <draw:frame draw:style-name="gr6" draw:text-style-name="P4" draw:layer="layout" svg:width="0.747cm" svg:height="0.585cm" svg:x="4.925cm" svg:y="1.302cm">
          <draw:text-box>
            <text:p><text:span text:style-name="T1">B</text:span><text:span text:style-name="T2">2</text:span></text:p>
          </draw:text-box>
        </draw:frame>
        <draw:custom-shape draw:style-name="gr2" draw:text-style-name="P5" draw:layer="layout" svg:width="0.048cm" svg:height="0.048cm" svg:x="4.799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124791041517595) translate (4.722cm 1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241204502625616) translate (4.646cm 1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501cm" svg:y1="3.301cm" svg:x2="5.501cm" svg:y2="3.8cm">
          <text:p/>
        </draw:line>
        <draw:frame draw:style-name="gr4" draw:text-style-name="P4" draw:layer="layout" svg:width="0.76cm" svg:height="0.585cm" svg:x="5.323cm" svg:y="3.501cm">
          <draw:text-box>
            <text:p><text:span text:style-name="T1">R</text:span><text:span text:style-name="T2">0</text:span></text:p>
          </draw:text-box>
        </draw:frame>
        <draw:frame draw:style-name="gr4" draw:text-style-name="P4" draw:layer="layout" svg:width="0.76cm" svg:height="0.585cm" svg:x="5.624cm" svg:y="3.206cm">
          <draw:text-box>
            <text:p><text:span text:style-name="T1">R</text:span><text:span text:style-name="T2">1</text:span></text:p>
          </draw:text-box>
        </draw:frame>
        <draw:frame draw:style-name="gr4" draw:text-style-name="P4" draw:layer="layout" svg:width="0.76cm" svg:height="0.585cm" svg:x="5.625cm" svg:y="2.803cm">
          <draw:text-box>
            <text:p><text:span text:style-name="T1">R</text:span><text:span text:style-name="T2">2</text:span></text:p>
          </draw:text-box>
        </draw:frame>
        <draw:custom-shape draw:style-name="gr2" draw:text-style-name="P5" draw:layer="layout" svg:width="0.02cm" svg:height="0.02cm" svg:x="5.728cm" svg:y="2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2cm" svg:height="0.02cm" draw:transform="rotate (0.124791041517595) translate (5.696cm 2.9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2cm" svg:height="0.02cm" draw:transform="rotate (0.241204502625616) translate (5.665cm 2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484cm" svg:y1="3.302cm" svg:x2="5.983cm" svg:y2="3.302cm">
          <text:p/>
        </draw:line>
        <draw:line draw:style-name="gr3" draw:text-style-name="P3" draw:layer="layout" svg:x1="5.499cm" svg:y1="3.3cm" svg:x2="5.852cm" svg:y2="2.947cm">
          <text:p/>
        </draw:line>
        <draw:line draw:style-name="gr3" draw:text-style-name="P3" draw:layer="layout" svg:x1="5.499cm" svg:y1="3.301cm" svg:x2="5.628cm" svg:y2="2.819cm">
          <text:p/>
        </draw:line>
        <draw:line draw:style-name="gr5" draw:text-style-name="P3" draw:layer="layout" svg:x1="5.484cm" svg:y1="3.3cm" svg:x2="6.2cm" svg:y2="3.3cm">
          <text:p/>
        </draw:line>
        <draw:line draw:style-name="gr5" draw:text-style-name="P3" draw:layer="layout" svg:x1="5.501cm" svg:y1="3.287cm" svg:x2="5.501cm" svg:y2="4.003cm">
          <text:p/>
        </draw:line>
        <draw:line draw:style-name="gr5" draw:text-style-name="P3" draw:layer="layout" svg:x1="5.487cm" svg:y1="3.311cm" svg:x2="5.997cm" svg:y2="2.8cm">
          <text:p/>
        </draw:line>
        <draw:line draw:style-name="gr5" draw:text-style-name="P3" draw:layer="layout" svg:x1="6.198cm" svg:y1="3.3cm" svg:x2="6.7cm" svg:y2="2.798cm">
          <text:p/>
        </draw:line>
        <draw:line draw:style-name="gr5" draw:text-style-name="P3" draw:layer="layout" svg:x1="6.198cm" svg:y1="4cm" svg:x2="6.701cm" svg:y2="3.497cm">
          <text:p/>
        </draw:line>
        <draw:line draw:style-name="gr5" draw:text-style-name="P3" draw:layer="layout" svg:x1="5.997cm" svg:y1="2.8cm" svg:x2="6.7cm" svg:y2="2.8cm">
          <text:p/>
        </draw:line>
        <draw:line draw:style-name="gr5" draw:text-style-name="P3" draw:layer="layout" svg:x1="6.201cm" svg:y1="3.3cm" svg:x2="6.201cm" svg:y2="4.003cm">
          <text:p/>
        </draw:line>
        <draw:line draw:style-name="gr5" draw:text-style-name="P3" draw:layer="layout" svg:x1="6.701cm" svg:y1="2.8cm" svg:x2="6.701cm" svg:y2="3.497cm">
          <text:p/>
        </draw:line>
        <draw:line draw:style-name="gr5" draw:text-style-name="P3" draw:layer="layout" svg:x1="5.484cm" svg:y1="4cm" svg:x2="6.2cm" svg:y2="4cm">
          <text:p/>
        </draw:line>
        <draw:g>
          <draw:line draw:style-name="gr3" draw:text-style-name="P3" draw:layer="layout" svg:x1="4.402cm" svg:y1="7.501cm" svg:x2="4.402cm" svg:y2="8cm">
            <text:p/>
          </draw:line>
          <draw:frame draw:style-name="gr4" draw:text-style-name="P4" draw:layer="layout" svg:width="0.76cm" svg:height="0.585cm" svg:x="4.224cm" svg:y="7.7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4.525cm" svg:y="7.4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4.526cm" svg:y="7.0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4.629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4.597cm 7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4.566cm 7.0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385cm" svg:y1="7.502cm" svg:x2="4.884cm" svg:y2="7.502cm">
            <text:p/>
          </draw:line>
          <draw:line draw:style-name="gr3" draw:text-style-name="P3" draw:layer="layout" svg:x1="4.4cm" svg:y1="7.5cm" svg:x2="4.753cm" svg:y2="7.147cm">
            <text:p/>
          </draw:line>
          <draw:line draw:style-name="gr3" draw:text-style-name="P3" draw:layer="layout" svg:x1="4.4cm" svg:y1="7.501cm" svg:x2="4.529cm" svg:y2="7.019cm">
            <text:p/>
          </draw:line>
          <draw:line draw:style-name="gr5" draw:text-style-name="P3" draw:layer="layout" svg:x1="4.385cm" svg:y1="7.5cm" svg:x2="5.101cm" svg:y2="7.5cm">
            <text:p/>
          </draw:line>
          <draw:line draw:style-name="gr5" draw:text-style-name="P3" draw:layer="layout" svg:x1="4.402cm" svg:y1="7.487cm" svg:x2="4.402cm" svg:y2="8.203cm">
            <text:p/>
          </draw:line>
          <draw:line draw:style-name="gr5" draw:text-style-name="P3" draw:layer="layout" svg:x1="4.388cm" svg:y1="7.511cm" svg:x2="4.898cm" svg:y2="7cm">
            <text:p/>
          </draw:line>
          <draw:line draw:style-name="gr5" draw:text-style-name="P3" draw:layer="layout" svg:x1="5.099cm" svg:y1="7.5cm" svg:x2="5.601cm" svg:y2="6.998cm">
            <text:p/>
          </draw:line>
          <draw:line draw:style-name="gr5" draw:text-style-name="P3" draw:layer="layout" svg:x1="5.099cm" svg:y1="8.2cm" svg:x2="5.602cm" svg:y2="7.697cm">
            <text:p/>
          </draw:line>
          <draw:line draw:style-name="gr5" draw:text-style-name="P3" draw:layer="layout" svg:x1="4.898cm" svg:y1="7cm" svg:x2="5.601cm" svg:y2="7cm">
            <text:p/>
          </draw:line>
          <draw:line draw:style-name="gr5" draw:text-style-name="P3" draw:layer="layout" svg:x1="5.102cm" svg:y1="7.5cm" svg:x2="5.102cm" svg:y2="8.203cm">
            <text:p/>
          </draw:line>
          <draw:line draw:style-name="gr5" draw:text-style-name="P3" draw:layer="layout" svg:x1="5.602cm" svg:y1="7cm" svg:x2="5.602cm" svg:y2="7.697cm">
            <text:p/>
          </draw:line>
          <draw:line draw:style-name="gr5" draw:text-style-name="P3" draw:layer="layout" svg:x1="4.385cm" svg:y1="8.2cm" svg:x2="5.101cm" svg:y2="8.2cm">
            <text:p/>
          </draw:line>
          <draw:line draw:style-name="gr3" draw:text-style-name="P3" draw:layer="layout" svg:x1="4.403cm" svg:y1="8.901cm" svg:x2="4.403cm" svg:y2="9.4cm">
            <text:p/>
          </draw:line>
          <draw:frame draw:style-name="gr4" draw:text-style-name="P4" draw:layer="layout" svg:width="0.76cm" svg:height="0.585cm" svg:x="4.225cm" svg:y="9.1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4.526cm" svg:y="8.8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4.527cm" svg:y="8.4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4.63cm" svg:y="8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4.598cm 8.5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4.567cm 8.4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386cm" svg:y1="8.902cm" svg:x2="4.885cm" svg:y2="8.902cm">
            <text:p/>
          </draw:line>
          <draw:line draw:style-name="gr3" draw:text-style-name="P3" draw:layer="layout" svg:x1="4.401cm" svg:y1="8.9cm" svg:x2="4.754cm" svg:y2="8.547cm">
            <text:p/>
          </draw:line>
          <draw:line draw:style-name="gr3" draw:text-style-name="P3" draw:layer="layout" svg:x1="4.401cm" svg:y1="8.901cm" svg:x2="4.53cm" svg:y2="8.419cm">
            <text:p/>
          </draw:line>
          <draw:line draw:style-name="gr5" draw:text-style-name="P3" draw:layer="layout" svg:x1="4.386cm" svg:y1="8.9cm" svg:x2="5.102cm" svg:y2="8.9cm">
            <text:p/>
          </draw:line>
          <draw:line draw:style-name="gr5" draw:text-style-name="P3" draw:layer="layout" svg:x1="4.403cm" svg:y1="8.887cm" svg:x2="4.403cm" svg:y2="9.603cm">
            <text:p/>
          </draw:line>
          <draw:line draw:style-name="gr5" draw:text-style-name="P3" draw:layer="layout" svg:x1="4.389cm" svg:y1="8.911cm" svg:x2="4.899cm" svg:y2="8.4cm">
            <text:p/>
          </draw:line>
          <draw:line draw:style-name="gr5" draw:text-style-name="P3" draw:layer="layout" svg:x1="5.1cm" svg:y1="8.9cm" svg:x2="5.602cm" svg:y2="8.398cm">
            <text:p/>
          </draw:line>
          <draw:line draw:style-name="gr5" draw:text-style-name="P3" draw:layer="layout" svg:x1="5.1cm" svg:y1="9.6cm" svg:x2="5.603cm" svg:y2="9.097cm">
            <text:p/>
          </draw:line>
          <draw:line draw:style-name="gr5" draw:text-style-name="P3" draw:layer="layout" svg:x1="4.899cm" svg:y1="8.4cm" svg:x2="5.602cm" svg:y2="8.4cm">
            <text:p/>
          </draw:line>
          <draw:line draw:style-name="gr5" draw:text-style-name="P3" draw:layer="layout" svg:x1="5.103cm" svg:y1="8.9cm" svg:x2="5.103cm" svg:y2="9.603cm">
            <text:p/>
          </draw:line>
          <draw:line draw:style-name="gr5" draw:text-style-name="P3" draw:layer="layout" svg:x1="5.603cm" svg:y1="8.4cm" svg:x2="5.603cm" svg:y2="9.097cm">
            <text:p/>
          </draw:line>
          <draw:line draw:style-name="gr5" draw:text-style-name="P3" draw:layer="layout" svg:x1="4.386cm" svg:y1="9.6cm" svg:x2="5.102cm" svg:y2="9.6cm">
            <text:p/>
          </draw:line>
          <draw:line draw:style-name="gr3" draw:text-style-name="P3" draw:layer="layout" svg:x1="6.003cm" svg:y1="7.501cm" svg:x2="6.003cm" svg:y2="8cm">
            <text:p/>
          </draw:line>
          <draw:frame draw:style-name="gr4" draw:text-style-name="P4" draw:layer="layout" svg:width="0.76cm" svg:height="0.585cm" svg:x="5.825cm" svg:y="7.7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6.126cm" svg:y="7.4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6.127cm" svg:y="7.0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6.23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6.198cm 7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6.167cm 7.0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986cm" svg:y1="7.502cm" svg:x2="6.485cm" svg:y2="7.502cm">
            <text:p/>
          </draw:line>
          <draw:line draw:style-name="gr3" draw:text-style-name="P3" draw:layer="layout" svg:x1="6.001cm" svg:y1="7.5cm" svg:x2="6.354cm" svg:y2="7.147cm">
            <text:p/>
          </draw:line>
          <draw:line draw:style-name="gr3" draw:text-style-name="P3" draw:layer="layout" svg:x1="6.001cm" svg:y1="7.501cm" svg:x2="6.13cm" svg:y2="7.019cm">
            <text:p/>
          </draw:line>
          <draw:line draw:style-name="gr5" draw:text-style-name="P3" draw:layer="layout" svg:x1="5.986cm" svg:y1="7.5cm" svg:x2="6.702cm" svg:y2="7.5cm">
            <text:p/>
          </draw:line>
          <draw:line draw:style-name="gr5" draw:text-style-name="P3" draw:layer="layout" svg:x1="6.003cm" svg:y1="7.487cm" svg:x2="6.003cm" svg:y2="8.203cm">
            <text:p/>
          </draw:line>
          <draw:line draw:style-name="gr5" draw:text-style-name="P3" draw:layer="layout" svg:x1="5.989cm" svg:y1="7.511cm" svg:x2="6.499cm" svg:y2="7cm">
            <text:p/>
          </draw:line>
          <draw:line draw:style-name="gr5" draw:text-style-name="P3" draw:layer="layout" svg:x1="6.7cm" svg:y1="7.5cm" svg:x2="7.202cm" svg:y2="6.998cm">
            <text:p/>
          </draw:line>
          <draw:line draw:style-name="gr5" draw:text-style-name="P3" draw:layer="layout" svg:x1="6.7cm" svg:y1="8.2cm" svg:x2="7.203cm" svg:y2="7.697cm">
            <text:p/>
          </draw:line>
          <draw:line draw:style-name="gr5" draw:text-style-name="P3" draw:layer="layout" svg:x1="6.499cm" svg:y1="7cm" svg:x2="7.202cm" svg:y2="7cm">
            <text:p/>
          </draw:line>
          <draw:line draw:style-name="gr5" draw:text-style-name="P3" draw:layer="layout" svg:x1="6.703cm" svg:y1="7.5cm" svg:x2="6.703cm" svg:y2="8.203cm">
            <text:p/>
          </draw:line>
          <draw:line draw:style-name="gr5" draw:text-style-name="P3" draw:layer="layout" svg:x1="7.203cm" svg:y1="7cm" svg:x2="7.203cm" svg:y2="7.697cm">
            <text:p/>
          </draw:line>
          <draw:line draw:style-name="gr5" draw:text-style-name="P3" draw:layer="layout" svg:x1="5.986cm" svg:y1="8.2cm" svg:x2="6.702cm" svg:y2="8.2cm">
            <text:p/>
          </draw:line>
          <draw:line draw:style-name="gr3" draw:text-style-name="P3" draw:layer="layout" svg:x1="6.004cm" svg:y1="8.901cm" svg:x2="6.004cm" svg:y2="9.4cm">
            <text:p/>
          </draw:line>
          <draw:frame draw:style-name="gr4" draw:text-style-name="P4" draw:layer="layout" svg:width="0.76cm" svg:height="0.585cm" svg:x="5.826cm" svg:y="9.1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6.127cm" svg:y="8.8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6.128cm" svg:y="8.4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6.231cm" svg:y="8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6.199cm 8.5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6.168cm 8.4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987cm" svg:y1="8.902cm" svg:x2="6.486cm" svg:y2="8.902cm">
            <text:p/>
          </draw:line>
          <draw:line draw:style-name="gr3" draw:text-style-name="P3" draw:layer="layout" svg:x1="6.002cm" svg:y1="8.9cm" svg:x2="6.355cm" svg:y2="8.547cm">
            <text:p/>
          </draw:line>
          <draw:line draw:style-name="gr3" draw:text-style-name="P3" draw:layer="layout" svg:x1="6.002cm" svg:y1="8.901cm" svg:x2="6.131cm" svg:y2="8.419cm">
            <text:p/>
          </draw:line>
          <draw:line draw:style-name="gr5" draw:text-style-name="P3" draw:layer="layout" svg:x1="5.987cm" svg:y1="8.9cm" svg:x2="6.703cm" svg:y2="8.9cm">
            <text:p/>
          </draw:line>
          <draw:line draw:style-name="gr5" draw:text-style-name="P3" draw:layer="layout" svg:x1="6.004cm" svg:y1="8.887cm" svg:x2="6.004cm" svg:y2="9.603cm">
            <text:p/>
          </draw:line>
          <draw:line draw:style-name="gr5" draw:text-style-name="P3" draw:layer="layout" svg:x1="5.99cm" svg:y1="8.911cm" svg:x2="6.5cm" svg:y2="8.4cm">
            <text:p/>
          </draw:line>
          <draw:line draw:style-name="gr5" draw:text-style-name="P3" draw:layer="layout" svg:x1="6.701cm" svg:y1="8.9cm" svg:x2="7.203cm" svg:y2="8.398cm">
            <text:p/>
          </draw:line>
          <draw:line draw:style-name="gr5" draw:text-style-name="P3" draw:layer="layout" svg:x1="6.701cm" svg:y1="9.6cm" svg:x2="7.204cm" svg:y2="9.097cm">
            <text:p/>
          </draw:line>
          <draw:line draw:style-name="gr5" draw:text-style-name="P3" draw:layer="layout" svg:x1="6.5cm" svg:y1="8.4cm" svg:x2="7.203cm" svg:y2="8.4cm">
            <text:p/>
          </draw:line>
          <draw:line draw:style-name="gr5" draw:text-style-name="P3" draw:layer="layout" svg:x1="6.704cm" svg:y1="8.9cm" svg:x2="6.704cm" svg:y2="9.603cm">
            <text:p/>
          </draw:line>
          <draw:line draw:style-name="gr5" draw:text-style-name="P3" draw:layer="layout" svg:x1="7.204cm" svg:y1="8.4cm" svg:x2="7.204cm" svg:y2="9.097cm">
            <text:p/>
          </draw:line>
          <draw:line draw:style-name="gr5" draw:text-style-name="P3" draw:layer="layout" svg:x1="5.987cm" svg:y1="9.6cm" svg:x2="6.703cm" svg:y2="9.6cm">
            <text:p/>
          </draw:line>
          <draw:line draw:style-name="gr3" draw:text-style-name="P3" draw:layer="layout" svg:x1="8.404cm" svg:y1="7.501cm" svg:x2="8.404cm" svg:y2="8cm">
            <text:p/>
          </draw:line>
          <draw:frame draw:style-name="gr4" draw:text-style-name="P4" draw:layer="layout" svg:width="0.76cm" svg:height="0.585cm" svg:x="8.226cm" svg:y="7.7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8.527cm" svg:y="7.4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8.528cm" svg:y="7.0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8.631cm" svg:y="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8.599cm 7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8.568cm 7.0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8.387cm" svg:y1="7.502cm" svg:x2="8.886cm" svg:y2="7.502cm">
            <text:p/>
          </draw:line>
          <draw:line draw:style-name="gr3" draw:text-style-name="P3" draw:layer="layout" svg:x1="8.402cm" svg:y1="7.5cm" svg:x2="8.755cm" svg:y2="7.147cm">
            <text:p/>
          </draw:line>
          <draw:line draw:style-name="gr3" draw:text-style-name="P3" draw:layer="layout" svg:x1="8.402cm" svg:y1="7.501cm" svg:x2="8.531cm" svg:y2="7.019cm">
            <text:p/>
          </draw:line>
          <draw:line draw:style-name="gr5" draw:text-style-name="P3" draw:layer="layout" svg:x1="8.387cm" svg:y1="7.5cm" svg:x2="9.103cm" svg:y2="7.5cm">
            <text:p/>
          </draw:line>
          <draw:line draw:style-name="gr5" draw:text-style-name="P3" draw:layer="layout" svg:x1="8.404cm" svg:y1="7.487cm" svg:x2="8.404cm" svg:y2="8.203cm">
            <text:p/>
          </draw:line>
          <draw:line draw:style-name="gr5" draw:text-style-name="P3" draw:layer="layout" svg:x1="8.39cm" svg:y1="7.511cm" svg:x2="8.9cm" svg:y2="7cm">
            <text:p/>
          </draw:line>
          <draw:line draw:style-name="gr5" draw:text-style-name="P3" draw:layer="layout" svg:x1="9.101cm" svg:y1="7.5cm" svg:x2="9.603cm" svg:y2="6.998cm">
            <text:p/>
          </draw:line>
          <draw:line draw:style-name="gr5" draw:text-style-name="P3" draw:layer="layout" svg:x1="9.101cm" svg:y1="8.2cm" svg:x2="9.604cm" svg:y2="7.697cm">
            <text:p/>
          </draw:line>
          <draw:line draw:style-name="gr5" draw:text-style-name="P3" draw:layer="layout" svg:x1="8.9cm" svg:y1="7cm" svg:x2="9.603cm" svg:y2="7cm">
            <text:p/>
          </draw:line>
          <draw:line draw:style-name="gr5" draw:text-style-name="P3" draw:layer="layout" svg:x1="9.104cm" svg:y1="7.5cm" svg:x2="9.104cm" svg:y2="8.203cm">
            <text:p/>
          </draw:line>
          <draw:line draw:style-name="gr5" draw:text-style-name="P3" draw:layer="layout" svg:x1="9.604cm" svg:y1="7cm" svg:x2="9.604cm" svg:y2="7.697cm">
            <text:p/>
          </draw:line>
          <draw:line draw:style-name="gr5" draw:text-style-name="P3" draw:layer="layout" svg:x1="8.387cm" svg:y1="8.2cm" svg:x2="9.103cm" svg:y2="8.2cm">
            <text:p/>
          </draw:line>
          <draw:line draw:style-name="gr3" draw:text-style-name="P3" draw:layer="layout" svg:x1="8.405cm" svg:y1="8.901cm" svg:x2="8.405cm" svg:y2="9.4cm">
            <text:p/>
          </draw:line>
          <draw:frame draw:style-name="gr4" draw:text-style-name="P4" draw:layer="layout" svg:width="0.76cm" svg:height="0.585cm" svg:x="8.227cm" svg:y="9.1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8.528cm" svg:y="8.8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8.529cm" svg:y="8.4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8.632cm" svg:y="8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8.6cm 8.5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8.569cm 8.4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8.388cm" svg:y1="8.902cm" svg:x2="8.887cm" svg:y2="8.902cm">
            <text:p/>
          </draw:line>
          <draw:line draw:style-name="gr3" draw:text-style-name="P3" draw:layer="layout" svg:x1="8.403cm" svg:y1="8.9cm" svg:x2="8.756cm" svg:y2="8.547cm">
            <text:p/>
          </draw:line>
          <draw:line draw:style-name="gr3" draw:text-style-name="P3" draw:layer="layout" svg:x1="8.403cm" svg:y1="8.901cm" svg:x2="8.532cm" svg:y2="8.419cm">
            <text:p/>
          </draw:line>
          <draw:line draw:style-name="gr5" draw:text-style-name="P3" draw:layer="layout" svg:x1="8.388cm" svg:y1="8.9cm" svg:x2="9.104cm" svg:y2="8.9cm">
            <text:p/>
          </draw:line>
          <draw:line draw:style-name="gr5" draw:text-style-name="P3" draw:layer="layout" svg:x1="8.405cm" svg:y1="8.887cm" svg:x2="8.405cm" svg:y2="9.603cm">
            <text:p/>
          </draw:line>
          <draw:line draw:style-name="gr5" draw:text-style-name="P3" draw:layer="layout" svg:x1="8.391cm" svg:y1="8.911cm" svg:x2="8.901cm" svg:y2="8.4cm">
            <text:p/>
          </draw:line>
          <draw:line draw:style-name="gr5" draw:text-style-name="P3" draw:layer="layout" svg:x1="9.102cm" svg:y1="8.9cm" svg:x2="9.604cm" svg:y2="8.398cm">
            <text:p/>
          </draw:line>
          <draw:line draw:style-name="gr5" draw:text-style-name="P3" draw:layer="layout" svg:x1="9.102cm" svg:y1="9.6cm" svg:x2="9.605cm" svg:y2="9.097cm">
            <text:p/>
          </draw:line>
          <draw:line draw:style-name="gr5" draw:text-style-name="P3" draw:layer="layout" svg:x1="8.901cm" svg:y1="8.4cm" svg:x2="9.604cm" svg:y2="8.4cm">
            <text:p/>
          </draw:line>
          <draw:line draw:style-name="gr5" draw:text-style-name="P3" draw:layer="layout" svg:x1="9.105cm" svg:y1="8.9cm" svg:x2="9.105cm" svg:y2="9.603cm">
            <text:p/>
          </draw:line>
          <draw:line draw:style-name="gr5" draw:text-style-name="P3" draw:layer="layout" svg:x1="9.605cm" svg:y1="8.4cm" svg:x2="9.605cm" svg:y2="9.097cm">
            <text:p/>
          </draw:line>
          <draw:line draw:style-name="gr5" draw:text-style-name="P3" draw:layer="layout" svg:x1="8.388cm" svg:y1="9.6cm" svg:x2="9.104cm" svg:y2="9.6cm">
            <text:p/>
          </draw:line>
          <draw:line draw:style-name="gr3" draw:text-style-name="P3" draw:layer="layout" svg:x1="4.404cm" svg:y1="11.201cm" svg:x2="4.404cm" svg:y2="11.7cm">
            <text:p/>
          </draw:line>
          <draw:frame draw:style-name="gr4" draw:text-style-name="P4" draw:layer="layout" svg:width="0.76cm" svg:height="0.585cm" svg:x="4.226cm" svg:y="11.4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4.527cm" svg:y="11.1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4.528cm" svg:y="10.7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4.631cm" svg:y="10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4.599cm 10.8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4.568cm 10.7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387cm" svg:y1="11.202cm" svg:x2="4.886cm" svg:y2="11.202cm">
            <text:p/>
          </draw:line>
          <draw:line draw:style-name="gr3" draw:text-style-name="P3" draw:layer="layout" svg:x1="4.402cm" svg:y1="11.2cm" svg:x2="4.755cm" svg:y2="10.847cm">
            <text:p/>
          </draw:line>
          <draw:line draw:style-name="gr3" draw:text-style-name="P3" draw:layer="layout" svg:x1="4.402cm" svg:y1="11.201cm" svg:x2="4.531cm" svg:y2="10.719cm">
            <text:p/>
          </draw:line>
          <draw:line draw:style-name="gr5" draw:text-style-name="P3" draw:layer="layout" svg:x1="4.387cm" svg:y1="11.2cm" svg:x2="5.103cm" svg:y2="11.2cm">
            <text:p/>
          </draw:line>
          <draw:line draw:style-name="gr5" draw:text-style-name="P3" draw:layer="layout" svg:x1="4.404cm" svg:y1="11.187cm" svg:x2="4.404cm" svg:y2="11.903cm">
            <text:p/>
          </draw:line>
          <draw:line draw:style-name="gr5" draw:text-style-name="P3" draw:layer="layout" svg:x1="4.39cm" svg:y1="11.211cm" svg:x2="4.9cm" svg:y2="10.7cm">
            <text:p/>
          </draw:line>
          <draw:line draw:style-name="gr5" draw:text-style-name="P3" draw:layer="layout" svg:x1="5.101cm" svg:y1="11.2cm" svg:x2="5.603cm" svg:y2="10.698cm">
            <text:p/>
          </draw:line>
          <draw:line draw:style-name="gr5" draw:text-style-name="P3" draw:layer="layout" svg:x1="5.101cm" svg:y1="11.9cm" svg:x2="5.604cm" svg:y2="11.397cm">
            <text:p/>
          </draw:line>
          <draw:line draw:style-name="gr5" draw:text-style-name="P3" draw:layer="layout" svg:x1="4.9cm" svg:y1="10.7cm" svg:x2="5.603cm" svg:y2="10.7cm">
            <text:p/>
          </draw:line>
          <draw:line draw:style-name="gr5" draw:text-style-name="P3" draw:layer="layout" svg:x1="5.104cm" svg:y1="11.2cm" svg:x2="5.104cm" svg:y2="11.903cm">
            <text:p/>
          </draw:line>
          <draw:line draw:style-name="gr5" draw:text-style-name="P3" draw:layer="layout" svg:x1="5.604cm" svg:y1="10.7cm" svg:x2="5.604cm" svg:y2="11.397cm">
            <text:p/>
          </draw:line>
          <draw:line draw:style-name="gr5" draw:text-style-name="P3" draw:layer="layout" svg:x1="4.387cm" svg:y1="11.9cm" svg:x2="5.103cm" svg:y2="11.9cm">
            <text:p/>
          </draw:line>
          <draw:line draw:style-name="gr3" draw:text-style-name="P3" draw:layer="layout" svg:x1="6.005cm" svg:y1="11.201cm" svg:x2="6.005cm" svg:y2="11.7cm">
            <text:p/>
          </draw:line>
          <draw:frame draw:style-name="gr4" draw:text-style-name="P4" draw:layer="layout" svg:width="0.76cm" svg:height="0.585cm" svg:x="5.827cm" svg:y="11.4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6.128cm" svg:y="11.1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6.129cm" svg:y="10.7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6.232cm" svg:y="10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6.2cm 10.8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6.169cm 10.7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988cm" svg:y1="11.202cm" svg:x2="6.487cm" svg:y2="11.202cm">
            <text:p/>
          </draw:line>
          <draw:line draw:style-name="gr3" draw:text-style-name="P3" draw:layer="layout" svg:x1="6.003cm" svg:y1="11.2cm" svg:x2="6.356cm" svg:y2="10.847cm">
            <text:p/>
          </draw:line>
          <draw:line draw:style-name="gr3" draw:text-style-name="P3" draw:layer="layout" svg:x1="6.003cm" svg:y1="11.201cm" svg:x2="6.132cm" svg:y2="10.719cm">
            <text:p/>
          </draw:line>
          <draw:line draw:style-name="gr5" draw:text-style-name="P3" draw:layer="layout" svg:x1="5.988cm" svg:y1="11.2cm" svg:x2="6.704cm" svg:y2="11.2cm">
            <text:p/>
          </draw:line>
          <draw:line draw:style-name="gr5" draw:text-style-name="P3" draw:layer="layout" svg:x1="6.005cm" svg:y1="11.187cm" svg:x2="6.005cm" svg:y2="11.903cm">
            <text:p/>
          </draw:line>
          <draw:line draw:style-name="gr5" draw:text-style-name="P3" draw:layer="layout" svg:x1="5.991cm" svg:y1="11.211cm" svg:x2="6.501cm" svg:y2="10.7cm">
            <text:p/>
          </draw:line>
          <draw:line draw:style-name="gr5" draw:text-style-name="P3" draw:layer="layout" svg:x1="6.702cm" svg:y1="11.2cm" svg:x2="7.204cm" svg:y2="10.698cm">
            <text:p/>
          </draw:line>
          <draw:line draw:style-name="gr5" draw:text-style-name="P3" draw:layer="layout" svg:x1="6.702cm" svg:y1="11.9cm" svg:x2="7.205cm" svg:y2="11.397cm">
            <text:p/>
          </draw:line>
          <draw:line draw:style-name="gr5" draw:text-style-name="P3" draw:layer="layout" svg:x1="6.501cm" svg:y1="10.7cm" svg:x2="7.204cm" svg:y2="10.7cm">
            <text:p/>
          </draw:line>
          <draw:line draw:style-name="gr5" draw:text-style-name="P3" draw:layer="layout" svg:x1="6.705cm" svg:y1="11.2cm" svg:x2="6.705cm" svg:y2="11.903cm">
            <text:p/>
          </draw:line>
          <draw:line draw:style-name="gr5" draw:text-style-name="P3" draw:layer="layout" svg:x1="7.205cm" svg:y1="10.7cm" svg:x2="7.205cm" svg:y2="11.397cm">
            <text:p/>
          </draw:line>
          <draw:line draw:style-name="gr5" draw:text-style-name="P3" draw:layer="layout" svg:x1="5.988cm" svg:y1="11.9cm" svg:x2="6.704cm" svg:y2="11.9cm">
            <text:p/>
          </draw:line>
          <draw:line draw:style-name="gr3" draw:text-style-name="P3" draw:layer="layout" svg:x1="8.406cm" svg:y1="11.201cm" svg:x2="8.406cm" svg:y2="11.7cm">
            <text:p/>
          </draw:line>
          <draw:frame draw:style-name="gr4" draw:text-style-name="P4" draw:layer="layout" svg:width="0.76cm" svg:height="0.585cm" svg:x="8.228cm" svg:y="11.4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8.529cm" svg:y="11.1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8.53cm" svg:y="10.7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8.633cm" svg:y="10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8.601cm 10.8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8.57cm 10.7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8.389cm" svg:y1="11.202cm" svg:x2="8.888cm" svg:y2="11.202cm">
            <text:p/>
          </draw:line>
          <draw:line draw:style-name="gr3" draw:text-style-name="P3" draw:layer="layout" svg:x1="8.404cm" svg:y1="11.2cm" svg:x2="8.757cm" svg:y2="10.847cm">
            <text:p/>
          </draw:line>
          <draw:line draw:style-name="gr3" draw:text-style-name="P3" draw:layer="layout" svg:x1="8.404cm" svg:y1="11.201cm" svg:x2="8.533cm" svg:y2="10.719cm">
            <text:p/>
          </draw:line>
          <draw:line draw:style-name="gr5" draw:text-style-name="P3" draw:layer="layout" svg:x1="8.389cm" svg:y1="11.2cm" svg:x2="9.105cm" svg:y2="11.2cm">
            <text:p/>
          </draw:line>
          <draw:line draw:style-name="gr5" draw:text-style-name="P3" draw:layer="layout" svg:x1="8.406cm" svg:y1="11.187cm" svg:x2="8.406cm" svg:y2="11.903cm">
            <text:p/>
          </draw:line>
          <draw:line draw:style-name="gr5" draw:text-style-name="P3" draw:layer="layout" svg:x1="8.392cm" svg:y1="11.211cm" svg:x2="8.902cm" svg:y2="10.7cm">
            <text:p/>
          </draw:line>
          <draw:line draw:style-name="gr5" draw:text-style-name="P3" draw:layer="layout" svg:x1="9.103cm" svg:y1="11.2cm" svg:x2="9.605cm" svg:y2="10.698cm">
            <text:p/>
          </draw:line>
          <draw:line draw:style-name="gr5" draw:text-style-name="P3" draw:layer="layout" svg:x1="9.103cm" svg:y1="11.9cm" svg:x2="9.606cm" svg:y2="11.397cm">
            <text:p/>
          </draw:line>
          <draw:line draw:style-name="gr5" draw:text-style-name="P3" draw:layer="layout" svg:x1="8.902cm" svg:y1="10.7cm" svg:x2="9.605cm" svg:y2="10.7cm">
            <text:p/>
          </draw:line>
          <draw:line draw:style-name="gr5" draw:text-style-name="P3" draw:layer="layout" svg:x1="9.106cm" svg:y1="11.2cm" svg:x2="9.106cm" svg:y2="11.903cm">
            <text:p/>
          </draw:line>
          <draw:line draw:style-name="gr5" draw:text-style-name="P3" draw:layer="layout" svg:x1="9.606cm" svg:y1="10.7cm" svg:x2="9.606cm" svg:y2="11.397cm">
            <text:p/>
          </draw:line>
          <draw:line draw:style-name="gr5" draw:text-style-name="P3" draw:layer="layout" svg:x1="8.389cm" svg:y1="11.9cm" svg:x2="9.105cm" svg:y2="11.9cm">
            <text:p/>
          </draw:line>
          <draw:custom-shape draw:style-name="gr2" draw:text-style-name="P5" draw:layer="layout" svg:width="0.048cm" svg:height="0.048cm" draw:transform="rotate (0.241204502625616) translate (4.949cm 9.9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4.95cm 10.1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4.951cm 10.3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6.45cm 9.9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6.451cm 10.1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6.452cm 10.3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8.851cm 9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8.852cm 10.1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8.853cm 10.3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8.852cm 9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8.853cm 10.1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8.854cm 10.3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999cm 11.2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799cm 11.2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599cm 11.2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999cm 11.2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799cm 11.2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599cm 11.2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999cm 8.9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799cm 8.9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599cm 8.9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999cm 8.9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799cm 8.9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599cm 8.9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999cm 7.5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799cm 7.5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599cm 7.5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999cm 7.5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799cm 7.5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-1.32959182416928) translate (7.599cm 7.5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3" draw:layer="layout" svg:x1="1.302cm" svg:y1="5.701cm" svg:x2="2.302cm" svg:y2="5.701cm">
            <text:p/>
          </draw:line>
          <draw:line draw:style-name="gr3" draw:text-style-name="P3" draw:layer="layout" svg:x1="1.301cm" svg:y1="5.701cm" svg:x2="1.301cm" svg:y2="6.701cm">
            <text:p/>
          </draw:line>
          <draw:line draw:style-name="gr3" draw:text-style-name="P3" draw:layer="layout" svg:x1="1.297cm" svg:y1="5.706cm" svg:x2="2.004cm" svg:y2="4.999cm">
            <text:p/>
          </draw:line>
          <draw:line draw:style-name="gr3" draw:text-style-name="P3" draw:layer="layout" svg:x1="1.297cm" svg:y1="5.706cm" svg:x2="1.538cm" svg:y2="4.735cm">
            <text:p/>
          </draw:line>
          <draw:frame draw:style-name="gr6" draw:text-style-name="P4" draw:layer="layout" svg:width="0.747cm" svg:height="0.585cm" svg:x="1.125cm" svg:y="6.301cm">
            <draw:text-box>
              <text:p><text:span text:style-name="T1">E</text:span><text:span text:style-name="T2">0</text:span></text:p>
            </draw:text-box>
          </draw:frame>
          <draw:frame draw:style-name="gr6" draw:text-style-name="P4" draw:layer="layout" svg:width="0.747cm" svg:height="0.585cm" svg:x="1.827cm" svg:y="4.803cm">
            <draw:text-box>
              <text:p><text:span text:style-name="T1">E</text:span><text:span text:style-name="T2">2</text:span></text:p>
            </draw:text-box>
          </draw:frame>
          <draw:custom-shape draw:style-name="gr2" draw:text-style-name="P5" draw:layer="layout" svg:width="0.048cm" svg:height="0.048cm" svg:x="1.701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124791041517595) translate (1.624cm 5.05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1.548cm 5.0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747cm" svg:height="0.585cm" svg:x="1.925cm" svg:y="5.602cm">
            <draw:text-box>
              <text:p><text:span text:style-name="T1">E</text:span><text:span text:style-name="T2">1</text:span></text:p>
            </draw:text-box>
          </draw:frame>
        </draw:g>
        <draw:g>
          <draw:line draw:style-name="gr7" draw:text-style-name="P1" draw:layer="layout" svg:x1="11.579cm" svg:y1="0.902cm" svg:x2="12.295cm" svg:y2="0.902cm">
            <text:p/>
          </draw:line>
          <draw:line draw:style-name="gr7" draw:text-style-name="P1" draw:layer="layout" svg:x1="11.596cm" svg:y1="0.889cm" svg:x2="11.596cm" svg:y2="1.605cm">
            <text:p/>
          </draw:line>
          <draw:line draw:style-name="gr7" draw:text-style-name="P1" draw:layer="layout" svg:x1="11.582cm" svg:y1="0.913cm" svg:x2="12.092cm" svg:y2="0.402cm">
            <text:p/>
          </draw:line>
          <draw:line draw:style-name="gr7" draw:text-style-name="P1" draw:layer="layout" svg:x1="12.293cm" svg:y1="0.902cm" svg:x2="12.795cm" svg:y2="0.4cm">
            <text:p/>
          </draw:line>
          <draw:line draw:style-name="gr7" draw:text-style-name="P1" draw:layer="layout" svg:x1="12.293cm" svg:y1="1.602cm" svg:x2="12.796cm" svg:y2="1.099cm">
            <text:p/>
          </draw:line>
          <draw:line draw:style-name="gr7" draw:text-style-name="P1" draw:layer="layout" svg:x1="12.092cm" svg:y1="0.402cm" svg:x2="12.795cm" svg:y2="0.402cm">
            <text:p/>
          </draw:line>
          <draw:line draw:style-name="gr7" draw:text-style-name="P1" draw:layer="layout" svg:x1="12.296cm" svg:y1="0.902cm" svg:x2="12.296cm" svg:y2="1.605cm">
            <text:p/>
          </draw:line>
          <draw:line draw:style-name="gr7" draw:text-style-name="P1" draw:layer="layout" svg:x1="12.796cm" svg:y1="0.402cm" svg:x2="12.796cm" svg:y2="1.099cm">
            <text:p/>
          </draw:line>
          <draw:line draw:style-name="gr7" draw:text-style-name="P1" draw:layer="layout" svg:x1="11.579cm" svg:y1="1.602cm" svg:x2="12.295cm" svg:y2="1.602cm">
            <text:p/>
          </draw:line>
          <draw:line draw:style-name="gr7" draw:text-style-name="P1" draw:layer="layout" svg:x1="11.58cm" svg:y1="2.302cm" svg:x2="12.296cm" svg:y2="2.302cm">
            <text:p/>
          </draw:line>
          <draw:line draw:style-name="gr7" draw:text-style-name="P1" draw:layer="layout" svg:x1="11.597cm" svg:y1="2.289cm" svg:x2="11.597cm" svg:y2="3.005cm">
            <text:p/>
          </draw:line>
          <draw:line draw:style-name="gr7" draw:text-style-name="P1" draw:layer="layout" svg:x1="11.583cm" svg:y1="2.313cm" svg:x2="12.093cm" svg:y2="1.802cm">
            <text:p/>
          </draw:line>
          <draw:line draw:style-name="gr7" draw:text-style-name="P1" draw:layer="layout" svg:x1="12.294cm" svg:y1="2.302cm" svg:x2="12.796cm" svg:y2="1.8cm">
            <text:p/>
          </draw:line>
          <draw:line draw:style-name="gr7" draw:text-style-name="P1" draw:layer="layout" svg:x1="12.294cm" svg:y1="3.002cm" svg:x2="12.797cm" svg:y2="2.499cm">
            <text:p/>
          </draw:line>
          <draw:line draw:style-name="gr7" draw:text-style-name="P1" draw:layer="layout" svg:x1="12.093cm" svg:y1="1.802cm" svg:x2="12.796cm" svg:y2="1.802cm">
            <text:p/>
          </draw:line>
          <draw:line draw:style-name="gr7" draw:text-style-name="P1" draw:layer="layout" svg:x1="12.297cm" svg:y1="2.302cm" svg:x2="12.297cm" svg:y2="3.005cm">
            <text:p/>
          </draw:line>
          <draw:line draw:style-name="gr7" draw:text-style-name="P1" draw:layer="layout" svg:x1="12.797cm" svg:y1="1.802cm" svg:x2="12.797cm" svg:y2="2.499cm">
            <text:p/>
          </draw:line>
          <draw:line draw:style-name="gr7" draw:text-style-name="P1" draw:layer="layout" svg:x1="11.58cm" svg:y1="3.002cm" svg:x2="12.296cm" svg:y2="3.002cm">
            <text:p/>
          </draw:line>
          <draw:line draw:style-name="gr7" draw:text-style-name="P1" draw:layer="layout" svg:x1="13.18cm" svg:y1="0.902cm" svg:x2="13.896cm" svg:y2="0.902cm">
            <text:p/>
          </draw:line>
          <draw:line draw:style-name="gr7" draw:text-style-name="P1" draw:layer="layout" svg:x1="13.197cm" svg:y1="0.889cm" svg:x2="13.197cm" svg:y2="1.605cm">
            <text:p/>
          </draw:line>
          <draw:line draw:style-name="gr7" draw:text-style-name="P1" draw:layer="layout" svg:x1="13.183cm" svg:y1="0.913cm" svg:x2="13.693cm" svg:y2="0.402cm">
            <text:p/>
          </draw:line>
          <draw:line draw:style-name="gr7" draw:text-style-name="P1" draw:layer="layout" svg:x1="13.894cm" svg:y1="0.902cm" svg:x2="14.396cm" svg:y2="0.4cm">
            <text:p/>
          </draw:line>
          <draw:line draw:style-name="gr7" draw:text-style-name="P1" draw:layer="layout" svg:x1="13.894cm" svg:y1="1.602cm" svg:x2="14.397cm" svg:y2="1.099cm">
            <text:p/>
          </draw:line>
          <draw:line draw:style-name="gr7" draw:text-style-name="P1" draw:layer="layout" svg:x1="13.693cm" svg:y1="0.402cm" svg:x2="14.396cm" svg:y2="0.402cm">
            <text:p/>
          </draw:line>
          <draw:line draw:style-name="gr7" draw:text-style-name="P1" draw:layer="layout" svg:x1="13.897cm" svg:y1="0.902cm" svg:x2="13.897cm" svg:y2="1.605cm">
            <text:p/>
          </draw:line>
          <draw:line draw:style-name="gr7" draw:text-style-name="P1" draw:layer="layout" svg:x1="14.397cm" svg:y1="0.402cm" svg:x2="14.397cm" svg:y2="1.099cm">
            <text:p/>
          </draw:line>
          <draw:line draw:style-name="gr7" draw:text-style-name="P1" draw:layer="layout" svg:x1="13.18cm" svg:y1="1.602cm" svg:x2="13.896cm" svg:y2="1.602cm">
            <text:p/>
          </draw:line>
          <draw:line draw:style-name="gr7" draw:text-style-name="P1" draw:layer="layout" svg:x1="13.181cm" svg:y1="2.302cm" svg:x2="13.897cm" svg:y2="2.302cm">
            <text:p/>
          </draw:line>
          <draw:line draw:style-name="gr7" draw:text-style-name="P1" draw:layer="layout" svg:x1="13.198cm" svg:y1="2.289cm" svg:x2="13.198cm" svg:y2="3.005cm">
            <text:p/>
          </draw:line>
          <draw:line draw:style-name="gr7" draw:text-style-name="P1" draw:layer="layout" svg:x1="13.184cm" svg:y1="2.313cm" svg:x2="13.694cm" svg:y2="1.802cm">
            <text:p/>
          </draw:line>
          <draw:line draw:style-name="gr7" draw:text-style-name="P1" draw:layer="layout" svg:x1="13.895cm" svg:y1="2.302cm" svg:x2="14.397cm" svg:y2="1.8cm">
            <text:p/>
          </draw:line>
          <draw:line draw:style-name="gr7" draw:text-style-name="P1" draw:layer="layout" svg:x1="13.895cm" svg:y1="3.002cm" svg:x2="14.398cm" svg:y2="2.499cm">
            <text:p/>
          </draw:line>
          <draw:line draw:style-name="gr7" draw:text-style-name="P1" draw:layer="layout" svg:x1="13.694cm" svg:y1="1.802cm" svg:x2="14.397cm" svg:y2="1.802cm">
            <text:p/>
          </draw:line>
          <draw:line draw:style-name="gr7" draw:text-style-name="P1" draw:layer="layout" svg:x1="13.898cm" svg:y1="2.302cm" svg:x2="13.898cm" svg:y2="3.005cm">
            <text:p/>
          </draw:line>
          <draw:line draw:style-name="gr7" draw:text-style-name="P1" draw:layer="layout" svg:x1="14.398cm" svg:y1="1.802cm" svg:x2="14.398cm" svg:y2="2.499cm">
            <text:p/>
          </draw:line>
          <draw:line draw:style-name="gr7" draw:text-style-name="P1" draw:layer="layout" svg:x1="13.181cm" svg:y1="3.002cm" svg:x2="13.897cm" svg:y2="3.002cm">
            <text:p/>
          </draw:line>
          <draw:line draw:style-name="gr7" draw:text-style-name="P1" draw:layer="layout" svg:x1="15.581cm" svg:y1="0.902cm" svg:x2="16.297cm" svg:y2="0.902cm">
            <text:p/>
          </draw:line>
          <draw:line draw:style-name="gr7" draw:text-style-name="P1" draw:layer="layout" svg:x1="15.598cm" svg:y1="0.889cm" svg:x2="15.598cm" svg:y2="1.605cm">
            <text:p/>
          </draw:line>
          <draw:line draw:style-name="gr7" draw:text-style-name="P1" draw:layer="layout" svg:x1="15.584cm" svg:y1="0.913cm" svg:x2="16.094cm" svg:y2="0.402cm">
            <text:p/>
          </draw:line>
          <draw:line draw:style-name="gr7" draw:text-style-name="P1" draw:layer="layout" svg:x1="16.295cm" svg:y1="0.902cm" svg:x2="16.797cm" svg:y2="0.4cm">
            <text:p/>
          </draw:line>
          <draw:line draw:style-name="gr7" draw:text-style-name="P1" draw:layer="layout" svg:x1="16.295cm" svg:y1="1.602cm" svg:x2="16.798cm" svg:y2="1.099cm">
            <text:p/>
          </draw:line>
          <draw:line draw:style-name="gr7" draw:text-style-name="P1" draw:layer="layout" svg:x1="16.094cm" svg:y1="0.402cm" svg:x2="16.797cm" svg:y2="0.402cm">
            <text:p/>
          </draw:line>
          <draw:line draw:style-name="gr7" draw:text-style-name="P1" draw:layer="layout" svg:x1="16.298cm" svg:y1="0.902cm" svg:x2="16.298cm" svg:y2="1.605cm">
            <text:p/>
          </draw:line>
          <draw:line draw:style-name="gr7" draw:text-style-name="P1" draw:layer="layout" svg:x1="16.798cm" svg:y1="0.402cm" svg:x2="16.798cm" svg:y2="1.099cm">
            <text:p/>
          </draw:line>
          <draw:line draw:style-name="gr7" draw:text-style-name="P1" draw:layer="layout" svg:x1="15.581cm" svg:y1="1.602cm" svg:x2="16.297cm" svg:y2="1.602cm">
            <text:p/>
          </draw:line>
          <draw:line draw:style-name="gr7" draw:text-style-name="P1" draw:layer="layout" svg:x1="15.582cm" svg:y1="2.302cm" svg:x2="16.298cm" svg:y2="2.302cm">
            <text:p/>
          </draw:line>
          <draw:line draw:style-name="gr7" draw:text-style-name="P1" draw:layer="layout" svg:x1="15.599cm" svg:y1="2.289cm" svg:x2="15.599cm" svg:y2="3.005cm">
            <text:p/>
          </draw:line>
          <draw:line draw:style-name="gr7" draw:text-style-name="P1" draw:layer="layout" svg:x1="15.585cm" svg:y1="2.313cm" svg:x2="16.095cm" svg:y2="1.802cm">
            <text:p/>
          </draw:line>
          <draw:line draw:style-name="gr7" draw:text-style-name="P1" draw:layer="layout" svg:x1="16.296cm" svg:y1="2.302cm" svg:x2="16.798cm" svg:y2="1.8cm">
            <text:p/>
          </draw:line>
          <draw:line draw:style-name="gr7" draw:text-style-name="P1" draw:layer="layout" svg:x1="16.296cm" svg:y1="3.002cm" svg:x2="16.799cm" svg:y2="2.499cm">
            <text:p/>
          </draw:line>
          <draw:line draw:style-name="gr7" draw:text-style-name="P1" draw:layer="layout" svg:x1="16.095cm" svg:y1="1.802cm" svg:x2="16.798cm" svg:y2="1.802cm">
            <text:p/>
          </draw:line>
          <draw:line draw:style-name="gr7" draw:text-style-name="P1" draw:layer="layout" svg:x1="16.299cm" svg:y1="2.302cm" svg:x2="16.299cm" svg:y2="3.005cm">
            <text:p/>
          </draw:line>
          <draw:line draw:style-name="gr7" draw:text-style-name="P1" draw:layer="layout" svg:x1="16.799cm" svg:y1="1.802cm" svg:x2="16.799cm" svg:y2="2.499cm">
            <text:p/>
          </draw:line>
          <draw:line draw:style-name="gr7" draw:text-style-name="P1" draw:layer="layout" svg:x1="15.582cm" svg:y1="3.002cm" svg:x2="16.298cm" svg:y2="3.002cm">
            <text:p/>
          </draw:line>
          <draw:line draw:style-name="gr7" draw:text-style-name="P1" draw:layer="layout" svg:x1="11.581cm" svg:y1="4.602cm" svg:x2="12.297cm" svg:y2="4.602cm">
            <text:p/>
          </draw:line>
          <draw:line draw:style-name="gr7" draw:text-style-name="P1" draw:layer="layout" svg:x1="11.598cm" svg:y1="4.589cm" svg:x2="11.598cm" svg:y2="5.305cm">
            <text:p/>
          </draw:line>
          <draw:line draw:style-name="gr7" draw:text-style-name="P1" draw:layer="layout" svg:x1="11.584cm" svg:y1="4.613cm" svg:x2="12.094cm" svg:y2="4.102cm">
            <text:p/>
          </draw:line>
          <draw:line draw:style-name="gr7" draw:text-style-name="P1" draw:layer="layout" svg:x1="12.295cm" svg:y1="4.602cm" svg:x2="12.797cm" svg:y2="4.1cm">
            <text:p/>
          </draw:line>
          <draw:line draw:style-name="gr7" draw:text-style-name="P1" draw:layer="layout" svg:x1="12.295cm" svg:y1="5.302cm" svg:x2="12.798cm" svg:y2="4.799cm">
            <text:p/>
          </draw:line>
          <draw:line draw:style-name="gr7" draw:text-style-name="P1" draw:layer="layout" svg:x1="12.094cm" svg:y1="4.102cm" svg:x2="12.797cm" svg:y2="4.102cm">
            <text:p/>
          </draw:line>
          <draw:line draw:style-name="gr7" draw:text-style-name="P1" draw:layer="layout" svg:x1="12.298cm" svg:y1="4.602cm" svg:x2="12.298cm" svg:y2="5.305cm">
            <text:p/>
          </draw:line>
          <draw:line draw:style-name="gr7" draw:text-style-name="P1" draw:layer="layout" svg:x1="12.798cm" svg:y1="4.102cm" svg:x2="12.798cm" svg:y2="4.799cm">
            <text:p/>
          </draw:line>
          <draw:line draw:style-name="gr7" draw:text-style-name="P1" draw:layer="layout" svg:x1="11.581cm" svg:y1="5.302cm" svg:x2="12.297cm" svg:y2="5.302cm">
            <text:p/>
          </draw:line>
          <draw:line draw:style-name="gr7" draw:text-style-name="P1" draw:layer="layout" svg:x1="13.182cm" svg:y1="4.602cm" svg:x2="13.898cm" svg:y2="4.602cm">
            <text:p/>
          </draw:line>
          <draw:line draw:style-name="gr7" draw:text-style-name="P1" draw:layer="layout" svg:x1="13.199cm" svg:y1="4.589cm" svg:x2="13.199cm" svg:y2="5.305cm">
            <text:p/>
          </draw:line>
          <draw:line draw:style-name="gr7" draw:text-style-name="P1" draw:layer="layout" svg:x1="13.185cm" svg:y1="4.613cm" svg:x2="13.695cm" svg:y2="4.102cm">
            <text:p/>
          </draw:line>
          <draw:line draw:style-name="gr7" draw:text-style-name="P1" draw:layer="layout" svg:x1="13.896cm" svg:y1="4.602cm" svg:x2="14.398cm" svg:y2="4.1cm">
            <text:p/>
          </draw:line>
          <draw:line draw:style-name="gr7" draw:text-style-name="P1" draw:layer="layout" svg:x1="13.896cm" svg:y1="5.302cm" svg:x2="14.399cm" svg:y2="4.799cm">
            <text:p/>
          </draw:line>
          <draw:line draw:style-name="gr7" draw:text-style-name="P1" draw:layer="layout" svg:x1="13.695cm" svg:y1="4.102cm" svg:x2="14.398cm" svg:y2="4.102cm">
            <text:p/>
          </draw:line>
          <draw:line draw:style-name="gr7" draw:text-style-name="P1" draw:layer="layout" svg:x1="13.899cm" svg:y1="4.602cm" svg:x2="13.899cm" svg:y2="5.305cm">
            <text:p/>
          </draw:line>
          <draw:line draw:style-name="gr7" draw:text-style-name="P1" draw:layer="layout" svg:x1="14.399cm" svg:y1="4.102cm" svg:x2="14.399cm" svg:y2="4.799cm">
            <text:p/>
          </draw:line>
          <draw:line draw:style-name="gr7" draw:text-style-name="P1" draw:layer="layout" svg:x1="13.182cm" svg:y1="5.302cm" svg:x2="13.898cm" svg:y2="5.302cm">
            <text:p/>
          </draw:line>
          <draw:line draw:style-name="gr7" draw:text-style-name="P1" draw:layer="layout" svg:x1="15.583cm" svg:y1="4.602cm" svg:x2="16.299cm" svg:y2="4.602cm">
            <text:p/>
          </draw:line>
          <draw:line draw:style-name="gr7" draw:text-style-name="P1" draw:layer="layout" svg:x1="15.6cm" svg:y1="4.589cm" svg:x2="15.6cm" svg:y2="5.305cm">
            <text:p/>
          </draw:line>
          <draw:line draw:style-name="gr7" draw:text-style-name="P1" draw:layer="layout" svg:x1="15.586cm" svg:y1="4.613cm" svg:x2="16.096cm" svg:y2="4.102cm">
            <text:p/>
          </draw:line>
          <draw:line draw:style-name="gr7" draw:text-style-name="P1" draw:layer="layout" svg:x1="16.297cm" svg:y1="4.602cm" svg:x2="16.799cm" svg:y2="4.1cm">
            <text:p/>
          </draw:line>
          <draw:line draw:style-name="gr7" draw:text-style-name="P1" draw:layer="layout" svg:x1="16.297cm" svg:y1="5.302cm" svg:x2="16.8cm" svg:y2="4.799cm">
            <text:p/>
          </draw:line>
          <draw:line draw:style-name="gr7" draw:text-style-name="P1" draw:layer="layout" svg:x1="16.096cm" svg:y1="4.102cm" svg:x2="16.799cm" svg:y2="4.102cm">
            <text:p/>
          </draw:line>
          <draw:line draw:style-name="gr7" draw:text-style-name="P1" draw:layer="layout" svg:x1="16.3cm" svg:y1="4.602cm" svg:x2="16.3cm" svg:y2="5.305cm">
            <text:p/>
          </draw:line>
          <draw:line draw:style-name="gr7" draw:text-style-name="P1" draw:layer="layout" svg:x1="16.8cm" svg:y1="4.102cm" svg:x2="16.8cm" svg:y2="4.799cm">
            <text:p/>
          </draw:line>
          <draw:line draw:style-name="gr7" draw:text-style-name="P1" draw:layer="layout" svg:x1="15.583cm" svg:y1="5.302cm" svg:x2="16.299cm" svg:y2="5.302cm">
            <text:p/>
          </draw:line>
          <draw:custom-shape draw:style-name="gr8" draw:text-style-name="P2" draw:layer="layout" svg:width="0.048cm" svg:height="0.048cm" draw:transform="rotate (0.241204502625616) translate (12.143cm 3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2.144cm 3.5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2.145cm 3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3.644cm 3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3.645cm 3.5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3.646cm 3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6.045cm 3.3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6.046cm 3.5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6.047cm 3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6.046cm 3.3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6.047cm 3.5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0.241204502625616) translate (16.048cm 3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5.193cm 4.6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993cm 4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793cm 4.6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5.193cm 4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993cm 4.6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793cm 4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5.193cm 2.3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993cm 2.3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793cm 2.3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5.193cm 2.3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993cm 2.3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793cm 2.3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5.193cm 0.9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993cm 0.9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793cm 0.9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5.193cm 0.9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993cm 0.9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048cm" svg:height="0.048cm" draw:transform="rotate (-1.32959182416928) translate (14.793cm 0.9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9" draw:text-style-name="P1" draw:layer="layout" svg:x1="20.681cm" svg:y1="6.984cm" svg:x2="21.397cm" svg:y2="6.984cm">
              <text:p/>
            </draw:line>
            <draw:line draw:style-name="gr9" draw:text-style-name="P1" draw:layer="layout" svg:x1="20.698cm" svg:y1="6.971cm" svg:x2="20.698cm" svg:y2="7.298cm">
              <text:p/>
            </draw:line>
            <draw:line draw:style-name="gr9" draw:text-style-name="P1" draw:layer="layout" svg:x1="20.684cm" svg:y1="6.995cm" svg:x2="21.194cm" svg:y2="6.484cm">
              <text:p/>
            </draw:line>
            <draw:line draw:style-name="gr9" draw:text-style-name="P1" draw:layer="layout" svg:x1="21.395cm" svg:y1="6.984cm" svg:x2="21.897cm" svg:y2="6.482cm">
              <text:p/>
            </draw:line>
            <draw:line draw:style-name="gr9" draw:text-style-name="P1" draw:layer="layout" svg:x1="21.395cm" svg:y1="7.684cm" svg:x2="21.898cm" svg:y2="7.181cm">
              <text:p/>
            </draw:line>
            <draw:line draw:style-name="gr9" draw:text-style-name="P1" draw:layer="layout" svg:x1="21.194cm" svg:y1="6.484cm" svg:x2="21.897cm" svg:y2="6.484cm">
              <text:p/>
            </draw:line>
            <draw:line draw:style-name="gr9" draw:text-style-name="P1" draw:layer="layout" svg:x1="21.398cm" svg:y1="6.984cm" svg:x2="21.398cm" svg:y2="7.687cm">
              <text:p/>
            </draw:line>
            <draw:line draw:style-name="gr9" draw:text-style-name="P1" draw:layer="layout" svg:x1="21.898cm" svg:y1="6.484cm" svg:x2="21.898cm" svg:y2="7.181cm">
              <text:p/>
            </draw:line>
            <draw:line draw:style-name="gr9" draw:text-style-name="P1" draw:layer="layout" svg:x1="20.979cm" svg:y1="7.684cm" svg:x2="21.397cm" svg:y2="7.684cm">
              <text:p/>
            </draw:line>
          </draw:g>
          <draw:g>
            <draw:line draw:style-name="gr9" draw:text-style-name="P1" draw:layer="layout" svg:x1="22.296cm" svg:y1="6.985cm" svg:x2="23.012cm" svg:y2="6.985cm">
              <text:p/>
            </draw:line>
            <draw:line draw:style-name="gr9" draw:text-style-name="P1" draw:layer="layout" svg:x1="22.313cm" svg:y1="6.972cm" svg:x2="22.313cm" svg:y2="7.299cm">
              <text:p/>
            </draw:line>
            <draw:line draw:style-name="gr9" draw:text-style-name="P1" draw:layer="layout" svg:x1="22.299cm" svg:y1="6.996cm" svg:x2="22.809cm" svg:y2="6.485cm">
              <text:p/>
            </draw:line>
            <draw:line draw:style-name="gr9" draw:text-style-name="P1" draw:layer="layout" svg:x1="23.01cm" svg:y1="6.985cm" svg:x2="23.512cm" svg:y2="6.483cm">
              <text:p/>
            </draw:line>
            <draw:line draw:style-name="gr9" draw:text-style-name="P1" draw:layer="layout" svg:x1="23.01cm" svg:y1="7.685cm" svg:x2="23.513cm" svg:y2="7.182cm">
              <text:p/>
            </draw:line>
            <draw:line draw:style-name="gr9" draw:text-style-name="P1" draw:layer="layout" svg:x1="22.809cm" svg:y1="6.485cm" svg:x2="23.512cm" svg:y2="6.485cm">
              <text:p/>
            </draw:line>
            <draw:line draw:style-name="gr9" draw:text-style-name="P1" draw:layer="layout" svg:x1="23.013cm" svg:y1="6.985cm" svg:x2="23.013cm" svg:y2="7.688cm">
              <text:p/>
            </draw:line>
            <draw:line draw:style-name="gr9" draw:text-style-name="P1" draw:layer="layout" svg:x1="23.513cm" svg:y1="6.485cm" svg:x2="23.513cm" svg:y2="7.182cm">
              <text:p/>
            </draw:line>
            <draw:line draw:style-name="gr9" draw:text-style-name="P1" draw:layer="layout" svg:x1="22.594cm" svg:y1="7.685cm" svg:x2="23.012cm" svg:y2="7.685cm">
              <text:p/>
            </draw:line>
          </draw:g>
          <draw:g>
            <draw:line draw:style-name="gr9" draw:text-style-name="P1" draw:layer="layout" svg:x1="24.697cm" svg:y1="6.986cm" svg:x2="25.413cm" svg:y2="6.986cm">
              <text:p/>
            </draw:line>
            <draw:line draw:style-name="gr9" draw:text-style-name="P1" draw:layer="layout" svg:x1="24.714cm" svg:y1="6.973cm" svg:x2="24.714cm" svg:y2="7.3cm">
              <text:p/>
            </draw:line>
            <draw:line draw:style-name="gr9" draw:text-style-name="P1" draw:layer="layout" svg:x1="24.7cm" svg:y1="6.997cm" svg:x2="25.21cm" svg:y2="6.486cm">
              <text:p/>
            </draw:line>
            <draw:line draw:style-name="gr9" draw:text-style-name="P1" draw:layer="layout" svg:x1="25.411cm" svg:y1="6.986cm" svg:x2="25.913cm" svg:y2="6.484cm">
              <text:p/>
            </draw:line>
            <draw:line draw:style-name="gr9" draw:text-style-name="P1" draw:layer="layout" svg:x1="25.411cm" svg:y1="7.686cm" svg:x2="25.914cm" svg:y2="7.183cm">
              <text:p/>
            </draw:line>
            <draw:line draw:style-name="gr9" draw:text-style-name="P1" draw:layer="layout" svg:x1="25.21cm" svg:y1="6.486cm" svg:x2="25.913cm" svg:y2="6.486cm">
              <text:p/>
            </draw:line>
            <draw:line draw:style-name="gr9" draw:text-style-name="P1" draw:layer="layout" svg:x1="25.414cm" svg:y1="6.986cm" svg:x2="25.414cm" svg:y2="7.689cm">
              <text:p/>
            </draw:line>
            <draw:line draw:style-name="gr9" draw:text-style-name="P1" draw:layer="layout" svg:x1="25.914cm" svg:y1="6.486cm" svg:x2="25.914cm" svg:y2="7.183cm">
              <text:p/>
            </draw:line>
            <draw:line draw:style-name="gr9" draw:text-style-name="P1" draw:layer="layout" svg:x1="24.995cm" svg:y1="7.686cm" svg:x2="25.413cm" svg:y2="7.686cm">
              <text:p/>
            </draw:line>
          </draw:g>
          <draw:line draw:style-name="gr1" draw:text-style-name="P1" draw:layer="layout" svg:x1="19.78cm" svg:y1="9.197cm" svg:x2="20.496cm" svg:y2="9.197cm">
            <text:p/>
          </draw:line>
          <draw:line draw:style-name="gr1" draw:text-style-name="P1" draw:layer="layout" svg:x1="19.797cm" svg:y1="9.184cm" svg:x2="19.797cm" svg:y2="9.9cm">
            <text:p/>
          </draw:line>
          <draw:line draw:style-name="gr1" draw:text-style-name="P1" draw:layer="layout" svg:x1="19.783cm" svg:y1="9.208cm" svg:x2="20.293cm" svg:y2="8.697cm">
            <text:p/>
          </draw:line>
          <draw:line draw:style-name="gr1" draw:text-style-name="P1" draw:layer="layout" svg:x1="20.494cm" svg:y1="9.197cm" svg:x2="20.996cm" svg:y2="8.695cm">
            <text:p/>
          </draw:line>
          <draw:line draw:style-name="gr1" draw:text-style-name="P1" draw:layer="layout" svg:x1="20.494cm" svg:y1="9.897cm" svg:x2="20.997cm" svg:y2="9.394cm">
            <text:p/>
          </draw:line>
          <draw:line draw:style-name="gr1" draw:text-style-name="P1" draw:layer="layout" svg:x1="20.293cm" svg:y1="8.697cm" svg:x2="20.996cm" svg:y2="8.697cm">
            <text:p/>
          </draw:line>
          <draw:line draw:style-name="gr1" draw:text-style-name="P1" draw:layer="layout" svg:x1="20.497cm" svg:y1="9.197cm" svg:x2="20.497cm" svg:y2="9.9cm">
            <text:p/>
          </draw:line>
          <draw:line draw:style-name="gr1" draw:text-style-name="P1" draw:layer="layout" svg:x1="20.997cm" svg:y1="8.697cm" svg:x2="20.997cm" svg:y2="9.394cm">
            <text:p/>
          </draw:line>
          <draw:line draw:style-name="gr1" draw:text-style-name="P1" draw:layer="layout" svg:x1="19.78cm" svg:y1="9.897cm" svg:x2="20.496cm" svg:y2="9.897cm">
            <text:p/>
          </draw:line>
          <draw:line draw:style-name="gr1" draw:text-style-name="P1" draw:layer="layout" svg:x1="21.38cm" svg:y1="7.797cm" svg:x2="22.096cm" svg:y2="7.797cm">
            <text:p/>
          </draw:line>
          <draw:line draw:style-name="gr1" draw:text-style-name="P1" draw:layer="layout" svg:x1="21.397cm" svg:y1="7.784cm" svg:x2="21.397cm" svg:y2="8.5cm">
            <text:p/>
          </draw:line>
          <draw:line draw:style-name="gr1" draw:text-style-name="P1" draw:layer="layout" svg:x1="21.383cm" svg:y1="7.808cm" svg:x2="21.893cm" svg:y2="7.297cm">
            <text:p/>
          </draw:line>
          <draw:line draw:style-name="gr1" draw:text-style-name="P1" draw:layer="layout" svg:x1="22.094cm" svg:y1="7.797cm" svg:x2="22.596cm" svg:y2="7.295cm">
            <text:p/>
          </draw:line>
          <draw:line draw:style-name="gr1" draw:text-style-name="P1" draw:layer="layout" svg:x1="22.094cm" svg:y1="8.497cm" svg:x2="22.597cm" svg:y2="7.994cm">
            <text:p/>
          </draw:line>
          <draw:line draw:style-name="gr1" draw:text-style-name="P1" draw:layer="layout" svg:x1="21.893cm" svg:y1="7.297cm" svg:x2="22.596cm" svg:y2="7.297cm">
            <text:p/>
          </draw:line>
          <draw:line draw:style-name="gr1" draw:text-style-name="P1" draw:layer="layout" svg:x1="22.097cm" svg:y1="7.797cm" svg:x2="22.097cm" svg:y2="8.5cm">
            <text:p/>
          </draw:line>
          <draw:line draw:style-name="gr1" draw:text-style-name="P1" draw:layer="layout" svg:x1="22.597cm" svg:y1="7.297cm" svg:x2="22.597cm" svg:y2="7.994cm">
            <text:p/>
          </draw:line>
          <draw:line draw:style-name="gr1" draw:text-style-name="P1" draw:layer="layout" svg:x1="21.38cm" svg:y1="8.497cm" svg:x2="22.096cm" svg:y2="8.497cm">
            <text:p/>
          </draw:line>
          <draw:line draw:style-name="gr1" draw:text-style-name="P1" draw:layer="layout" svg:x1="21.381cm" svg:y1="9.197cm" svg:x2="22.097cm" svg:y2="9.197cm">
            <text:p/>
          </draw:line>
          <draw:line draw:style-name="gr1" draw:text-style-name="P1" draw:layer="layout" svg:x1="21.398cm" svg:y1="9.184cm" svg:x2="21.398cm" svg:y2="9.9cm">
            <text:p/>
          </draw:line>
          <draw:line draw:style-name="gr1" draw:text-style-name="P1" draw:layer="layout" svg:x1="21.384cm" svg:y1="9.208cm" svg:x2="21.894cm" svg:y2="8.697cm">
            <text:p/>
          </draw:line>
          <draw:line draw:style-name="gr1" draw:text-style-name="P1" draw:layer="layout" svg:x1="22.095cm" svg:y1="9.197cm" svg:x2="22.597cm" svg:y2="8.695cm">
            <text:p/>
          </draw:line>
          <draw:line draw:style-name="gr1" draw:text-style-name="P1" draw:layer="layout" svg:x1="22.095cm" svg:y1="9.897cm" svg:x2="22.598cm" svg:y2="9.394cm">
            <text:p/>
          </draw:line>
          <draw:line draw:style-name="gr1" draw:text-style-name="P1" draw:layer="layout" svg:x1="21.894cm" svg:y1="8.697cm" svg:x2="22.597cm" svg:y2="8.697cm">
            <text:p/>
          </draw:line>
          <draw:line draw:style-name="gr1" draw:text-style-name="P1" draw:layer="layout" svg:x1="22.098cm" svg:y1="9.197cm" svg:x2="22.098cm" svg:y2="9.9cm">
            <text:p/>
          </draw:line>
          <draw:line draw:style-name="gr1" draw:text-style-name="P1" draw:layer="layout" svg:x1="22.598cm" svg:y1="8.697cm" svg:x2="22.598cm" svg:y2="9.394cm">
            <text:p/>
          </draw:line>
          <draw:line draw:style-name="gr1" draw:text-style-name="P1" draw:layer="layout" svg:x1="21.381cm" svg:y1="9.897cm" svg:x2="22.097cm" svg:y2="9.897cm">
            <text:p/>
          </draw:line>
          <draw:line draw:style-name="gr1" draw:text-style-name="P1" draw:layer="layout" svg:x1="23.781cm" svg:y1="7.797cm" svg:x2="24.497cm" svg:y2="7.797cm">
            <text:p/>
          </draw:line>
          <draw:line draw:style-name="gr1" draw:text-style-name="P1" draw:layer="layout" svg:x1="23.798cm" svg:y1="7.784cm" svg:x2="23.798cm" svg:y2="8.5cm">
            <text:p/>
          </draw:line>
          <draw:line draw:style-name="gr1" draw:text-style-name="P1" draw:layer="layout" svg:x1="23.784cm" svg:y1="7.808cm" svg:x2="24.294cm" svg:y2="7.297cm">
            <text:p/>
          </draw:line>
          <draw:line draw:style-name="gr1" draw:text-style-name="P1" draw:layer="layout" svg:x1="24.495cm" svg:y1="7.797cm" svg:x2="24.997cm" svg:y2="7.295cm">
            <text:p/>
          </draw:line>
          <draw:line draw:style-name="gr1" draw:text-style-name="P1" draw:layer="layout" svg:x1="24.495cm" svg:y1="8.497cm" svg:x2="24.998cm" svg:y2="7.994cm">
            <text:p/>
          </draw:line>
          <draw:line draw:style-name="gr1" draw:text-style-name="P1" draw:layer="layout" svg:x1="24.294cm" svg:y1="7.297cm" svg:x2="24.997cm" svg:y2="7.297cm">
            <text:p/>
          </draw:line>
          <draw:line draw:style-name="gr1" draw:text-style-name="P1" draw:layer="layout" svg:x1="24.498cm" svg:y1="7.797cm" svg:x2="24.498cm" svg:y2="8.5cm">
            <text:p/>
          </draw:line>
          <draw:line draw:style-name="gr1" draw:text-style-name="P1" draw:layer="layout" svg:x1="24.998cm" svg:y1="7.297cm" svg:x2="24.998cm" svg:y2="7.994cm">
            <text:p/>
          </draw:line>
          <draw:line draw:style-name="gr1" draw:text-style-name="P1" draw:layer="layout" svg:x1="23.781cm" svg:y1="8.497cm" svg:x2="24.497cm" svg:y2="8.497cm">
            <text:p/>
          </draw:line>
          <draw:line draw:style-name="gr1" draw:text-style-name="P1" draw:layer="layout" svg:x1="23.782cm" svg:y1="9.197cm" svg:x2="24.498cm" svg:y2="9.197cm">
            <text:p/>
          </draw:line>
          <draw:line draw:style-name="gr1" draw:text-style-name="P1" draw:layer="layout" svg:x1="23.799cm" svg:y1="9.184cm" svg:x2="23.799cm" svg:y2="9.9cm">
            <text:p/>
          </draw:line>
          <draw:line draw:style-name="gr1" draw:text-style-name="P1" draw:layer="layout" svg:x1="23.785cm" svg:y1="9.208cm" svg:x2="24.295cm" svg:y2="8.697cm">
            <text:p/>
          </draw:line>
          <draw:line draw:style-name="gr1" draw:text-style-name="P1" draw:layer="layout" svg:x1="24.496cm" svg:y1="9.197cm" svg:x2="24.998cm" svg:y2="8.695cm">
            <text:p/>
          </draw:line>
          <draw:line draw:style-name="gr1" draw:text-style-name="P1" draw:layer="layout" svg:x1="24.496cm" svg:y1="9.897cm" svg:x2="24.999cm" svg:y2="9.394cm">
            <text:p/>
          </draw:line>
          <draw:line draw:style-name="gr1" draw:text-style-name="P1" draw:layer="layout" svg:x1="24.295cm" svg:y1="8.697cm" svg:x2="24.998cm" svg:y2="8.697cm">
            <text:p/>
          </draw:line>
          <draw:line draw:style-name="gr1" draw:text-style-name="P1" draw:layer="layout" svg:x1="24.499cm" svg:y1="9.197cm" svg:x2="24.499cm" svg:y2="9.9cm">
            <text:p/>
          </draw:line>
          <draw:line draw:style-name="gr1" draw:text-style-name="P1" draw:layer="layout" svg:x1="24.999cm" svg:y1="8.697cm" svg:x2="24.999cm" svg:y2="9.394cm">
            <text:p/>
          </draw:line>
          <draw:line draw:style-name="gr1" draw:text-style-name="P1" draw:layer="layout" svg:x1="23.782cm" svg:y1="9.897cm" svg:x2="24.498cm" svg:y2="9.897cm">
            <text:p/>
          </draw:line>
          <draw:line draw:style-name="gr1" draw:text-style-name="P1" draw:layer="layout" svg:x1="19.781cm" svg:y1="11.497cm" svg:x2="20.497cm" svg:y2="11.497cm">
            <text:p/>
          </draw:line>
          <draw:line draw:style-name="gr1" draw:text-style-name="P1" draw:layer="layout" svg:x1="19.798cm" svg:y1="11.484cm" svg:x2="19.798cm" svg:y2="12.2cm">
            <text:p/>
          </draw:line>
          <draw:line draw:style-name="gr1" draw:text-style-name="P1" draw:layer="layout" svg:x1="19.784cm" svg:y1="11.508cm" svg:x2="20.294cm" svg:y2="10.997cm">
            <text:p/>
          </draw:line>
          <draw:line draw:style-name="gr1" draw:text-style-name="P1" draw:layer="layout" svg:x1="20.495cm" svg:y1="11.497cm" svg:x2="20.997cm" svg:y2="10.995cm">
            <text:p/>
          </draw:line>
          <draw:line draw:style-name="gr1" draw:text-style-name="P1" draw:layer="layout" svg:x1="20.495cm" svg:y1="12.197cm" svg:x2="20.998cm" svg:y2="11.694cm">
            <text:p/>
          </draw:line>
          <draw:line draw:style-name="gr1" draw:text-style-name="P1" draw:layer="layout" svg:x1="20.294cm" svg:y1="10.997cm" svg:x2="20.997cm" svg:y2="10.997cm">
            <text:p/>
          </draw:line>
          <draw:line draw:style-name="gr1" draw:text-style-name="P1" draw:layer="layout" svg:x1="20.498cm" svg:y1="11.497cm" svg:x2="20.498cm" svg:y2="12.2cm">
            <text:p/>
          </draw:line>
          <draw:line draw:style-name="gr1" draw:text-style-name="P1" draw:layer="layout" svg:x1="20.998cm" svg:y1="10.997cm" svg:x2="20.998cm" svg:y2="11.694cm">
            <text:p/>
          </draw:line>
          <draw:line draw:style-name="gr1" draw:text-style-name="P1" draw:layer="layout" svg:x1="19.781cm" svg:y1="12.197cm" svg:x2="20.497cm" svg:y2="12.197cm">
            <text:p/>
          </draw:line>
          <draw:line draw:style-name="gr1" draw:text-style-name="P1" draw:layer="layout" svg:x1="21.382cm" svg:y1="11.497cm" svg:x2="22.098cm" svg:y2="11.497cm">
            <text:p/>
          </draw:line>
          <draw:line draw:style-name="gr1" draw:text-style-name="P1" draw:layer="layout" svg:x1="21.399cm" svg:y1="11.484cm" svg:x2="21.399cm" svg:y2="12.2cm">
            <text:p/>
          </draw:line>
          <draw:line draw:style-name="gr1" draw:text-style-name="P1" draw:layer="layout" svg:x1="21.385cm" svg:y1="11.508cm" svg:x2="21.895cm" svg:y2="10.997cm">
            <text:p/>
          </draw:line>
          <draw:line draw:style-name="gr1" draw:text-style-name="P1" draw:layer="layout" svg:x1="22.096cm" svg:y1="11.497cm" svg:x2="22.598cm" svg:y2="10.995cm">
            <text:p/>
          </draw:line>
          <draw:line draw:style-name="gr1" draw:text-style-name="P1" draw:layer="layout" svg:x1="22.096cm" svg:y1="12.197cm" svg:x2="22.599cm" svg:y2="11.694cm">
            <text:p/>
          </draw:line>
          <draw:line draw:style-name="gr1" draw:text-style-name="P1" draw:layer="layout" svg:x1="21.895cm" svg:y1="10.997cm" svg:x2="22.598cm" svg:y2="10.997cm">
            <text:p/>
          </draw:line>
          <draw:line draw:style-name="gr1" draw:text-style-name="P1" draw:layer="layout" svg:x1="22.099cm" svg:y1="11.497cm" svg:x2="22.099cm" svg:y2="12.2cm">
            <text:p/>
          </draw:line>
          <draw:line draw:style-name="gr1" draw:text-style-name="P1" draw:layer="layout" svg:x1="22.599cm" svg:y1="10.997cm" svg:x2="22.599cm" svg:y2="11.694cm">
            <text:p/>
          </draw:line>
          <draw:line draw:style-name="gr1" draw:text-style-name="P1" draw:layer="layout" svg:x1="21.382cm" svg:y1="12.197cm" svg:x2="22.098cm" svg:y2="12.197cm">
            <text:p/>
          </draw:line>
          <draw:line draw:style-name="gr1" draw:text-style-name="P1" draw:layer="layout" svg:x1="23.783cm" svg:y1="11.497cm" svg:x2="24.499cm" svg:y2="11.497cm">
            <text:p/>
          </draw:line>
          <draw:line draw:style-name="gr1" draw:text-style-name="P1" draw:layer="layout" svg:x1="23.8cm" svg:y1="11.484cm" svg:x2="23.8cm" svg:y2="12.2cm">
            <text:p/>
          </draw:line>
          <draw:line draw:style-name="gr1" draw:text-style-name="P1" draw:layer="layout" svg:x1="23.786cm" svg:y1="11.508cm" svg:x2="24.296cm" svg:y2="10.997cm">
            <text:p/>
          </draw:line>
          <draw:line draw:style-name="gr1" draw:text-style-name="P1" draw:layer="layout" svg:x1="24.497cm" svg:y1="11.497cm" svg:x2="24.999cm" svg:y2="10.995cm">
            <text:p/>
          </draw:line>
          <draw:line draw:style-name="gr1" draw:text-style-name="P1" draw:layer="layout" svg:x1="24.497cm" svg:y1="12.197cm" svg:x2="25cm" svg:y2="11.694cm">
            <text:p/>
          </draw:line>
          <draw:line draw:style-name="gr1" draw:text-style-name="P1" draw:layer="layout" svg:x1="24.296cm" svg:y1="10.997cm" svg:x2="24.999cm" svg:y2="10.997cm">
            <text:p/>
          </draw:line>
          <draw:line draw:style-name="gr1" draw:text-style-name="P1" draw:layer="layout" svg:x1="24.5cm" svg:y1="11.497cm" svg:x2="24.5cm" svg:y2="12.2cm">
            <text:p/>
          </draw:line>
          <draw:line draw:style-name="gr1" draw:text-style-name="P1" draw:layer="layout" svg:x1="25cm" svg:y1="10.997cm" svg:x2="25cm" svg:y2="11.694cm">
            <text:p/>
          </draw:line>
          <draw:line draw:style-name="gr1" draw:text-style-name="P1" draw:layer="layout" svg:x1="23.783cm" svg:y1="12.197cm" svg:x2="24.499cm" svg:y2="12.197cm">
            <text:p/>
          </draw:line>
          <draw:custom-shape draw:style-name="gr2" draw:text-style-name="P2" draw:layer="layout" svg:width="0.048cm" svg:height="0.048cm" draw:transform="rotate (0.241204502625616) translate (20.343cm 10.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0.344cm 10.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0.345cm 10.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1.844cm 10.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1.845cm 10.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1.846cm 10.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4.245cm 10.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4.246cm 10.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4.247cm 10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4.246cm 10.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4.247cm 10.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4.248cm 10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393cm 11.5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193cm 11.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2.993cm 11.5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393cm 11.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193cm 11.5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2.993cm 11.5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393cm 9.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193cm 9.2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2.993cm 9.2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393cm 9.2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193cm 9.2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2.993cm 9.2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393cm 7.8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193cm 7.8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2.993cm 7.8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393cm 7.8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3.193cm 7.8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22.993cm 7.8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9.779cm" svg:y1="7.815cm" svg:x2="19.779cm" svg:y2="8.314cm">
            <text:p/>
          </draw:line>
          <draw:frame draw:style-name="gr4" draw:text-style-name="P4" draw:layer="layout" svg:width="0.76cm" svg:height="0.585cm" svg:x="19.601cm" svg:y="8.015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19.902cm" svg:y="7.72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19.903cm" svg:y="7.317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20.006cm" svg:y="7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19.974cm 7.4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19.943cm 7.4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9.762cm" svg:y1="7.816cm" svg:x2="20.261cm" svg:y2="7.816cm">
            <text:p/>
          </draw:line>
          <draw:line draw:style-name="gr3" draw:text-style-name="P3" draw:layer="layout" svg:x1="19.777cm" svg:y1="7.814cm" svg:x2="20.13cm" svg:y2="7.461cm">
            <text:p/>
          </draw:line>
          <draw:line draw:style-name="gr3" draw:text-style-name="P3" draw:layer="layout" svg:x1="19.777cm" svg:y1="7.815cm" svg:x2="19.906cm" svg:y2="7.333cm">
            <text:p/>
          </draw:line>
          <draw:line draw:style-name="gr1" draw:text-style-name="P3" draw:layer="layout" svg:x1="19.762cm" svg:y1="7.814cm" svg:x2="20.478cm" svg:y2="7.814cm">
            <text:p/>
          </draw:line>
          <draw:line draw:style-name="gr1" draw:text-style-name="P3" draw:layer="layout" svg:x1="19.779cm" svg:y1="7.801cm" svg:x2="19.779cm" svg:y2="8.517cm">
            <text:p/>
          </draw:line>
          <draw:line draw:style-name="gr1" draw:text-style-name="P3" draw:layer="layout" svg:x1="19.765cm" svg:y1="7.825cm" svg:x2="20.275cm" svg:y2="7.314cm">
            <text:p/>
          </draw:line>
          <draw:line draw:style-name="gr1" draw:text-style-name="P3" draw:layer="layout" svg:x1="20.476cm" svg:y1="7.814cm" svg:x2="20.978cm" svg:y2="7.312cm">
            <text:p/>
          </draw:line>
          <draw:line draw:style-name="gr1" draw:text-style-name="P3" draw:layer="layout" svg:x1="20.476cm" svg:y1="8.514cm" svg:x2="20.979cm" svg:y2="8.011cm">
            <text:p/>
          </draw:line>
          <draw:line draw:style-name="gr1" draw:text-style-name="P3" draw:layer="layout" svg:x1="20.275cm" svg:y1="7.314cm" svg:x2="20.978cm" svg:y2="7.314cm">
            <text:p/>
          </draw:line>
          <draw:line draw:style-name="gr1" draw:text-style-name="P3" draw:layer="layout" svg:x1="20.479cm" svg:y1="7.814cm" svg:x2="20.479cm" svg:y2="8.517cm">
            <text:p/>
          </draw:line>
          <draw:line draw:style-name="gr1" draw:text-style-name="P3" draw:layer="layout" svg:x1="20.979cm" svg:y1="7.314cm" svg:x2="20.979cm" svg:y2="8.011cm">
            <text:p/>
          </draw:line>
          <draw:line draw:style-name="gr1" draw:text-style-name="P3" draw:layer="layout" svg:x1="19.762cm" svg:y1="8.514cm" svg:x2="20.478cm" svg:y2="8.514cm">
            <text:p/>
          </draw:line>
          <draw:g>
            <draw:line draw:style-name="gr9" draw:text-style-name="P1" draw:layer="layout" svg:x1="24.698cm" svg:y1="8.387cm" svg:x2="25.414cm" svg:y2="8.387cm">
              <text:p/>
            </draw:line>
            <draw:line draw:style-name="gr9" draw:text-style-name="P1" draw:layer="layout" svg:x1="24.715cm" svg:y1="8.374cm" svg:x2="24.715cm" svg:y2="8.701cm">
              <text:p/>
            </draw:line>
            <draw:line draw:style-name="gr9" draw:text-style-name="P1" draw:layer="layout" svg:x1="24.701cm" svg:y1="8.398cm" svg:x2="25.211cm" svg:y2="7.887cm">
              <text:p/>
            </draw:line>
            <draw:line draw:style-name="gr9" draw:text-style-name="P1" draw:layer="layout" svg:x1="25.412cm" svg:y1="8.387cm" svg:x2="25.914cm" svg:y2="7.885cm">
              <text:p/>
            </draw:line>
            <draw:line draw:style-name="gr9" draw:text-style-name="P1" draw:layer="layout" svg:x1="25.412cm" svg:y1="9.087cm" svg:x2="25.915cm" svg:y2="8.584cm">
              <text:p/>
            </draw:line>
            <draw:line draw:style-name="gr9" draw:text-style-name="P1" draw:layer="layout" svg:x1="25.211cm" svg:y1="7.887cm" svg:x2="25.914cm" svg:y2="7.887cm">
              <text:p/>
            </draw:line>
            <draw:line draw:style-name="gr9" draw:text-style-name="P1" draw:layer="layout" svg:x1="25.415cm" svg:y1="8.387cm" svg:x2="25.415cm" svg:y2="9.09cm">
              <text:p/>
            </draw:line>
            <draw:line draw:style-name="gr9" draw:text-style-name="P1" draw:layer="layout" svg:x1="25.915cm" svg:y1="7.887cm" svg:x2="25.915cm" svg:y2="8.584cm">
              <text:p/>
            </draw:line>
            <draw:line draw:style-name="gr9" draw:text-style-name="P1" draw:layer="layout" svg:x1="24.996cm" svg:y1="9.087cm" svg:x2="25.414cm" svg:y2="9.087cm">
              <text:p/>
            </draw:line>
          </draw:g>
          <draw:g>
            <draw:line draw:style-name="gr9" draw:text-style-name="P1" draw:layer="layout" svg:x1="24.699cm" svg:y1="10.688cm" svg:x2="25.415cm" svg:y2="10.688cm">
              <text:p/>
            </draw:line>
            <draw:line draw:style-name="gr9" draw:text-style-name="P1" draw:layer="layout" svg:x1="24.716cm" svg:y1="10.675cm" svg:x2="24.716cm" svg:y2="11.002cm">
              <text:p/>
            </draw:line>
            <draw:line draw:style-name="gr9" draw:text-style-name="P1" draw:layer="layout" svg:x1="24.702cm" svg:y1="10.699cm" svg:x2="25.212cm" svg:y2="10.188cm">
              <text:p/>
            </draw:line>
            <draw:line draw:style-name="gr9" draw:text-style-name="P1" draw:layer="layout" svg:x1="25.413cm" svg:y1="10.688cm" svg:x2="25.915cm" svg:y2="10.186cm">
              <text:p/>
            </draw:line>
            <draw:line draw:style-name="gr9" draw:text-style-name="P1" draw:layer="layout" svg:x1="25.413cm" svg:y1="11.388cm" svg:x2="25.916cm" svg:y2="10.885cm">
              <text:p/>
            </draw:line>
            <draw:line draw:style-name="gr9" draw:text-style-name="P1" draw:layer="layout" svg:x1="25.212cm" svg:y1="10.188cm" svg:x2="25.915cm" svg:y2="10.188cm">
              <text:p/>
            </draw:line>
            <draw:line draw:style-name="gr9" draw:text-style-name="P1" draw:layer="layout" svg:x1="25.416cm" svg:y1="10.688cm" svg:x2="25.416cm" svg:y2="11.391cm">
              <text:p/>
            </draw:line>
            <draw:line draw:style-name="gr9" draw:text-style-name="P1" draw:layer="layout" svg:x1="25.916cm" svg:y1="10.188cm" svg:x2="25.916cm" svg:y2="10.885cm">
              <text:p/>
            </draw:line>
            <draw:line draw:style-name="gr9" draw:text-style-name="P1" draw:layer="layout" svg:x1="24.997cm" svg:y1="11.388cm" svg:x2="25.415cm" svg:y2="11.388cm">
              <text:p/>
            </draw:line>
          </draw:g>
          <draw:custom-shape draw:style-name="gr10" draw:text-style-name="P6" draw:layer="layout" svg:width="0.048cm" svg:height="0.048cm" draw:transform="rotate (-1.32959182416928) translate (24.293cm 7.0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4.093cm 7.0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3.893cm 7.0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4.293cm 7.0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4.093cm 7.0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3.893cm 7.0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2.282cm 6.0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2.151cm 6.2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2.019cm 6.3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2.283cm 6.0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2.151cm 6.2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2.02cm 6.3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3.882cm 6.0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3.751cm 6.2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3.619cm 6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3.883cm 6.0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3.751cm 6.2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3.62cm 6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282cm 6.0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151cm 6.2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019cm 6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283cm 6.0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151cm 6.2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02cm 6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1" draw:text-style-name="P7" draw:layer="layout" svg:x1="21.983cm" svg:y1="5.598cm" svg:x2="22.699cm" svg:y2="5.598cm">
              <text:p/>
            </draw:line>
            <draw:line draw:style-name="gr11" draw:text-style-name="P7" draw:layer="layout" svg:x1="22cm" svg:y1="5.585cm" svg:x2="22cm" svg:y2="6.301cm">
              <text:p/>
            </draw:line>
            <draw:line draw:style-name="gr11" draw:text-style-name="P7" draw:layer="layout" svg:x1="21.986cm" svg:y1="5.609cm" svg:x2="22.496cm" svg:y2="5.098cm">
              <text:p/>
            </draw:line>
            <draw:line draw:style-name="gr11" draw:text-style-name="P7" draw:layer="layout" svg:x1="22.697cm" svg:y1="5.598cm" svg:x2="23.199cm" svg:y2="5.096cm">
              <text:p/>
            </draw:line>
            <draw:line draw:style-name="gr11" draw:text-style-name="P7" draw:layer="layout" svg:x1="22.697cm" svg:y1="6.298cm" svg:x2="23.2cm" svg:y2="5.795cm">
              <text:p/>
            </draw:line>
            <draw:line draw:style-name="gr11" draw:text-style-name="P7" draw:layer="layout" svg:x1="22.496cm" svg:y1="5.098cm" svg:x2="23.199cm" svg:y2="5.098cm">
              <text:p/>
            </draw:line>
            <draw:line draw:style-name="gr11" draw:text-style-name="P7" draw:layer="layout" svg:x1="22.7cm" svg:y1="5.598cm" svg:x2="22.7cm" svg:y2="6.301cm">
              <text:p/>
            </draw:line>
            <draw:line draw:style-name="gr11" draw:text-style-name="P7" draw:layer="layout" svg:x1="23.2cm" svg:y1="5.098cm" svg:x2="23.2cm" svg:y2="5.795cm">
              <text:p/>
            </draw:line>
            <draw:line draw:style-name="gr11" draw:text-style-name="P7" draw:layer="layout" svg:x1="21.983cm" svg:y1="6.298cm" svg:x2="22.699cm" svg:y2="6.298cm">
              <text:p/>
            </draw:line>
          </draw:g>
          <draw:g>
            <draw:line draw:style-name="gr11" draw:text-style-name="P7" draw:layer="layout" svg:x1="23.584cm" svg:y1="5.599cm" svg:x2="24.3cm" svg:y2="5.599cm">
              <text:p/>
            </draw:line>
            <draw:line draw:style-name="gr11" draw:text-style-name="P7" draw:layer="layout" svg:x1="23.601cm" svg:y1="5.586cm" svg:x2="23.601cm" svg:y2="6.302cm">
              <text:p/>
            </draw:line>
            <draw:line draw:style-name="gr11" draw:text-style-name="P7" draw:layer="layout" svg:x1="23.587cm" svg:y1="5.61cm" svg:x2="24.097cm" svg:y2="5.099cm">
              <text:p/>
            </draw:line>
            <draw:line draw:style-name="gr11" draw:text-style-name="P7" draw:layer="layout" svg:x1="24.298cm" svg:y1="5.599cm" svg:x2="24.8cm" svg:y2="5.097cm">
              <text:p/>
            </draw:line>
            <draw:line draw:style-name="gr11" draw:text-style-name="P7" draw:layer="layout" svg:x1="24.298cm" svg:y1="6.299cm" svg:x2="24.801cm" svg:y2="5.796cm">
              <text:p/>
            </draw:line>
            <draw:line draw:style-name="gr11" draw:text-style-name="P7" draw:layer="layout" svg:x1="24.097cm" svg:y1="5.099cm" svg:x2="24.8cm" svg:y2="5.099cm">
              <text:p/>
            </draw:line>
            <draw:line draw:style-name="gr11" draw:text-style-name="P7" draw:layer="layout" svg:x1="24.301cm" svg:y1="5.599cm" svg:x2="24.301cm" svg:y2="6.302cm">
              <text:p/>
            </draw:line>
            <draw:line draw:style-name="gr11" draw:text-style-name="P7" draw:layer="layout" svg:x1="24.801cm" svg:y1="5.099cm" svg:x2="24.801cm" svg:y2="5.796cm">
              <text:p/>
            </draw:line>
            <draw:line draw:style-name="gr11" draw:text-style-name="P7" draw:layer="layout" svg:x1="23.584cm" svg:y1="6.299cm" svg:x2="24.3cm" svg:y2="6.299cm">
              <text:p/>
            </draw:line>
          </draw:g>
          <draw:g>
            <draw:line draw:style-name="gr11" draw:text-style-name="P7" draw:layer="layout" svg:x1="25.985cm" svg:y1="5.6cm" svg:x2="26.701cm" svg:y2="5.6cm">
              <text:p/>
            </draw:line>
            <draw:line draw:style-name="gr11" draw:text-style-name="P7" draw:layer="layout" svg:x1="26.002cm" svg:y1="5.587cm" svg:x2="26.002cm" svg:y2="6.303cm">
              <text:p/>
            </draw:line>
            <draw:line draw:style-name="gr11" draw:text-style-name="P7" draw:layer="layout" svg:x1="25.988cm" svg:y1="5.611cm" svg:x2="26.498cm" svg:y2="5.1cm">
              <text:p/>
            </draw:line>
            <draw:line draw:style-name="gr11" draw:text-style-name="P7" draw:layer="layout" svg:x1="26.699cm" svg:y1="5.6cm" svg:x2="27.201cm" svg:y2="5.098cm">
              <text:p/>
            </draw:line>
            <draw:line draw:style-name="gr11" draw:text-style-name="P7" draw:layer="layout" svg:x1="26.699cm" svg:y1="6.3cm" svg:x2="27.202cm" svg:y2="5.797cm">
              <text:p/>
            </draw:line>
            <draw:line draw:style-name="gr11" draw:text-style-name="P7" draw:layer="layout" svg:x1="26.498cm" svg:y1="5.1cm" svg:x2="27.201cm" svg:y2="5.1cm">
              <text:p/>
            </draw:line>
            <draw:line draw:style-name="gr11" draw:text-style-name="P7" draw:layer="layout" svg:x1="26.702cm" svg:y1="5.6cm" svg:x2="26.702cm" svg:y2="6.303cm">
              <text:p/>
            </draw:line>
            <draw:line draw:style-name="gr11" draw:text-style-name="P7" draw:layer="layout" svg:x1="27.202cm" svg:y1="5.1cm" svg:x2="27.202cm" svg:y2="5.797cm">
              <text:p/>
            </draw:line>
            <draw:line draw:style-name="gr11" draw:text-style-name="P7" draw:layer="layout" svg:x1="25.985cm" svg:y1="6.3cm" svg:x2="26.701cm" svg:y2="6.3cm">
              <text:p/>
            </draw:line>
          </draw:g>
          <draw:custom-shape draw:style-name="gr10" draw:text-style-name="P6" draw:layer="layout" svg:width="0.048cm" svg:height="0.048cm" draw:transform="rotate (-0.481710873550435) translate (26.283cm 7.6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152cm 7.8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02cm 7.9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284cm 7.6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152cm 7.8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021cm 7.9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1" draw:text-style-name="P7" draw:layer="layout" svg:x1="25.986cm" svg:y1="7.201cm" svg:x2="26.702cm" svg:y2="7.201cm">
              <text:p/>
            </draw:line>
            <draw:line draw:style-name="gr11" draw:text-style-name="P7" draw:layer="layout" svg:x1="26.003cm" svg:y1="7.188cm" svg:x2="26.003cm" svg:y2="7.904cm">
              <text:p/>
            </draw:line>
            <draw:line draw:style-name="gr11" draw:text-style-name="P7" draw:layer="layout" svg:x1="25.989cm" svg:y1="7.212cm" svg:x2="26.499cm" svg:y2="6.701cm">
              <text:p/>
            </draw:line>
            <draw:line draw:style-name="gr11" draw:text-style-name="P7" draw:layer="layout" svg:x1="26.7cm" svg:y1="7.201cm" svg:x2="27.202cm" svg:y2="6.699cm">
              <text:p/>
            </draw:line>
            <draw:line draw:style-name="gr11" draw:text-style-name="P7" draw:layer="layout" svg:x1="26.7cm" svg:y1="7.901cm" svg:x2="27.203cm" svg:y2="7.398cm">
              <text:p/>
            </draw:line>
            <draw:line draw:style-name="gr11" draw:text-style-name="P7" draw:layer="layout" svg:x1="26.499cm" svg:y1="6.701cm" svg:x2="27.202cm" svg:y2="6.701cm">
              <text:p/>
            </draw:line>
            <draw:line draw:style-name="gr11" draw:text-style-name="P7" draw:layer="layout" svg:x1="26.703cm" svg:y1="7.201cm" svg:x2="26.703cm" svg:y2="7.904cm">
              <text:p/>
            </draw:line>
            <draw:line draw:style-name="gr11" draw:text-style-name="P7" draw:layer="layout" svg:x1="27.203cm" svg:y1="6.701cm" svg:x2="27.203cm" svg:y2="7.398cm">
              <text:p/>
            </draw:line>
            <draw:line draw:style-name="gr11" draw:text-style-name="P7" draw:layer="layout" svg:x1="25.986cm" svg:y1="7.901cm" svg:x2="26.702cm" svg:y2="7.901cm">
              <text:p/>
            </draw:line>
          </draw:g>
          <draw:custom-shape draw:style-name="gr10" draw:text-style-name="P6" draw:layer="layout" svg:width="0.048cm" svg:height="0.048cm" draw:transform="rotate (-0.481710873550435) translate (26.284cm 9.7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153cm 9.9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021cm 10.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285cm 9.7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153cm 9.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26.022cm 10.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1" draw:text-style-name="P7" draw:layer="layout" svg:x1="25.987cm" svg:y1="9.302cm" svg:x2="26.703cm" svg:y2="9.302cm">
              <text:p/>
            </draw:line>
            <draw:line draw:style-name="gr11" draw:text-style-name="P7" draw:layer="layout" svg:x1="26.004cm" svg:y1="9.289cm" svg:x2="26.004cm" svg:y2="10.005cm">
              <text:p/>
            </draw:line>
            <draw:line draw:style-name="gr11" draw:text-style-name="P7" draw:layer="layout" svg:x1="25.99cm" svg:y1="9.313cm" svg:x2="26.5cm" svg:y2="8.802cm">
              <text:p/>
            </draw:line>
            <draw:line draw:style-name="gr11" draw:text-style-name="P7" draw:layer="layout" svg:x1="26.701cm" svg:y1="9.302cm" svg:x2="27.203cm" svg:y2="8.8cm">
              <text:p/>
            </draw:line>
            <draw:line draw:style-name="gr11" draw:text-style-name="P7" draw:layer="layout" svg:x1="26.701cm" svg:y1="10.002cm" svg:x2="27.204cm" svg:y2="9.499cm">
              <text:p/>
            </draw:line>
            <draw:line draw:style-name="gr11" draw:text-style-name="P7" draw:layer="layout" svg:x1="26.5cm" svg:y1="8.802cm" svg:x2="27.203cm" svg:y2="8.802cm">
              <text:p/>
            </draw:line>
            <draw:line draw:style-name="gr11" draw:text-style-name="P7" draw:layer="layout" svg:x1="26.704cm" svg:y1="9.302cm" svg:x2="26.704cm" svg:y2="10.005cm">
              <text:p/>
            </draw:line>
            <draw:line draw:style-name="gr11" draw:text-style-name="P7" draw:layer="layout" svg:x1="27.204cm" svg:y1="8.802cm" svg:x2="27.204cm" svg:y2="9.499cm">
              <text:p/>
            </draw:line>
            <draw:line draw:style-name="gr11" draw:text-style-name="P7" draw:layer="layout" svg:x1="25.987cm" svg:y1="10.002cm" svg:x2="26.703cm" svg:y2="10.002cm">
              <text:p/>
            </draw:line>
          </draw:g>
          <draw:custom-shape draw:style-name="gr10" draw:text-style-name="P6" draw:layer="layout" svg:width="0.048cm" svg:height="0.048cm" draw:transform="rotate (0.241204502625616) translate (25.246cm 9.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5.247cm 9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5.248cm 9.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5.247cm 9.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5.248cm 9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5.249cm 9.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6.447cm 8.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6.448cm 8.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6.449cm 8.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6.448cm 8.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6.449cm 8.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26.45cm 8.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5.593cm 5.7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5.393cm 5.7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5.193cm 5.7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5.593cm 5.7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5.393cm 5.7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25.193cm 5.7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5" draw:text-style-name="P3" draw:layer="layout" svg:x1="4.4cm" svg:y1="2.2cm" svg:x2="7.2cm" svg:y2="2.2cm">
          <text:p/>
        </draw:line>
        <draw:line draw:style-name="gr5" draw:text-style-name="P3" draw:layer="layout" svg:x1="7.2cm" svg:y1="2.2cm" svg:x2="7.2cm" svg:y2="5cm">
          <text:p/>
        </draw:line>
        <draw:line draw:style-name="gr5" draw:text-style-name="P3" draw:layer="layout" svg:x1="4.4cm" svg:y1="2.2cm" svg:x2="4.4cm" svg:y2="5cm">
          <text:p/>
        </draw:line>
        <draw:line draw:style-name="gr3" draw:text-style-name="P3" draw:layer="layout" svg:x1="4.4cm" svg:y1="2.2cm" svg:x2="5.4cm" svg:y2="2.2cm">
          <text:p/>
        </draw:line>
        <draw:line draw:style-name="gr3" draw:text-style-name="P3" draw:layer="layout" svg:x1="4.399cm" svg:y1="2.2cm" svg:x2="4.399cm" svg:y2="3.2cm">
          <text:p/>
        </draw:line>
        <draw:line draw:style-name="gr3" draw:text-style-name="P3" draw:layer="layout" svg:x1="4.395cm" svg:y1="2.205cm" svg:x2="5.102cm" svg:y2="1.498cm">
          <text:p/>
        </draw:line>
        <draw:line draw:style-name="gr3" draw:text-style-name="P3" draw:layer="layout" svg:x1="4.395cm" svg:y1="2.205cm" svg:x2="4.636cm" svg:y2="1.234cm">
          <text:p/>
        </draw:line>
        <draw:frame draw:style-name="gr6" draw:text-style-name="P4" draw:layer="layout" svg:width="0.747cm" svg:height="0.585cm" svg:x="4.223cm" svg:y="2.8cm">
          <draw:text-box>
            <text:p><text:span text:style-name="T1">B</text:span><text:span text:style-name="T2">0</text:span></text:p>
          </draw:text-box>
        </draw:frame>
        <draw:line draw:style-name="gr5" draw:text-style-name="P3" draw:layer="layout" svg:x1="4.4cm" svg:y1="5cm" svg:x2="7.2cm" svg:y2="5cm">
          <text:p/>
        </draw:line>
        <draw:line draw:style-name="gr5" draw:text-style-name="P3" draw:layer="layout" svg:x1="4.4cm" svg:y1="2.2cm" svg:x2="6.38cm" svg:y2="0.22cm">
          <text:p/>
        </draw:line>
        <draw:line draw:style-name="gr5" draw:text-style-name="P3" draw:layer="layout" svg:x1="6.381cm" svg:y1="0.219cm" svg:x2="9.181cm" svg:y2="0.219cm">
          <text:p/>
        </draw:line>
        <draw:line draw:style-name="gr5" draw:text-style-name="P3" draw:layer="layout" svg:x1="9.181cm" svg:y1="0.219cm" svg:x2="9.181cm" svg:y2="3.019cm">
          <text:p/>
        </draw:line>
        <draw:line draw:style-name="gr5" draw:text-style-name="P3" draw:layer="layout" svg:x1="7.2cm" svg:y1="2.2cm" svg:x2="9.18cm" svg:y2="0.22cm">
          <text:p/>
        </draw:line>
        <draw:line draw:style-name="gr5" draw:text-style-name="P3" draw:layer="layout" svg:x1="7.2cm" svg:y1="5cm" svg:x2="9.18cm" svg:y2="3.02cm">
          <text:p/>
        </draw:line>
        <draw:frame draw:style-name="gr6" draw:text-style-name="P4" draw:layer="layout" svg:width="0.747cm" svg:height="0.585cm" svg:x="5.024cm" svg:y="2.101cm">
          <draw:text-box>
            <text:p><text:span text:style-name="T1">B</text:span><text:span text:style-name="T2">1</text:span></text:p>
          </draw:text-box>
        </draw:frame>
        <draw:frame draw:style-name="gr6" draw:text-style-name="P4" draw:layer="layout" svg:width="0.747cm" svg:height="0.585cm" svg:x="4.925cm" svg:y="1.302cm">
          <draw:text-box>
            <text:p><text:span text:style-name="T1">B</text:span><text:span text:style-name="T2">2</text:span></text:p>
          </draw:text-box>
        </draw:frame>
        <draw:custom-shape draw:style-name="gr2" draw:text-style-name="P5" draw:layer="layout" svg:width="0.048cm" svg:height="0.048cm" svg:x="4.799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124791041517595) translate (4.722cm 1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241204502625616) translate (4.646cm 1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3" draw:text-style-name="P3" draw:layer="layout" svg:x1="5.501cm" svg:y1="3.301cm" svg:x2="5.501cm" svg:y2="3.8cm">
            <text:p/>
          </draw:line>
          <draw:frame draw:style-name="gr4" draw:text-style-name="P4" draw:layer="layout" svg:width="0.76cm" svg:height="0.585cm" svg:x="5.323cm" svg:y="3.5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5.624cm" svg:y="3.2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5.625cm" svg:y="2.8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5.728cm" svg:y="2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5.696cm 2.9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5.665cm 2.8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484cm" svg:y1="3.302cm" svg:x2="5.983cm" svg:y2="3.302cm">
            <text:p/>
          </draw:line>
          <draw:line draw:style-name="gr3" draw:text-style-name="P3" draw:layer="layout" svg:x1="5.499cm" svg:y1="3.3cm" svg:x2="5.852cm" svg:y2="2.947cm">
            <text:p/>
          </draw:line>
          <draw:line draw:style-name="gr3" draw:text-style-name="P3" draw:layer="layout" svg:x1="5.499cm" svg:y1="3.301cm" svg:x2="5.628cm" svg:y2="2.819cm">
            <text:p/>
          </draw:line>
          <draw:line draw:style-name="gr5" draw:text-style-name="P3" draw:layer="layout" svg:x1="5.484cm" svg:y1="3.3cm" svg:x2="6.2cm" svg:y2="3.3cm">
            <text:p/>
          </draw:line>
          <draw:line draw:style-name="gr5" draw:text-style-name="P3" draw:layer="layout" svg:x1="5.501cm" svg:y1="3.287cm" svg:x2="5.501cm" svg:y2="4.003cm">
            <text:p/>
          </draw:line>
          <draw:line draw:style-name="gr5" draw:text-style-name="P3" draw:layer="layout" svg:x1="5.487cm" svg:y1="3.311cm" svg:x2="5.997cm" svg:y2="2.8cm">
            <text:p/>
          </draw:line>
          <draw:line draw:style-name="gr5" draw:text-style-name="P3" draw:layer="layout" svg:x1="6.198cm" svg:y1="3.3cm" svg:x2="6.7cm" svg:y2="2.798cm">
            <text:p/>
          </draw:line>
          <draw:line draw:style-name="gr5" draw:text-style-name="P3" draw:layer="layout" svg:x1="6.198cm" svg:y1="4cm" svg:x2="6.701cm" svg:y2="3.497cm">
            <text:p/>
          </draw:line>
          <draw:line draw:style-name="gr5" draw:text-style-name="P3" draw:layer="layout" svg:x1="5.997cm" svg:y1="2.8cm" svg:x2="6.7cm" svg:y2="2.8cm">
            <text:p/>
          </draw:line>
          <draw:line draw:style-name="gr5" draw:text-style-name="P3" draw:layer="layout" svg:x1="6.201cm" svg:y1="3.3cm" svg:x2="6.201cm" svg:y2="4.003cm">
            <text:p/>
          </draw:line>
          <draw:line draw:style-name="gr5" draw:text-style-name="P3" draw:layer="layout" svg:x1="6.701cm" svg:y1="2.8cm" svg:x2="6.701cm" svg:y2="3.497cm">
            <text:p/>
          </draw:line>
          <draw:line draw:style-name="gr5" draw:text-style-name="P3" draw:layer="layout" svg:x1="5.484cm" svg:y1="4cm" svg:x2="6.2cm" svg:y2="4cm">
            <text:p/>
          </draw:line>
        </draw:g>
        <draw:g>
          <draw:line draw:style-name="gr3" draw:text-style-name="P3" draw:layer="layout" svg:x1="0.928cm" svg:y1="7.366cm" svg:x2="1.928cm" svg:y2="7.366cm">
            <text:p/>
          </draw:line>
          <draw:line draw:style-name="gr3" draw:text-style-name="P3" draw:layer="layout" svg:x1="0.927cm" svg:y1="7.366cm" svg:x2="0.927cm" svg:y2="8.366cm">
            <text:p/>
          </draw:line>
          <draw:line draw:style-name="gr3" draw:text-style-name="P3" draw:layer="layout" svg:x1="0.923cm" svg:y1="7.371cm" svg:x2="1.63cm" svg:y2="6.664cm">
            <text:p/>
          </draw:line>
          <draw:line draw:style-name="gr3" draw:text-style-name="P3" draw:layer="layout" svg:x1="0.923cm" svg:y1="7.371cm" svg:x2="1.164cm" svg:y2="6.4cm">
            <text:p/>
          </draw:line>
          <draw:frame draw:style-name="gr6" draw:text-style-name="P4" draw:layer="layout" svg:width="0.747cm" svg:height="0.585cm" svg:x="0.751cm" svg:y="7.966cm">
            <draw:text-box>
              <text:p><text:span text:style-name="T1">E</text:span><text:span text:style-name="T2">0</text:span></text:p>
            </draw:text-box>
          </draw:frame>
          <draw:frame draw:style-name="gr6" draw:text-style-name="P4" draw:layer="layout" svg:width="0.747cm" svg:height="0.585cm" svg:x="1.453cm" svg:y="6.468cm">
            <draw:text-box>
              <text:p><text:span text:style-name="T1">E</text:span><text:span text:style-name="T2">2</text:span></text:p>
            </draw:text-box>
          </draw:frame>
          <draw:custom-shape draw:style-name="gr2" draw:text-style-name="P5" draw:layer="layout" svg:width="0.048cm" svg:height="0.048cm" svg:x="1.327cm" svg:y="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124791041517595) translate (1.25cm 6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1.174cm 6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747cm" svg:height="0.585cm" svg:x="1.551cm" svg:y="7.267cm">
            <draw:text-box>
              <text:p><text:span text:style-name="T1">E</text:span><text:span text:style-name="T2">1</text:span></text:p>
            </draw:text-box>
          </draw:frame>
        </draw:g>
        <draw:g xml:id="id1" draw:id="id1">
          <draw:g>
            <draw:line draw:style-name="gr9" draw:text-style-name="P1" draw:layer="layout" svg:x1="3.077cm" svg:y1="7.688cm" svg:x2="3.793cm" svg:y2="7.688cm">
              <text:p/>
            </draw:line>
            <draw:line draw:style-name="gr9" draw:text-style-name="P1" draw:layer="layout" svg:x1="3.094cm" svg:y1="7.675cm" svg:x2="3.094cm" svg:y2="8.002cm">
              <text:p/>
            </draw:line>
            <draw:line draw:style-name="gr9" draw:text-style-name="P1" draw:layer="layout" svg:x1="3.08cm" svg:y1="7.699cm" svg:x2="3.59cm" svg:y2="7.188cm">
              <text:p/>
            </draw:line>
            <draw:line draw:style-name="gr9" draw:text-style-name="P1" draw:layer="layout" svg:x1="3.791cm" svg:y1="7.688cm" svg:x2="4.293cm" svg:y2="7.186cm">
              <text:p/>
            </draw:line>
            <draw:line draw:style-name="gr9" draw:text-style-name="P1" draw:layer="layout" svg:x1="3.791cm" svg:y1="8.388cm" svg:x2="4.294cm" svg:y2="7.885cm">
              <text:p/>
            </draw:line>
            <draw:line draw:style-name="gr9" draw:text-style-name="P1" draw:layer="layout" svg:x1="3.59cm" svg:y1="7.188cm" svg:x2="4.293cm" svg:y2="7.188cm">
              <text:p/>
            </draw:line>
            <draw:line draw:style-name="gr9" draw:text-style-name="P1" draw:layer="layout" svg:x1="3.794cm" svg:y1="7.688cm" svg:x2="3.794cm" svg:y2="8.391cm">
              <text:p/>
            </draw:line>
            <draw:line draw:style-name="gr9" draw:text-style-name="P1" draw:layer="layout" svg:x1="4.294cm" svg:y1="7.188cm" svg:x2="4.294cm" svg:y2="7.885cm">
              <text:p/>
            </draw:line>
            <draw:line draw:style-name="gr9" draw:text-style-name="P1" draw:layer="layout" svg:x1="3.375cm" svg:y1="8.388cm" svg:x2="3.793cm" svg:y2="8.388cm">
              <text:p/>
            </draw:line>
          </draw:g>
          <draw:g>
            <draw:line draw:style-name="gr9" draw:text-style-name="P1" draw:layer="layout" svg:x1="4.692cm" svg:y1="7.689cm" svg:x2="5.408cm" svg:y2="7.689cm">
              <text:p/>
            </draw:line>
            <draw:line draw:style-name="gr9" draw:text-style-name="P1" draw:layer="layout" svg:x1="4.709cm" svg:y1="7.676cm" svg:x2="4.709cm" svg:y2="8.003cm">
              <text:p/>
            </draw:line>
            <draw:line draw:style-name="gr9" draw:text-style-name="P1" draw:layer="layout" svg:x1="4.695cm" svg:y1="7.7cm" svg:x2="5.205cm" svg:y2="7.189cm">
              <text:p/>
            </draw:line>
            <draw:line draw:style-name="gr9" draw:text-style-name="P1" draw:layer="layout" svg:x1="5.406cm" svg:y1="7.689cm" svg:x2="5.908cm" svg:y2="7.187cm">
              <text:p/>
            </draw:line>
            <draw:line draw:style-name="gr9" draw:text-style-name="P1" draw:layer="layout" svg:x1="5.406cm" svg:y1="8.389cm" svg:x2="5.909cm" svg:y2="7.886cm">
              <text:p/>
            </draw:line>
            <draw:line draw:style-name="gr9" draw:text-style-name="P1" draw:layer="layout" svg:x1="5.205cm" svg:y1="7.189cm" svg:x2="5.908cm" svg:y2="7.189cm">
              <text:p/>
            </draw:line>
            <draw:line draw:style-name="gr9" draw:text-style-name="P1" draw:layer="layout" svg:x1="5.409cm" svg:y1="7.689cm" svg:x2="5.409cm" svg:y2="8.392cm">
              <text:p/>
            </draw:line>
            <draw:line draw:style-name="gr9" draw:text-style-name="P1" draw:layer="layout" svg:x1="5.909cm" svg:y1="7.189cm" svg:x2="5.909cm" svg:y2="7.886cm">
              <text:p/>
            </draw:line>
            <draw:line draw:style-name="gr9" draw:text-style-name="P1" draw:layer="layout" svg:x1="4.99cm" svg:y1="8.389cm" svg:x2="5.408cm" svg:y2="8.389cm">
              <text:p/>
            </draw:line>
          </draw:g>
          <draw:g>
            <draw:line draw:style-name="gr9" draw:text-style-name="P1" draw:layer="layout" svg:x1="7.093cm" svg:y1="7.69cm" svg:x2="7.809cm" svg:y2="7.69cm">
              <text:p/>
            </draw:line>
            <draw:line draw:style-name="gr9" draw:text-style-name="P1" draw:layer="layout" svg:x1="7.11cm" svg:y1="7.677cm" svg:x2="7.11cm" svg:y2="8.004cm">
              <text:p/>
            </draw:line>
            <draw:line draw:style-name="gr9" draw:text-style-name="P1" draw:layer="layout" svg:x1="7.096cm" svg:y1="7.701cm" svg:x2="7.606cm" svg:y2="7.19cm">
              <text:p/>
            </draw:line>
            <draw:line draw:style-name="gr9" draw:text-style-name="P1" draw:layer="layout" svg:x1="7.807cm" svg:y1="7.69cm" svg:x2="8.309cm" svg:y2="7.188cm">
              <text:p/>
            </draw:line>
            <draw:line draw:style-name="gr9" draw:text-style-name="P1" draw:layer="layout" svg:x1="7.807cm" svg:y1="8.39cm" svg:x2="8.31cm" svg:y2="7.887cm">
              <text:p/>
            </draw:line>
            <draw:line draw:style-name="gr9" draw:text-style-name="P1" draw:layer="layout" svg:x1="7.606cm" svg:y1="7.19cm" svg:x2="8.309cm" svg:y2="7.19cm">
              <text:p/>
            </draw:line>
            <draw:line draw:style-name="gr9" draw:text-style-name="P1" draw:layer="layout" svg:x1="7.81cm" svg:y1="7.69cm" svg:x2="7.81cm" svg:y2="8.393cm">
              <text:p/>
            </draw:line>
            <draw:line draw:style-name="gr9" draw:text-style-name="P1" draw:layer="layout" svg:x1="8.31cm" svg:y1="7.19cm" svg:x2="8.31cm" svg:y2="7.887cm">
              <text:p/>
            </draw:line>
            <draw:line draw:style-name="gr9" draw:text-style-name="P1" draw:layer="layout" svg:x1="7.391cm" svg:y1="8.39cm" svg:x2="7.809cm" svg:y2="8.39cm">
              <text:p/>
            </draw:line>
          </draw:g>
          <draw:line draw:style-name="gr1" draw:text-style-name="P1" draw:layer="layout" svg:x1="2.176cm" svg:y1="9.901cm" svg:x2="2.892cm" svg:y2="9.901cm">
            <text:p/>
          </draw:line>
          <draw:line draw:style-name="gr1" draw:text-style-name="P1" draw:layer="layout" svg:x1="2.193cm" svg:y1="9.888cm" svg:x2="2.193cm" svg:y2="10.604cm">
            <text:p/>
          </draw:line>
          <draw:line draw:style-name="gr1" draw:text-style-name="P1" draw:layer="layout" svg:x1="2.179cm" svg:y1="9.912cm" svg:x2="2.689cm" svg:y2="9.401cm">
            <text:p/>
          </draw:line>
          <draw:line draw:style-name="gr1" draw:text-style-name="P1" draw:layer="layout" svg:x1="2.89cm" svg:y1="9.901cm" svg:x2="3.392cm" svg:y2="9.399cm">
            <text:p/>
          </draw:line>
          <draw:line draw:style-name="gr1" draw:text-style-name="P1" draw:layer="layout" svg:x1="2.89cm" svg:y1="10.601cm" svg:x2="3.393cm" svg:y2="10.098cm">
            <text:p/>
          </draw:line>
          <draw:line draw:style-name="gr1" draw:text-style-name="P1" draw:layer="layout" svg:x1="2.689cm" svg:y1="9.401cm" svg:x2="3.392cm" svg:y2="9.401cm">
            <text:p/>
          </draw:line>
          <draw:line draw:style-name="gr1" draw:text-style-name="P1" draw:layer="layout" svg:x1="2.893cm" svg:y1="9.901cm" svg:x2="2.893cm" svg:y2="10.604cm">
            <text:p/>
          </draw:line>
          <draw:line draw:style-name="gr1" draw:text-style-name="P1" draw:layer="layout" svg:x1="3.393cm" svg:y1="9.401cm" svg:x2="3.393cm" svg:y2="10.098cm">
            <text:p/>
          </draw:line>
          <draw:line draw:style-name="gr1" draw:text-style-name="P1" draw:layer="layout" svg:x1="2.176cm" svg:y1="10.601cm" svg:x2="2.892cm" svg:y2="10.601cm">
            <text:p/>
          </draw:line>
          <draw:line draw:style-name="gr1" draw:text-style-name="P1" draw:layer="layout" svg:x1="3.776cm" svg:y1="8.501cm" svg:x2="4.492cm" svg:y2="8.501cm">
            <text:p/>
          </draw:line>
          <draw:line draw:style-name="gr1" draw:text-style-name="P1" draw:layer="layout" svg:x1="3.793cm" svg:y1="8.488cm" svg:x2="3.793cm" svg:y2="9.204cm">
            <text:p/>
          </draw:line>
          <draw:line draw:style-name="gr1" draw:text-style-name="P1" draw:layer="layout" svg:x1="3.779cm" svg:y1="8.512cm" svg:x2="4.289cm" svg:y2="8.001cm">
            <text:p/>
          </draw:line>
          <draw:line draw:style-name="gr1" draw:text-style-name="P1" draw:layer="layout" svg:x1="4.49cm" svg:y1="8.501cm" svg:x2="4.992cm" svg:y2="7.999cm">
            <text:p/>
          </draw:line>
          <draw:line draw:style-name="gr1" draw:text-style-name="P1" draw:layer="layout" svg:x1="4.49cm" svg:y1="9.201cm" svg:x2="4.993cm" svg:y2="8.698cm">
            <text:p/>
          </draw:line>
          <draw:line draw:style-name="gr1" draw:text-style-name="P1" draw:layer="layout" svg:x1="4.289cm" svg:y1="8.001cm" svg:x2="4.992cm" svg:y2="8.001cm">
            <text:p/>
          </draw:line>
          <draw:line draw:style-name="gr1" draw:text-style-name="P1" draw:layer="layout" svg:x1="4.493cm" svg:y1="8.501cm" svg:x2="4.493cm" svg:y2="9.204cm">
            <text:p/>
          </draw:line>
          <draw:line draw:style-name="gr1" draw:text-style-name="P1" draw:layer="layout" svg:x1="4.993cm" svg:y1="8.001cm" svg:x2="4.993cm" svg:y2="8.698cm">
            <text:p/>
          </draw:line>
          <draw:line draw:style-name="gr1" draw:text-style-name="P1" draw:layer="layout" svg:x1="3.776cm" svg:y1="9.201cm" svg:x2="4.492cm" svg:y2="9.201cm">
            <text:p/>
          </draw:line>
          <draw:line draw:style-name="gr1" draw:text-style-name="P1" draw:layer="layout" svg:x1="3.777cm" svg:y1="9.901cm" svg:x2="4.493cm" svg:y2="9.901cm">
            <text:p/>
          </draw:line>
          <draw:line draw:style-name="gr1" draw:text-style-name="P1" draw:layer="layout" svg:x1="3.794cm" svg:y1="9.888cm" svg:x2="3.794cm" svg:y2="10.604cm">
            <text:p/>
          </draw:line>
          <draw:line draw:style-name="gr1" draw:text-style-name="P1" draw:layer="layout" svg:x1="3.78cm" svg:y1="9.912cm" svg:x2="4.29cm" svg:y2="9.401cm">
            <text:p/>
          </draw:line>
          <draw:line draw:style-name="gr1" draw:text-style-name="P1" draw:layer="layout" svg:x1="4.491cm" svg:y1="9.901cm" svg:x2="4.993cm" svg:y2="9.399cm">
            <text:p/>
          </draw:line>
          <draw:line draw:style-name="gr1" draw:text-style-name="P1" draw:layer="layout" svg:x1="4.491cm" svg:y1="10.601cm" svg:x2="4.994cm" svg:y2="10.098cm">
            <text:p/>
          </draw:line>
          <draw:line draw:style-name="gr1" draw:text-style-name="P1" draw:layer="layout" svg:x1="4.29cm" svg:y1="9.401cm" svg:x2="4.993cm" svg:y2="9.401cm">
            <text:p/>
          </draw:line>
          <draw:line draw:style-name="gr1" draw:text-style-name="P1" draw:layer="layout" svg:x1="4.494cm" svg:y1="9.901cm" svg:x2="4.494cm" svg:y2="10.604cm">
            <text:p/>
          </draw:line>
          <draw:line draw:style-name="gr1" draw:text-style-name="P1" draw:layer="layout" svg:x1="4.994cm" svg:y1="9.401cm" svg:x2="4.994cm" svg:y2="10.098cm">
            <text:p/>
          </draw:line>
          <draw:line draw:style-name="gr1" draw:text-style-name="P1" draw:layer="layout" svg:x1="3.777cm" svg:y1="10.601cm" svg:x2="4.493cm" svg:y2="10.601cm">
            <text:p/>
          </draw:line>
          <draw:line draw:style-name="gr1" draw:text-style-name="P1" draw:layer="layout" svg:x1="6.177cm" svg:y1="8.501cm" svg:x2="6.893cm" svg:y2="8.501cm">
            <text:p/>
          </draw:line>
          <draw:line draw:style-name="gr1" draw:text-style-name="P1" draw:layer="layout" svg:x1="6.194cm" svg:y1="8.488cm" svg:x2="6.194cm" svg:y2="9.204cm">
            <text:p/>
          </draw:line>
          <draw:line draw:style-name="gr1" draw:text-style-name="P1" draw:layer="layout" svg:x1="6.18cm" svg:y1="8.512cm" svg:x2="6.69cm" svg:y2="8.001cm">
            <text:p/>
          </draw:line>
          <draw:line draw:style-name="gr1" draw:text-style-name="P1" draw:layer="layout" svg:x1="6.891cm" svg:y1="8.501cm" svg:x2="7.393cm" svg:y2="7.999cm">
            <text:p/>
          </draw:line>
          <draw:line draw:style-name="gr1" draw:text-style-name="P1" draw:layer="layout" svg:x1="6.891cm" svg:y1="9.201cm" svg:x2="7.394cm" svg:y2="8.698cm">
            <text:p/>
          </draw:line>
          <draw:line draw:style-name="gr1" draw:text-style-name="P1" draw:layer="layout" svg:x1="6.69cm" svg:y1="8.001cm" svg:x2="7.393cm" svg:y2="8.001cm">
            <text:p/>
          </draw:line>
          <draw:line draw:style-name="gr1" draw:text-style-name="P1" draw:layer="layout" svg:x1="6.894cm" svg:y1="8.501cm" svg:x2="6.894cm" svg:y2="9.204cm">
            <text:p/>
          </draw:line>
          <draw:line draw:style-name="gr1" draw:text-style-name="P1" draw:layer="layout" svg:x1="7.394cm" svg:y1="8.001cm" svg:x2="7.394cm" svg:y2="8.698cm">
            <text:p/>
          </draw:line>
          <draw:line draw:style-name="gr1" draw:text-style-name="P1" draw:layer="layout" svg:x1="6.177cm" svg:y1="9.201cm" svg:x2="6.893cm" svg:y2="9.201cm">
            <text:p/>
          </draw:line>
          <draw:line draw:style-name="gr1" draw:text-style-name="P1" draw:layer="layout" svg:x1="6.178cm" svg:y1="9.901cm" svg:x2="6.894cm" svg:y2="9.901cm">
            <text:p/>
          </draw:line>
          <draw:line draw:style-name="gr1" draw:text-style-name="P1" draw:layer="layout" svg:x1="6.195cm" svg:y1="9.888cm" svg:x2="6.195cm" svg:y2="10.604cm">
            <text:p/>
          </draw:line>
          <draw:line draw:style-name="gr1" draw:text-style-name="P1" draw:layer="layout" svg:x1="6.181cm" svg:y1="9.912cm" svg:x2="6.691cm" svg:y2="9.401cm">
            <text:p/>
          </draw:line>
          <draw:line draw:style-name="gr1" draw:text-style-name="P1" draw:layer="layout" svg:x1="6.892cm" svg:y1="9.901cm" svg:x2="7.394cm" svg:y2="9.399cm">
            <text:p/>
          </draw:line>
          <draw:line draw:style-name="gr1" draw:text-style-name="P1" draw:layer="layout" svg:x1="6.892cm" svg:y1="10.601cm" svg:x2="7.395cm" svg:y2="10.098cm">
            <text:p/>
          </draw:line>
          <draw:line draw:style-name="gr1" draw:text-style-name="P1" draw:layer="layout" svg:x1="6.691cm" svg:y1="9.401cm" svg:x2="7.394cm" svg:y2="9.401cm">
            <text:p/>
          </draw:line>
          <draw:line draw:style-name="gr1" draw:text-style-name="P1" draw:layer="layout" svg:x1="6.895cm" svg:y1="9.901cm" svg:x2="6.895cm" svg:y2="10.604cm">
            <text:p/>
          </draw:line>
          <draw:line draw:style-name="gr1" draw:text-style-name="P1" draw:layer="layout" svg:x1="7.395cm" svg:y1="9.401cm" svg:x2="7.395cm" svg:y2="10.098cm">
            <text:p/>
          </draw:line>
          <draw:line draw:style-name="gr1" draw:text-style-name="P1" draw:layer="layout" svg:x1="6.178cm" svg:y1="10.601cm" svg:x2="6.894cm" svg:y2="10.601cm">
            <text:p/>
          </draw:line>
          <draw:line draw:style-name="gr1" draw:text-style-name="P1" draw:layer="layout" svg:x1="2.177cm" svg:y1="12.201cm" svg:x2="2.893cm" svg:y2="12.201cm">
            <text:p/>
          </draw:line>
          <draw:line draw:style-name="gr1" draw:text-style-name="P1" draw:layer="layout" svg:x1="2.194cm" svg:y1="12.188cm" svg:x2="2.194cm" svg:y2="12.904cm">
            <text:p/>
          </draw:line>
          <draw:line draw:style-name="gr1" draw:text-style-name="P1" draw:layer="layout" svg:x1="2.18cm" svg:y1="12.212cm" svg:x2="2.69cm" svg:y2="11.701cm">
            <text:p/>
          </draw:line>
          <draw:line draw:style-name="gr1" draw:text-style-name="P1" draw:layer="layout" svg:x1="2.891cm" svg:y1="12.201cm" svg:x2="3.393cm" svg:y2="11.699cm">
            <text:p/>
          </draw:line>
          <draw:line draw:style-name="gr1" draw:text-style-name="P1" draw:layer="layout" svg:x1="2.891cm" svg:y1="12.901cm" svg:x2="3.394cm" svg:y2="12.398cm">
            <text:p/>
          </draw:line>
          <draw:line draw:style-name="gr1" draw:text-style-name="P1" draw:layer="layout" svg:x1="2.69cm" svg:y1="11.701cm" svg:x2="3.393cm" svg:y2="11.701cm">
            <text:p/>
          </draw:line>
          <draw:line draw:style-name="gr1" draw:text-style-name="P1" draw:layer="layout" svg:x1="2.894cm" svg:y1="12.201cm" svg:x2="2.894cm" svg:y2="12.904cm">
            <text:p/>
          </draw:line>
          <draw:line draw:style-name="gr1" draw:text-style-name="P1" draw:layer="layout" svg:x1="3.394cm" svg:y1="11.701cm" svg:x2="3.394cm" svg:y2="12.398cm">
            <text:p/>
          </draw:line>
          <draw:line draw:style-name="gr1" draw:text-style-name="P1" draw:layer="layout" svg:x1="2.177cm" svg:y1="12.901cm" svg:x2="2.893cm" svg:y2="12.901cm">
            <text:p/>
          </draw:line>
          <draw:line draw:style-name="gr1" draw:text-style-name="P1" draw:layer="layout" svg:x1="3.778cm" svg:y1="12.201cm" svg:x2="4.494cm" svg:y2="12.201cm">
            <text:p/>
          </draw:line>
          <draw:line draw:style-name="gr1" draw:text-style-name="P1" draw:layer="layout" svg:x1="3.795cm" svg:y1="12.188cm" svg:x2="3.795cm" svg:y2="12.904cm">
            <text:p/>
          </draw:line>
          <draw:line draw:style-name="gr1" draw:text-style-name="P1" draw:layer="layout" svg:x1="3.781cm" svg:y1="12.212cm" svg:x2="4.291cm" svg:y2="11.701cm">
            <text:p/>
          </draw:line>
          <draw:line draw:style-name="gr1" draw:text-style-name="P1" draw:layer="layout" svg:x1="4.492cm" svg:y1="12.201cm" svg:x2="4.994cm" svg:y2="11.699cm">
            <text:p/>
          </draw:line>
          <draw:line draw:style-name="gr1" draw:text-style-name="P1" draw:layer="layout" svg:x1="4.492cm" svg:y1="12.901cm" svg:x2="4.995cm" svg:y2="12.398cm">
            <text:p/>
          </draw:line>
          <draw:line draw:style-name="gr1" draw:text-style-name="P1" draw:layer="layout" svg:x1="4.291cm" svg:y1="11.701cm" svg:x2="4.994cm" svg:y2="11.701cm">
            <text:p/>
          </draw:line>
          <draw:line draw:style-name="gr1" draw:text-style-name="P1" draw:layer="layout" svg:x1="4.495cm" svg:y1="12.201cm" svg:x2="4.495cm" svg:y2="12.904cm">
            <text:p/>
          </draw:line>
          <draw:line draw:style-name="gr1" draw:text-style-name="P1" draw:layer="layout" svg:x1="4.995cm" svg:y1="11.701cm" svg:x2="4.995cm" svg:y2="12.398cm">
            <text:p/>
          </draw:line>
          <draw:line draw:style-name="gr1" draw:text-style-name="P1" draw:layer="layout" svg:x1="3.778cm" svg:y1="12.901cm" svg:x2="4.494cm" svg:y2="12.901cm">
            <text:p/>
          </draw:line>
          <draw:line draw:style-name="gr1" draw:text-style-name="P1" draw:layer="layout" svg:x1="6.179cm" svg:y1="12.201cm" svg:x2="6.895cm" svg:y2="12.201cm">
            <text:p/>
          </draw:line>
          <draw:line draw:style-name="gr1" draw:text-style-name="P1" draw:layer="layout" svg:x1="6.196cm" svg:y1="12.188cm" svg:x2="6.196cm" svg:y2="12.904cm">
            <text:p/>
          </draw:line>
          <draw:line draw:style-name="gr1" draw:text-style-name="P1" draw:layer="layout" svg:x1="6.182cm" svg:y1="12.212cm" svg:x2="6.692cm" svg:y2="11.701cm">
            <text:p/>
          </draw:line>
          <draw:line draw:style-name="gr1" draw:text-style-name="P1" draw:layer="layout" svg:x1="6.893cm" svg:y1="12.201cm" svg:x2="7.395cm" svg:y2="11.699cm">
            <text:p/>
          </draw:line>
          <draw:line draw:style-name="gr1" draw:text-style-name="P1" draw:layer="layout" svg:x1="6.893cm" svg:y1="12.901cm" svg:x2="7.396cm" svg:y2="12.398cm">
            <text:p/>
          </draw:line>
          <draw:line draw:style-name="gr1" draw:text-style-name="P1" draw:layer="layout" svg:x1="6.692cm" svg:y1="11.701cm" svg:x2="7.395cm" svg:y2="11.701cm">
            <text:p/>
          </draw:line>
          <draw:line draw:style-name="gr1" draw:text-style-name="P1" draw:layer="layout" svg:x1="6.896cm" svg:y1="12.201cm" svg:x2="6.896cm" svg:y2="12.904cm">
            <text:p/>
          </draw:line>
          <draw:line draw:style-name="gr1" draw:text-style-name="P1" draw:layer="layout" svg:x1="7.396cm" svg:y1="11.701cm" svg:x2="7.396cm" svg:y2="12.398cm">
            <text:p/>
          </draw:line>
          <draw:line draw:style-name="gr1" draw:text-style-name="P1" draw:layer="layout" svg:x1="6.179cm" svg:y1="12.901cm" svg:x2="6.895cm" svg:y2="12.901cm">
            <text:p/>
          </draw:line>
          <draw:custom-shape draw:style-name="gr2" draw:text-style-name="P2" draw:layer="layout" svg:width="0.048cm" svg:height="0.048cm" draw:transform="rotate (0.241204502625616) translate (2.739cm 10.9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.74cm 11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2.741cm 11.3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4.24cm 10.9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4.241cm 11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4.242cm 11.3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6.641cm 10.9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6.642cm 11.1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6.643cm 11.3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6.642cm 10.9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6.643cm 11.1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0.241204502625616) translate (6.644cm 11.3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789cm 12.2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589cm 12.2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389cm 12.2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789cm 12.2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589cm 12.2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389cm 12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789cm 9.9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589cm 9.9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389cm 9.9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789cm 9.9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589cm 9.9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389cm 9.9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789cm 8.5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589cm 8.5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389cm 8.5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789cm 8.5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589cm 8.5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48cm" svg:height="0.048cm" draw:transform="rotate (-1.32959182416928) translate (5.389cm 8.5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175cm" svg:y1="8.519cm" svg:x2="2.175cm" svg:y2="9.018cm">
            <text:p/>
          </draw:line>
          <draw:frame draw:style-name="gr4" draw:text-style-name="P4" draw:layer="layout" svg:width="0.76cm" svg:height="0.585cm" svg:x="1.997cm" svg:y="8.719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2.298cm" svg:y="8.424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2.299cm" svg:y="8.021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2.402cm" svg:y="8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2.37cm 8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2.339cm 8.1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158cm" svg:y1="8.52cm" svg:x2="2.657cm" svg:y2="8.52cm">
            <text:p/>
          </draw:line>
          <draw:line draw:style-name="gr3" draw:text-style-name="P3" draw:layer="layout" svg:x1="2.173cm" svg:y1="8.518cm" svg:x2="2.526cm" svg:y2="8.165cm">
            <text:p/>
          </draw:line>
          <draw:line draw:style-name="gr3" draw:text-style-name="P3" draw:layer="layout" svg:x1="2.173cm" svg:y1="8.519cm" svg:x2="2.302cm" svg:y2="8.037cm">
            <text:p/>
          </draw:line>
          <draw:line draw:style-name="gr1" draw:text-style-name="P3" draw:layer="layout" svg:x1="2.158cm" svg:y1="8.518cm" svg:x2="2.874cm" svg:y2="8.518cm">
            <text:p/>
          </draw:line>
          <draw:line draw:style-name="gr1" draw:text-style-name="P3" draw:layer="layout" svg:x1="2.175cm" svg:y1="8.505cm" svg:x2="2.175cm" svg:y2="9.221cm">
            <text:p/>
          </draw:line>
          <draw:line draw:style-name="gr1" draw:text-style-name="P3" draw:layer="layout" svg:x1="2.161cm" svg:y1="8.529cm" svg:x2="2.671cm" svg:y2="8.018cm">
            <text:p/>
          </draw:line>
          <draw:line draw:style-name="gr1" draw:text-style-name="P3" draw:layer="layout" svg:x1="2.872cm" svg:y1="8.518cm" svg:x2="3.374cm" svg:y2="8.016cm">
            <text:p/>
          </draw:line>
          <draw:line draw:style-name="gr1" draw:text-style-name="P3" draw:layer="layout" svg:x1="2.872cm" svg:y1="9.218cm" svg:x2="3.375cm" svg:y2="8.715cm">
            <text:p/>
          </draw:line>
          <draw:line draw:style-name="gr1" draw:text-style-name="P3" draw:layer="layout" svg:x1="2.671cm" svg:y1="8.018cm" svg:x2="3.374cm" svg:y2="8.018cm">
            <text:p/>
          </draw:line>
          <draw:line draw:style-name="gr1" draw:text-style-name="P3" draw:layer="layout" svg:x1="2.875cm" svg:y1="8.518cm" svg:x2="2.875cm" svg:y2="9.221cm">
            <text:p/>
          </draw:line>
          <draw:line draw:style-name="gr1" draw:text-style-name="P3" draw:layer="layout" svg:x1="3.375cm" svg:y1="8.018cm" svg:x2="3.375cm" svg:y2="8.715cm">
            <text:p/>
          </draw:line>
          <draw:line draw:style-name="gr1" draw:text-style-name="P3" draw:layer="layout" svg:x1="2.158cm" svg:y1="9.218cm" svg:x2="2.874cm" svg:y2="9.218cm">
            <text:p/>
          </draw:line>
          <draw:g>
            <draw:line draw:style-name="gr9" draw:text-style-name="P1" draw:layer="layout" svg:x1="7.094cm" svg:y1="9.091cm" svg:x2="7.81cm" svg:y2="9.091cm">
              <text:p/>
            </draw:line>
            <draw:line draw:style-name="gr9" draw:text-style-name="P1" draw:layer="layout" svg:x1="7.111cm" svg:y1="9.078cm" svg:x2="7.111cm" svg:y2="9.405cm">
              <text:p/>
            </draw:line>
            <draw:line draw:style-name="gr9" draw:text-style-name="P1" draw:layer="layout" svg:x1="7.097cm" svg:y1="9.102cm" svg:x2="7.607cm" svg:y2="8.591cm">
              <text:p/>
            </draw:line>
            <draw:line draw:style-name="gr9" draw:text-style-name="P1" draw:layer="layout" svg:x1="7.808cm" svg:y1="9.091cm" svg:x2="8.31cm" svg:y2="8.589cm">
              <text:p/>
            </draw:line>
            <draw:line draw:style-name="gr9" draw:text-style-name="P1" draw:layer="layout" svg:x1="7.808cm" svg:y1="9.791cm" svg:x2="8.311cm" svg:y2="9.288cm">
              <text:p/>
            </draw:line>
            <draw:line draw:style-name="gr9" draw:text-style-name="P1" draw:layer="layout" svg:x1="7.607cm" svg:y1="8.591cm" svg:x2="8.31cm" svg:y2="8.591cm">
              <text:p/>
            </draw:line>
            <draw:line draw:style-name="gr9" draw:text-style-name="P1" draw:layer="layout" svg:x1="7.811cm" svg:y1="9.091cm" svg:x2="7.811cm" svg:y2="9.794cm">
              <text:p/>
            </draw:line>
            <draw:line draw:style-name="gr9" draw:text-style-name="P1" draw:layer="layout" svg:x1="8.311cm" svg:y1="8.591cm" svg:x2="8.311cm" svg:y2="9.288cm">
              <text:p/>
            </draw:line>
            <draw:line draw:style-name="gr9" draw:text-style-name="P1" draw:layer="layout" svg:x1="7.392cm" svg:y1="9.791cm" svg:x2="7.81cm" svg:y2="9.791cm">
              <text:p/>
            </draw:line>
          </draw:g>
          <draw:g>
            <draw:line draw:style-name="gr9" draw:text-style-name="P1" draw:layer="layout" svg:x1="7.095cm" svg:y1="11.392cm" svg:x2="7.811cm" svg:y2="11.392cm">
              <text:p/>
            </draw:line>
            <draw:line draw:style-name="gr9" draw:text-style-name="P1" draw:layer="layout" svg:x1="7.112cm" svg:y1="11.379cm" svg:x2="7.112cm" svg:y2="11.706cm">
              <text:p/>
            </draw:line>
            <draw:line draw:style-name="gr9" draw:text-style-name="P1" draw:layer="layout" svg:x1="7.098cm" svg:y1="11.403cm" svg:x2="7.608cm" svg:y2="10.892cm">
              <text:p/>
            </draw:line>
            <draw:line draw:style-name="gr9" draw:text-style-name="P1" draw:layer="layout" svg:x1="7.809cm" svg:y1="11.392cm" svg:x2="8.311cm" svg:y2="10.89cm">
              <text:p/>
            </draw:line>
            <draw:line draw:style-name="gr9" draw:text-style-name="P1" draw:layer="layout" svg:x1="7.809cm" svg:y1="12.092cm" svg:x2="8.312cm" svg:y2="11.589cm">
              <text:p/>
            </draw:line>
            <draw:line draw:style-name="gr9" draw:text-style-name="P1" draw:layer="layout" svg:x1="7.608cm" svg:y1="10.892cm" svg:x2="8.311cm" svg:y2="10.892cm">
              <text:p/>
            </draw:line>
            <draw:line draw:style-name="gr9" draw:text-style-name="P1" draw:layer="layout" svg:x1="7.812cm" svg:y1="11.392cm" svg:x2="7.812cm" svg:y2="12.095cm">
              <text:p/>
            </draw:line>
            <draw:line draw:style-name="gr9" draw:text-style-name="P1" draw:layer="layout" svg:x1="8.312cm" svg:y1="10.892cm" svg:x2="8.312cm" svg:y2="11.589cm">
              <text:p/>
            </draw:line>
            <draw:line draw:style-name="gr9" draw:text-style-name="P1" draw:layer="layout" svg:x1="7.393cm" svg:y1="12.092cm" svg:x2="7.811cm" svg:y2="12.092cm">
              <text:p/>
            </draw:line>
          </draw:g>
          <draw:custom-shape draw:style-name="gr10" draw:text-style-name="P6" draw:layer="layout" svg:width="0.048cm" svg:height="0.048cm" draw:transform="rotate (-1.32959182416928) translate (6.689cm 7.7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6.489cm 7.7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6.289cm 7.7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6.689cm 7.7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6.489cm 7.7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6.289cm 7.7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4.678cm 6.7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4.547cm 6.9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4.415cm 7.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4.679cm 6.7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4.547cm 6.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4.416cm 7.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6.278cm 6.7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6.147cm 6.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6.015cm 7.0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6.279cm 6.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6.147cm 6.9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6.016cm 7.0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678cm 6.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547cm 6.9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415cm 7.0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679cm 6.7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547cm 6.9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416cm 7.0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1" draw:text-style-name="P7" draw:layer="layout" svg:x1="4.379cm" svg:y1="6.302cm" svg:x2="5.095cm" svg:y2="6.302cm">
              <text:p/>
            </draw:line>
            <draw:line draw:style-name="gr11" draw:text-style-name="P7" draw:layer="layout" svg:x1="4.396cm" svg:y1="6.289cm" svg:x2="4.396cm" svg:y2="7.005cm">
              <text:p/>
            </draw:line>
            <draw:line draw:style-name="gr11" draw:text-style-name="P7" draw:layer="layout" svg:x1="4.382cm" svg:y1="6.313cm" svg:x2="4.892cm" svg:y2="5.802cm">
              <text:p/>
            </draw:line>
            <draw:line draw:style-name="gr11" draw:text-style-name="P7" draw:layer="layout" svg:x1="5.093cm" svg:y1="6.302cm" svg:x2="5.595cm" svg:y2="5.8cm">
              <text:p/>
            </draw:line>
            <draw:line draw:style-name="gr11" draw:text-style-name="P7" draw:layer="layout" svg:x1="5.093cm" svg:y1="7.002cm" svg:x2="5.596cm" svg:y2="6.499cm">
              <text:p/>
            </draw:line>
            <draw:line draw:style-name="gr11" draw:text-style-name="P7" draw:layer="layout" svg:x1="4.892cm" svg:y1="5.802cm" svg:x2="5.595cm" svg:y2="5.802cm">
              <text:p/>
            </draw:line>
            <draw:line draw:style-name="gr11" draw:text-style-name="P7" draw:layer="layout" svg:x1="5.096cm" svg:y1="6.302cm" svg:x2="5.096cm" svg:y2="7.005cm">
              <text:p/>
            </draw:line>
            <draw:line draw:style-name="gr11" draw:text-style-name="P7" draw:layer="layout" svg:x1="5.596cm" svg:y1="5.802cm" svg:x2="5.596cm" svg:y2="6.499cm">
              <text:p/>
            </draw:line>
            <draw:line draw:style-name="gr11" draw:text-style-name="P7" draw:layer="layout" svg:x1="4.379cm" svg:y1="7.002cm" svg:x2="5.095cm" svg:y2="7.002cm">
              <text:p/>
            </draw:line>
          </draw:g>
          <draw:g>
            <draw:line draw:style-name="gr11" draw:text-style-name="P7" draw:layer="layout" svg:x1="5.98cm" svg:y1="6.303cm" svg:x2="6.696cm" svg:y2="6.303cm">
              <text:p/>
            </draw:line>
            <draw:line draw:style-name="gr11" draw:text-style-name="P7" draw:layer="layout" svg:x1="5.997cm" svg:y1="6.29cm" svg:x2="5.997cm" svg:y2="7.006cm">
              <text:p/>
            </draw:line>
            <draw:line draw:style-name="gr11" draw:text-style-name="P7" draw:layer="layout" svg:x1="5.983cm" svg:y1="6.314cm" svg:x2="6.493cm" svg:y2="5.803cm">
              <text:p/>
            </draw:line>
            <draw:line draw:style-name="gr11" draw:text-style-name="P7" draw:layer="layout" svg:x1="6.694cm" svg:y1="6.303cm" svg:x2="7.196cm" svg:y2="5.801cm">
              <text:p/>
            </draw:line>
            <draw:line draw:style-name="gr11" draw:text-style-name="P7" draw:layer="layout" svg:x1="6.694cm" svg:y1="7.003cm" svg:x2="7.197cm" svg:y2="6.5cm">
              <text:p/>
            </draw:line>
            <draw:line draw:style-name="gr11" draw:text-style-name="P7" draw:layer="layout" svg:x1="6.493cm" svg:y1="5.803cm" svg:x2="7.196cm" svg:y2="5.803cm">
              <text:p/>
            </draw:line>
            <draw:line draw:style-name="gr11" draw:text-style-name="P7" draw:layer="layout" svg:x1="6.697cm" svg:y1="6.303cm" svg:x2="6.697cm" svg:y2="7.006cm">
              <text:p/>
            </draw:line>
            <draw:line draw:style-name="gr11" draw:text-style-name="P7" draw:layer="layout" svg:x1="7.197cm" svg:y1="5.803cm" svg:x2="7.197cm" svg:y2="6.5cm">
              <text:p/>
            </draw:line>
            <draw:line draw:style-name="gr11" draw:text-style-name="P7" draw:layer="layout" svg:x1="5.98cm" svg:y1="7.003cm" svg:x2="6.696cm" svg:y2="7.003cm">
              <text:p/>
            </draw:line>
          </draw:g>
          <draw:g>
            <draw:line draw:style-name="gr11" draw:text-style-name="P7" draw:layer="layout" svg:x1="8.381cm" svg:y1="6.304cm" svg:x2="9.097cm" svg:y2="6.304cm">
              <text:p/>
            </draw:line>
            <draw:line draw:style-name="gr11" draw:text-style-name="P7" draw:layer="layout" svg:x1="8.398cm" svg:y1="6.291cm" svg:x2="8.398cm" svg:y2="7.007cm">
              <text:p/>
            </draw:line>
            <draw:line draw:style-name="gr11" draw:text-style-name="P7" draw:layer="layout" svg:x1="8.384cm" svg:y1="6.315cm" svg:x2="8.894cm" svg:y2="5.804cm">
              <text:p/>
            </draw:line>
            <draw:line draw:style-name="gr11" draw:text-style-name="P7" draw:layer="layout" svg:x1="9.095cm" svg:y1="6.304cm" svg:x2="9.597cm" svg:y2="5.802cm">
              <text:p/>
            </draw:line>
            <draw:line draw:style-name="gr11" draw:text-style-name="P7" draw:layer="layout" svg:x1="9.095cm" svg:y1="7.004cm" svg:x2="9.598cm" svg:y2="6.501cm">
              <text:p/>
            </draw:line>
            <draw:line draw:style-name="gr11" draw:text-style-name="P7" draw:layer="layout" svg:x1="8.894cm" svg:y1="5.804cm" svg:x2="9.597cm" svg:y2="5.804cm">
              <text:p/>
            </draw:line>
            <draw:line draw:style-name="gr11" draw:text-style-name="P7" draw:layer="layout" svg:x1="9.098cm" svg:y1="6.304cm" svg:x2="9.098cm" svg:y2="7.007cm">
              <text:p/>
            </draw:line>
            <draw:line draw:style-name="gr11" draw:text-style-name="P7" draw:layer="layout" svg:x1="9.598cm" svg:y1="5.804cm" svg:x2="9.598cm" svg:y2="6.501cm">
              <text:p/>
            </draw:line>
            <draw:line draw:style-name="gr11" draw:text-style-name="P7" draw:layer="layout" svg:x1="8.381cm" svg:y1="7.004cm" svg:x2="9.097cm" svg:y2="7.004cm">
              <text:p/>
            </draw:line>
          </draw:g>
          <draw:custom-shape draw:style-name="gr10" draw:text-style-name="P6" draw:layer="layout" svg:width="0.048cm" svg:height="0.048cm" draw:transform="rotate (-0.481710873550435) translate (8.679cm 8.3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548cm 8.5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416cm 8.6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68cm 8.3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548cm 8.5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417cm 8.6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1" draw:text-style-name="P7" draw:layer="layout" svg:x1="8.382cm" svg:y1="7.905cm" svg:x2="9.098cm" svg:y2="7.905cm">
              <text:p/>
            </draw:line>
            <draw:line draw:style-name="gr11" draw:text-style-name="P7" draw:layer="layout" svg:x1="8.399cm" svg:y1="7.892cm" svg:x2="8.399cm" svg:y2="8.608cm">
              <text:p/>
            </draw:line>
            <draw:line draw:style-name="gr11" draw:text-style-name="P7" draw:layer="layout" svg:x1="8.385cm" svg:y1="7.916cm" svg:x2="8.895cm" svg:y2="7.405cm">
              <text:p/>
            </draw:line>
            <draw:line draw:style-name="gr11" draw:text-style-name="P7" draw:layer="layout" svg:x1="9.096cm" svg:y1="7.905cm" svg:x2="9.598cm" svg:y2="7.403cm">
              <text:p/>
            </draw:line>
            <draw:line draw:style-name="gr11" draw:text-style-name="P7" draw:layer="layout" svg:x1="9.096cm" svg:y1="8.605cm" svg:x2="9.599cm" svg:y2="8.102cm">
              <text:p/>
            </draw:line>
            <draw:line draw:style-name="gr11" draw:text-style-name="P7" draw:layer="layout" svg:x1="8.895cm" svg:y1="7.405cm" svg:x2="9.598cm" svg:y2="7.405cm">
              <text:p/>
            </draw:line>
            <draw:line draw:style-name="gr11" draw:text-style-name="P7" draw:layer="layout" svg:x1="9.099cm" svg:y1="7.905cm" svg:x2="9.099cm" svg:y2="8.608cm">
              <text:p/>
            </draw:line>
            <draw:line draw:style-name="gr11" draw:text-style-name="P7" draw:layer="layout" svg:x1="9.599cm" svg:y1="7.405cm" svg:x2="9.599cm" svg:y2="8.102cm">
              <text:p/>
            </draw:line>
            <draw:line draw:style-name="gr11" draw:text-style-name="P7" draw:layer="layout" svg:x1="8.382cm" svg:y1="8.605cm" svg:x2="9.098cm" svg:y2="8.605cm">
              <text:p/>
            </draw:line>
          </draw:g>
          <draw:custom-shape draw:style-name="gr10" draw:text-style-name="P6" draw:layer="layout" svg:width="0.048cm" svg:height="0.048cm" draw:transform="rotate (-0.481710873550435) translate (8.68cm 10.4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549cm 10.6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417cm 10.7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681cm 10.4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549cm 10.63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0.481710873550435) translate (8.418cm 10.7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1" draw:text-style-name="P7" draw:layer="layout" svg:x1="8.383cm" svg:y1="10.006cm" svg:x2="9.099cm" svg:y2="10.006cm">
              <text:p/>
            </draw:line>
            <draw:line draw:style-name="gr11" draw:text-style-name="P7" draw:layer="layout" svg:x1="8.4cm" svg:y1="9.993cm" svg:x2="8.4cm" svg:y2="10.709cm">
              <text:p/>
            </draw:line>
            <draw:line draw:style-name="gr11" draw:text-style-name="P7" draw:layer="layout" svg:x1="8.386cm" svg:y1="10.017cm" svg:x2="8.896cm" svg:y2="9.506cm">
              <text:p/>
            </draw:line>
            <draw:line draw:style-name="gr11" draw:text-style-name="P7" draw:layer="layout" svg:x1="9.097cm" svg:y1="10.006cm" svg:x2="9.599cm" svg:y2="9.504cm">
              <text:p/>
            </draw:line>
            <draw:line draw:style-name="gr11" draw:text-style-name="P7" draw:layer="layout" svg:x1="9.097cm" svg:y1="10.706cm" svg:x2="9.6cm" svg:y2="10.203cm">
              <text:p/>
            </draw:line>
            <draw:line draw:style-name="gr11" draw:text-style-name="P7" draw:layer="layout" svg:x1="8.896cm" svg:y1="9.506cm" svg:x2="9.599cm" svg:y2="9.506cm">
              <text:p/>
            </draw:line>
            <draw:line draw:style-name="gr11" draw:text-style-name="P7" draw:layer="layout" svg:x1="9.1cm" svg:y1="10.006cm" svg:x2="9.1cm" svg:y2="10.709cm">
              <text:p/>
            </draw:line>
            <draw:line draw:style-name="gr11" draw:text-style-name="P7" draw:layer="layout" svg:x1="9.6cm" svg:y1="9.506cm" svg:x2="9.6cm" svg:y2="10.203cm">
              <text:p/>
            </draw:line>
            <draw:line draw:style-name="gr11" draw:text-style-name="P7" draw:layer="layout" svg:x1="8.383cm" svg:y1="10.706cm" svg:x2="9.099cm" svg:y2="10.706cm">
              <text:p/>
            </draw:line>
          </draw:g>
          <draw:custom-shape draw:style-name="gr10" draw:text-style-name="P6" draw:layer="layout" svg:width="0.048cm" svg:height="0.048cm" draw:transform="rotate (0.241204502625616) translate (7.642cm 10.1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7.643cm 10.3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7.644cm 10.5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7.643cm 10.1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7.644cm 10.3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7.645cm 10.5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8.843cm 8.8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8.844cm 9.0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8.845cm 9.2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8.844cm 8.8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8.845cm 9.0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0.241204502625616) translate (8.846cm 9.2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7.989cm 6.4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7.789cm 6.4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7.589cm 6.4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7.989cm 6.4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7.789cm 6.4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048cm" svg:height="0.048cm" draw:transform="rotate (-1.32959182416928) translate (7.589cm 6.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3" draw:layer="layout" svg:x1="15.929cm" svg:y1="4.367cm" svg:x2="16.929cm" svg:y2="4.367cm">
            <text:p/>
          </draw:line>
          <draw:line draw:style-name="gr3" draw:text-style-name="P3" draw:layer="layout" svg:x1="15.928cm" svg:y1="4.367cm" svg:x2="15.928cm" svg:y2="5.367cm">
            <text:p/>
          </draw:line>
          <draw:line draw:style-name="gr3" draw:text-style-name="P3" draw:layer="layout" svg:x1="15.924cm" svg:y1="4.372cm" svg:x2="16.631cm" svg:y2="3.665cm">
            <text:p/>
          </draw:line>
          <draw:line draw:style-name="gr3" draw:text-style-name="P3" draw:layer="layout" svg:x1="15.924cm" svg:y1="4.372cm" svg:x2="16.165cm" svg:y2="3.401cm">
            <text:p/>
          </draw:line>
          <draw:frame draw:style-name="gr6" draw:text-style-name="P4" draw:layer="layout" svg:width="0.747cm" svg:height="0.585cm" svg:x="15.752cm" svg:y="4.967cm">
            <draw:text-box>
              <text:p><text:span text:style-name="T1">E</text:span><text:span text:style-name="T2">0</text:span></text:p>
            </draw:text-box>
          </draw:frame>
          <draw:frame draw:style-name="gr6" draw:text-style-name="P4" draw:layer="layout" svg:width="0.747cm" svg:height="0.585cm" svg:x="16.454cm" svg:y="3.469cm">
            <draw:text-box>
              <text:p><text:span text:style-name="T1">E</text:span><text:span text:style-name="T2">2</text:span></text:p>
            </draw:text-box>
          </draw:frame>
          <draw:custom-shape draw:style-name="gr2" draw:text-style-name="P5" draw:layer="layout" svg:width="0.048cm" svg:height="0.048cm" svg:x="16.328cm" svg:y="3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124791041517595) translate (16.251cm 3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16.175cm 3.6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747cm" svg:height="0.585cm" svg:x="16.552cm" svg:y="4.268cm">
            <draw:text-box>
              <text:p><text:span text:style-name="T1">E</text:span><text:span text:style-name="T2">1</text:span></text:p>
            </draw:text-box>
          </draw:frame>
        </draw:g>
        <draw:connector draw:style-name="gr13" draw:text-style-name="P3" draw:layer="layout" draw:type="curve" svg:x1="9.6cm" svg:y1="9.352cm" svg:x2="11.571cm" svg:y2="7.337cm" draw:start-shape="id1" draw:end-shape="id2" draw:end-glue-point="7" svg:d="M9600 9352c1314 0 1971-671 1971-2015" svg:viewBox="0 0 1972 2016">
          <text:p/>
        </draw:connector>
        <draw:connector draw:style-name="gr13" draw:text-style-name="P3" draw:layer="layout" draw:type="curve" svg:x1="6.701cm" svg:y1="3.442cm" svg:x2="11.571cm" svg:y2="6.063cm" draw:start-shape="id3" draw:start-glue-point="1" draw:end-shape="id2" draw:end-glue-point="5" svg:d="M6701 3442c3247 0 4870 873 4870 2621" svg:viewBox="0 0 4871 2622">
          <text:p/>
        </draw:connector>
        <draw:custom-shape draw:style-name="gr14" draw:text-style-name="P9" xml:id="id2" draw:id="id2" draw:layer="layout" svg:width="3.9cm" svg:height="1.8cm" svg:x="11cm" svg:y="5.8cm">
          <text:p text:style-name="P9"><text:span text:style-name="T3">Reduction circ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601cm" svg:y1="5.001cm" svg:x2="20.401cm" svg:y2="5.001cm">
          <text:p/>
        </draw:line>
        <draw:line draw:style-name="gr5" draw:text-style-name="P3" draw:layer="layout" svg:x1="20.401cm" svg:y1="5.001cm" svg:x2="20.401cm" svg:y2="7.801cm">
          <text:p/>
        </draw:line>
        <draw:line draw:style-name="gr5" draw:text-style-name="P3" draw:layer="layout" svg:x1="17.601cm" svg:y1="5.001cm" svg:x2="17.601cm" svg:y2="7.801cm">
          <text:p/>
        </draw:line>
        <draw:line draw:style-name="gr3" draw:text-style-name="P3" draw:layer="layout" svg:x1="17.601cm" svg:y1="5.001cm" svg:x2="18.601cm" svg:y2="5.001cm">
          <text:p/>
        </draw:line>
        <draw:line draw:style-name="gr3" draw:text-style-name="P3" draw:layer="layout" svg:x1="17.6cm" svg:y1="5.001cm" svg:x2="17.6cm" svg:y2="6.001cm">
          <text:p/>
        </draw:line>
        <draw:line draw:style-name="gr3" draw:text-style-name="P3" draw:layer="layout" svg:x1="17.596cm" svg:y1="5.006cm" svg:x2="18.303cm" svg:y2="4.299cm">
          <text:p/>
        </draw:line>
        <draw:line draw:style-name="gr3" draw:text-style-name="P3" draw:layer="layout" svg:x1="17.596cm" svg:y1="5.006cm" svg:x2="17.837cm" svg:y2="4.035cm">
          <text:p/>
        </draw:line>
        <draw:frame draw:style-name="gr6" draw:text-style-name="P4" draw:layer="layout" svg:width="0.747cm" svg:height="0.585cm" svg:x="17.424cm" svg:y="5.601cm">
          <draw:text-box>
            <text:p><text:span text:style-name="T1">B</text:span><text:span text:style-name="T2">0</text:span></text:p>
          </draw:text-box>
        </draw:frame>
        <draw:line draw:style-name="gr5" draw:text-style-name="P3" draw:layer="layout" svg:x1="17.601cm" svg:y1="7.801cm" svg:x2="20.401cm" svg:y2="7.801cm">
          <text:p/>
        </draw:line>
        <draw:line draw:style-name="gr5" draw:text-style-name="P3" draw:layer="layout" svg:x1="17.601cm" svg:y1="5.001cm" svg:x2="19.581cm" svg:y2="3.021cm">
          <text:p/>
        </draw:line>
        <draw:line draw:style-name="gr5" draw:text-style-name="P3" draw:layer="layout" svg:x1="19.582cm" svg:y1="3.02cm" svg:x2="22.382cm" svg:y2="3.02cm">
          <text:p/>
        </draw:line>
        <draw:line draw:style-name="gr5" draw:text-style-name="P3" draw:layer="layout" svg:x1="22.382cm" svg:y1="3.02cm" svg:x2="22.382cm" svg:y2="5.82cm">
          <text:p/>
        </draw:line>
        <draw:line draw:style-name="gr5" draw:text-style-name="P3" draw:layer="layout" svg:x1="20.401cm" svg:y1="5.001cm" svg:x2="22.381cm" svg:y2="3.021cm">
          <text:p/>
        </draw:line>
        <draw:line draw:style-name="gr5" draw:text-style-name="P3" draw:layer="layout" svg:x1="20.401cm" svg:y1="7.801cm" svg:x2="22.381cm" svg:y2="5.821cm">
          <text:p/>
        </draw:line>
        <draw:frame draw:style-name="gr6" draw:text-style-name="P4" draw:layer="layout" svg:width="0.747cm" svg:height="0.585cm" svg:x="18.225cm" svg:y="4.902cm">
          <draw:text-box>
            <text:p><text:span text:style-name="T1">B</text:span><text:span text:style-name="T2">1</text:span></text:p>
          </draw:text-box>
        </draw:frame>
        <draw:frame draw:style-name="gr6" draw:text-style-name="P4" draw:layer="layout" svg:width="0.747cm" svg:height="0.585cm" svg:x="18.126cm" svg:y="4.103cm">
          <draw:text-box>
            <text:p><text:span text:style-name="T1">B</text:span><text:span text:style-name="T2">2</text:span></text:p>
          </draw:text-box>
        </draw:frame>
        <draw:custom-shape draw:style-name="gr2" draw:text-style-name="P5" draw:layer="layout" svg:width="0.048cm" svg:height="0.048cm" svg:x="1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124791041517595) translate (17.923cm 4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241204502625616) translate (17.847cm 4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8.702cm" svg:y1="6.101cm" svg:x2="18.902cm" svg:y2="6.101cm">
          <text:p/>
        </draw:line>
        <draw:line draw:style-name="gr5" draw:text-style-name="P3" draw:layer="layout" svg:x1="18.702cm" svg:y1="6.101cm" svg:x2="18.702cm" svg:y2="6.301cm">
          <text:p/>
        </draw:line>
        <draw:line draw:style-name="gr5" draw:text-style-name="P3" draw:layer="layout" svg:x1="18.699cm" svg:y1="6.101cm" svg:x2="18.8cm" svg:y2="6cm">
          <text:p/>
        </draw:line>
        <draw:line draw:style-name="gr5" draw:text-style-name="P3" draw:layer="layout" svg:x1="18.899cm" svg:y1="6.101cm" svg:x2="19.002cm" svg:y2="5.998cm">
          <text:p/>
        </draw:line>
        <draw:line draw:style-name="gr5" draw:text-style-name="P3" draw:layer="layout" svg:x1="18.899cm" svg:y1="6.301cm" svg:x2="19.002cm" svg:y2="6.198cm">
          <text:p/>
        </draw:line>
        <draw:line draw:style-name="gr5" draw:text-style-name="P3" draw:layer="layout" svg:x1="18.798cm" svg:y1="6.001cm" svg:x2="19.002cm" svg:y2="6.001cm">
          <text:p/>
        </draw:line>
        <draw:line draw:style-name="gr5" draw:text-style-name="P3" draw:layer="layout" svg:x1="18.902cm" svg:y1="6.101cm" svg:x2="18.902cm" svg:y2="6.301cm">
          <text:p/>
        </draw:line>
        <draw:line draw:style-name="gr5" draw:text-style-name="P3" draw:layer="layout" svg:x1="19.002cm" svg:y1="6.001cm" svg:x2="19.002cm" svg:y2="6.198cm">
          <text:p/>
        </draw:line>
        <draw:line draw:style-name="gr5" draw:text-style-name="P3" draw:layer="layout" svg:x1="18.702cm" svg:y1="6.301cm" svg:x2="18.902cm" svg:y2="6.301cm">
          <text:p/>
        </draw:line>
        <draw:custom-shape draw:style-name="gr2" draw:text-style-name="P2" draw:layer="layout" svg:width="0.048cm" svg:height="0.048cm" draw:transform="rotate (0.241204502625616) translate (19.038cm 13.4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19.039cm 13.6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19.04cm 13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587cm 4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4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4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587cm 4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4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4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476cm 2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345cm 2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213cm 2.4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477cm 2.1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345cm 2.3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214cm 2.4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602cm" svg:y1="10.002cm" svg:x2="20.402cm" svg:y2="10.002cm">
          <text:p/>
        </draw:line>
        <draw:line draw:style-name="gr5" draw:text-style-name="P3" draw:layer="layout" svg:x1="20.402cm" svg:y1="10.002cm" svg:x2="20.402cm" svg:y2="12.802cm">
          <text:p/>
        </draw:line>
        <draw:line draw:style-name="gr5" draw:text-style-name="P3" draw:layer="layout" svg:x1="17.602cm" svg:y1="10.002cm" svg:x2="17.602cm" svg:y2="12.802cm">
          <text:p/>
        </draw:line>
        <draw:line draw:style-name="gr5" draw:text-style-name="P3" draw:layer="layout" svg:x1="17.602cm" svg:y1="12.802cm" svg:x2="20.402cm" svg:y2="12.802cm">
          <text:p/>
        </draw:line>
        <draw:line draw:style-name="gr5" draw:text-style-name="P3" draw:layer="layout" svg:x1="17.602cm" svg:y1="10.002cm" svg:x2="19.582cm" svg:y2="8.022cm">
          <text:p/>
        </draw:line>
        <draw:line draw:style-name="gr5" draw:text-style-name="P3" draw:layer="layout" svg:x1="19.583cm" svg:y1="8.021cm" svg:x2="22.383cm" svg:y2="8.021cm">
          <text:p/>
        </draw:line>
        <draw:line draw:style-name="gr5" draw:text-style-name="P3" draw:layer="layout" svg:x1="22.383cm" svg:y1="8.021cm" svg:x2="22.383cm" svg:y2="10.821cm">
          <text:p/>
        </draw:line>
        <draw:line draw:style-name="gr5" draw:text-style-name="P3" draw:layer="layout" svg:x1="20.402cm" svg:y1="10.002cm" svg:x2="22.382cm" svg:y2="8.022cm">
          <text:p/>
        </draw:line>
        <draw:line draw:style-name="gr5" draw:text-style-name="P3" draw:layer="layout" svg:x1="20.402cm" svg:y1="12.802cm" svg:x2="22.382cm" svg:y2="10.822cm">
          <text:p/>
        </draw:line>
        <draw:line draw:style-name="gr5" draw:text-style-name="P3" draw:layer="layout" svg:x1="18.703cm" svg:y1="11.102cm" svg:x2="18.903cm" svg:y2="11.102cm">
          <text:p/>
        </draw:line>
        <draw:line draw:style-name="gr5" draw:text-style-name="P3" draw:layer="layout" svg:x1="18.703cm" svg:y1="11.102cm" svg:x2="18.703cm" svg:y2="11.302cm">
          <text:p/>
        </draw:line>
        <draw:line draw:style-name="gr5" draw:text-style-name="P3" draw:layer="layout" svg:x1="18.7cm" svg:y1="11.102cm" svg:x2="18.801cm" svg:y2="11.001cm">
          <text:p/>
        </draw:line>
        <draw:line draw:style-name="gr5" draw:text-style-name="P3" draw:layer="layout" svg:x1="18.9cm" svg:y1="11.102cm" svg:x2="19.003cm" svg:y2="10.999cm">
          <text:p/>
        </draw:line>
        <draw:line draw:style-name="gr5" draw:text-style-name="P3" draw:layer="layout" svg:x1="18.9cm" svg:y1="11.302cm" svg:x2="19.003cm" svg:y2="11.199cm">
          <text:p/>
        </draw:line>
        <draw:line draw:style-name="gr5" draw:text-style-name="P3" draw:layer="layout" svg:x1="18.799cm" svg:y1="11.002cm" svg:x2="19.003cm" svg:y2="11.002cm">
          <text:p/>
        </draw:line>
        <draw:line draw:style-name="gr5" draw:text-style-name="P3" draw:layer="layout" svg:x1="18.903cm" svg:y1="11.102cm" svg:x2="18.903cm" svg:y2="11.302cm">
          <text:p/>
        </draw:line>
        <draw:line draw:style-name="gr5" draw:text-style-name="P3" draw:layer="layout" svg:x1="19.003cm" svg:y1="11.002cm" svg:x2="19.003cm" svg:y2="11.199cm">
          <text:p/>
        </draw:line>
        <draw:line draw:style-name="gr5" draw:text-style-name="P3" draw:layer="layout" svg:x1="18.703cm" svg:y1="11.302cm" svg:x2="18.903cm" svg:y2="11.302cm">
          <text:p/>
        </draw:line>
        <draw:custom-shape draw:style-name="gr10" draw:text-style-name="P6" draw:layer="layout" svg:width="0.048cm" svg:height="0.048cm" draw:transform="rotate (-1.32959182416928) translate (23.587cm 9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9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9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587cm 9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9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9.5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5" draw:text-style-name="P3" draw:layer="layout" svg:x1="4.4cm" svg:y1="2.2cm" svg:x2="7.2cm" svg:y2="2.2cm">
          <text:p/>
        </draw:line>
        <draw:line draw:style-name="gr5" draw:text-style-name="P3" draw:layer="layout" svg:x1="7.2cm" svg:y1="2.2cm" svg:x2="7.2cm" svg:y2="5cm">
          <text:p/>
        </draw:line>
        <draw:line draw:style-name="gr5" draw:text-style-name="P3" draw:layer="layout" svg:x1="4.4cm" svg:y1="2.2cm" svg:x2="4.4cm" svg:y2="5cm">
          <text:p/>
        </draw:line>
        <draw:line draw:style-name="gr3" draw:text-style-name="P3" draw:layer="layout" svg:x1="4.4cm" svg:y1="2.2cm" svg:x2="5.4cm" svg:y2="2.2cm">
          <text:p/>
        </draw:line>
        <draw:line draw:style-name="gr3" draw:text-style-name="P3" draw:layer="layout" svg:x1="4.399cm" svg:y1="2.2cm" svg:x2="4.399cm" svg:y2="3.2cm">
          <text:p/>
        </draw:line>
        <draw:line draw:style-name="gr3" draw:text-style-name="P3" draw:layer="layout" svg:x1="4.395cm" svg:y1="2.205cm" svg:x2="5.102cm" svg:y2="1.498cm">
          <text:p/>
        </draw:line>
        <draw:line draw:style-name="gr3" draw:text-style-name="P3" draw:layer="layout" svg:x1="4.395cm" svg:y1="2.205cm" svg:x2="4.636cm" svg:y2="1.234cm">
          <text:p/>
        </draw:line>
        <draw:frame draw:style-name="gr6" draw:text-style-name="P4" draw:layer="layout" svg:width="0.747cm" svg:height="0.585cm" svg:x="4.223cm" svg:y="2.8cm">
          <draw:text-box>
            <text:p><text:span text:style-name="T1">B</text:span><text:span text:style-name="T2">0</text:span></text:p>
          </draw:text-box>
        </draw:frame>
        <draw:line draw:style-name="gr5" draw:text-style-name="P3" draw:layer="layout" svg:x1="4.4cm" svg:y1="5cm" svg:x2="7.2cm" svg:y2="5cm">
          <text:p/>
        </draw:line>
        <draw:line draw:style-name="gr5" draw:text-style-name="P3" draw:layer="layout" svg:x1="4.4cm" svg:y1="2.2cm" svg:x2="6.38cm" svg:y2="0.22cm">
          <text:p/>
        </draw:line>
        <draw:line draw:style-name="gr5" draw:text-style-name="P3" draw:layer="layout" svg:x1="6.381cm" svg:y1="0.219cm" svg:x2="9.181cm" svg:y2="0.219cm">
          <text:p/>
        </draw:line>
        <draw:line draw:style-name="gr5" draw:text-style-name="P3" draw:layer="layout" svg:x1="9.181cm" svg:y1="0.219cm" svg:x2="9.181cm" svg:y2="3.019cm">
          <text:p/>
        </draw:line>
        <draw:line draw:style-name="gr5" draw:text-style-name="P3" draw:layer="layout" svg:x1="7.2cm" svg:y1="2.2cm" svg:x2="9.18cm" svg:y2="0.22cm">
          <text:p/>
        </draw:line>
        <draw:line draw:style-name="gr5" draw:text-style-name="P3" draw:layer="layout" svg:x1="7.2cm" svg:y1="5cm" svg:x2="9.18cm" svg:y2="3.02cm">
          <text:p/>
        </draw:line>
        <draw:frame draw:style-name="gr6" draw:text-style-name="P4" draw:layer="layout" svg:width="0.747cm" svg:height="0.585cm" svg:x="5.024cm" svg:y="2.101cm">
          <draw:text-box>
            <text:p><text:span text:style-name="T1">B</text:span><text:span text:style-name="T2">1</text:span></text:p>
          </draw:text-box>
        </draw:frame>
        <draw:frame draw:style-name="gr6" draw:text-style-name="P4" draw:layer="layout" svg:width="0.747cm" svg:height="0.585cm" svg:x="4.925cm" svg:y="1.302cm">
          <draw:text-box>
            <text:p><text:span text:style-name="T1">B</text:span><text:span text:style-name="T2">2</text:span></text:p>
          </draw:text-box>
        </draw:frame>
        <draw:custom-shape draw:style-name="gr2" draw:text-style-name="P5" draw:layer="layout" svg:width="0.048cm" svg:height="0.048cm" svg:x="4.799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124791041517595) translate (4.722cm 1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241204502625616) translate (4.646cm 1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line draw:style-name="gr3" draw:text-style-name="P3" draw:layer="layout" svg:x1="5.501cm" svg:y1="3.301cm" svg:x2="5.501cm" svg:y2="3.8cm">
            <text:p/>
          </draw:line>
          <draw:frame draw:style-name="gr4" draw:text-style-name="P4" draw:layer="layout" svg:width="0.76cm" svg:height="0.585cm" svg:x="5.323cm" svg:y="3.5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5.624cm" svg:y="3.2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5.625cm" svg:y="2.8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5.728cm" svg:y="2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5.696cm 2.9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5.665cm 2.8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484cm" svg:y1="3.302cm" svg:x2="5.983cm" svg:y2="3.302cm">
            <text:p/>
          </draw:line>
          <draw:line draw:style-name="gr3" draw:text-style-name="P3" draw:layer="layout" svg:x1="5.499cm" svg:y1="3.3cm" svg:x2="5.852cm" svg:y2="2.947cm">
            <text:p/>
          </draw:line>
          <draw:line draw:style-name="gr3" draw:text-style-name="P3" draw:layer="layout" svg:x1="5.499cm" svg:y1="3.301cm" svg:x2="5.628cm" svg:y2="2.819cm">
            <text:p/>
          </draw:line>
          <draw:line draw:style-name="gr5" draw:text-style-name="P3" draw:layer="layout" svg:x1="5.484cm" svg:y1="3.3cm" svg:x2="6.2cm" svg:y2="3.3cm">
            <text:p/>
          </draw:line>
          <draw:line draw:style-name="gr5" draw:text-style-name="P3" draw:layer="layout" svg:x1="5.501cm" svg:y1="3.287cm" svg:x2="5.501cm" svg:y2="4.003cm">
            <text:p/>
          </draw:line>
          <draw:line draw:style-name="gr5" draw:text-style-name="P3" draw:layer="layout" svg:x1="5.487cm" svg:y1="3.311cm" svg:x2="5.997cm" svg:y2="2.8cm">
            <text:p/>
          </draw:line>
          <draw:line draw:style-name="gr5" draw:text-style-name="P3" draw:layer="layout" svg:x1="6.198cm" svg:y1="3.3cm" svg:x2="6.7cm" svg:y2="2.798cm">
            <text:p/>
          </draw:line>
          <draw:line draw:style-name="gr5" draw:text-style-name="P3" draw:layer="layout" svg:x1="6.198cm" svg:y1="4cm" svg:x2="6.701cm" svg:y2="3.497cm">
            <text:p/>
          </draw:line>
          <draw:line draw:style-name="gr5" draw:text-style-name="P3" draw:layer="layout" svg:x1="5.997cm" svg:y1="2.8cm" svg:x2="6.7cm" svg:y2="2.8cm">
            <text:p/>
          </draw:line>
          <draw:line draw:style-name="gr5" draw:text-style-name="P3" draw:layer="layout" svg:x1="6.201cm" svg:y1="3.3cm" svg:x2="6.201cm" svg:y2="4.003cm">
            <text:p/>
          </draw:line>
          <draw:line draw:style-name="gr5" draw:text-style-name="P3" draw:layer="layout" svg:x1="6.701cm" svg:y1="2.8cm" svg:x2="6.701cm" svg:y2="3.497cm">
            <text:p/>
          </draw:line>
          <draw:line draw:style-name="gr5" draw:text-style-name="P3" draw:layer="layout" svg:x1="5.484cm" svg:y1="4cm" svg:x2="6.2cm" svg:y2="4cm">
            <text:p/>
          </draw:line>
        </draw:g>
        <draw:g>
          <draw:line draw:style-name="gr3" draw:text-style-name="P3" draw:layer="layout" svg:x1="0.928cm" svg:y1="7.366cm" svg:x2="1.928cm" svg:y2="7.366cm">
            <text:p/>
          </draw:line>
          <draw:line draw:style-name="gr3" draw:text-style-name="P3" draw:layer="layout" svg:x1="0.927cm" svg:y1="7.366cm" svg:x2="0.927cm" svg:y2="8.366cm">
            <text:p/>
          </draw:line>
          <draw:line draw:style-name="gr3" draw:text-style-name="P3" draw:layer="layout" svg:x1="0.923cm" svg:y1="7.371cm" svg:x2="1.63cm" svg:y2="6.664cm">
            <text:p/>
          </draw:line>
          <draw:line draw:style-name="gr3" draw:text-style-name="P3" draw:layer="layout" svg:x1="0.923cm" svg:y1="7.371cm" svg:x2="1.164cm" svg:y2="6.4cm">
            <text:p/>
          </draw:line>
          <draw:frame draw:style-name="gr6" draw:text-style-name="P4" draw:layer="layout" svg:width="0.747cm" svg:height="0.585cm" svg:x="0.751cm" svg:y="7.966cm">
            <draw:text-box>
              <text:p><text:span text:style-name="T1">E</text:span><text:span text:style-name="T2">0</text:span></text:p>
            </draw:text-box>
          </draw:frame>
          <draw:frame draw:style-name="gr6" draw:text-style-name="P4" draw:layer="layout" svg:width="0.747cm" svg:height="0.585cm" svg:x="1.453cm" svg:y="6.468cm">
            <draw:text-box>
              <text:p><text:span text:style-name="T1">E</text:span><text:span text:style-name="T2">2</text:span></text:p>
            </draw:text-box>
          </draw:frame>
          <draw:custom-shape draw:style-name="gr2" draw:text-style-name="P5" draw:layer="layout" svg:width="0.048cm" svg:height="0.048cm" svg:x="1.327cm" svg:y="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124791041517595) translate (1.25cm 6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1.174cm 6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747cm" svg:height="0.585cm" svg:x="1.551cm" svg:y="7.267cm">
            <draw:text-box>
              <text:p><text:span text:style-name="T1">E</text:span><text:span text:style-name="T2">1</text:span></text:p>
            </draw:text-box>
          </draw:frame>
        </draw:g>
        <draw:line draw:style-name="gr1" draw:text-style-name="P1" draw:layer="layout" svg:x1="2.176cm" svg:y1="9.901cm" svg:x2="2.892cm" svg:y2="9.901cm">
          <text:p/>
        </draw:line>
        <draw:line draw:style-name="gr1" draw:text-style-name="P1" draw:layer="layout" svg:x1="2.193cm" svg:y1="9.888cm" svg:x2="2.193cm" svg:y2="10.604cm">
          <text:p/>
        </draw:line>
        <draw:line draw:style-name="gr1" draw:text-style-name="P1" draw:layer="layout" svg:x1="2.179cm" svg:y1="9.912cm" svg:x2="2.689cm" svg:y2="9.401cm">
          <text:p/>
        </draw:line>
        <draw:line draw:style-name="gr1" draw:text-style-name="P1" draw:layer="layout" svg:x1="2.89cm" svg:y1="9.901cm" svg:x2="3.392cm" svg:y2="9.399cm">
          <text:p/>
        </draw:line>
        <draw:line draw:style-name="gr1" draw:text-style-name="P1" draw:layer="layout" svg:x1="2.89cm" svg:y1="10.601cm" svg:x2="3.393cm" svg:y2="10.098cm">
          <text:p/>
        </draw:line>
        <draw:line draw:style-name="gr1" draw:text-style-name="P1" draw:layer="layout" svg:x1="2.689cm" svg:y1="9.401cm" svg:x2="3.392cm" svg:y2="9.401cm">
          <text:p/>
        </draw:line>
        <draw:line draw:style-name="gr1" draw:text-style-name="P1" draw:layer="layout" svg:x1="2.893cm" svg:y1="9.901cm" svg:x2="2.893cm" svg:y2="10.604cm">
          <text:p/>
        </draw:line>
        <draw:line draw:style-name="gr1" draw:text-style-name="P1" draw:layer="layout" svg:x1="3.393cm" svg:y1="9.401cm" svg:x2="3.393cm" svg:y2="10.098cm">
          <text:p/>
        </draw:line>
        <draw:line draw:style-name="gr1" draw:text-style-name="P1" draw:layer="layout" svg:x1="2.176cm" svg:y1="10.601cm" svg:x2="2.892cm" svg:y2="10.601cm">
          <text:p/>
        </draw:line>
        <draw:line draw:style-name="gr1" draw:text-style-name="P1" draw:layer="layout" svg:x1="3.776cm" svg:y1="8.501cm" svg:x2="4.492cm" svg:y2="8.501cm">
          <text:p/>
        </draw:line>
        <draw:line draw:style-name="gr1" draw:text-style-name="P1" draw:layer="layout" svg:x1="3.793cm" svg:y1="8.488cm" svg:x2="3.793cm" svg:y2="9.204cm">
          <text:p/>
        </draw:line>
        <draw:line draw:style-name="gr1" draw:text-style-name="P1" draw:layer="layout" svg:x1="3.779cm" svg:y1="8.512cm" svg:x2="4.289cm" svg:y2="8.001cm">
          <text:p/>
        </draw:line>
        <draw:line draw:style-name="gr1" draw:text-style-name="P1" draw:layer="layout" svg:x1="4.49cm" svg:y1="8.501cm" svg:x2="4.992cm" svg:y2="7.999cm">
          <text:p/>
        </draw:line>
        <draw:line draw:style-name="gr1" draw:text-style-name="P1" draw:layer="layout" svg:x1="4.49cm" svg:y1="9.201cm" svg:x2="4.993cm" svg:y2="8.698cm">
          <text:p/>
        </draw:line>
        <draw:line draw:style-name="gr1" draw:text-style-name="P1" draw:layer="layout" svg:x1="4.289cm" svg:y1="8.001cm" svg:x2="4.992cm" svg:y2="8.001cm">
          <text:p/>
        </draw:line>
        <draw:line draw:style-name="gr1" draw:text-style-name="P1" draw:layer="layout" svg:x1="4.493cm" svg:y1="8.501cm" svg:x2="4.493cm" svg:y2="9.204cm">
          <text:p/>
        </draw:line>
        <draw:line draw:style-name="gr1" draw:text-style-name="P1" draw:layer="layout" svg:x1="4.993cm" svg:y1="8.001cm" svg:x2="4.993cm" svg:y2="8.698cm">
          <text:p/>
        </draw:line>
        <draw:line draw:style-name="gr1" draw:text-style-name="P1" draw:layer="layout" svg:x1="3.776cm" svg:y1="9.201cm" svg:x2="4.492cm" svg:y2="9.201cm">
          <text:p/>
        </draw:line>
        <draw:line draw:style-name="gr1" draw:text-style-name="P1" draw:layer="layout" svg:x1="3.777cm" svg:y1="9.901cm" svg:x2="4.493cm" svg:y2="9.901cm">
          <text:p/>
        </draw:line>
        <draw:line draw:style-name="gr1" draw:text-style-name="P1" draw:layer="layout" svg:x1="3.794cm" svg:y1="9.888cm" svg:x2="3.794cm" svg:y2="10.604cm">
          <text:p/>
        </draw:line>
        <draw:line draw:style-name="gr1" draw:text-style-name="P1" draw:layer="layout" svg:x1="3.78cm" svg:y1="9.912cm" svg:x2="4.29cm" svg:y2="9.401cm">
          <text:p/>
        </draw:line>
        <draw:line draw:style-name="gr1" draw:text-style-name="P1" draw:layer="layout" svg:x1="4.491cm" svg:y1="9.901cm" svg:x2="4.993cm" svg:y2="9.399cm">
          <text:p/>
        </draw:line>
        <draw:line draw:style-name="gr1" draw:text-style-name="P1" draw:layer="layout" svg:x1="4.491cm" svg:y1="10.601cm" svg:x2="4.994cm" svg:y2="10.098cm">
          <text:p/>
        </draw:line>
        <draw:line draw:style-name="gr1" draw:text-style-name="P1" draw:layer="layout" svg:x1="4.29cm" svg:y1="9.401cm" svg:x2="4.993cm" svg:y2="9.401cm">
          <text:p/>
        </draw:line>
        <draw:line draw:style-name="gr1" draw:text-style-name="P1" draw:layer="layout" svg:x1="4.494cm" svg:y1="9.901cm" svg:x2="4.494cm" svg:y2="10.604cm">
          <text:p/>
        </draw:line>
        <draw:line draw:style-name="gr1" draw:text-style-name="P1" draw:layer="layout" svg:x1="4.994cm" svg:y1="9.401cm" svg:x2="4.994cm" svg:y2="10.098cm">
          <text:p/>
        </draw:line>
        <draw:line draw:style-name="gr1" draw:text-style-name="P1" draw:layer="layout" svg:x1="3.777cm" svg:y1="10.601cm" svg:x2="4.493cm" svg:y2="10.601cm">
          <text:p/>
        </draw:line>
        <draw:line draw:style-name="gr1" draw:text-style-name="P1" draw:layer="layout" svg:x1="6.177cm" svg:y1="8.501cm" svg:x2="6.893cm" svg:y2="8.501cm">
          <text:p/>
        </draw:line>
        <draw:line draw:style-name="gr1" draw:text-style-name="P1" draw:layer="layout" svg:x1="6.194cm" svg:y1="8.488cm" svg:x2="6.194cm" svg:y2="9.204cm">
          <text:p/>
        </draw:line>
        <draw:line draw:style-name="gr1" draw:text-style-name="P1" draw:layer="layout" svg:x1="6.18cm" svg:y1="8.512cm" svg:x2="6.69cm" svg:y2="8.001cm">
          <text:p/>
        </draw:line>
        <draw:line draw:style-name="gr1" draw:text-style-name="P1" draw:layer="layout" svg:x1="6.891cm" svg:y1="8.501cm" svg:x2="7.393cm" svg:y2="7.999cm">
          <text:p/>
        </draw:line>
        <draw:line draw:style-name="gr1" draw:text-style-name="P1" draw:layer="layout" svg:x1="6.891cm" svg:y1="9.201cm" svg:x2="7.394cm" svg:y2="8.698cm">
          <text:p/>
        </draw:line>
        <draw:line draw:style-name="gr1" draw:text-style-name="P1" draw:layer="layout" svg:x1="6.69cm" svg:y1="8.001cm" svg:x2="7.393cm" svg:y2="8.001cm">
          <text:p/>
        </draw:line>
        <draw:line draw:style-name="gr1" draw:text-style-name="P1" draw:layer="layout" svg:x1="6.894cm" svg:y1="8.501cm" svg:x2="6.894cm" svg:y2="9.204cm">
          <text:p/>
        </draw:line>
        <draw:line draw:style-name="gr1" draw:text-style-name="P1" draw:layer="layout" svg:x1="7.394cm" svg:y1="8.001cm" svg:x2="7.394cm" svg:y2="8.698cm">
          <text:p/>
        </draw:line>
        <draw:line draw:style-name="gr1" draw:text-style-name="P1" draw:layer="layout" svg:x1="6.177cm" svg:y1="9.201cm" svg:x2="6.893cm" svg:y2="9.201cm">
          <text:p/>
        </draw:line>
        <draw:line draw:style-name="gr1" draw:text-style-name="P1" draw:layer="layout" svg:x1="6.178cm" svg:y1="9.901cm" svg:x2="6.894cm" svg:y2="9.901cm">
          <text:p/>
        </draw:line>
        <draw:line draw:style-name="gr1" draw:text-style-name="P1" draw:layer="layout" svg:x1="6.195cm" svg:y1="9.888cm" svg:x2="6.195cm" svg:y2="10.604cm">
          <text:p/>
        </draw:line>
        <draw:line draw:style-name="gr1" draw:text-style-name="P1" draw:layer="layout" svg:x1="6.181cm" svg:y1="9.912cm" svg:x2="6.691cm" svg:y2="9.401cm">
          <text:p/>
        </draw:line>
        <draw:line draw:style-name="gr1" draw:text-style-name="P1" draw:layer="layout" svg:x1="6.892cm" svg:y1="9.901cm" svg:x2="7.394cm" svg:y2="9.399cm">
          <text:p/>
        </draw:line>
        <draw:line draw:style-name="gr1" draw:text-style-name="P1" draw:layer="layout" svg:x1="6.892cm" svg:y1="10.601cm" svg:x2="7.395cm" svg:y2="10.098cm">
          <text:p/>
        </draw:line>
        <draw:line draw:style-name="gr1" draw:text-style-name="P1" draw:layer="layout" svg:x1="6.691cm" svg:y1="9.401cm" svg:x2="7.394cm" svg:y2="9.401cm">
          <text:p/>
        </draw:line>
        <draw:line draw:style-name="gr1" draw:text-style-name="P1" draw:layer="layout" svg:x1="6.895cm" svg:y1="9.901cm" svg:x2="6.895cm" svg:y2="10.604cm">
          <text:p/>
        </draw:line>
        <draw:line draw:style-name="gr1" draw:text-style-name="P1" draw:layer="layout" svg:x1="7.395cm" svg:y1="9.401cm" svg:x2="7.395cm" svg:y2="10.098cm">
          <text:p/>
        </draw:line>
        <draw:line draw:style-name="gr1" draw:text-style-name="P1" draw:layer="layout" svg:x1="6.178cm" svg:y1="10.601cm" svg:x2="6.894cm" svg:y2="10.601cm">
          <text:p/>
        </draw:line>
        <draw:line draw:style-name="gr1" draw:text-style-name="P1" draw:layer="layout" svg:x1="2.177cm" svg:y1="12.201cm" svg:x2="2.893cm" svg:y2="12.201cm">
          <text:p/>
        </draw:line>
        <draw:line draw:style-name="gr1" draw:text-style-name="P1" draw:layer="layout" svg:x1="2.194cm" svg:y1="12.188cm" svg:x2="2.194cm" svg:y2="12.904cm">
          <text:p/>
        </draw:line>
        <draw:line draw:style-name="gr1" draw:text-style-name="P1" draw:layer="layout" svg:x1="2.18cm" svg:y1="12.212cm" svg:x2="2.69cm" svg:y2="11.701cm">
          <text:p/>
        </draw:line>
        <draw:line draw:style-name="gr1" draw:text-style-name="P1" draw:layer="layout" svg:x1="2.891cm" svg:y1="12.201cm" svg:x2="3.393cm" svg:y2="11.699cm">
          <text:p/>
        </draw:line>
        <draw:line draw:style-name="gr1" draw:text-style-name="P1" draw:layer="layout" svg:x1="2.891cm" svg:y1="12.901cm" svg:x2="3.394cm" svg:y2="12.398cm">
          <text:p/>
        </draw:line>
        <draw:line draw:style-name="gr1" draw:text-style-name="P1" draw:layer="layout" svg:x1="2.69cm" svg:y1="11.701cm" svg:x2="3.393cm" svg:y2="11.701cm">
          <text:p/>
        </draw:line>
        <draw:line draw:style-name="gr1" draw:text-style-name="P1" draw:layer="layout" svg:x1="2.894cm" svg:y1="12.201cm" svg:x2="2.894cm" svg:y2="12.904cm">
          <text:p/>
        </draw:line>
        <draw:line draw:style-name="gr1" draw:text-style-name="P1" draw:layer="layout" svg:x1="3.394cm" svg:y1="11.701cm" svg:x2="3.394cm" svg:y2="12.398cm">
          <text:p/>
        </draw:line>
        <draw:line draw:style-name="gr1" draw:text-style-name="P1" draw:layer="layout" svg:x1="2.177cm" svg:y1="12.901cm" svg:x2="2.893cm" svg:y2="12.901cm">
          <text:p/>
        </draw:line>
        <draw:line draw:style-name="gr1" draw:text-style-name="P1" draw:layer="layout" svg:x1="3.778cm" svg:y1="12.201cm" svg:x2="4.494cm" svg:y2="12.201cm">
          <text:p/>
        </draw:line>
        <draw:line draw:style-name="gr1" draw:text-style-name="P1" draw:layer="layout" svg:x1="3.795cm" svg:y1="12.188cm" svg:x2="3.795cm" svg:y2="12.904cm">
          <text:p/>
        </draw:line>
        <draw:line draw:style-name="gr1" draw:text-style-name="P1" draw:layer="layout" svg:x1="3.781cm" svg:y1="12.212cm" svg:x2="4.291cm" svg:y2="11.701cm">
          <text:p/>
        </draw:line>
        <draw:line draw:style-name="gr1" draw:text-style-name="P1" draw:layer="layout" svg:x1="4.492cm" svg:y1="12.201cm" svg:x2="4.994cm" svg:y2="11.699cm">
          <text:p/>
        </draw:line>
        <draw:line draw:style-name="gr1" draw:text-style-name="P1" draw:layer="layout" svg:x1="4.492cm" svg:y1="12.901cm" svg:x2="4.995cm" svg:y2="12.398cm">
          <text:p/>
        </draw:line>
        <draw:line draw:style-name="gr1" draw:text-style-name="P1" draw:layer="layout" svg:x1="4.291cm" svg:y1="11.701cm" svg:x2="4.994cm" svg:y2="11.701cm">
          <text:p/>
        </draw:line>
        <draw:line draw:style-name="gr1" draw:text-style-name="P1" draw:layer="layout" svg:x1="4.495cm" svg:y1="12.201cm" svg:x2="4.495cm" svg:y2="12.904cm">
          <text:p/>
        </draw:line>
        <draw:line draw:style-name="gr1" draw:text-style-name="P1" draw:layer="layout" svg:x1="4.995cm" svg:y1="11.701cm" svg:x2="4.995cm" svg:y2="12.398cm">
          <text:p/>
        </draw:line>
        <draw:line draw:style-name="gr1" draw:text-style-name="P1" draw:layer="layout" svg:x1="3.778cm" svg:y1="12.901cm" svg:x2="4.494cm" svg:y2="12.901cm">
          <text:p/>
        </draw:line>
        <draw:line draw:style-name="gr1" draw:text-style-name="P1" draw:layer="layout" svg:x1="6.179cm" svg:y1="12.201cm" svg:x2="6.895cm" svg:y2="12.201cm">
          <text:p/>
        </draw:line>
        <draw:line draw:style-name="gr1" draw:text-style-name="P1" draw:layer="layout" svg:x1="6.196cm" svg:y1="12.188cm" svg:x2="6.196cm" svg:y2="12.904cm">
          <text:p/>
        </draw:line>
        <draw:line draw:style-name="gr1" draw:text-style-name="P1" draw:layer="layout" svg:x1="6.182cm" svg:y1="12.212cm" svg:x2="6.692cm" svg:y2="11.701cm">
          <text:p/>
        </draw:line>
        <draw:line draw:style-name="gr1" draw:text-style-name="P1" draw:layer="layout" svg:x1="6.893cm" svg:y1="12.201cm" svg:x2="7.395cm" svg:y2="11.699cm">
          <text:p/>
        </draw:line>
        <draw:line draw:style-name="gr1" draw:text-style-name="P1" draw:layer="layout" svg:x1="6.893cm" svg:y1="12.901cm" svg:x2="7.396cm" svg:y2="12.398cm">
          <text:p/>
        </draw:line>
        <draw:line draw:style-name="gr1" draw:text-style-name="P1" draw:layer="layout" svg:x1="6.692cm" svg:y1="11.701cm" svg:x2="7.395cm" svg:y2="11.701cm">
          <text:p/>
        </draw:line>
        <draw:line draw:style-name="gr1" draw:text-style-name="P1" draw:layer="layout" svg:x1="6.896cm" svg:y1="12.201cm" svg:x2="6.896cm" svg:y2="12.904cm">
          <text:p/>
        </draw:line>
        <draw:line draw:style-name="gr1" draw:text-style-name="P1" draw:layer="layout" svg:x1="7.396cm" svg:y1="11.701cm" svg:x2="7.396cm" svg:y2="12.398cm">
          <text:p/>
        </draw:line>
        <draw:line draw:style-name="gr1" draw:text-style-name="P1" draw:layer="layout" svg:x1="6.179cm" svg:y1="12.901cm" svg:x2="6.895cm" svg:y2="12.901cm">
          <text:p/>
        </draw:line>
        <draw:custom-shape draw:style-name="gr2" draw:text-style-name="P2" draw:layer="layout" svg:width="0.048cm" svg:height="0.048cm" draw:transform="rotate (0.241204502625616) translate (2.739cm 10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2.74cm 11.1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2.741cm 11.3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4.24cm 10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4.241cm 11.1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4.242cm 11.3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1cm 10.9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2cm 11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3cm 11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2cm 10.9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3cm 11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4cm 11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12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12.2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12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12.2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12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12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9.9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9.9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9.9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9.9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9.9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9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8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8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8.5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8.519cm" svg:x2="2.175cm" svg:y2="9.018cm">
          <text:p/>
        </draw:line>
        <draw:frame draw:style-name="gr4" draw:text-style-name="P4" draw:layer="layout" svg:width="0.76cm" svg:height="0.585cm" svg:x="1.997cm" svg:y="8.719cm">
          <draw:text-box>
            <text:p><text:span text:style-name="T1">R</text:span><text:span text:style-name="T2">0</text:span></text:p>
          </draw:text-box>
        </draw:frame>
        <draw:frame draw:style-name="gr4" draw:text-style-name="P4" draw:layer="layout" svg:width="0.76cm" svg:height="0.585cm" svg:x="2.298cm" svg:y="8.424cm">
          <draw:text-box>
            <text:p><text:span text:style-name="T1">R</text:span><text:span text:style-name="T2">1</text:span></text:p>
          </draw:text-box>
        </draw:frame>
        <draw:frame draw:style-name="gr4" draw:text-style-name="P4" draw:layer="layout" svg:width="0.76cm" svg:height="0.585cm" svg:x="2.299cm" svg:y="8.021cm">
          <draw:text-box>
            <text:p><text:span text:style-name="T1">R</text:span><text:span text:style-name="T2">2</text:span></text:p>
          </draw:text-box>
        </draw:frame>
        <draw:custom-shape draw:style-name="gr2" draw:text-style-name="P5" draw:layer="layout" svg:width="0.02cm" svg:height="0.02cm" svg:x="2.40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2cm" svg:height="0.02cm" draw:transform="rotate (0.124791041517595) translate (2.37cm 8.1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2cm" svg:height="0.02cm" draw:transform="rotate (0.241204502625616) translate (2.339cm 8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58cm" svg:y1="8.52cm" svg:x2="2.657cm" svg:y2="8.52cm">
          <text:p/>
        </draw:line>
        <draw:line draw:style-name="gr3" draw:text-style-name="P3" draw:layer="layout" svg:x1="2.173cm" svg:y1="8.518cm" svg:x2="2.526cm" svg:y2="8.165cm">
          <text:p/>
        </draw:line>
        <draw:line draw:style-name="gr3" draw:text-style-name="P3" draw:layer="layout" svg:x1="2.173cm" svg:y1="8.519cm" svg:x2="2.302cm" svg:y2="8.037cm">
          <text:p/>
        </draw:line>
        <draw:line draw:style-name="gr1" draw:text-style-name="P3" draw:layer="layout" svg:x1="2.158cm" svg:y1="8.518cm" svg:x2="2.874cm" svg:y2="8.518cm">
          <text:p/>
        </draw:line>
        <draw:line draw:style-name="gr1" draw:text-style-name="P3" draw:layer="layout" svg:x1="2.175cm" svg:y1="8.505cm" svg:x2="2.175cm" svg:y2="9.221cm">
          <text:p/>
        </draw:line>
        <draw:line draw:style-name="gr1" draw:text-style-name="P3" draw:layer="layout" svg:x1="2.161cm" svg:y1="8.529cm" svg:x2="2.671cm" svg:y2="8.018cm">
          <text:p/>
        </draw:line>
        <draw:line draw:style-name="gr1" draw:text-style-name="P3" draw:layer="layout" svg:x1="2.872cm" svg:y1="8.518cm" svg:x2="3.374cm" svg:y2="8.016cm">
          <text:p/>
        </draw:line>
        <draw:line draw:style-name="gr1" draw:text-style-name="P3" draw:layer="layout" svg:x1="2.872cm" svg:y1="9.218cm" svg:x2="3.375cm" svg:y2="8.715cm">
          <text:p/>
        </draw:line>
        <draw:line draw:style-name="gr1" draw:text-style-name="P3" draw:layer="layout" svg:x1="2.671cm" svg:y1="8.018cm" svg:x2="3.374cm" svg:y2="8.018cm">
          <text:p/>
        </draw:line>
        <draw:line draw:style-name="gr1" draw:text-style-name="P3" draw:layer="layout" svg:x1="2.875cm" svg:y1="8.518cm" svg:x2="2.875cm" svg:y2="9.221cm">
          <text:p/>
        </draw:line>
        <draw:line draw:style-name="gr1" draw:text-style-name="P3" draw:layer="layout" svg:x1="3.375cm" svg:y1="8.018cm" svg:x2="3.375cm" svg:y2="8.715cm">
          <text:p/>
        </draw:line>
        <draw:line draw:style-name="gr1" draw:text-style-name="P3" draw:layer="layout" svg:x1="2.158cm" svg:y1="9.218cm" svg:x2="2.874cm" svg:y2="9.218cm">
          <text:p/>
        </draw:line>
        <draw:custom-shape draw:style-name="gr10" draw:text-style-name="P6" draw:layer="layout" svg:width="0.048cm" svg:height="0.048cm" draw:transform="rotate (-0.481710873550435) translate (3.678cm 7.6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547cm 7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415cm 7.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679cm 7.6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547cm 7.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416cm 7.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378cm 7.6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247cm 7.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115cm 7.9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379cm 7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247cm 7.8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116cm 7.9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778cm 7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647cm 7.8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15cm 7.9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779cm 7.6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647cm 7.8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16cm 7.9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7" draw:layer="layout" svg:x1="3.479cm" svg:y1="7.102cm" svg:x2="4.195cm" svg:y2="7.102cm">
            <text:p/>
          </draw:line>
          <draw:line draw:style-name="gr15" draw:text-style-name="P7" draw:layer="layout" svg:x1="3.496cm" svg:y1="7.089cm" svg:x2="3.496cm" svg:y2="7.805cm">
            <text:p/>
          </draw:line>
          <draw:line draw:style-name="gr15" draw:text-style-name="P7" draw:layer="layout" svg:x1="3.482cm" svg:y1="7.113cm" svg:x2="3.992cm" svg:y2="6.602cm">
            <text:p/>
          </draw:line>
          <draw:line draw:style-name="gr15" draw:text-style-name="P7" draw:layer="layout" svg:x1="4.193cm" svg:y1="7.102cm" svg:x2="4.695cm" svg:y2="6.6cm">
            <text:p/>
          </draw:line>
          <draw:line draw:style-name="gr15" draw:text-style-name="P7" draw:layer="layout" svg:x1="4.193cm" svg:y1="7.802cm" svg:x2="4.696cm" svg:y2="7.299cm">
            <text:p/>
          </draw:line>
          <draw:line draw:style-name="gr15" draw:text-style-name="P7" draw:layer="layout" svg:x1="3.992cm" svg:y1="6.602cm" svg:x2="4.695cm" svg:y2="6.602cm">
            <text:p/>
          </draw:line>
          <draw:line draw:style-name="gr15" draw:text-style-name="P7" draw:layer="layout" svg:x1="4.196cm" svg:y1="7.102cm" svg:x2="4.196cm" svg:y2="7.805cm">
            <text:p/>
          </draw:line>
          <draw:line draw:style-name="gr15" draw:text-style-name="P7" draw:layer="layout" svg:x1="4.696cm" svg:y1="6.602cm" svg:x2="4.696cm" svg:y2="7.299cm">
            <text:p/>
          </draw:line>
          <draw:line draw:style-name="gr15" draw:text-style-name="P7" draw:layer="layout" svg:x1="3.479cm" svg:y1="7.802cm" svg:x2="4.195cm" svg:y2="7.802cm">
            <text:p/>
          </draw:line>
        </draw:g>
        <draw:g>
          <draw:line draw:style-name="gr15" draw:text-style-name="P7" draw:layer="layout" svg:x1="5.08cm" svg:y1="7.103cm" svg:x2="5.796cm" svg:y2="7.103cm">
            <text:p/>
          </draw:line>
          <draw:line draw:style-name="gr15" draw:text-style-name="P7" draw:layer="layout" svg:x1="5.097cm" svg:y1="7.09cm" svg:x2="5.097cm" svg:y2="7.806cm">
            <text:p/>
          </draw:line>
          <draw:line draw:style-name="gr15" draw:text-style-name="P7" draw:layer="layout" svg:x1="5.083cm" svg:y1="7.114cm" svg:x2="5.593cm" svg:y2="6.603cm">
            <text:p/>
          </draw:line>
          <draw:line draw:style-name="gr15" draw:text-style-name="P7" draw:layer="layout" svg:x1="5.794cm" svg:y1="7.103cm" svg:x2="6.296cm" svg:y2="6.601cm">
            <text:p/>
          </draw:line>
          <draw:line draw:style-name="gr15" draw:text-style-name="P7" draw:layer="layout" svg:x1="5.794cm" svg:y1="7.803cm" svg:x2="6.297cm" svg:y2="7.3cm">
            <text:p/>
          </draw:line>
          <draw:line draw:style-name="gr15" draw:text-style-name="P7" draw:layer="layout" svg:x1="5.593cm" svg:y1="6.603cm" svg:x2="6.296cm" svg:y2="6.603cm">
            <text:p/>
          </draw:line>
          <draw:line draw:style-name="gr15" draw:text-style-name="P7" draw:layer="layout" svg:x1="5.797cm" svg:y1="7.103cm" svg:x2="5.797cm" svg:y2="7.806cm">
            <text:p/>
          </draw:line>
          <draw:line draw:style-name="gr15" draw:text-style-name="P7" draw:layer="layout" svg:x1="6.297cm" svg:y1="6.603cm" svg:x2="6.297cm" svg:y2="7.3cm">
            <text:p/>
          </draw:line>
          <draw:line draw:style-name="gr15" draw:text-style-name="P7" draw:layer="layout" svg:x1="5.08cm" svg:y1="7.803cm" svg:x2="5.796cm" svg:y2="7.803cm">
            <text:p/>
          </draw:line>
        </draw:g>
        <draw:g>
          <draw:line draw:style-name="gr15" draw:text-style-name="P7" draw:layer="layout" svg:x1="7.481cm" svg:y1="7.104cm" svg:x2="8.197cm" svg:y2="7.104cm">
            <text:p/>
          </draw:line>
          <draw:line draw:style-name="gr15" draw:text-style-name="P7" draw:layer="layout" svg:x1="7.498cm" svg:y1="7.091cm" svg:x2="7.498cm" svg:y2="7.807cm">
            <text:p/>
          </draw:line>
          <draw:line draw:style-name="gr15" draw:text-style-name="P7" draw:layer="layout" svg:x1="7.484cm" svg:y1="7.115cm" svg:x2="7.994cm" svg:y2="6.604cm">
            <text:p/>
          </draw:line>
          <draw:line draw:style-name="gr15" draw:text-style-name="P7" draw:layer="layout" svg:x1="8.195cm" svg:y1="7.104cm" svg:x2="8.697cm" svg:y2="6.602cm">
            <text:p/>
          </draw:line>
          <draw:line draw:style-name="gr15" draw:text-style-name="P7" draw:layer="layout" svg:x1="8.195cm" svg:y1="7.804cm" svg:x2="8.698cm" svg:y2="7.301cm">
            <text:p/>
          </draw:line>
          <draw:line draw:style-name="gr15" draw:text-style-name="P7" draw:layer="layout" svg:x1="7.994cm" svg:y1="6.604cm" svg:x2="8.697cm" svg:y2="6.604cm">
            <text:p/>
          </draw:line>
          <draw:line draw:style-name="gr15" draw:text-style-name="P7" draw:layer="layout" svg:x1="8.198cm" svg:y1="7.104cm" svg:x2="8.198cm" svg:y2="7.807cm">
            <text:p/>
          </draw:line>
          <draw:line draw:style-name="gr15" draw:text-style-name="P7" draw:layer="layout" svg:x1="8.698cm" svg:y1="6.604cm" svg:x2="8.698cm" svg:y2="7.301cm">
            <text:p/>
          </draw:line>
          <draw:line draw:style-name="gr15" draw:text-style-name="P7" draw:layer="layout" svg:x1="7.481cm" svg:y1="7.804cm" svg:x2="8.197cm" svg:y2="7.804cm">
            <text:p/>
          </draw:line>
        </draw:g>
        <draw:custom-shape draw:style-name="gr10" draw:text-style-name="P6" draw:layer="layout" svg:width="0.048cm" svg:height="0.048cm" draw:transform="rotate (-0.481710873550435) translate (7.779cm 9.0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648cm 9.2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16cm 9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78cm 9.0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648cm 9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17cm 9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7" draw:layer="layout" svg:x1="7.482cm" svg:y1="8.505cm" svg:x2="8.198cm" svg:y2="8.505cm">
            <text:p/>
          </draw:line>
          <draw:line draw:style-name="gr15" draw:text-style-name="P7" draw:layer="layout" svg:x1="7.499cm" svg:y1="8.492cm" svg:x2="7.499cm" svg:y2="9.208cm">
            <text:p/>
          </draw:line>
          <draw:line draw:style-name="gr15" draw:text-style-name="P7" draw:layer="layout" svg:x1="7.485cm" svg:y1="8.516cm" svg:x2="7.995cm" svg:y2="8.005cm">
            <text:p/>
          </draw:line>
          <draw:line draw:style-name="gr15" draw:text-style-name="P7" draw:layer="layout" svg:x1="8.196cm" svg:y1="8.505cm" svg:x2="8.698cm" svg:y2="8.003cm">
            <text:p/>
          </draw:line>
          <draw:line draw:style-name="gr15" draw:text-style-name="P7" draw:layer="layout" svg:x1="8.196cm" svg:y1="9.205cm" svg:x2="8.699cm" svg:y2="8.702cm">
            <text:p/>
          </draw:line>
          <draw:line draw:style-name="gr15" draw:text-style-name="P7" draw:layer="layout" svg:x1="7.995cm" svg:y1="8.005cm" svg:x2="8.698cm" svg:y2="8.005cm">
            <text:p/>
          </draw:line>
          <draw:line draw:style-name="gr15" draw:text-style-name="P7" draw:layer="layout" svg:x1="8.199cm" svg:y1="8.505cm" svg:x2="8.199cm" svg:y2="9.208cm">
            <text:p/>
          </draw:line>
          <draw:line draw:style-name="gr15" draw:text-style-name="P7" draw:layer="layout" svg:x1="8.699cm" svg:y1="8.005cm" svg:x2="8.699cm" svg:y2="8.702cm">
            <text:p/>
          </draw:line>
          <draw:line draw:style-name="gr15" draw:text-style-name="P7" draw:layer="layout" svg:x1="7.482cm" svg:y1="9.205cm" svg:x2="8.198cm" svg:y2="9.205cm">
            <text:p/>
          </draw:line>
        </draw:g>
        <draw:custom-shape draw:style-name="gr10" draw:text-style-name="P6" draw:layer="layout" svg:width="0.048cm" svg:height="0.048cm" draw:transform="rotate (-0.481710873550435) translate (7.68cm 11.1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49cm 11.3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417cm 11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681cm 11.1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49cm 11.3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418cm 11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7" draw:layer="layout" svg:x1="7.483cm" svg:y1="10.606cm" svg:x2="8.199cm" svg:y2="10.606cm">
            <text:p/>
          </draw:line>
          <draw:line draw:style-name="gr15" draw:text-style-name="P7" draw:layer="layout" svg:x1="7.5cm" svg:y1="10.593cm" svg:x2="7.5cm" svg:y2="11.309cm">
            <text:p/>
          </draw:line>
          <draw:line draw:style-name="gr15" draw:text-style-name="P7" draw:layer="layout" svg:x1="7.486cm" svg:y1="10.617cm" svg:x2="7.996cm" svg:y2="10.106cm">
            <text:p/>
          </draw:line>
          <draw:line draw:style-name="gr15" draw:text-style-name="P7" draw:layer="layout" svg:x1="8.197cm" svg:y1="10.606cm" svg:x2="8.699cm" svg:y2="10.104cm">
            <text:p/>
          </draw:line>
          <draw:line draw:style-name="gr15" draw:text-style-name="P7" draw:layer="layout" svg:x1="8.197cm" svg:y1="11.306cm" svg:x2="8.7cm" svg:y2="10.803cm">
            <text:p/>
          </draw:line>
          <draw:line draw:style-name="gr15" draw:text-style-name="P7" draw:layer="layout" svg:x1="7.996cm" svg:y1="10.106cm" svg:x2="8.699cm" svg:y2="10.106cm">
            <text:p/>
          </draw:line>
          <draw:line draw:style-name="gr15" draw:text-style-name="P7" draw:layer="layout" svg:x1="8.2cm" svg:y1="10.606cm" svg:x2="8.2cm" svg:y2="11.309cm">
            <text:p/>
          </draw:line>
          <draw:line draw:style-name="gr15" draw:text-style-name="P7" draw:layer="layout" svg:x1="8.7cm" svg:y1="10.106cm" svg:x2="8.7cm" svg:y2="10.803cm">
            <text:p/>
          </draw:line>
          <draw:line draw:style-name="gr15" draw:text-style-name="P7" draw:layer="layout" svg:x1="7.483cm" svg:y1="11.306cm" svg:x2="8.199cm" svg:y2="11.306cm">
            <text:p/>
          </draw:line>
        </draw:g>
        <draw:custom-shape draw:style-name="gr10" draw:text-style-name="P6" draw:layer="layout" svg:width="0.048cm" svg:height="0.048cm" draw:transform="rotate (0.241204502625616) translate (7.944cm 9.4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0.241204502625616) translate (7.945cm 9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0.241204502625616) translate (7.946cm 9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7.189cm 7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6.989cm 7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6.789cm 7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7.189cm 7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6.989cm 7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6.789cm 7.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15.929cm" svg:y1="4.367cm" svg:x2="16.929cm" svg:y2="4.367cm">
            <text:p/>
          </draw:line>
          <draw:line draw:style-name="gr3" draw:text-style-name="P3" draw:layer="layout" svg:x1="15.928cm" svg:y1="4.367cm" svg:x2="15.928cm" svg:y2="5.367cm">
            <text:p/>
          </draw:line>
          <draw:line draw:style-name="gr3" draw:text-style-name="P3" draw:layer="layout" svg:x1="15.924cm" svg:y1="4.372cm" svg:x2="16.631cm" svg:y2="3.665cm">
            <text:p/>
          </draw:line>
          <draw:line draw:style-name="gr3" draw:text-style-name="P3" draw:layer="layout" svg:x1="15.924cm" svg:y1="4.372cm" svg:x2="16.165cm" svg:y2="3.401cm">
            <text:p/>
          </draw:line>
          <draw:frame draw:style-name="gr6" draw:text-style-name="P4" draw:layer="layout" svg:width="0.747cm" svg:height="0.585cm" svg:x="15.752cm" svg:y="4.967cm">
            <draw:text-box>
              <text:p><text:span text:style-name="T1">E</text:span><text:span text:style-name="T2">0</text:span></text:p>
            </draw:text-box>
          </draw:frame>
          <draw:frame draw:style-name="gr6" draw:text-style-name="P4" draw:layer="layout" svg:width="0.747cm" svg:height="0.585cm" svg:x="16.454cm" svg:y="3.469cm">
            <draw:text-box>
              <text:p><text:span text:style-name="T1">E</text:span><text:span text:style-name="T2">2</text:span></text:p>
            </draw:text-box>
          </draw:frame>
          <draw:custom-shape draw:style-name="gr2" draw:text-style-name="P5" draw:layer="layout" svg:width="0.048cm" svg:height="0.048cm" svg:x="16.328cm" svg:y="3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124791041517595) translate (16.251cm 3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16.175cm 3.6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747cm" svg:height="0.585cm" svg:x="16.552cm" svg:y="4.268cm">
            <draw:text-box>
              <text:p><text:span text:style-name="T1">E</text:span><text:span text:style-name="T2">1</text:span></text:p>
            </draw:text-box>
          </draw:frame>
        </draw:g>
        <draw:connector draw:style-name="gr13" draw:text-style-name="P3" draw:layer="layout" draw:type="curve" svg:x1="9.6cm" svg:y1="9.352cm" svg:x2="11.571cm" svg:y2="7.337cm" draw:end-shape="id4" draw:end-glue-point="7" svg:d="M9600 9352c0-937 1971 70 1971-2015" svg:viewBox="0 0 1972 2016">
          <text:p/>
        </draw:connector>
        <draw:connector draw:style-name="gr13" draw:text-style-name="P3" draw:layer="layout" draw:type="curve" svg:x1="6.701cm" svg:y1="3.442cm" svg:x2="11.571cm" svg:y2="6.063cm" draw:start-shape="id5" draw:start-glue-point="1" draw:end-shape="id4" draw:end-glue-point="5" svg:d="M6701 3442c3247 0 4870 873 4870 2621" svg:viewBox="0 0 4871 2622">
          <text:p/>
        </draw:connector>
        <draw:custom-shape draw:style-name="gr14" draw:text-style-name="P9" xml:id="id4" draw:id="id4" draw:layer="layout" svg:width="3.9cm" svg:height="1.8cm" svg:x="11cm" svg:y="5.8cm">
          <text:p text:style-name="P9"><text:span text:style-name="T3">Reduction circ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601cm" svg:y1="5.001cm" svg:x2="20.401cm" svg:y2="5.001cm">
          <text:p/>
        </draw:line>
        <draw:line draw:style-name="gr5" draw:text-style-name="P3" draw:layer="layout" svg:x1="20.401cm" svg:y1="5.001cm" svg:x2="20.401cm" svg:y2="7.801cm">
          <text:p/>
        </draw:line>
        <draw:line draw:style-name="gr5" draw:text-style-name="P3" draw:layer="layout" svg:x1="17.601cm" svg:y1="5.001cm" svg:x2="17.601cm" svg:y2="7.801cm">
          <text:p/>
        </draw:line>
        <draw:line draw:style-name="gr3" draw:text-style-name="P3" draw:layer="layout" svg:x1="17.601cm" svg:y1="5.001cm" svg:x2="18.601cm" svg:y2="5.001cm">
          <text:p/>
        </draw:line>
        <draw:line draw:style-name="gr3" draw:text-style-name="P3" draw:layer="layout" svg:x1="17.6cm" svg:y1="5.001cm" svg:x2="17.6cm" svg:y2="6.001cm">
          <text:p/>
        </draw:line>
        <draw:line draw:style-name="gr3" draw:text-style-name="P3" draw:layer="layout" svg:x1="17.596cm" svg:y1="5.006cm" svg:x2="18.303cm" svg:y2="4.299cm">
          <text:p/>
        </draw:line>
        <draw:line draw:style-name="gr3" draw:text-style-name="P3" draw:layer="layout" svg:x1="17.596cm" svg:y1="5.006cm" svg:x2="17.837cm" svg:y2="4.035cm">
          <text:p/>
        </draw:line>
        <draw:frame draw:style-name="gr6" draw:text-style-name="P4" draw:layer="layout" svg:width="0.747cm" svg:height="0.585cm" svg:x="17.424cm" svg:y="5.601cm">
          <draw:text-box>
            <text:p><text:span text:style-name="T1">B</text:span><text:span text:style-name="T2">0</text:span></text:p>
          </draw:text-box>
        </draw:frame>
        <draw:line draw:style-name="gr5" draw:text-style-name="P3" draw:layer="layout" svg:x1="17.601cm" svg:y1="7.801cm" svg:x2="20.401cm" svg:y2="7.801cm">
          <text:p/>
        </draw:line>
        <draw:line draw:style-name="gr5" draw:text-style-name="P3" draw:layer="layout" svg:x1="17.601cm" svg:y1="5.001cm" svg:x2="19.581cm" svg:y2="3.021cm">
          <text:p/>
        </draw:line>
        <draw:line draw:style-name="gr5" draw:text-style-name="P3" draw:layer="layout" svg:x1="19.582cm" svg:y1="3.02cm" svg:x2="22.382cm" svg:y2="3.02cm">
          <text:p/>
        </draw:line>
        <draw:line draw:style-name="gr5" draw:text-style-name="P3" draw:layer="layout" svg:x1="22.382cm" svg:y1="3.02cm" svg:x2="22.382cm" svg:y2="5.82cm">
          <text:p/>
        </draw:line>
        <draw:line draw:style-name="gr5" draw:text-style-name="P3" draw:layer="layout" svg:x1="20.401cm" svg:y1="5.001cm" svg:x2="22.381cm" svg:y2="3.021cm">
          <text:p/>
        </draw:line>
        <draw:line draw:style-name="gr5" draw:text-style-name="P3" draw:layer="layout" svg:x1="20.401cm" svg:y1="7.801cm" svg:x2="22.381cm" svg:y2="5.821cm">
          <text:p/>
        </draw:line>
        <draw:frame draw:style-name="gr6" draw:text-style-name="P4" draw:layer="layout" svg:width="0.747cm" svg:height="0.585cm" svg:x="18.225cm" svg:y="4.902cm">
          <draw:text-box>
            <text:p><text:span text:style-name="T1">B</text:span><text:span text:style-name="T2">1</text:span></text:p>
          </draw:text-box>
        </draw:frame>
        <draw:frame draw:style-name="gr6" draw:text-style-name="P4" draw:layer="layout" svg:width="0.747cm" svg:height="0.585cm" svg:x="18.126cm" svg:y="4.103cm">
          <draw:text-box>
            <text:p><text:span text:style-name="T1">B</text:span><text:span text:style-name="T2">2</text:span></text:p>
          </draw:text-box>
        </draw:frame>
        <draw:custom-shape draw:style-name="gr2" draw:text-style-name="P5" draw:layer="layout" svg:width="0.048cm" svg:height="0.048cm" svg:x="1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124791041517595) translate (17.923cm 4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241204502625616) translate (17.847cm 4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8.702cm" svg:y1="6.101cm" svg:x2="18.902cm" svg:y2="6.101cm">
          <text:p/>
        </draw:line>
        <draw:line draw:style-name="gr5" draw:text-style-name="P3" draw:layer="layout" svg:x1="18.702cm" svg:y1="6.101cm" svg:x2="18.702cm" svg:y2="6.301cm">
          <text:p/>
        </draw:line>
        <draw:line draw:style-name="gr5" draw:text-style-name="P3" draw:layer="layout" svg:x1="18.699cm" svg:y1="6.101cm" svg:x2="18.8cm" svg:y2="6cm">
          <text:p/>
        </draw:line>
        <draw:line draw:style-name="gr5" draw:text-style-name="P3" draw:layer="layout" svg:x1="18.899cm" svg:y1="6.101cm" svg:x2="19.002cm" svg:y2="5.998cm">
          <text:p/>
        </draw:line>
        <draw:line draw:style-name="gr5" draw:text-style-name="P3" draw:layer="layout" svg:x1="18.899cm" svg:y1="6.301cm" svg:x2="19.002cm" svg:y2="6.198cm">
          <text:p/>
        </draw:line>
        <draw:line draw:style-name="gr5" draw:text-style-name="P3" draw:layer="layout" svg:x1="18.798cm" svg:y1="6.001cm" svg:x2="19.002cm" svg:y2="6.001cm">
          <text:p/>
        </draw:line>
        <draw:line draw:style-name="gr5" draw:text-style-name="P3" draw:layer="layout" svg:x1="18.902cm" svg:y1="6.101cm" svg:x2="18.902cm" svg:y2="6.301cm">
          <text:p/>
        </draw:line>
        <draw:line draw:style-name="gr5" draw:text-style-name="P3" draw:layer="layout" svg:x1="19.002cm" svg:y1="6.001cm" svg:x2="19.002cm" svg:y2="6.198cm">
          <text:p/>
        </draw:line>
        <draw:line draw:style-name="gr5" draw:text-style-name="P3" draw:layer="layout" svg:x1="18.702cm" svg:y1="6.301cm" svg:x2="18.902cm" svg:y2="6.301cm">
          <text:p/>
        </draw:line>
        <draw:custom-shape draw:style-name="gr2" draw:text-style-name="P2" draw:layer="layout" svg:width="0.048cm" svg:height="0.048cm" draw:transform="rotate (0.241204502625616) translate (19.038cm 13.4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19.039cm 13.6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19.04cm 13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587cm 4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4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4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587cm 4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4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4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476cm 2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345cm 2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213cm 2.4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477cm 2.1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345cm 2.3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214cm 2.4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602cm" svg:y1="10.002cm" svg:x2="20.402cm" svg:y2="10.002cm">
          <text:p/>
        </draw:line>
        <draw:line draw:style-name="gr5" draw:text-style-name="P3" draw:layer="layout" svg:x1="20.402cm" svg:y1="10.002cm" svg:x2="20.402cm" svg:y2="12.802cm">
          <text:p/>
        </draw:line>
        <draw:line draw:style-name="gr5" draw:text-style-name="P3" draw:layer="layout" svg:x1="17.602cm" svg:y1="10.002cm" svg:x2="17.602cm" svg:y2="12.802cm">
          <text:p/>
        </draw:line>
        <draw:line draw:style-name="gr5" draw:text-style-name="P3" draw:layer="layout" svg:x1="17.602cm" svg:y1="12.802cm" svg:x2="20.402cm" svg:y2="12.802cm">
          <text:p/>
        </draw:line>
        <draw:line draw:style-name="gr5" draw:text-style-name="P3" draw:layer="layout" svg:x1="17.602cm" svg:y1="10.002cm" svg:x2="19.582cm" svg:y2="8.022cm">
          <text:p/>
        </draw:line>
        <draw:line draw:style-name="gr5" draw:text-style-name="P3" draw:layer="layout" svg:x1="19.583cm" svg:y1="8.021cm" svg:x2="22.383cm" svg:y2="8.021cm">
          <text:p/>
        </draw:line>
        <draw:line draw:style-name="gr5" draw:text-style-name="P3" draw:layer="layout" svg:x1="22.383cm" svg:y1="8.021cm" svg:x2="22.383cm" svg:y2="10.821cm">
          <text:p/>
        </draw:line>
        <draw:line draw:style-name="gr5" draw:text-style-name="P3" draw:layer="layout" svg:x1="20.402cm" svg:y1="10.002cm" svg:x2="22.382cm" svg:y2="8.022cm">
          <text:p/>
        </draw:line>
        <draw:line draw:style-name="gr5" draw:text-style-name="P3" draw:layer="layout" svg:x1="20.402cm" svg:y1="12.802cm" svg:x2="22.382cm" svg:y2="10.822cm">
          <text:p/>
        </draw:line>
        <draw:line draw:style-name="gr5" draw:text-style-name="P3" draw:layer="layout" svg:x1="18.703cm" svg:y1="11.102cm" svg:x2="18.903cm" svg:y2="11.102cm">
          <text:p/>
        </draw:line>
        <draw:line draw:style-name="gr5" draw:text-style-name="P3" draw:layer="layout" svg:x1="18.703cm" svg:y1="11.102cm" svg:x2="18.703cm" svg:y2="11.302cm">
          <text:p/>
        </draw:line>
        <draw:line draw:style-name="gr5" draw:text-style-name="P3" draw:layer="layout" svg:x1="18.7cm" svg:y1="11.102cm" svg:x2="18.801cm" svg:y2="11.001cm">
          <text:p/>
        </draw:line>
        <draw:line draw:style-name="gr5" draw:text-style-name="P3" draw:layer="layout" svg:x1="18.9cm" svg:y1="11.102cm" svg:x2="19.003cm" svg:y2="10.999cm">
          <text:p/>
        </draw:line>
        <draw:line draw:style-name="gr5" draw:text-style-name="P3" draw:layer="layout" svg:x1="18.9cm" svg:y1="11.302cm" svg:x2="19.003cm" svg:y2="11.199cm">
          <text:p/>
        </draw:line>
        <draw:line draw:style-name="gr5" draw:text-style-name="P3" draw:layer="layout" svg:x1="18.799cm" svg:y1="11.002cm" svg:x2="19.003cm" svg:y2="11.002cm">
          <text:p/>
        </draw:line>
        <draw:line draw:style-name="gr5" draw:text-style-name="P3" draw:layer="layout" svg:x1="18.903cm" svg:y1="11.102cm" svg:x2="18.903cm" svg:y2="11.302cm">
          <text:p/>
        </draw:line>
        <draw:line draw:style-name="gr5" draw:text-style-name="P3" draw:layer="layout" svg:x1="19.003cm" svg:y1="11.002cm" svg:x2="19.003cm" svg:y2="11.199cm">
          <text:p/>
        </draw:line>
        <draw:line draw:style-name="gr5" draw:text-style-name="P3" draw:layer="layout" svg:x1="18.703cm" svg:y1="11.302cm" svg:x2="18.903cm" svg:y2="11.302cm">
          <text:p/>
        </draw:line>
        <draw:custom-shape draw:style-name="gr10" draw:text-style-name="P6" draw:layer="layout" svg:width="0.048cm" svg:height="0.048cm" draw:transform="rotate (-1.32959182416928) translate (23.587cm 9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9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9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587cm 9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9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9.5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5" draw:text-style-name="P3" draw:layer="layout" svg:x1="4.4cm" svg:y1="2.2cm" svg:x2="7.2cm" svg:y2="2.2cm">
          <text:p/>
        </draw:line>
        <draw:line draw:style-name="gr5" draw:text-style-name="P3" draw:layer="layout" svg:x1="7.2cm" svg:y1="2.2cm" svg:x2="7.2cm" svg:y2="5cm">
          <text:p/>
        </draw:line>
        <draw:line draw:style-name="gr5" draw:text-style-name="P3" draw:layer="layout" svg:x1="4.4cm" svg:y1="2.2cm" svg:x2="4.4cm" svg:y2="5cm">
          <text:p/>
        </draw:line>
        <draw:line draw:style-name="gr3" draw:text-style-name="P3" draw:layer="layout" svg:x1="4.4cm" svg:y1="2.2cm" svg:x2="5.4cm" svg:y2="2.2cm">
          <text:p/>
        </draw:line>
        <draw:line draw:style-name="gr3" draw:text-style-name="P3" draw:layer="layout" svg:x1="4.399cm" svg:y1="2.2cm" svg:x2="4.399cm" svg:y2="3.2cm">
          <text:p/>
        </draw:line>
        <draw:line draw:style-name="gr3" draw:text-style-name="P3" draw:layer="layout" svg:x1="4.395cm" svg:y1="2.205cm" svg:x2="5.102cm" svg:y2="1.498cm">
          <text:p/>
        </draw:line>
        <draw:line draw:style-name="gr3" draw:text-style-name="P3" draw:layer="layout" svg:x1="4.395cm" svg:y1="2.205cm" svg:x2="4.636cm" svg:y2="1.234cm">
          <text:p/>
        </draw:line>
        <draw:frame draw:style-name="gr6" draw:text-style-name="P4" draw:layer="layout" svg:width="0.747cm" svg:height="0.585cm" svg:x="4.223cm" svg:y="2.8cm">
          <draw:text-box>
            <text:p><text:span text:style-name="T1">B</text:span><text:span text:style-name="T2">0</text:span></text:p>
          </draw:text-box>
        </draw:frame>
        <draw:line draw:style-name="gr5" draw:text-style-name="P3" draw:layer="layout" svg:x1="4.4cm" svg:y1="5cm" svg:x2="7.2cm" svg:y2="5cm">
          <text:p/>
        </draw:line>
        <draw:line draw:style-name="gr5" draw:text-style-name="P3" draw:layer="layout" svg:x1="4.4cm" svg:y1="2.2cm" svg:x2="6.38cm" svg:y2="0.22cm">
          <text:p/>
        </draw:line>
        <draw:line draw:style-name="gr5" draw:text-style-name="P3" draw:layer="layout" svg:x1="6.381cm" svg:y1="0.219cm" svg:x2="9.181cm" svg:y2="0.219cm">
          <text:p/>
        </draw:line>
        <draw:line draw:style-name="gr5" draw:text-style-name="P3" draw:layer="layout" svg:x1="9.181cm" svg:y1="0.219cm" svg:x2="9.181cm" svg:y2="3.019cm">
          <text:p/>
        </draw:line>
        <draw:line draw:style-name="gr5" draw:text-style-name="P3" draw:layer="layout" svg:x1="7.2cm" svg:y1="2.2cm" svg:x2="9.18cm" svg:y2="0.22cm">
          <text:p/>
        </draw:line>
        <draw:line draw:style-name="gr5" draw:text-style-name="P3" draw:layer="layout" svg:x1="7.2cm" svg:y1="5cm" svg:x2="9.18cm" svg:y2="3.02cm">
          <text:p/>
        </draw:line>
        <draw:frame draw:style-name="gr6" draw:text-style-name="P4" draw:layer="layout" svg:width="0.747cm" svg:height="0.585cm" svg:x="5.024cm" svg:y="2.101cm">
          <draw:text-box>
            <text:p><text:span text:style-name="T1">B</text:span><text:span text:style-name="T2">1</text:span></text:p>
          </draw:text-box>
        </draw:frame>
        <draw:frame draw:style-name="gr6" draw:text-style-name="P4" draw:layer="layout" svg:width="0.747cm" svg:height="0.585cm" svg:x="4.925cm" svg:y="1.302cm">
          <draw:text-box>
            <text:p><text:span text:style-name="T1">B</text:span><text:span text:style-name="T2">2</text:span></text:p>
          </draw:text-box>
        </draw:frame>
        <draw:custom-shape draw:style-name="gr2" draw:text-style-name="P5" draw:layer="layout" svg:width="0.048cm" svg:height="0.048cm" svg:x="4.799cm" svg:y="1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124791041517595) translate (4.722cm 1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241204502625616) translate (4.646cm 1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line draw:style-name="gr3" draw:text-style-name="P3" draw:layer="layout" svg:x1="5.501cm" svg:y1="3.301cm" svg:x2="5.501cm" svg:y2="3.8cm">
            <text:p/>
          </draw:line>
          <draw:frame draw:style-name="gr4" draw:text-style-name="P4" draw:layer="layout" svg:width="0.76cm" svg:height="0.585cm" svg:x="5.323cm" svg:y="3.501cm">
            <draw:text-box>
              <text:p><text:span text:style-name="T1">R</text:span><text:span text:style-name="T2">0</text:span></text:p>
            </draw:text-box>
          </draw:frame>
          <draw:frame draw:style-name="gr4" draw:text-style-name="P4" draw:layer="layout" svg:width="0.76cm" svg:height="0.585cm" svg:x="5.624cm" svg:y="3.206cm">
            <draw:text-box>
              <text:p><text:span text:style-name="T1">R</text:span><text:span text:style-name="T2">1</text:span></text:p>
            </draw:text-box>
          </draw:frame>
          <draw:frame draw:style-name="gr4" draw:text-style-name="P4" draw:layer="layout" svg:width="0.76cm" svg:height="0.585cm" svg:x="5.625cm" svg:y="2.803cm">
            <draw:text-box>
              <text:p><text:span text:style-name="T1">R</text:span><text:span text:style-name="T2">2</text:span></text:p>
            </draw:text-box>
          </draw:frame>
          <draw:custom-shape draw:style-name="gr2" draw:text-style-name="P5" draw:layer="layout" svg:width="0.02cm" svg:height="0.02cm" svg:x="5.728cm" svg:y="2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124791041517595) translate (5.696cm 2.9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2cm" svg:height="0.02cm" draw:transform="rotate (0.241204502625616) translate (5.665cm 2.8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5.484cm" svg:y1="3.302cm" svg:x2="5.983cm" svg:y2="3.302cm">
            <text:p/>
          </draw:line>
          <draw:line draw:style-name="gr3" draw:text-style-name="P3" draw:layer="layout" svg:x1="5.499cm" svg:y1="3.3cm" svg:x2="5.852cm" svg:y2="2.947cm">
            <text:p/>
          </draw:line>
          <draw:line draw:style-name="gr3" draw:text-style-name="P3" draw:layer="layout" svg:x1="5.499cm" svg:y1="3.301cm" svg:x2="5.628cm" svg:y2="2.819cm">
            <text:p/>
          </draw:line>
          <draw:line draw:style-name="gr5" draw:text-style-name="P3" draw:layer="layout" svg:x1="5.484cm" svg:y1="3.3cm" svg:x2="6.2cm" svg:y2="3.3cm">
            <text:p/>
          </draw:line>
          <draw:line draw:style-name="gr5" draw:text-style-name="P3" draw:layer="layout" svg:x1="5.501cm" svg:y1="3.287cm" svg:x2="5.501cm" svg:y2="4.003cm">
            <text:p/>
          </draw:line>
          <draw:line draw:style-name="gr5" draw:text-style-name="P3" draw:layer="layout" svg:x1="5.487cm" svg:y1="3.311cm" svg:x2="5.997cm" svg:y2="2.8cm">
            <text:p/>
          </draw:line>
          <draw:line draw:style-name="gr5" draw:text-style-name="P3" draw:layer="layout" svg:x1="6.198cm" svg:y1="3.3cm" svg:x2="6.7cm" svg:y2="2.798cm">
            <text:p/>
          </draw:line>
          <draw:line draw:style-name="gr5" draw:text-style-name="P3" draw:layer="layout" svg:x1="6.198cm" svg:y1="4cm" svg:x2="6.701cm" svg:y2="3.497cm">
            <text:p/>
          </draw:line>
          <draw:line draw:style-name="gr5" draw:text-style-name="P3" draw:layer="layout" svg:x1="5.997cm" svg:y1="2.8cm" svg:x2="6.7cm" svg:y2="2.8cm">
            <text:p/>
          </draw:line>
          <draw:line draw:style-name="gr5" draw:text-style-name="P3" draw:layer="layout" svg:x1="6.201cm" svg:y1="3.3cm" svg:x2="6.201cm" svg:y2="4.003cm">
            <text:p/>
          </draw:line>
          <draw:line draw:style-name="gr5" draw:text-style-name="P3" draw:layer="layout" svg:x1="6.701cm" svg:y1="2.8cm" svg:x2="6.701cm" svg:y2="3.497cm">
            <text:p/>
          </draw:line>
          <draw:line draw:style-name="gr5" draw:text-style-name="P3" draw:layer="layout" svg:x1="5.484cm" svg:y1="4cm" svg:x2="6.2cm" svg:y2="4cm">
            <text:p/>
          </draw:line>
        </draw:g>
        <draw:g>
          <draw:line draw:style-name="gr3" draw:text-style-name="P3" draw:layer="layout" svg:x1="0.928cm" svg:y1="7.366cm" svg:x2="1.928cm" svg:y2="7.366cm">
            <text:p/>
          </draw:line>
          <draw:line draw:style-name="gr3" draw:text-style-name="P3" draw:layer="layout" svg:x1="0.927cm" svg:y1="7.366cm" svg:x2="0.927cm" svg:y2="8.366cm">
            <text:p/>
          </draw:line>
          <draw:line draw:style-name="gr3" draw:text-style-name="P3" draw:layer="layout" svg:x1="0.923cm" svg:y1="7.371cm" svg:x2="1.63cm" svg:y2="6.664cm">
            <text:p/>
          </draw:line>
          <draw:line draw:style-name="gr3" draw:text-style-name="P3" draw:layer="layout" svg:x1="0.923cm" svg:y1="7.371cm" svg:x2="1.164cm" svg:y2="6.4cm">
            <text:p/>
          </draw:line>
          <draw:frame draw:style-name="gr6" draw:text-style-name="P4" draw:layer="layout" svg:width="0.747cm" svg:height="0.585cm" svg:x="0.751cm" svg:y="7.966cm">
            <draw:text-box>
              <text:p><text:span text:style-name="T1">E</text:span><text:span text:style-name="T2">0</text:span></text:p>
            </draw:text-box>
          </draw:frame>
          <draw:frame draw:style-name="gr6" draw:text-style-name="P4" draw:layer="layout" svg:width="0.747cm" svg:height="0.585cm" svg:x="1.453cm" svg:y="6.468cm">
            <draw:text-box>
              <text:p><text:span text:style-name="T1">E</text:span><text:span text:style-name="T2">2</text:span></text:p>
            </draw:text-box>
          </draw:frame>
          <draw:custom-shape draw:style-name="gr2" draw:text-style-name="P5" draw:layer="layout" svg:width="0.048cm" svg:height="0.048cm" svg:x="1.327cm" svg:y="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124791041517595) translate (1.25cm 6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1.174cm 6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747cm" svg:height="0.585cm" svg:x="1.551cm" svg:y="7.267cm">
            <draw:text-box>
              <text:p><text:span text:style-name="T1">E</text:span><text:span text:style-name="T2">1</text:span></text:p>
            </draw:text-box>
          </draw:frame>
        </draw:g>
        <draw:line draw:style-name="gr1" draw:text-style-name="P1" draw:layer="layout" svg:x1="3.776cm" svg:y1="8.501cm" svg:x2="4.492cm" svg:y2="8.501cm">
          <text:p/>
        </draw:line>
        <draw:line draw:style-name="gr1" draw:text-style-name="P1" draw:layer="layout" svg:x1="3.793cm" svg:y1="8.488cm" svg:x2="3.793cm" svg:y2="9.204cm">
          <text:p/>
        </draw:line>
        <draw:line draw:style-name="gr1" draw:text-style-name="P1" draw:layer="layout" svg:x1="3.779cm" svg:y1="8.512cm" svg:x2="4.289cm" svg:y2="8.001cm">
          <text:p/>
        </draw:line>
        <draw:line draw:style-name="gr1" draw:text-style-name="P1" draw:layer="layout" svg:x1="4.49cm" svg:y1="8.501cm" svg:x2="4.992cm" svg:y2="7.999cm">
          <text:p/>
        </draw:line>
        <draw:line draw:style-name="gr1" draw:text-style-name="P1" draw:layer="layout" svg:x1="4.49cm" svg:y1="9.201cm" svg:x2="4.993cm" svg:y2="8.698cm">
          <text:p/>
        </draw:line>
        <draw:line draw:style-name="gr1" draw:text-style-name="P1" draw:layer="layout" svg:x1="4.289cm" svg:y1="8.001cm" svg:x2="4.992cm" svg:y2="8.001cm">
          <text:p/>
        </draw:line>
        <draw:line draw:style-name="gr1" draw:text-style-name="P1" draw:layer="layout" svg:x1="4.493cm" svg:y1="8.501cm" svg:x2="4.493cm" svg:y2="9.204cm">
          <text:p/>
        </draw:line>
        <draw:line draw:style-name="gr1" draw:text-style-name="P1" draw:layer="layout" svg:x1="4.993cm" svg:y1="8.001cm" svg:x2="4.993cm" svg:y2="8.698cm">
          <text:p/>
        </draw:line>
        <draw:line draw:style-name="gr1" draw:text-style-name="P1" draw:layer="layout" svg:x1="3.776cm" svg:y1="9.201cm" svg:x2="4.492cm" svg:y2="9.201cm">
          <text:p/>
        </draw:line>
        <draw:line draw:style-name="gr1" draw:text-style-name="P1" draw:layer="layout" svg:x1="6.177cm" svg:y1="8.501cm" svg:x2="6.893cm" svg:y2="8.501cm">
          <text:p/>
        </draw:line>
        <draw:line draw:style-name="gr1" draw:text-style-name="P1" draw:layer="layout" svg:x1="6.194cm" svg:y1="8.488cm" svg:x2="6.194cm" svg:y2="9.204cm">
          <text:p/>
        </draw:line>
        <draw:line draw:style-name="gr1" draw:text-style-name="P1" draw:layer="layout" svg:x1="6.18cm" svg:y1="8.512cm" svg:x2="6.69cm" svg:y2="8.001cm">
          <text:p/>
        </draw:line>
        <draw:line draw:style-name="gr1" draw:text-style-name="P1" draw:layer="layout" svg:x1="6.891cm" svg:y1="8.501cm" svg:x2="7.393cm" svg:y2="7.999cm">
          <text:p/>
        </draw:line>
        <draw:line draw:style-name="gr1" draw:text-style-name="P1" draw:layer="layout" svg:x1="6.891cm" svg:y1="9.201cm" svg:x2="7.394cm" svg:y2="8.698cm">
          <text:p/>
        </draw:line>
        <draw:line draw:style-name="gr1" draw:text-style-name="P1" draw:layer="layout" svg:x1="6.69cm" svg:y1="8.001cm" svg:x2="7.393cm" svg:y2="8.001cm">
          <text:p/>
        </draw:line>
        <draw:line draw:style-name="gr1" draw:text-style-name="P1" draw:layer="layout" svg:x1="6.894cm" svg:y1="8.501cm" svg:x2="6.894cm" svg:y2="9.204cm">
          <text:p/>
        </draw:line>
        <draw:line draw:style-name="gr1" draw:text-style-name="P1" draw:layer="layout" svg:x1="7.394cm" svg:y1="8.001cm" svg:x2="7.394cm" svg:y2="8.698cm">
          <text:p/>
        </draw:line>
        <draw:line draw:style-name="gr1" draw:text-style-name="P1" draw:layer="layout" svg:x1="6.177cm" svg:y1="9.201cm" svg:x2="6.893cm" svg:y2="9.201cm">
          <text:p/>
        </draw:line>
        <draw:line draw:style-name="gr1" draw:text-style-name="P1" draw:layer="layout" svg:x1="2.177cm" svg:y1="10.701cm" svg:x2="2.893cm" svg:y2="10.701cm">
          <text:p/>
        </draw:line>
        <draw:line draw:style-name="gr1" draw:text-style-name="P1" draw:layer="layout" svg:x1="2.194cm" svg:y1="10.688cm" svg:x2="2.194cm" svg:y2="11.404cm">
          <text:p/>
        </draw:line>
        <draw:line draw:style-name="gr1" draw:text-style-name="P1" draw:layer="layout" svg:x1="2.18cm" svg:y1="10.712cm" svg:x2="2.69cm" svg:y2="10.201cm">
          <text:p/>
        </draw:line>
        <draw:line draw:style-name="gr1" draw:text-style-name="P1" draw:layer="layout" svg:x1="2.891cm" svg:y1="10.701cm" svg:x2="3.393cm" svg:y2="10.199cm">
          <text:p/>
        </draw:line>
        <draw:line draw:style-name="gr1" draw:text-style-name="P1" draw:layer="layout" svg:x1="2.891cm" svg:y1="11.401cm" svg:x2="3.394cm" svg:y2="10.898cm">
          <text:p/>
        </draw:line>
        <draw:line draw:style-name="gr1" draw:text-style-name="P1" draw:layer="layout" svg:x1="2.69cm" svg:y1="10.201cm" svg:x2="3.393cm" svg:y2="10.201cm">
          <text:p/>
        </draw:line>
        <draw:line draw:style-name="gr1" draw:text-style-name="P1" draw:layer="layout" svg:x1="2.894cm" svg:y1="10.701cm" svg:x2="2.894cm" svg:y2="11.404cm">
          <text:p/>
        </draw:line>
        <draw:line draw:style-name="gr1" draw:text-style-name="P1" draw:layer="layout" svg:x1="3.394cm" svg:y1="10.201cm" svg:x2="3.394cm" svg:y2="10.898cm">
          <text:p/>
        </draw:line>
        <draw:line draw:style-name="gr1" draw:text-style-name="P1" draw:layer="layout" svg:x1="2.177cm" svg:y1="11.401cm" svg:x2="2.893cm" svg:y2="11.401cm">
          <text:p/>
        </draw:line>
        <draw:line draw:style-name="gr1" draw:text-style-name="P1" draw:layer="layout" svg:x1="3.778cm" svg:y1="10.701cm" svg:x2="4.494cm" svg:y2="10.701cm">
          <text:p/>
        </draw:line>
        <draw:line draw:style-name="gr1" draw:text-style-name="P1" draw:layer="layout" svg:x1="3.795cm" svg:y1="10.688cm" svg:x2="3.795cm" svg:y2="11.404cm">
          <text:p/>
        </draw:line>
        <draw:line draw:style-name="gr1" draw:text-style-name="P1" draw:layer="layout" svg:x1="3.781cm" svg:y1="10.712cm" svg:x2="4.291cm" svg:y2="10.201cm">
          <text:p/>
        </draw:line>
        <draw:line draw:style-name="gr1" draw:text-style-name="P1" draw:layer="layout" svg:x1="4.492cm" svg:y1="10.701cm" svg:x2="4.994cm" svg:y2="10.199cm">
          <text:p/>
        </draw:line>
        <draw:line draw:style-name="gr1" draw:text-style-name="P1" draw:layer="layout" svg:x1="4.492cm" svg:y1="11.401cm" svg:x2="4.995cm" svg:y2="10.898cm">
          <text:p/>
        </draw:line>
        <draw:line draw:style-name="gr1" draw:text-style-name="P1" draw:layer="layout" svg:x1="4.291cm" svg:y1="10.201cm" svg:x2="4.994cm" svg:y2="10.201cm">
          <text:p/>
        </draw:line>
        <draw:line draw:style-name="gr1" draw:text-style-name="P1" draw:layer="layout" svg:x1="4.495cm" svg:y1="10.701cm" svg:x2="4.495cm" svg:y2="11.404cm">
          <text:p/>
        </draw:line>
        <draw:line draw:style-name="gr1" draw:text-style-name="P1" draw:layer="layout" svg:x1="4.995cm" svg:y1="10.201cm" svg:x2="4.995cm" svg:y2="10.898cm">
          <text:p/>
        </draw:line>
        <draw:line draw:style-name="gr1" draw:text-style-name="P1" draw:layer="layout" svg:x1="3.778cm" svg:y1="11.401cm" svg:x2="4.494cm" svg:y2="11.401cm">
          <text:p/>
        </draw:line>
        <draw:line draw:style-name="gr1" draw:text-style-name="P1" draw:layer="layout" svg:x1="6.179cm" svg:y1="10.701cm" svg:x2="6.895cm" svg:y2="10.701cm">
          <text:p/>
        </draw:line>
        <draw:line draw:style-name="gr1" draw:text-style-name="P1" draw:layer="layout" svg:x1="6.196cm" svg:y1="10.688cm" svg:x2="6.196cm" svg:y2="11.404cm">
          <text:p/>
        </draw:line>
        <draw:line draw:style-name="gr1" draw:text-style-name="P1" draw:layer="layout" svg:x1="6.182cm" svg:y1="10.712cm" svg:x2="6.692cm" svg:y2="10.201cm">
          <text:p/>
        </draw:line>
        <draw:line draw:style-name="gr1" draw:text-style-name="P1" draw:layer="layout" svg:x1="6.893cm" svg:y1="10.701cm" svg:x2="7.395cm" svg:y2="10.199cm">
          <text:p/>
        </draw:line>
        <draw:line draw:style-name="gr1" draw:text-style-name="P1" draw:layer="layout" svg:x1="6.893cm" svg:y1="11.401cm" svg:x2="7.396cm" svg:y2="10.898cm">
          <text:p/>
        </draw:line>
        <draw:line draw:style-name="gr1" draw:text-style-name="P1" draw:layer="layout" svg:x1="6.692cm" svg:y1="10.201cm" svg:x2="7.395cm" svg:y2="10.201cm">
          <text:p/>
        </draw:line>
        <draw:line draw:style-name="gr1" draw:text-style-name="P1" draw:layer="layout" svg:x1="6.896cm" svg:y1="10.701cm" svg:x2="6.896cm" svg:y2="11.404cm">
          <text:p/>
        </draw:line>
        <draw:line draw:style-name="gr1" draw:text-style-name="P1" draw:layer="layout" svg:x1="7.396cm" svg:y1="10.201cm" svg:x2="7.396cm" svg:y2="10.898cm">
          <text:p/>
        </draw:line>
        <draw:line draw:style-name="gr1" draw:text-style-name="P1" draw:layer="layout" svg:x1="6.179cm" svg:y1="11.401cm" svg:x2="6.895cm" svg:y2="11.401cm">
          <text:p/>
        </draw:line>
        <draw:custom-shape draw:style-name="gr2" draw:text-style-name="P2" draw:layer="layout" svg:width="0.048cm" svg:height="0.048cm" draw:transform="rotate (0.241204502625616) translate (2.739cm 9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2.74cm 9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2.741cm 9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4.24cm 9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4.241cm 9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4.242cm 9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1cm 9.4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2cm 9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3cm 9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2cm 9.4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3cm 9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6.644cm 9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10.7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10.7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10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10.7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10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10.7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8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789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589cm 8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-1.32959182416928) translate (5.389cm 8.5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8.519cm" svg:x2="2.175cm" svg:y2="9.018cm">
          <text:p/>
        </draw:line>
        <draw:frame draw:style-name="gr4" draw:text-style-name="P4" draw:layer="layout" svg:width="0.76cm" svg:height="0.585cm" svg:x="1.997cm" svg:y="8.719cm">
          <draw:text-box>
            <text:p><text:span text:style-name="T1">R</text:span><text:span text:style-name="T2">0</text:span></text:p>
          </draw:text-box>
        </draw:frame>
        <draw:frame draw:style-name="gr4" draw:text-style-name="P4" draw:layer="layout" svg:width="0.76cm" svg:height="0.585cm" svg:x="2.298cm" svg:y="8.424cm">
          <draw:text-box>
            <text:p><text:span text:style-name="T1">R</text:span><text:span text:style-name="T2">1</text:span></text:p>
          </draw:text-box>
        </draw:frame>
        <draw:frame draw:style-name="gr4" draw:text-style-name="P4" draw:layer="layout" svg:width="0.76cm" svg:height="0.585cm" svg:x="2.299cm" svg:y="8.021cm">
          <draw:text-box>
            <text:p><text:span text:style-name="T1">R</text:span><text:span text:style-name="T2">2</text:span></text:p>
          </draw:text-box>
        </draw:frame>
        <draw:custom-shape draw:style-name="gr2" draw:text-style-name="P5" draw:layer="layout" svg:width="0.02cm" svg:height="0.02cm" svg:x="2.402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2cm" svg:height="0.02cm" draw:transform="rotate (0.124791041517595) translate (2.37cm 8.1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2cm" svg:height="0.02cm" draw:transform="rotate (0.241204502625616) translate (2.339cm 8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58cm" svg:y1="8.52cm" svg:x2="2.657cm" svg:y2="8.52cm">
          <text:p/>
        </draw:line>
        <draw:line draw:style-name="gr3" draw:text-style-name="P3" draw:layer="layout" svg:x1="2.173cm" svg:y1="8.518cm" svg:x2="2.526cm" svg:y2="8.165cm">
          <text:p/>
        </draw:line>
        <draw:line draw:style-name="gr3" draw:text-style-name="P3" draw:layer="layout" svg:x1="2.173cm" svg:y1="8.519cm" svg:x2="2.302cm" svg:y2="8.037cm">
          <text:p/>
        </draw:line>
        <draw:line draw:style-name="gr1" draw:text-style-name="P3" draw:layer="layout" svg:x1="2.158cm" svg:y1="8.518cm" svg:x2="2.874cm" svg:y2="8.518cm">
          <text:p/>
        </draw:line>
        <draw:line draw:style-name="gr1" draw:text-style-name="P3" draw:layer="layout" svg:x1="2.175cm" svg:y1="8.505cm" svg:x2="2.175cm" svg:y2="9.221cm">
          <text:p/>
        </draw:line>
        <draw:line draw:style-name="gr1" draw:text-style-name="P3" draw:layer="layout" svg:x1="2.161cm" svg:y1="8.529cm" svg:x2="2.671cm" svg:y2="8.018cm">
          <text:p/>
        </draw:line>
        <draw:line draw:style-name="gr1" draw:text-style-name="P3" draw:layer="layout" svg:x1="2.872cm" svg:y1="8.518cm" svg:x2="3.374cm" svg:y2="8.016cm">
          <text:p/>
        </draw:line>
        <draw:line draw:style-name="gr1" draw:text-style-name="P3" draw:layer="layout" svg:x1="2.872cm" svg:y1="9.218cm" svg:x2="3.375cm" svg:y2="8.715cm">
          <text:p/>
        </draw:line>
        <draw:line draw:style-name="gr1" draw:text-style-name="P3" draw:layer="layout" svg:x1="2.671cm" svg:y1="8.018cm" svg:x2="3.374cm" svg:y2="8.018cm">
          <text:p/>
        </draw:line>
        <draw:line draw:style-name="gr1" draw:text-style-name="P3" draw:layer="layout" svg:x1="2.875cm" svg:y1="8.518cm" svg:x2="2.875cm" svg:y2="9.221cm">
          <text:p/>
        </draw:line>
        <draw:line draw:style-name="gr1" draw:text-style-name="P3" draw:layer="layout" svg:x1="3.375cm" svg:y1="8.018cm" svg:x2="3.375cm" svg:y2="8.715cm">
          <text:p/>
        </draw:line>
        <draw:line draw:style-name="gr1" draw:text-style-name="P3" draw:layer="layout" svg:x1="2.158cm" svg:y1="9.218cm" svg:x2="2.874cm" svg:y2="9.218cm">
          <text:p/>
        </draw:line>
        <draw:custom-shape draw:style-name="gr10" draw:text-style-name="P6" draw:layer="layout" svg:width="0.048cm" svg:height="0.048cm" draw:transform="rotate (-0.481710873550435) translate (3.678cm 7.6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547cm 7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415cm 7.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679cm 7.6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547cm 7.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3.416cm 7.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378cm 7.6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247cm 7.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115cm 7.9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379cm 7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247cm 7.8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5.116cm 7.9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778cm 7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647cm 7.8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15cm 7.9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779cm 7.6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647cm 7.8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16cm 7.9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7" draw:layer="layout" svg:x1="3.479cm" svg:y1="7.102cm" svg:x2="4.195cm" svg:y2="7.102cm">
            <text:p/>
          </draw:line>
          <draw:line draw:style-name="gr15" draw:text-style-name="P7" draw:layer="layout" svg:x1="3.496cm" svg:y1="7.089cm" svg:x2="3.496cm" svg:y2="7.805cm">
            <text:p/>
          </draw:line>
          <draw:line draw:style-name="gr15" draw:text-style-name="P7" draw:layer="layout" svg:x1="3.482cm" svg:y1="7.113cm" svg:x2="3.992cm" svg:y2="6.602cm">
            <text:p/>
          </draw:line>
          <draw:line draw:style-name="gr15" draw:text-style-name="P7" draw:layer="layout" svg:x1="4.193cm" svg:y1="7.102cm" svg:x2="4.695cm" svg:y2="6.6cm">
            <text:p/>
          </draw:line>
          <draw:line draw:style-name="gr15" draw:text-style-name="P7" draw:layer="layout" svg:x1="4.193cm" svg:y1="7.802cm" svg:x2="4.696cm" svg:y2="7.299cm">
            <text:p/>
          </draw:line>
          <draw:line draw:style-name="gr15" draw:text-style-name="P7" draw:layer="layout" svg:x1="3.992cm" svg:y1="6.602cm" svg:x2="4.695cm" svg:y2="6.602cm">
            <text:p/>
          </draw:line>
          <draw:line draw:style-name="gr15" draw:text-style-name="P7" draw:layer="layout" svg:x1="4.196cm" svg:y1="7.102cm" svg:x2="4.196cm" svg:y2="7.805cm">
            <text:p/>
          </draw:line>
          <draw:line draw:style-name="gr15" draw:text-style-name="P7" draw:layer="layout" svg:x1="4.696cm" svg:y1="6.602cm" svg:x2="4.696cm" svg:y2="7.299cm">
            <text:p/>
          </draw:line>
          <draw:line draw:style-name="gr15" draw:text-style-name="P7" draw:layer="layout" svg:x1="3.479cm" svg:y1="7.802cm" svg:x2="4.195cm" svg:y2="7.802cm">
            <text:p/>
          </draw:line>
        </draw:g>
        <draw:g>
          <draw:line draw:style-name="gr15" draw:text-style-name="P7" draw:layer="layout" svg:x1="5.08cm" svg:y1="7.103cm" svg:x2="5.796cm" svg:y2="7.103cm">
            <text:p/>
          </draw:line>
          <draw:line draw:style-name="gr15" draw:text-style-name="P7" draw:layer="layout" svg:x1="5.097cm" svg:y1="7.09cm" svg:x2="5.097cm" svg:y2="7.806cm">
            <text:p/>
          </draw:line>
          <draw:line draw:style-name="gr15" draw:text-style-name="P7" draw:layer="layout" svg:x1="5.083cm" svg:y1="7.114cm" svg:x2="5.593cm" svg:y2="6.603cm">
            <text:p/>
          </draw:line>
          <draw:line draw:style-name="gr15" draw:text-style-name="P7" draw:layer="layout" svg:x1="5.794cm" svg:y1="7.103cm" svg:x2="6.296cm" svg:y2="6.601cm">
            <text:p/>
          </draw:line>
          <draw:line draw:style-name="gr15" draw:text-style-name="P7" draw:layer="layout" svg:x1="5.794cm" svg:y1="7.803cm" svg:x2="6.297cm" svg:y2="7.3cm">
            <text:p/>
          </draw:line>
          <draw:line draw:style-name="gr15" draw:text-style-name="P7" draw:layer="layout" svg:x1="5.593cm" svg:y1="6.603cm" svg:x2="6.296cm" svg:y2="6.603cm">
            <text:p/>
          </draw:line>
          <draw:line draw:style-name="gr15" draw:text-style-name="P7" draw:layer="layout" svg:x1="5.797cm" svg:y1="7.103cm" svg:x2="5.797cm" svg:y2="7.806cm">
            <text:p/>
          </draw:line>
          <draw:line draw:style-name="gr15" draw:text-style-name="P7" draw:layer="layout" svg:x1="6.297cm" svg:y1="6.603cm" svg:x2="6.297cm" svg:y2="7.3cm">
            <text:p/>
          </draw:line>
          <draw:line draw:style-name="gr15" draw:text-style-name="P7" draw:layer="layout" svg:x1="5.08cm" svg:y1="7.803cm" svg:x2="5.796cm" svg:y2="7.803cm">
            <text:p/>
          </draw:line>
        </draw:g>
        <draw:g>
          <draw:line draw:style-name="gr15" draw:text-style-name="P7" draw:layer="layout" svg:x1="7.481cm" svg:y1="7.104cm" svg:x2="8.197cm" svg:y2="7.104cm">
            <text:p/>
          </draw:line>
          <draw:line draw:style-name="gr15" draw:text-style-name="P7" draw:layer="layout" svg:x1="7.498cm" svg:y1="7.091cm" svg:x2="7.498cm" svg:y2="7.807cm">
            <text:p/>
          </draw:line>
          <draw:line draw:style-name="gr15" draw:text-style-name="P7" draw:layer="layout" svg:x1="7.484cm" svg:y1="7.115cm" svg:x2="7.994cm" svg:y2="6.604cm">
            <text:p/>
          </draw:line>
          <draw:line draw:style-name="gr15" draw:text-style-name="P7" draw:layer="layout" svg:x1="8.195cm" svg:y1="7.104cm" svg:x2="8.697cm" svg:y2="6.602cm">
            <text:p/>
          </draw:line>
          <draw:line draw:style-name="gr15" draw:text-style-name="P7" draw:layer="layout" svg:x1="8.195cm" svg:y1="7.804cm" svg:x2="8.698cm" svg:y2="7.301cm">
            <text:p/>
          </draw:line>
          <draw:line draw:style-name="gr15" draw:text-style-name="P7" draw:layer="layout" svg:x1="7.994cm" svg:y1="6.604cm" svg:x2="8.697cm" svg:y2="6.604cm">
            <text:p/>
          </draw:line>
          <draw:line draw:style-name="gr15" draw:text-style-name="P7" draw:layer="layout" svg:x1="8.198cm" svg:y1="7.104cm" svg:x2="8.198cm" svg:y2="7.807cm">
            <text:p/>
          </draw:line>
          <draw:line draw:style-name="gr15" draw:text-style-name="P7" draw:layer="layout" svg:x1="8.698cm" svg:y1="6.604cm" svg:x2="8.698cm" svg:y2="7.301cm">
            <text:p/>
          </draw:line>
          <draw:line draw:style-name="gr15" draw:text-style-name="P7" draw:layer="layout" svg:x1="7.481cm" svg:y1="7.804cm" svg:x2="8.197cm" svg:y2="7.804cm">
            <text:p/>
          </draw:line>
        </draw:g>
        <draw:custom-shape draw:style-name="gr10" draw:text-style-name="P6" draw:layer="layout" svg:width="0.048cm" svg:height="0.048cm" draw:transform="rotate (-0.481710873550435) translate (7.68cm 9.6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49cm 9.8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417cm 9.9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681cm 9.6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549cm 9.8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7.418cm 9.9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7" draw:layer="layout" svg:x1="7.483cm" svg:y1="9.106cm" svg:x2="8.199cm" svg:y2="9.106cm">
            <text:p/>
          </draw:line>
          <draw:line draw:style-name="gr15" draw:text-style-name="P7" draw:layer="layout" svg:x1="7.5cm" svg:y1="9.093cm" svg:x2="7.5cm" svg:y2="9.809cm">
            <text:p/>
          </draw:line>
          <draw:line draw:style-name="gr15" draw:text-style-name="P7" draw:layer="layout" svg:x1="7.486cm" svg:y1="9.117cm" svg:x2="7.996cm" svg:y2="8.606cm">
            <text:p/>
          </draw:line>
          <draw:line draw:style-name="gr15" draw:text-style-name="P7" draw:layer="layout" svg:x1="8.197cm" svg:y1="9.106cm" svg:x2="8.699cm" svg:y2="8.604cm">
            <text:p/>
          </draw:line>
          <draw:line draw:style-name="gr15" draw:text-style-name="P7" draw:layer="layout" svg:x1="8.197cm" svg:y1="9.806cm" svg:x2="8.7cm" svg:y2="9.303cm">
            <text:p/>
          </draw:line>
          <draw:line draw:style-name="gr15" draw:text-style-name="P7" draw:layer="layout" svg:x1="7.996cm" svg:y1="8.606cm" svg:x2="8.699cm" svg:y2="8.606cm">
            <text:p/>
          </draw:line>
          <draw:line draw:style-name="gr15" draw:text-style-name="P7" draw:layer="layout" svg:x1="8.2cm" svg:y1="9.106cm" svg:x2="8.2cm" svg:y2="9.809cm">
            <text:p/>
          </draw:line>
          <draw:line draw:style-name="gr15" draw:text-style-name="P7" draw:layer="layout" svg:x1="8.7cm" svg:y1="8.606cm" svg:x2="8.7cm" svg:y2="9.303cm">
            <text:p/>
          </draw:line>
          <draw:line draw:style-name="gr15" draw:text-style-name="P7" draw:layer="layout" svg:x1="7.483cm" svg:y1="9.806cm" svg:x2="8.199cm" svg:y2="9.806cm">
            <text:p/>
          </draw:line>
        </draw:g>
        <draw:custom-shape draw:style-name="gr10" draw:text-style-name="P6" draw:layer="layout" svg:width="0.048cm" svg:height="0.048cm" draw:transform="rotate (0.241204502625616) translate (7.944cm 7.9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0.241204502625616) translate (7.945cm 8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0.241204502625616) translate (7.946cm 8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7.189cm 7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6.989cm 7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6.789cm 7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7.189cm 7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6.989cm 7.2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6.789cm 7.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15.929cm" svg:y1="4.367cm" svg:x2="16.929cm" svg:y2="4.367cm">
            <text:p/>
          </draw:line>
          <draw:line draw:style-name="gr3" draw:text-style-name="P3" draw:layer="layout" svg:x1="15.928cm" svg:y1="4.367cm" svg:x2="15.928cm" svg:y2="5.367cm">
            <text:p/>
          </draw:line>
          <draw:line draw:style-name="gr3" draw:text-style-name="P3" draw:layer="layout" svg:x1="15.924cm" svg:y1="4.372cm" svg:x2="16.631cm" svg:y2="3.665cm">
            <text:p/>
          </draw:line>
          <draw:line draw:style-name="gr3" draw:text-style-name="P3" draw:layer="layout" svg:x1="15.924cm" svg:y1="4.372cm" svg:x2="16.165cm" svg:y2="3.401cm">
            <text:p/>
          </draw:line>
          <draw:frame draw:style-name="gr6" draw:text-style-name="P4" draw:layer="layout" svg:width="0.747cm" svg:height="0.585cm" svg:x="15.752cm" svg:y="4.967cm">
            <draw:text-box>
              <text:p><text:span text:style-name="T1">E</text:span><text:span text:style-name="T2">0</text:span></text:p>
            </draw:text-box>
          </draw:frame>
          <draw:frame draw:style-name="gr6" draw:text-style-name="P4" draw:layer="layout" svg:width="0.747cm" svg:height="0.585cm" svg:x="16.454cm" svg:y="3.469cm">
            <draw:text-box>
              <text:p><text:span text:style-name="T1">E</text:span><text:span text:style-name="T2">2</text:span></text:p>
            </draw:text-box>
          </draw:frame>
          <draw:custom-shape draw:style-name="gr2" draw:text-style-name="P5" draw:layer="layout" svg:width="0.048cm" svg:height="0.048cm" svg:x="16.328cm" svg:y="3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124791041517595) translate (16.251cm 3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0.048cm" svg:height="0.048cm" draw:transform="rotate (0.241204502625616) translate (16.175cm 3.6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747cm" svg:height="0.585cm" svg:x="16.552cm" svg:y="4.268cm">
            <draw:text-box>
              <text:p><text:span text:style-name="T1">E</text:span><text:span text:style-name="T2">1</text:span></text:p>
            </draw:text-box>
          </draw:frame>
        </draw:g>
        <draw:connector draw:style-name="gr13" draw:text-style-name="P3" draw:layer="layout" draw:type="curve" svg:x1="9.6cm" svg:y1="9.352cm" svg:x2="11.571cm" svg:y2="7.337cm" draw:end-shape="id6" draw:end-glue-point="7" svg:d="M9600 9352c0-937 1971 70 1971-2015" svg:viewBox="0 0 1972 2016">
          <text:p/>
        </draw:connector>
        <draw:connector draw:style-name="gr13" draw:text-style-name="P3" draw:layer="layout" draw:type="curve" svg:x1="6.701cm" svg:y1="3.442cm" svg:x2="11.571cm" svg:y2="6.063cm" draw:start-shape="id7" draw:start-glue-point="1" draw:end-shape="id6" draw:end-glue-point="5" svg:d="M6701 3442c3247 0 4870 873 4870 2621" svg:viewBox="0 0 4871 2622">
          <text:p/>
        </draw:connector>
        <draw:custom-shape draw:style-name="gr14" draw:text-style-name="P9" xml:id="id6" draw:id="id6" draw:layer="layout" svg:width="3.9cm" svg:height="1.8cm" svg:x="11cm" svg:y="5.8cm">
          <text:p text:style-name="P9"><text:span text:style-name="T3">Reduction circ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601cm" svg:y1="5.001cm" svg:x2="20.401cm" svg:y2="5.001cm">
          <text:p/>
        </draw:line>
        <draw:line draw:style-name="gr5" draw:text-style-name="P3" draw:layer="layout" svg:x1="20.401cm" svg:y1="5.001cm" svg:x2="20.401cm" svg:y2="7.801cm">
          <text:p/>
        </draw:line>
        <draw:line draw:style-name="gr5" draw:text-style-name="P3" draw:layer="layout" svg:x1="17.601cm" svg:y1="5.001cm" svg:x2="17.601cm" svg:y2="7.801cm">
          <text:p/>
        </draw:line>
        <draw:line draw:style-name="gr3" draw:text-style-name="P3" draw:layer="layout" svg:x1="17.601cm" svg:y1="5.001cm" svg:x2="18.601cm" svg:y2="5.001cm">
          <text:p/>
        </draw:line>
        <draw:line draw:style-name="gr3" draw:text-style-name="P3" draw:layer="layout" svg:x1="17.6cm" svg:y1="5.001cm" svg:x2="17.6cm" svg:y2="6.001cm">
          <text:p/>
        </draw:line>
        <draw:line draw:style-name="gr3" draw:text-style-name="P3" draw:layer="layout" svg:x1="17.596cm" svg:y1="5.006cm" svg:x2="18.303cm" svg:y2="4.299cm">
          <text:p/>
        </draw:line>
        <draw:line draw:style-name="gr3" draw:text-style-name="P3" draw:layer="layout" svg:x1="17.596cm" svg:y1="5.006cm" svg:x2="17.837cm" svg:y2="4.035cm">
          <text:p/>
        </draw:line>
        <draw:frame draw:style-name="gr6" draw:text-style-name="P4" draw:layer="layout" svg:width="0.747cm" svg:height="0.585cm" svg:x="17.424cm" svg:y="5.601cm">
          <draw:text-box>
            <text:p><text:span text:style-name="T1">B</text:span><text:span text:style-name="T2">0</text:span></text:p>
          </draw:text-box>
        </draw:frame>
        <draw:line draw:style-name="gr5" draw:text-style-name="P3" draw:layer="layout" svg:x1="17.601cm" svg:y1="7.801cm" svg:x2="20.401cm" svg:y2="7.801cm">
          <text:p/>
        </draw:line>
        <draw:line draw:style-name="gr5" draw:text-style-name="P3" draw:layer="layout" svg:x1="17.601cm" svg:y1="5.001cm" svg:x2="19.581cm" svg:y2="3.021cm">
          <text:p/>
        </draw:line>
        <draw:line draw:style-name="gr5" draw:text-style-name="P3" draw:layer="layout" svg:x1="19.582cm" svg:y1="3.02cm" svg:x2="22.382cm" svg:y2="3.02cm">
          <text:p/>
        </draw:line>
        <draw:line draw:style-name="gr5" draw:text-style-name="P3" draw:layer="layout" svg:x1="22.382cm" svg:y1="3.02cm" svg:x2="22.382cm" svg:y2="5.82cm">
          <text:p/>
        </draw:line>
        <draw:line draw:style-name="gr5" draw:text-style-name="P3" draw:layer="layout" svg:x1="20.401cm" svg:y1="5.001cm" svg:x2="22.381cm" svg:y2="3.021cm">
          <text:p/>
        </draw:line>
        <draw:line draw:style-name="gr5" draw:text-style-name="P3" draw:layer="layout" svg:x1="20.401cm" svg:y1="7.801cm" svg:x2="22.381cm" svg:y2="5.821cm">
          <text:p/>
        </draw:line>
        <draw:frame draw:style-name="gr6" draw:text-style-name="P4" draw:layer="layout" svg:width="0.747cm" svg:height="0.585cm" svg:x="18.225cm" svg:y="4.902cm">
          <draw:text-box>
            <text:p><text:span text:style-name="T1">B</text:span><text:span text:style-name="T2">1</text:span></text:p>
          </draw:text-box>
        </draw:frame>
        <draw:frame draw:style-name="gr6" draw:text-style-name="P4" draw:layer="layout" svg:width="0.747cm" svg:height="0.585cm" svg:x="18.126cm" svg:y="4.103cm">
          <draw:text-box>
            <text:p><text:span text:style-name="T1">B</text:span><text:span text:style-name="T2">2</text:span></text:p>
          </draw:text-box>
        </draw:frame>
        <draw:custom-shape draw:style-name="gr2" draw:text-style-name="P5" draw:layer="layout" svg:width="0.048cm" svg:height="0.048cm" svg:x="1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124791041517595) translate (17.923cm 4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048cm" svg:height="0.048cm" draw:transform="rotate (0.241204502625616) translate (17.847cm 4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8.702cm" svg:y1="6.101cm" svg:x2="18.902cm" svg:y2="6.101cm">
          <text:p/>
        </draw:line>
        <draw:line draw:style-name="gr5" draw:text-style-name="P3" draw:layer="layout" svg:x1="18.702cm" svg:y1="6.101cm" svg:x2="18.702cm" svg:y2="6.301cm">
          <text:p/>
        </draw:line>
        <draw:line draw:style-name="gr5" draw:text-style-name="P3" draw:layer="layout" svg:x1="18.699cm" svg:y1="6.101cm" svg:x2="18.8cm" svg:y2="6cm">
          <text:p/>
        </draw:line>
        <draw:line draw:style-name="gr5" draw:text-style-name="P3" draw:layer="layout" svg:x1="18.899cm" svg:y1="6.101cm" svg:x2="19.002cm" svg:y2="5.998cm">
          <text:p/>
        </draw:line>
        <draw:line draw:style-name="gr5" draw:text-style-name="P3" draw:layer="layout" svg:x1="18.899cm" svg:y1="6.301cm" svg:x2="19.002cm" svg:y2="6.198cm">
          <text:p/>
        </draw:line>
        <draw:line draw:style-name="gr5" draw:text-style-name="P3" draw:layer="layout" svg:x1="18.798cm" svg:y1="6.001cm" svg:x2="19.002cm" svg:y2="6.001cm">
          <text:p/>
        </draw:line>
        <draw:line draw:style-name="gr5" draw:text-style-name="P3" draw:layer="layout" svg:x1="18.902cm" svg:y1="6.101cm" svg:x2="18.902cm" svg:y2="6.301cm">
          <text:p/>
        </draw:line>
        <draw:line draw:style-name="gr5" draw:text-style-name="P3" draw:layer="layout" svg:x1="19.002cm" svg:y1="6.001cm" svg:x2="19.002cm" svg:y2="6.198cm">
          <text:p/>
        </draw:line>
        <draw:line draw:style-name="gr5" draw:text-style-name="P3" draw:layer="layout" svg:x1="18.702cm" svg:y1="6.301cm" svg:x2="18.902cm" svg:y2="6.301cm">
          <text:p/>
        </draw:line>
        <draw:custom-shape draw:style-name="gr2" draw:text-style-name="P2" draw:layer="layout" svg:width="0.048cm" svg:height="0.048cm" draw:transform="rotate (0.241204502625616) translate (19.038cm 13.4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19.039cm 13.6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48cm" draw:transform="rotate (0.241204502625616) translate (19.04cm 13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587cm 4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4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4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587cm 4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4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4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476cm 2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345cm 2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213cm 2.4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477cm 2.1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345cm 2.3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0.481710873550435) translate (21.214cm 2.4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602cm" svg:y1="10.002cm" svg:x2="20.402cm" svg:y2="10.002cm">
          <text:p/>
        </draw:line>
        <draw:line draw:style-name="gr5" draw:text-style-name="P3" draw:layer="layout" svg:x1="20.402cm" svg:y1="10.002cm" svg:x2="20.402cm" svg:y2="12.802cm">
          <text:p/>
        </draw:line>
        <draw:line draw:style-name="gr5" draw:text-style-name="P3" draw:layer="layout" svg:x1="17.602cm" svg:y1="10.002cm" svg:x2="17.602cm" svg:y2="12.802cm">
          <text:p/>
        </draw:line>
        <draw:line draw:style-name="gr5" draw:text-style-name="P3" draw:layer="layout" svg:x1="17.602cm" svg:y1="12.802cm" svg:x2="20.402cm" svg:y2="12.802cm">
          <text:p/>
        </draw:line>
        <draw:line draw:style-name="gr5" draw:text-style-name="P3" draw:layer="layout" svg:x1="17.602cm" svg:y1="10.002cm" svg:x2="19.582cm" svg:y2="8.022cm">
          <text:p/>
        </draw:line>
        <draw:line draw:style-name="gr5" draw:text-style-name="P3" draw:layer="layout" svg:x1="19.583cm" svg:y1="8.021cm" svg:x2="22.383cm" svg:y2="8.021cm">
          <text:p/>
        </draw:line>
        <draw:line draw:style-name="gr5" draw:text-style-name="P3" draw:layer="layout" svg:x1="22.383cm" svg:y1="8.021cm" svg:x2="22.383cm" svg:y2="10.821cm">
          <text:p/>
        </draw:line>
        <draw:line draw:style-name="gr5" draw:text-style-name="P3" draw:layer="layout" svg:x1="20.402cm" svg:y1="10.002cm" svg:x2="22.382cm" svg:y2="8.022cm">
          <text:p/>
        </draw:line>
        <draw:line draw:style-name="gr5" draw:text-style-name="P3" draw:layer="layout" svg:x1="20.402cm" svg:y1="12.802cm" svg:x2="22.382cm" svg:y2="10.822cm">
          <text:p/>
        </draw:line>
        <draw:line draw:style-name="gr5" draw:text-style-name="P3" draw:layer="layout" svg:x1="18.703cm" svg:y1="11.102cm" svg:x2="18.903cm" svg:y2="11.102cm">
          <text:p/>
        </draw:line>
        <draw:line draw:style-name="gr5" draw:text-style-name="P3" draw:layer="layout" svg:x1="18.703cm" svg:y1="11.102cm" svg:x2="18.703cm" svg:y2="11.302cm">
          <text:p/>
        </draw:line>
        <draw:line draw:style-name="gr5" draw:text-style-name="P3" draw:layer="layout" svg:x1="18.7cm" svg:y1="11.102cm" svg:x2="18.801cm" svg:y2="11.001cm">
          <text:p/>
        </draw:line>
        <draw:line draw:style-name="gr5" draw:text-style-name="P3" draw:layer="layout" svg:x1="18.9cm" svg:y1="11.102cm" svg:x2="19.003cm" svg:y2="10.999cm">
          <text:p/>
        </draw:line>
        <draw:line draw:style-name="gr5" draw:text-style-name="P3" draw:layer="layout" svg:x1="18.9cm" svg:y1="11.302cm" svg:x2="19.003cm" svg:y2="11.199cm">
          <text:p/>
        </draw:line>
        <draw:line draw:style-name="gr5" draw:text-style-name="P3" draw:layer="layout" svg:x1="18.799cm" svg:y1="11.002cm" svg:x2="19.003cm" svg:y2="11.002cm">
          <text:p/>
        </draw:line>
        <draw:line draw:style-name="gr5" draw:text-style-name="P3" draw:layer="layout" svg:x1="18.903cm" svg:y1="11.102cm" svg:x2="18.903cm" svg:y2="11.302cm">
          <text:p/>
        </draw:line>
        <draw:line draw:style-name="gr5" draw:text-style-name="P3" draw:layer="layout" svg:x1="19.003cm" svg:y1="11.002cm" svg:x2="19.003cm" svg:y2="11.199cm">
          <text:p/>
        </draw:line>
        <draw:line draw:style-name="gr5" draw:text-style-name="P3" draw:layer="layout" svg:x1="18.703cm" svg:y1="11.302cm" svg:x2="18.903cm" svg:y2="11.302cm">
          <text:p/>
        </draw:line>
        <draw:custom-shape draw:style-name="gr10" draw:text-style-name="P6" draw:layer="layout" svg:width="0.048cm" svg:height="0.048cm" draw:transform="rotate (-1.32959182416928) translate (23.587cm 9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9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9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587cm 9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387cm 9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048cm" svg:height="0.048cm" draw:transform="rotate (-1.32959182416928) translate (23.187cm 9.5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5" draw:text-style-name="P10" draw:layer="layout" svg:x1="3.8cm" svg:y1="4.8cm" svg:x2="6cm" svg:y2="4.8cm">
          <text:p/>
        </draw:line>
        <draw:line draw:style-name="gr5" draw:text-style-name="P10" draw:layer="layout" svg:x1="6cm" svg:y1="4.8cm" svg:x2="6cm" svg:y2="7cm">
          <text:p/>
        </draw:line>
        <draw:line draw:style-name="gr5" draw:text-style-name="P10" draw:layer="layout" svg:x1="3.8cm" svg:y1="4.8cm" svg:x2="3.8cm" svg:y2="7cm">
          <text:p/>
        </draw:line>
        <draw:line draw:style-name="gr16" draw:text-style-name="P10" draw:layer="layout" svg:x1="3.8cm" svg:y1="4.8cm" svg:x2="4.8cm" svg:y2="4.8cm">
          <text:p/>
        </draw:line>
        <draw:line draw:style-name="gr16" draw:text-style-name="P10" draw:layer="layout" svg:x1="3.799cm" svg:y1="4.8cm" svg:x2="3.799cm" svg:y2="5.8cm">
          <text:p/>
        </draw:line>
        <draw:line draw:style-name="gr16" draw:text-style-name="P10" draw:layer="layout" svg:x1="3.795cm" svg:y1="4.805cm" svg:x2="4.502cm" svg:y2="4.098cm">
          <text:p/>
        </draw:line>
        <draw:line draw:style-name="gr16" draw:text-style-name="P10" draw:layer="layout" svg:x1="3.795cm" svg:y1="4.805cm" svg:x2="4.036cm" svg:y2="3.834cm">
          <text:p/>
        </draw:line>
        <draw:frame draw:style-name="gr17" draw:text-style-name="P11" draw:layer="layout" svg:width="0.862cm" svg:height="0.743cm" svg:x="3.623cm" svg:y="5.4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3.8cm" svg:y1="7cm" svg:x2="6cm" svg:y2="7cm">
          <text:p/>
        </draw:line>
        <draw:line draw:style-name="gr5" draw:text-style-name="P10" draw:layer="layout" svg:x1="3.8cm" svg:y1="4.8cm" svg:x2="4.681cm" svg:y2="3.919cm">
          <text:p/>
        </draw:line>
        <draw:line draw:style-name="gr5" draw:text-style-name="P10" draw:layer="layout" svg:x1="4.681cm" svg:y1="3.919cm" svg:x2="6.881cm" svg:y2="3.919cm">
          <text:p/>
        </draw:line>
        <draw:line draw:style-name="gr5" draw:text-style-name="P10" draw:layer="layout" svg:x1="6.881cm" svg:y1="3.919cm" svg:x2="6.881cm" svg:y2="6.119cm">
          <text:p/>
        </draw:line>
        <draw:line draw:style-name="gr5" draw:text-style-name="P10" draw:layer="layout" svg:x1="6cm" svg:y1="4.8cm" svg:x2="6.881cm" svg:y2="3.919cm">
          <text:p/>
        </draw:line>
        <draw:line draw:style-name="gr5" draw:text-style-name="P10" draw:layer="layout" svg:x1="6cm" svg:y1="7cm" svg:x2="6.881cm" svg:y2="6.119cm">
          <text:p/>
        </draw:line>
        <draw:frame draw:style-name="gr17" draw:text-style-name="P11" draw:layer="layout" svg:width="0.862cm" svg:height="0.743cm" svg:x="4.424cm" svg:y="4.701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4.325cm" svg:y="3.902cm">
          <draw:text-box draw:corner-radius="0.075cm"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4.264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4.187cm 4.0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4.111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13" draw:layer="layout" svg:x1="4.501cm" svg:y1="5.901cm" svg:x2="4.501cm" svg:y2="6.4cm">
            <text:p/>
          </draw:line>
          <draw:frame draw:style-name="gr19" draw:text-style-name="P11" draw:layer="layout" svg:width="0.806cm" svg:height="0.651cm" svg:x="4.323cm" svg:y="6.101cm">
            <draw:text-box>
              <text:p><text:span text:style-name="T6">R</text:span><text:span text:style-name="T7">0</text:span></text:p>
            </draw:text-box>
          </draw:frame>
          <draw:frame draw:style-name="gr19" draw:text-style-name="P11" draw:layer="layout" svg:width="0.806cm" svg:height="0.651cm" svg:x="4.624cm" svg:y="5.806cm">
            <draw:text-box>
              <text:p><text:span text:style-name="T6">R</text:span><text:span text:style-name="T7">1</text:span></text:p>
            </draw:text-box>
          </draw:frame>
          <draw:frame draw:style-name="gr19" draw:text-style-name="P11" draw:layer="layout" svg:width="0.806cm" svg:height="0.651cm" svg:x="4.725cm" svg:y="5.303cm">
            <draw:text-box>
              <text:p><text:span text:style-name="T6">R</text:span><text:span text:style-name="T7">2</text:span></text:p>
            </draw:text-box>
          </draw:frame>
          <draw:custom-shape draw:style-name="gr2" draw:text-style-name="P12" draw:layer="layout" svg:width="0.02cm" svg:height="0.02cm" svg:x="4.728cm" svg:y="5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124791041517595) translate (4.696cm 5.5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241204502625616) translate (4.665cm 5.4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3" draw:layer="layout" svg:x1="4.484cm" svg:y1="5.902cm" svg:x2="4.983cm" svg:y2="5.902cm">
            <text:p/>
          </draw:line>
          <draw:line draw:style-name="gr18" draw:text-style-name="P13" draw:layer="layout" svg:x1="4.499cm" svg:y1="5.9cm" svg:x2="4.852cm" svg:y2="5.547cm">
            <text:p/>
          </draw:line>
          <draw:line draw:style-name="gr18" draw:text-style-name="P13" draw:layer="layout" svg:x1="4.499cm" svg:y1="5.901cm" svg:x2="4.628cm" svg:y2="5.419cm">
            <text:p/>
          </draw:line>
          <draw:line draw:style-name="gr5" draw:text-style-name="P10" draw:layer="layout" svg:x1="4.484cm" svg:y1="5.9cm" svg:x2="5.2cm" svg:y2="5.9cm">
            <text:p/>
          </draw:line>
          <draw:line draw:style-name="gr5" draw:text-style-name="P10" draw:layer="layout" svg:x1="4.501cm" svg:y1="5.887cm" svg:x2="4.501cm" svg:y2="6.603cm">
            <text:p/>
          </draw:line>
          <draw:line draw:style-name="gr5" draw:text-style-name="P10" draw:layer="layout" svg:x1="4.487cm" svg:y1="5.911cm" svg:x2="4.997cm" svg:y2="5.4cm">
            <text:p/>
          </draw:line>
          <draw:line draw:style-name="gr5" draw:text-style-name="P10" draw:layer="layout" svg:x1="5.198cm" svg:y1="5.9cm" svg:x2="5.7cm" svg:y2="5.398cm">
            <text:p/>
          </draw:line>
          <draw:line draw:style-name="gr5" draw:text-style-name="P10" draw:layer="layout" svg:x1="5.198cm" svg:y1="6.6cm" svg:x2="5.701cm" svg:y2="6.097cm">
            <text:p/>
          </draw:line>
          <draw:line draw:style-name="gr5" draw:text-style-name="P10" draw:layer="layout" svg:x1="4.997cm" svg:y1="5.4cm" svg:x2="5.7cm" svg:y2="5.4cm">
            <text:p/>
          </draw:line>
          <draw:line draw:style-name="gr5" draw:text-style-name="P10" draw:layer="layout" svg:x1="5.201cm" svg:y1="5.9cm" svg:x2="5.201cm" svg:y2="6.603cm">
            <text:p/>
          </draw:line>
          <draw:line draw:style-name="gr5" draw:text-style-name="P10" draw:layer="layout" svg:x1="5.701cm" svg:y1="5.4cm" svg:x2="5.701cm" svg:y2="6.097cm">
            <text:p/>
          </draw:line>
          <draw:line draw:style-name="gr5" draw:text-style-name="P10" draw:layer="layout" svg:x1="4.501cm" svg:y1="6.6cm" svg:x2="5.2cm" svg:y2="6.6cm">
            <text:p/>
          </draw:line>
        </draw:g>
        <draw:line draw:style-name="gr1" draw:text-style-name="P14" draw:layer="layout" svg:x1="3.777cm" svg:y1="9.901cm" svg:x2="4.493cm" svg:y2="9.901cm">
          <text:p/>
        </draw:line>
        <draw:line draw:style-name="gr1" draw:text-style-name="P14" draw:layer="layout" svg:x1="3.794cm" svg:y1="9.888cm" svg:x2="3.794cm" svg:y2="10.604cm">
          <text:p/>
        </draw:line>
        <draw:line draw:style-name="gr1" draw:text-style-name="P14" draw:layer="layout" svg:x1="3.78cm" svg:y1="9.912cm" svg:x2="4.29cm" svg:y2="9.401cm">
          <text:p/>
        </draw:line>
        <draw:line draw:style-name="gr1" draw:text-style-name="P14" draw:layer="layout" svg:x1="4.491cm" svg:y1="9.901cm" svg:x2="4.993cm" svg:y2="9.399cm">
          <text:p/>
        </draw:line>
        <draw:line draw:style-name="gr1" draw:text-style-name="P14" draw:layer="layout" svg:x1="4.491cm" svg:y1="10.601cm" svg:x2="4.994cm" svg:y2="10.098cm">
          <text:p/>
        </draw:line>
        <draw:line draw:style-name="gr1" draw:text-style-name="P14" draw:layer="layout" svg:x1="4.29cm" svg:y1="9.401cm" svg:x2="4.993cm" svg:y2="9.401cm">
          <text:p/>
        </draw:line>
        <draw:line draw:style-name="gr1" draw:text-style-name="P14" draw:layer="layout" svg:x1="4.494cm" svg:y1="9.901cm" svg:x2="4.494cm" svg:y2="10.604cm">
          <text:p/>
        </draw:line>
        <draw:line draw:style-name="gr1" draw:text-style-name="P14" draw:layer="layout" svg:x1="4.994cm" svg:y1="9.401cm" svg:x2="4.994cm" svg:y2="10.098cm">
          <text:p/>
        </draw:line>
        <draw:line draw:style-name="gr1" draw:text-style-name="P14" draw:layer="layout" svg:x1="3.777cm" svg:y1="10.601cm" svg:x2="4.493cm" svg:y2="10.601cm">
          <text:p/>
        </draw:line>
        <draw:line draw:style-name="gr1" draw:text-style-name="P14" draw:layer="layout" svg:x1="1.491cm" svg:y1="12.101cm" svg:x2="2.193cm" svg:y2="12.101cm">
          <text:p/>
        </draw:line>
        <draw:line draw:style-name="gr1" draw:text-style-name="P14" draw:layer="layout" svg:x1="1.494cm" svg:y1="12.101cm" svg:x2="1.494cm" svg:y2="12.801cm">
          <text:p/>
        </draw:line>
        <draw:line draw:style-name="gr1" draw:text-style-name="P14" draw:layer="layout" svg:x1="1.491cm" svg:y1="12.101cm" svg:x2="1.99cm" svg:y2="11.601cm">
          <text:p/>
        </draw:line>
        <draw:line draw:style-name="gr1" draw:text-style-name="P14" draw:layer="layout" svg:x1="2.191cm" svg:y1="12.101cm" svg:x2="2.693cm" svg:y2="11.599cm">
          <text:p/>
        </draw:line>
        <draw:line draw:style-name="gr1" draw:text-style-name="P14" draw:layer="layout" svg:x1="2.191cm" svg:y1="12.801cm" svg:x2="2.694cm" svg:y2="12.298cm">
          <text:p/>
        </draw:line>
        <draw:line draw:style-name="gr1" draw:text-style-name="P14" draw:layer="layout" svg:x1="1.99cm" svg:y1="11.601cm" svg:x2="2.693cm" svg:y2="11.601cm">
          <text:p/>
        </draw:line>
        <draw:line draw:style-name="gr1" draw:text-style-name="P14" draw:layer="layout" svg:x1="2.194cm" svg:y1="12.101cm" svg:x2="2.194cm" svg:y2="12.801cm">
          <text:p/>
        </draw:line>
        <draw:line draw:style-name="gr1" draw:text-style-name="P14" draw:layer="layout" svg:x1="2.694cm" svg:y1="11.601cm" svg:x2="2.694cm" svg:y2="12.298cm">
          <text:p/>
        </draw:line>
        <draw:line draw:style-name="gr1" draw:text-style-name="P14" draw:layer="layout" svg:x1="1.494cm" svg:y1="12.801cm" svg:x2="2.193cm" svg:y2="12.801cm">
          <text:p/>
        </draw:line>
        <draw:line draw:style-name="gr1" draw:text-style-name="P14" draw:layer="layout" svg:x1="3.779cm" svg:y1="12.101cm" svg:x2="4.495cm" svg:y2="12.101cm">
          <text:p/>
        </draw:line>
        <draw:line draw:style-name="gr1" draw:text-style-name="P14" draw:layer="layout" svg:x1="3.796cm" svg:y1="12.088cm" svg:x2="3.796cm" svg:y2="12.804cm">
          <text:p/>
        </draw:line>
        <draw:line draw:style-name="gr1" draw:text-style-name="P14" draw:layer="layout" svg:x1="3.782cm" svg:y1="12.112cm" svg:x2="4.292cm" svg:y2="11.601cm">
          <text:p/>
        </draw:line>
        <draw:line draw:style-name="gr1" draw:text-style-name="P14" draw:layer="layout" svg:x1="4.493cm" svg:y1="12.101cm" svg:x2="4.995cm" svg:y2="11.599cm">
          <text:p/>
        </draw:line>
        <draw:line draw:style-name="gr1" draw:text-style-name="P14" draw:layer="layout" svg:x1="4.493cm" svg:y1="12.801cm" svg:x2="4.996cm" svg:y2="12.298cm">
          <text:p/>
        </draw:line>
        <draw:line draw:style-name="gr1" draw:text-style-name="P14" draw:layer="layout" svg:x1="4.292cm" svg:y1="11.601cm" svg:x2="4.995cm" svg:y2="11.601cm">
          <text:p/>
        </draw:line>
        <draw:line draw:style-name="gr1" draw:text-style-name="P14" draw:layer="layout" svg:x1="4.496cm" svg:y1="12.101cm" svg:x2="4.496cm" svg:y2="12.804cm">
          <text:p/>
        </draw:line>
        <draw:line draw:style-name="gr1" draw:text-style-name="P14" draw:layer="layout" svg:x1="4.996cm" svg:y1="11.601cm" svg:x2="4.996cm" svg:y2="12.298cm">
          <text:p/>
        </draw:line>
        <draw:line draw:style-name="gr1" draw:text-style-name="P14" draw:layer="layout" svg:x1="3.779cm" svg:y1="12.801cm" svg:x2="4.495cm" svg:y2="12.801cm">
          <text:p/>
        </draw:line>
        <draw:custom-shape draw:style-name="gr2" draw:text-style-name="P15" draw:layer="layout" svg:width="0.048cm" svg:height="0.048cm" draw:transform="rotate (0.241204502625616) translate (2.039cm 10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04cm 11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041cm 11.2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241cm 10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242cm 11.0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243cm 11.2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242cm 10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243cm 11.0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244cm 11.2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389cm 12.1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189cm 12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2.989cm 12.1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389cm 12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189cm 12.1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2.989cm 12.1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389cm 9.9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189cm 9.9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2.989cm 9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389cm 9.9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189cm 9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2.989cm 9.9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475cm" svg:y1="9.919cm" svg:x2="1.475cm" svg:y2="10.418cm">
          <text:p/>
        </draw:line>
        <draw:frame draw:style-name="gr19" draw:text-style-name="P11" draw:layer="layout" svg:width="0.806cm" svg:height="0.651cm" svg:x="1.297cm" svg:y="10.119cm">
          <draw:text-box>
            <text:p><text:span text:style-name="T6">R</text:span><text:span text:style-name="T7">0</text:span></text:p>
          </draw:text-box>
        </draw:frame>
        <draw:frame draw:style-name="gr19" draw:text-style-name="P11" draw:layer="layout" svg:width="0.806cm" svg:height="0.651cm" svg:x="1.598cm" svg:y="9.824cm">
          <draw:text-box>
            <text:p><text:span text:style-name="T6">R</text:span><text:span text:style-name="T7">1</text:span></text:p>
          </draw:text-box>
        </draw:frame>
        <draw:frame draw:style-name="gr19" draw:text-style-name="P11" draw:layer="layout" svg:width="0.806cm" svg:height="0.651cm" svg:x="1.699cm" svg:y="9.321cm">
          <draw:text-box>
            <text:p><text:span text:style-name="T6">R</text:span><text:span text:style-name="T7">2</text:span></text:p>
          </draw:text-box>
        </draw:frame>
        <draw:custom-shape draw:style-name="gr2" draw:text-style-name="P12" draw:layer="layout" svg:width="0.02cm" svg:height="0.02cm" svg:x="1.702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124791041517595) translate (1.67cm 9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241204502625616) translate (1.639cm 9.5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458cm" svg:y1="9.92cm" svg:x2="1.957cm" svg:y2="9.92cm">
          <text:p/>
        </draw:line>
        <draw:line draw:style-name="gr20" draw:text-style-name="P10" draw:layer="layout" svg:x1="1.473cm" svg:y1="9.918cm" svg:x2="1.826cm" svg:y2="9.565cm">
          <text:p/>
        </draw:line>
        <draw:line draw:style-name="gr20" draw:text-style-name="P10" draw:layer="layout" svg:x1="1.473cm" svg:y1="9.919cm" svg:x2="1.602cm" svg:y2="9.437cm">
          <text:p/>
        </draw:line>
        <draw:line draw:style-name="gr1" draw:text-style-name="P10" draw:layer="layout" svg:x1="1.458cm" svg:y1="9.918cm" svg:x2="2.174cm" svg:y2="9.918cm">
          <text:p/>
        </draw:line>
        <draw:line draw:style-name="gr1" draw:text-style-name="P10" draw:layer="layout" svg:x1="1.475cm" svg:y1="9.905cm" svg:x2="1.475cm" svg:y2="10.621cm">
          <text:p/>
        </draw:line>
        <draw:line draw:style-name="gr1" draw:text-style-name="P10" draw:layer="layout" svg:x1="1.461cm" svg:y1="9.929cm" svg:x2="1.971cm" svg:y2="9.418cm">
          <text:p/>
        </draw:line>
        <draw:line draw:style-name="gr1" draw:text-style-name="P10" draw:layer="layout" svg:x1="2.172cm" svg:y1="9.918cm" svg:x2="2.674cm" svg:y2="9.416cm">
          <text:p/>
        </draw:line>
        <draw:line draw:style-name="gr1" draw:text-style-name="P10" draw:layer="layout" svg:x1="2.172cm" svg:y1="10.618cm" svg:x2="2.675cm" svg:y2="10.115cm">
          <text:p/>
        </draw:line>
        <draw:line draw:style-name="gr1" draw:text-style-name="P10" draw:layer="layout" svg:x1="1.971cm" svg:y1="9.418cm" svg:x2="2.674cm" svg:y2="9.418cm">
          <text:p/>
        </draw:line>
        <draw:line draw:style-name="gr1" draw:text-style-name="P10" draw:layer="layout" svg:x1="2.175cm" svg:y1="9.918cm" svg:x2="2.175cm" svg:y2="10.621cm">
          <text:p/>
        </draw:line>
        <draw:line draw:style-name="gr1" draw:text-style-name="P10" draw:layer="layout" svg:x1="2.675cm" svg:y1="9.418cm" svg:x2="2.675cm" svg:y2="10.115cm">
          <text:p/>
        </draw:line>
        <draw:line draw:style-name="gr1" draw:text-style-name="P10" draw:layer="layout" svg:x1="1.475cm" svg:y1="10.618cm" svg:x2="2.174cm" svg:y2="10.618cm">
          <text:p/>
        </draw:line>
        <draw:custom-shape draw:style-name="gr10" draw:text-style-name="P16" draw:layer="layout" svg:width="0.048cm" svg:height="0.048cm" draw:transform="rotate (-0.481710873550435) translate (2.978cm 9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.847cm 9.2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.715cm 9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378cm 9.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247cm 9.2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115cm 9.3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2.779cm" svg:y1="8.502cm" svg:x2="3.495cm" svg:y2="8.502cm">
            <text:p/>
          </draw:line>
          <draw:line draw:style-name="gr15" draw:text-style-name="P17" draw:layer="layout" svg:x1="2.796cm" svg:y1="8.489cm" svg:x2="2.796cm" svg:y2="9.205cm">
            <text:p/>
          </draw:line>
          <draw:line draw:style-name="gr15" draw:text-style-name="P17" draw:layer="layout" svg:x1="2.782cm" svg:y1="8.513cm" svg:x2="3.292cm" svg:y2="8.002cm">
            <text:p/>
          </draw:line>
          <draw:line draw:style-name="gr15" draw:text-style-name="P17" draw:layer="layout" svg:x1="3.493cm" svg:y1="8.502cm" svg:x2="3.995cm" svg:y2="8cm">
            <text:p/>
          </draw:line>
          <draw:line draw:style-name="gr15" draw:text-style-name="P17" draw:layer="layout" svg:x1="3.493cm" svg:y1="9.202cm" svg:x2="3.996cm" svg:y2="8.699cm">
            <text:p/>
          </draw:line>
          <draw:line draw:style-name="gr15" draw:text-style-name="P17" draw:layer="layout" svg:x1="3.292cm" svg:y1="8.002cm" svg:x2="3.995cm" svg:y2="8.002cm">
            <text:p/>
          </draw:line>
          <draw:line draw:style-name="gr15" draw:text-style-name="P17" draw:layer="layout" svg:x1="3.496cm" svg:y1="8.502cm" svg:x2="3.496cm" svg:y2="9.205cm">
            <text:p/>
          </draw:line>
          <draw:line draw:style-name="gr15" draw:text-style-name="P17" draw:layer="layout" svg:x1="3.996cm" svg:y1="8.002cm" svg:x2="3.996cm" svg:y2="8.699cm">
            <text:p/>
          </draw:line>
          <draw:line draw:style-name="gr15" draw:text-style-name="P17" draw:layer="layout" svg:x1="2.779cm" svg:y1="9.202cm" svg:x2="3.495cm" svg:y2="9.202cm">
            <text:p/>
          </draw:line>
        </draw:g>
        <draw:g>
          <draw:line draw:style-name="gr15" draw:text-style-name="P17" draw:layer="layout" svg:x1="5.081cm" svg:y1="8.504cm" svg:x2="5.797cm" svg:y2="8.504cm">
            <text:p/>
          </draw:line>
          <draw:line draw:style-name="gr15" draw:text-style-name="P17" draw:layer="layout" svg:x1="5.098cm" svg:y1="8.491cm" svg:x2="5.098cm" svg:y2="9.207cm">
            <text:p/>
          </draw:line>
          <draw:line draw:style-name="gr15" draw:text-style-name="P17" draw:layer="layout" svg:x1="5.084cm" svg:y1="8.515cm" svg:x2="5.594cm" svg:y2="8.004cm">
            <text:p/>
          </draw:line>
          <draw:line draw:style-name="gr15" draw:text-style-name="P17" draw:layer="layout" svg:x1="5.795cm" svg:y1="8.504cm" svg:x2="6.297cm" svg:y2="8.002cm">
            <text:p/>
          </draw:line>
          <draw:line draw:style-name="gr15" draw:text-style-name="P17" draw:layer="layout" svg:x1="5.795cm" svg:y1="9.204cm" svg:x2="6.298cm" svg:y2="8.701cm">
            <text:p/>
          </draw:line>
          <draw:line draw:style-name="gr15" draw:text-style-name="P17" draw:layer="layout" svg:x1="5.594cm" svg:y1="8.004cm" svg:x2="6.297cm" svg:y2="8.004cm">
            <text:p/>
          </draw:line>
          <draw:line draw:style-name="gr15" draw:text-style-name="P17" draw:layer="layout" svg:x1="5.798cm" svg:y1="8.504cm" svg:x2="5.798cm" svg:y2="9.207cm">
            <text:p/>
          </draw:line>
          <draw:line draw:style-name="gr15" draw:text-style-name="P17" draw:layer="layout" svg:x1="6.298cm" svg:y1="8.004cm" svg:x2="6.298cm" svg:y2="8.701cm">
            <text:p/>
          </draw:line>
          <draw:line draw:style-name="gr15" draw:text-style-name="P17" draw:layer="layout" svg:x1="5.081cm" svg:y1="9.204cm" svg:x2="5.797cm" svg:y2="9.204cm">
            <text:p/>
          </draw:line>
        </draw:g>
        <draw:custom-shape draw:style-name="gr10" draw:text-style-name="P16" draw:layer="layout" svg:width="0.048cm" svg:height="0.048cm" draw:transform="rotate (-0.481710873550435) translate (5.28cm 11.0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149cm 1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017cm 11.3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281cm 11.0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149cm 11.2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018cm 11.3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5.083cm" svg:y1="10.506cm" svg:x2="5.799cm" svg:y2="10.506cm">
            <text:p/>
          </draw:line>
          <draw:line draw:style-name="gr15" draw:text-style-name="P17" draw:layer="layout" svg:x1="5.1cm" svg:y1="10.493cm" svg:x2="5.1cm" svg:y2="11.209cm">
            <text:p/>
          </draw:line>
          <draw:line draw:style-name="gr15" draw:text-style-name="P17" draw:layer="layout" svg:x1="5.086cm" svg:y1="10.517cm" svg:x2="5.596cm" svg:y2="10.006cm">
            <text:p/>
          </draw:line>
          <draw:line draw:style-name="gr15" draw:text-style-name="P17" draw:layer="layout" svg:x1="5.797cm" svg:y1="10.506cm" svg:x2="6.299cm" svg:y2="10.004cm">
            <text:p/>
          </draw:line>
          <draw:line draw:style-name="gr15" draw:text-style-name="P17" draw:layer="layout" svg:x1="5.797cm" svg:y1="11.206cm" svg:x2="6.3cm" svg:y2="10.703cm">
            <text:p/>
          </draw:line>
          <draw:line draw:style-name="gr15" draw:text-style-name="P17" draw:layer="layout" svg:x1="5.596cm" svg:y1="10.006cm" svg:x2="6.299cm" svg:y2="10.006cm">
            <text:p/>
          </draw:line>
          <draw:line draw:style-name="gr15" draw:text-style-name="P17" draw:layer="layout" svg:x1="5.8cm" svg:y1="10.506cm" svg:x2="5.8cm" svg:y2="11.209cm">
            <text:p/>
          </draw:line>
          <draw:line draw:style-name="gr15" draw:text-style-name="P17" draw:layer="layout" svg:x1="6.3cm" svg:y1="10.006cm" svg:x2="6.3cm" svg:y2="10.703cm">
            <text:p/>
          </draw:line>
          <draw:line draw:style-name="gr15" draw:text-style-name="P17" draw:layer="layout" svg:x1="5.083cm" svg:y1="11.206cm" svg:x2="5.799cm" svg:y2="11.206cm">
            <text:p/>
          </draw:line>
        </draw:g>
        <draw:custom-shape draw:style-name="gr10" draw:text-style-name="P16" draw:layer="layout" svg:width="0.048cm" svg:height="0.048cm" draw:transform="rotate (0.241204502625616) translate (5.544cm 9.4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5.545cm 9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5.546cm 9.8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4.789cm 8.6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4.589cm 8.6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4.389cm 8.6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6" draw:text-style-name="P18" draw:layer="layout" svg:x1="16.229cm" svg:y1="5.867cm" svg:x2="17.229cm" svg:y2="5.867cm">
            <text:p/>
          </draw:line>
          <draw:line draw:style-name="gr16" draw:text-style-name="P18" draw:layer="layout" svg:x1="16.228cm" svg:y1="5.867cm" svg:x2="16.228cm" svg:y2="6.867cm">
            <text:p/>
          </draw:line>
          <draw:line draw:style-name="gr16" draw:text-style-name="P18" draw:layer="layout" svg:x1="16.224cm" svg:y1="5.872cm" svg:x2="16.931cm" svg:y2="5.165cm">
            <text:p/>
          </draw:line>
          <draw:line draw:style-name="gr16" draw:text-style-name="P18" draw:layer="layout" svg:x1="16.224cm" svg:y1="5.872cm" svg:x2="16.465cm" svg:y2="4.901cm">
            <text:p/>
          </draw:line>
          <draw:frame draw:style-name="gr21" draw:text-style-name="P19" draw:layer="layout" svg:width="0.948cm" svg:height="0.743cm" svg:x="16.052cm" svg:y="6.467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16.754cm" svg:y="4.969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6.728cm" svg:y="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6.651cm 5.0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6.575cm 4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16.852cm" svg:y="5.768cm">
            <draw:text-box>
              <text:p><text:span text:style-name="T8">E</text:span><text:span text:style-name="T9">1</text:span></text:p>
            </draw:text-box>
          </draw:frame>
        </draw:g>
        <draw:custom-shape draw:style-name="gr24" draw:text-style-name="P21" draw:layer="layout" svg:width="2.8cm" svg:height="1.8cm" svg:x="9.4cm" svg:y="7cm">
          <text:p text:style-name="P9"><text:span text:style-name="T4">Reduction</text:span><text:span text:style-name="T4"><text:line-break/></text:span><text:span text:style-name="T4">circu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38cm 8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39cm 9.0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4cm 9.2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7.2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7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7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7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7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6cm 4.9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5.1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3cm 5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7cm 4.9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5.1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4cm 5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1.1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1.1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1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1.1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1.1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1.1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7.602cm" svg:y1="6.402cm" svg:x2="19.802cm" svg:y2="6.402cm">
          <text:p/>
        </draw:line>
        <draw:line draw:style-name="gr5" draw:text-style-name="P10" draw:layer="layout" svg:x1="19.802cm" svg:y1="6.402cm" svg:x2="19.802cm" svg:y2="8.602cm">
          <text:p/>
        </draw:line>
        <draw:line draw:style-name="gr5" draw:text-style-name="P10" draw:layer="layout" svg:x1="17.602cm" svg:y1="6.402cm" svg:x2="17.602cm" svg:y2="8.602cm">
          <text:p/>
        </draw:line>
        <draw:line draw:style-name="gr25" draw:text-style-name="P10" draw:layer="layout" svg:x1="17.602cm" svg:y1="6.401cm" svg:x2="18.602cm" svg:y2="6.401cm">
          <text:p/>
        </draw:line>
        <draw:line draw:style-name="gr25" draw:text-style-name="P10" draw:layer="layout" svg:x1="17.601cm" svg:y1="6.401cm" svg:x2="17.601cm" svg:y2="7.401cm">
          <text:p/>
        </draw:line>
        <draw:line draw:style-name="gr16" draw:text-style-name="P10" draw:layer="layout" svg:x1="17.597cm" svg:y1="6.406cm" svg:x2="18.304cm" svg:y2="5.699cm">
          <text:p/>
        </draw:line>
        <draw:line draw:style-name="gr25" draw:text-style-name="P10" draw:layer="layout" svg:x1="17.597cm" svg:y1="6.406cm" svg:x2="17.838cm" svg:y2="5.435cm">
          <text:p/>
        </draw:line>
        <draw:frame draw:style-name="gr17" draw:text-style-name="P11" draw:layer="layout" svg:width="0.862cm" svg:height="0.743cm" svg:x="17.425cm" svg:y="7.002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17.602cm" svg:y1="8.602cm" svg:x2="19.802cm" svg:y2="8.602cm">
          <text:p/>
        </draw:line>
        <draw:line draw:style-name="gr26" draw:text-style-name="P10" draw:layer="layout" svg:x1="17.602cm" svg:y1="6.402cm" svg:x2="18.483cm" svg:y2="5.521cm">
          <text:p/>
        </draw:line>
        <draw:line draw:style-name="gr5" draw:text-style-name="P10" draw:layer="layout" svg:x1="18.483cm" svg:y1="5.521cm" svg:x2="20.683cm" svg:y2="5.521cm">
          <text:p/>
        </draw:line>
        <draw:line draw:style-name="gr5" draw:text-style-name="P10" draw:layer="layout" svg:x1="20.683cm" svg:y1="5.521cm" svg:x2="20.683cm" svg:y2="7.721cm">
          <text:p/>
        </draw:line>
        <draw:line draw:style-name="gr5" draw:text-style-name="P10" draw:layer="layout" svg:x1="19.802cm" svg:y1="6.402cm" svg:x2="20.683cm" svg:y2="5.521cm">
          <text:p/>
        </draw:line>
        <draw:line draw:style-name="gr5" draw:text-style-name="P10" draw:layer="layout" svg:x1="19.802cm" svg:y1="8.602cm" svg:x2="20.683cm" svg:y2="7.721cm">
          <text:p/>
        </draw:line>
        <draw:frame draw:style-name="gr17" draw:text-style-name="P11" draw:layer="layout" svg:width="0.862cm" svg:height="0.743cm" svg:x="18.226cm" svg:y="6.303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18.127cm" svg:y="5.504cm">
          <draw:text-box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18.1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18.024cm 5.5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17.948cm 5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8.404cm" svg:y1="7.403cm" svg:x2="18.604cm" svg:y2="7.403cm">
          <text:p/>
        </draw:line>
        <draw:line draw:style-name="gr5" draw:text-style-name="P10" draw:layer="layout" svg:x1="18.404cm" svg:y1="7.403cm" svg:x2="18.404cm" svg:y2="7.603cm">
          <text:p/>
        </draw:line>
        <draw:line draw:style-name="gr5" draw:text-style-name="P10" draw:layer="layout" svg:x1="18.401cm" svg:y1="7.403cm" svg:x2="18.502cm" svg:y2="7.302cm">
          <text:p/>
        </draw:line>
        <draw:line draw:style-name="gr5" draw:text-style-name="P10" draw:layer="layout" svg:x1="18.601cm" svg:y1="7.403cm" svg:x2="18.704cm" svg:y2="7.3cm">
          <text:p/>
        </draw:line>
        <draw:line draw:style-name="gr5" draw:text-style-name="P10" draw:layer="layout" svg:x1="18.601cm" svg:y1="7.603cm" svg:x2="18.704cm" svg:y2="7.5cm">
          <text:p/>
        </draw:line>
        <draw:line draw:style-name="gr5" draw:text-style-name="P10" draw:layer="layout" svg:x1="18.5cm" svg:y1="7.303cm" svg:x2="18.704cm" svg:y2="7.303cm">
          <text:p/>
        </draw:line>
        <draw:line draw:style-name="gr5" draw:text-style-name="P10" draw:layer="layout" svg:x1="18.604cm" svg:y1="7.403cm" svg:x2="18.604cm" svg:y2="7.603cm">
          <text:p/>
        </draw:line>
        <draw:line draw:style-name="gr5" draw:text-style-name="P10" draw:layer="layout" svg:x1="18.704cm" svg:y1="7.303cm" svg:x2="18.704cm" svg:y2="7.5cm">
          <text:p/>
        </draw:line>
        <draw:line draw:style-name="gr5" draw:text-style-name="P10" draw:layer="layout" svg:x1="18.404cm" svg:y1="7.603cm" svg:x2="18.604cm" svg:y2="7.603cm">
          <text:p/>
        </draw:line>
        <draw:line draw:style-name="gr5" draw:text-style-name="P10" draw:layer="layout" svg:x1="17.603cm" svg:y1="10.403cm" svg:x2="19.803cm" svg:y2="10.403cm">
          <text:p/>
        </draw:line>
        <draw:line draw:style-name="gr5" draw:text-style-name="P10" draw:layer="layout" svg:x1="19.803cm" svg:y1="10.403cm" svg:x2="19.803cm" svg:y2="12.603cm">
          <text:p/>
        </draw:line>
        <draw:line draw:style-name="gr5" draw:text-style-name="P10" draw:layer="layout" svg:x1="17.603cm" svg:y1="10.403cm" svg:x2="17.603cm" svg:y2="12.603cm">
          <text:p/>
        </draw:line>
        <draw:line draw:style-name="gr5" draw:text-style-name="P10" draw:layer="layout" svg:x1="17.603cm" svg:y1="12.603cm" svg:x2="19.803cm" svg:y2="12.603cm">
          <text:p/>
        </draw:line>
        <draw:line draw:style-name="gr5" draw:text-style-name="P10" draw:layer="layout" svg:x1="17.603cm" svg:y1="10.403cm" svg:x2="18.484cm" svg:y2="9.522cm">
          <text:p/>
        </draw:line>
        <draw:line draw:style-name="gr5" draw:text-style-name="P10" draw:layer="layout" svg:x1="18.484cm" svg:y1="9.522cm" svg:x2="20.684cm" svg:y2="9.522cm">
          <text:p/>
        </draw:line>
        <draw:line draw:style-name="gr5" draw:text-style-name="P10" draw:layer="layout" svg:x1="20.684cm" svg:y1="9.522cm" svg:x2="20.684cm" svg:y2="11.722cm">
          <text:p/>
        </draw:line>
        <draw:line draw:style-name="gr5" draw:text-style-name="P10" draw:layer="layout" svg:x1="19.803cm" svg:y1="10.403cm" svg:x2="20.684cm" svg:y2="9.522cm">
          <text:p/>
        </draw:line>
        <draw:line draw:style-name="gr5" draw:text-style-name="P10" draw:layer="layout" svg:x1="19.803cm" svg:y1="12.603cm" svg:x2="20.684cm" svg:y2="11.722cm">
          <text:p/>
        </draw:line>
        <draw:line draw:style-name="gr5" draw:text-style-name="P10" draw:layer="layout" svg:x1="18.405cm" svg:y1="11.404cm" svg:x2="18.605cm" svg:y2="11.404cm">
          <text:p/>
        </draw:line>
        <draw:line draw:style-name="gr5" draw:text-style-name="P10" draw:layer="layout" svg:x1="18.405cm" svg:y1="11.404cm" svg:x2="18.405cm" svg:y2="11.604cm">
          <text:p/>
        </draw:line>
        <draw:line draw:style-name="gr5" draw:text-style-name="P10" draw:layer="layout" svg:x1="18.402cm" svg:y1="11.404cm" svg:x2="18.503cm" svg:y2="11.303cm">
          <text:p/>
        </draw:line>
        <draw:line draw:style-name="gr5" draw:text-style-name="P10" draw:layer="layout" svg:x1="18.602cm" svg:y1="11.404cm" svg:x2="18.705cm" svg:y2="11.301cm">
          <text:p/>
        </draw:line>
        <draw:line draw:style-name="gr5" draw:text-style-name="P10" draw:layer="layout" svg:x1="18.602cm" svg:y1="11.604cm" svg:x2="18.705cm" svg:y2="11.501cm">
          <text:p/>
        </draw:line>
        <draw:line draw:style-name="gr5" draw:text-style-name="P10" draw:layer="layout" svg:x1="18.501cm" svg:y1="11.304cm" svg:x2="18.705cm" svg:y2="11.304cm">
          <text:p/>
        </draw:line>
        <draw:line draw:style-name="gr5" draw:text-style-name="P10" draw:layer="layout" svg:x1="18.605cm" svg:y1="11.404cm" svg:x2="18.605cm" svg:y2="11.604cm">
          <text:p/>
        </draw:line>
        <draw:line draw:style-name="gr5" draw:text-style-name="P10" draw:layer="layout" svg:x1="18.705cm" svg:y1="11.304cm" svg:x2="18.705cm" svg:y2="11.501cm">
          <text:p/>
        </draw:line>
        <draw:line draw:style-name="gr5" draw:text-style-name="P10" draw:layer="layout" svg:x1="18.405cm" svg:y1="11.604cm" svg:x2="18.605cm" svg:y2="11.604cm">
          <text:p/>
        </draw:line>
        <draw:custom-shape draw:style-name="gr2" draw:text-style-name="P15" draw:layer="layout" svg:width="0.048cm" svg:height="0.048cm" draw:transform="rotate (0.241204502625616) translate (22.939cm 8.8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cm 9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1cm 9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21.603cm" svg:y1="6.403cm" svg:x2="23.803cm" svg:y2="6.403cm">
          <text:p/>
        </draw:line>
        <draw:line draw:style-name="gr5" draw:text-style-name="P10" draw:layer="layout" svg:x1="23.803cm" svg:y1="6.403cm" svg:x2="23.803cm" svg:y2="8.603cm">
          <text:p/>
        </draw:line>
        <draw:line draw:style-name="gr5" draw:text-style-name="P10" draw:layer="layout" svg:x1="21.603cm" svg:y1="6.403cm" svg:x2="21.603cm" svg:y2="8.603cm">
          <text:p/>
        </draw:line>
        <draw:line draw:style-name="gr5" draw:text-style-name="P10" draw:layer="layout" svg:x1="21.603cm" svg:y1="8.603cm" svg:x2="23.803cm" svg:y2="8.603cm">
          <text:p/>
        </draw:line>
        <draw:line draw:style-name="gr5" draw:text-style-name="P10" draw:layer="layout" svg:x1="21.603cm" svg:y1="6.403cm" svg:x2="22.484cm" svg:y2="5.522cm">
          <text:p/>
        </draw:line>
        <draw:line draw:style-name="gr5" draw:text-style-name="P10" draw:layer="layout" svg:x1="22.484cm" svg:y1="5.522cm" svg:x2="24.684cm" svg:y2="5.522cm">
          <text:p/>
        </draw:line>
        <draw:line draw:style-name="gr5" draw:text-style-name="P10" draw:layer="layout" svg:x1="24.684cm" svg:y1="5.522cm" svg:x2="24.684cm" svg:y2="7.722cm">
          <text:p/>
        </draw:line>
        <draw:line draw:style-name="gr5" draw:text-style-name="P10" draw:layer="layout" svg:x1="23.803cm" svg:y1="6.403cm" svg:x2="24.684cm" svg:y2="5.522cm">
          <text:p/>
        </draw:line>
        <draw:line draw:style-name="gr5" draw:text-style-name="P10" draw:layer="layout" svg:x1="23.803cm" svg:y1="8.603cm" svg:x2="24.684cm" svg:y2="7.722cm">
          <text:p/>
        </draw:line>
        <draw:line draw:style-name="gr5" draw:text-style-name="P10" draw:layer="layout" svg:x1="22.405cm" svg:y1="7.404cm" svg:x2="22.605cm" svg:y2="7.404cm">
          <text:p/>
        </draw:line>
        <draw:line draw:style-name="gr5" draw:text-style-name="P10" draw:layer="layout" svg:x1="22.405cm" svg:y1="7.404cm" svg:x2="22.405cm" svg:y2="7.604cm">
          <text:p/>
        </draw:line>
        <draw:line draw:style-name="gr5" draw:text-style-name="P10" draw:layer="layout" svg:x1="22.402cm" svg:y1="7.404cm" svg:x2="22.503cm" svg:y2="7.303cm">
          <text:p/>
        </draw:line>
        <draw:line draw:style-name="gr5" draw:text-style-name="P10" draw:layer="layout" svg:x1="22.602cm" svg:y1="7.404cm" svg:x2="22.705cm" svg:y2="7.301cm">
          <text:p/>
        </draw:line>
        <draw:line draw:style-name="gr5" draw:text-style-name="P10" draw:layer="layout" svg:x1="22.602cm" svg:y1="7.604cm" svg:x2="22.705cm" svg:y2="7.501cm">
          <text:p/>
        </draw:line>
        <draw:line draw:style-name="gr5" draw:text-style-name="P10" draw:layer="layout" svg:x1="22.501cm" svg:y1="7.304cm" svg:x2="22.705cm" svg:y2="7.304cm">
          <text:p/>
        </draw:line>
        <draw:line draw:style-name="gr5" draw:text-style-name="P10" draw:layer="layout" svg:x1="22.605cm" svg:y1="7.404cm" svg:x2="22.605cm" svg:y2="7.604cm">
          <text:p/>
        </draw:line>
        <draw:line draw:style-name="gr5" draw:text-style-name="P10" draw:layer="layout" svg:x1="22.705cm" svg:y1="7.304cm" svg:x2="22.705cm" svg:y2="7.501cm">
          <text:p/>
        </draw:line>
        <draw:line draw:style-name="gr5" draw:text-style-name="P10" draw:layer="layout" svg:x1="22.405cm" svg:y1="7.604cm" svg:x2="22.605cm" svg:y2="7.604cm">
          <text:p/>
        </draw:line>
        <draw:line draw:style-name="gr5" draw:text-style-name="P10" draw:layer="layout" svg:x1="21.604cm" svg:y1="10.404cm" svg:x2="23.804cm" svg:y2="10.404cm">
          <text:p/>
        </draw:line>
        <draw:line draw:style-name="gr5" draw:text-style-name="P10" draw:layer="layout" svg:x1="23.804cm" svg:y1="10.404cm" svg:x2="23.804cm" svg:y2="12.604cm">
          <text:p/>
        </draw:line>
        <draw:line draw:style-name="gr5" draw:text-style-name="P10" draw:layer="layout" svg:x1="21.604cm" svg:y1="10.404cm" svg:x2="21.604cm" svg:y2="12.604cm">
          <text:p/>
        </draw:line>
        <draw:line draw:style-name="gr5" draw:text-style-name="P10" draw:layer="layout" svg:x1="21.604cm" svg:y1="12.604cm" svg:x2="23.804cm" svg:y2="12.604cm">
          <text:p/>
        </draw:line>
        <draw:line draw:style-name="gr5" draw:text-style-name="P10" draw:layer="layout" svg:x1="21.604cm" svg:y1="10.404cm" svg:x2="22.485cm" svg:y2="9.523cm">
          <text:p/>
        </draw:line>
        <draw:line draw:style-name="gr5" draw:text-style-name="P10" draw:layer="layout" svg:x1="22.485cm" svg:y1="9.523cm" svg:x2="24.685cm" svg:y2="9.523cm">
          <text:p/>
        </draw:line>
        <draw:line draw:style-name="gr5" draw:text-style-name="P10" draw:layer="layout" svg:x1="24.685cm" svg:y1="9.523cm" svg:x2="24.685cm" svg:y2="11.723cm">
          <text:p/>
        </draw:line>
        <draw:line draw:style-name="gr5" draw:text-style-name="P10" draw:layer="layout" svg:x1="23.804cm" svg:y1="10.404cm" svg:x2="24.685cm" svg:y2="9.523cm">
          <text:p/>
        </draw:line>
        <draw:line draw:style-name="gr5" draw:text-style-name="P10" draw:layer="layout" svg:x1="23.804cm" svg:y1="12.604cm" svg:x2="24.685cm" svg:y2="11.723cm">
          <text:p/>
        </draw:line>
        <draw:line draw:style-name="gr5" draw:text-style-name="P10" draw:layer="layout" svg:x1="22.406cm" svg:y1="11.405cm" svg:x2="22.606cm" svg:y2="11.405cm">
          <text:p/>
        </draw:line>
        <draw:line draw:style-name="gr5" draw:text-style-name="P10" draw:layer="layout" svg:x1="22.406cm" svg:y1="11.405cm" svg:x2="22.406cm" svg:y2="11.605cm">
          <text:p/>
        </draw:line>
        <draw:line draw:style-name="gr5" draw:text-style-name="P10" draw:layer="layout" svg:x1="22.403cm" svg:y1="11.405cm" svg:x2="22.504cm" svg:y2="11.304cm">
          <text:p/>
        </draw:line>
        <draw:line draw:style-name="gr5" draw:text-style-name="P10" draw:layer="layout" svg:x1="22.603cm" svg:y1="11.405cm" svg:x2="22.706cm" svg:y2="11.302cm">
          <text:p/>
        </draw:line>
        <draw:line draw:style-name="gr5" draw:text-style-name="P10" draw:layer="layout" svg:x1="22.603cm" svg:y1="11.605cm" svg:x2="22.706cm" svg:y2="11.502cm">
          <text:p/>
        </draw:line>
        <draw:line draw:style-name="gr5" draw:text-style-name="P10" draw:layer="layout" svg:x1="22.502cm" svg:y1="11.305cm" svg:x2="22.706cm" svg:y2="11.305cm">
          <text:p/>
        </draw:line>
        <draw:line draw:style-name="gr5" draw:text-style-name="P10" draw:layer="layout" svg:x1="22.606cm" svg:y1="11.405cm" svg:x2="22.606cm" svg:y2="11.605cm">
          <text:p/>
        </draw:line>
        <draw:line draw:style-name="gr5" draw:text-style-name="P10" draw:layer="layout" svg:x1="22.706cm" svg:y1="11.305cm" svg:x2="22.706cm" svg:y2="11.502cm">
          <text:p/>
        </draw:line>
        <draw:line draw:style-name="gr5" draw:text-style-name="P10" draw:layer="layout" svg:x1="22.406cm" svg:y1="11.605cm" svg:x2="22.606cm" svg:y2="11.605cm">
          <text:p/>
        </draw:line>
        <draw:custom-shape draw:style-name="gr10" draw:text-style-name="P16" draw:layer="layout" svg:width="0.048cm" svg:height="0.048cm" draw:transform="rotate (-0.481710873550435) translate (24.176cm 4.9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5.1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4.9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5.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0" draw:layer="layout" svg:x1="19.204cm" svg:y1="4.404cm" svg:x2="21.404cm" svg:y2="4.404cm">
            <text:p/>
          </draw:line>
          <draw:line draw:style-name="gr27" draw:text-style-name="P10" draw:layer="layout" svg:x1="21.404cm" svg:y1="4.404cm" svg:x2="21.404cm" svg:y2="6.604cm">
            <text:p/>
          </draw:line>
          <draw:line draw:style-name="gr27" draw:text-style-name="P10" draw:layer="layout" svg:x1="19.204cm" svg:y1="4.404cm" svg:x2="19.204cm" svg:y2="5.521cm">
            <text:p/>
          </draw:line>
          <draw:line draw:style-name="gr27" draw:text-style-name="P10" draw:layer="layout" svg:x1="20.683cm" svg:y1="6.604cm" svg:x2="21.404cm" svg:y2="6.604cm">
            <text:p/>
          </draw:line>
          <draw:line draw:style-name="gr27" draw:text-style-name="P10" draw:layer="layout" svg:x1="19.204cm" svg:y1="4.404cm" svg:x2="20.085cm" svg:y2="3.523cm">
            <text:p/>
          </draw:line>
          <draw:line draw:style-name="gr27" draw:text-style-name="P10" draw:layer="layout" svg:x1="20.085cm" svg:y1="3.523cm" svg:x2="22.285cm" svg:y2="3.523cm">
            <text:p/>
          </draw:line>
          <draw:line draw:style-name="gr27" draw:text-style-name="P10" draw:layer="layout" svg:x1="22.285cm" svg:y1="3.523cm" svg:x2="22.285cm" svg:y2="5.723cm">
            <text:p/>
          </draw:line>
          <draw:line draw:style-name="gr27" draw:text-style-name="P10" draw:layer="layout" svg:x1="21.404cm" svg:y1="4.404cm" svg:x2="22.285cm" svg:y2="3.523cm">
            <text:p/>
          </draw:line>
          <draw:line draw:style-name="gr27" draw:text-style-name="P10" draw:layer="layout" svg:x1="21.404cm" svg:y1="6.604cm" svg:x2="22.285cm" svg:y2="5.723cm">
            <text:p/>
          </draw:line>
          <draw:line draw:style-name="gr27" draw:text-style-name="P10" draw:layer="layout" svg:x1="20.006cm" svg:y1="5.405cm" svg:x2="20.206cm" svg:y2="5.405cm">
            <text:p/>
          </draw:line>
          <draw:line draw:style-name="gr27" draw:text-style-name="P10" draw:layer="layout" svg:x1="20.006cm" svg:y1="5.405cm" svg:x2="20.006cm" svg:y2="5.521cm">
            <text:p/>
          </draw:line>
          <draw:line draw:style-name="gr27" draw:text-style-name="P10" draw:layer="layout" svg:x1="20.003cm" svg:y1="5.405cm" svg:x2="20.104cm" svg:y2="5.304cm">
            <text:p/>
          </draw:line>
          <draw:line draw:style-name="gr27" draw:text-style-name="P10" draw:layer="layout" svg:x1="20.203cm" svg:y1="5.405cm" svg:x2="20.306cm" svg:y2="5.302cm">
            <text:p/>
          </draw:line>
          <draw:line draw:style-name="gr27" draw:text-style-name="P10" draw:layer="layout" svg:x1="20.287cm" svg:y1="5.521cm" svg:x2="20.306cm" svg:y2="5.502cm">
            <text:p/>
          </draw:line>
          <draw:line draw:style-name="gr27" draw:text-style-name="P10" draw:layer="layout" svg:x1="20.102cm" svg:y1="5.305cm" svg:x2="20.306cm" svg:y2="5.305cm">
            <text:p/>
          </draw:line>
          <draw:line draw:style-name="gr27" draw:text-style-name="P10" draw:layer="layout" svg:x1="20.206cm" svg:y1="5.405cm" svg:x2="20.206cm" svg:y2="5.521cm">
            <text:p/>
          </draw:line>
          <draw:line draw:style-name="gr27" draw:text-style-name="P10" draw:layer="layout" svg:x1="20.306cm" svg:y1="5.305cm" svg:x2="20.306cm" svg:y2="5.502cm">
            <text:p/>
          </draw:line>
        </draw:g>
        <draw:g>
          <draw:line draw:style-name="gr27" draw:text-style-name="P10" draw:layer="layout" svg:x1="23.205cm" svg:y1="4.405cm" svg:x2="25.405cm" svg:y2="4.405cm">
            <text:p/>
          </draw:line>
          <draw:line draw:style-name="gr27" draw:text-style-name="P10" draw:layer="layout" svg:x1="25.405cm" svg:y1="4.405cm" svg:x2="25.405cm" svg:y2="6.605cm">
            <text:p/>
          </draw:line>
          <draw:line draw:style-name="gr27" draw:text-style-name="P10" draw:layer="layout" svg:x1="23.205cm" svg:y1="4.405cm" svg:x2="23.205cm" svg:y2="5.522cm">
            <text:p/>
          </draw:line>
          <draw:line draw:style-name="gr27" draw:text-style-name="P10" draw:layer="layout" svg:x1="24.684cm" svg:y1="6.605cm" svg:x2="25.405cm" svg:y2="6.605cm">
            <text:p/>
          </draw:line>
          <draw:line draw:style-name="gr27" draw:text-style-name="P10" draw:layer="layout" svg:x1="23.205cm" svg:y1="4.405cm" svg:x2="24.086cm" svg:y2="3.524cm">
            <text:p/>
          </draw:line>
          <draw:line draw:style-name="gr27" draw:text-style-name="P10" draw:layer="layout" svg:x1="24.086cm" svg:y1="3.524cm" svg:x2="26.286cm" svg:y2="3.524cm">
            <text:p/>
          </draw:line>
          <draw:line draw:style-name="gr27" draw:text-style-name="P10" draw:layer="layout" svg:x1="26.286cm" svg:y1="3.524cm" svg:x2="26.286cm" svg:y2="5.724cm">
            <text:p/>
          </draw:line>
          <draw:line draw:style-name="gr27" draw:text-style-name="P10" draw:layer="layout" svg:x1="25.405cm" svg:y1="4.405cm" svg:x2="26.286cm" svg:y2="3.524cm">
            <text:p/>
          </draw:line>
          <draw:line draw:style-name="gr27" draw:text-style-name="P10" draw:layer="layout" svg:x1="25.405cm" svg:y1="6.605cm" svg:x2="26.286cm" svg:y2="5.724cm">
            <text:p/>
          </draw:line>
          <draw:line draw:style-name="gr27" draw:text-style-name="P10" draw:layer="layout" svg:x1="24.007cm" svg:y1="5.406cm" svg:x2="24.207cm" svg:y2="5.406cm">
            <text:p/>
          </draw:line>
          <draw:line draw:style-name="gr27" draw:text-style-name="P10" draw:layer="layout" svg:x1="24.007cm" svg:y1="5.406cm" svg:x2="24.007cm" svg:y2="5.522cm">
            <text:p/>
          </draw:line>
          <draw:line draw:style-name="gr27" draw:text-style-name="P10" draw:layer="layout" svg:x1="24.004cm" svg:y1="5.406cm" svg:x2="24.105cm" svg:y2="5.305cm">
            <text:p/>
          </draw:line>
          <draw:line draw:style-name="gr27" draw:text-style-name="P10" draw:layer="layout" svg:x1="24.204cm" svg:y1="5.406cm" svg:x2="24.307cm" svg:y2="5.303cm">
            <text:p/>
          </draw:line>
          <draw:line draw:style-name="gr27" draw:text-style-name="P10" draw:layer="layout" svg:x1="24.288cm" svg:y1="5.522cm" svg:x2="24.307cm" svg:y2="5.503cm">
            <text:p/>
          </draw:line>
          <draw:line draw:style-name="gr27" draw:text-style-name="P10" draw:layer="layout" svg:x1="24.103cm" svg:y1="5.306cm" svg:x2="24.307cm" svg:y2="5.306cm">
            <text:p/>
          </draw:line>
          <draw:line draw:style-name="gr27" draw:text-style-name="P10" draw:layer="layout" svg:x1="24.207cm" svg:y1="5.406cm" svg:x2="24.207cm" svg:y2="5.522cm">
            <text:p/>
          </draw:line>
          <draw:line draw:style-name="gr27" draw:text-style-name="P10" draw:layer="layout" svg:x1="24.307cm" svg:y1="5.306cm" svg:x2="24.307cm" svg:y2="5.503cm">
            <text:p/>
          </draw:line>
        </draw:g>
        <draw:g>
          <draw:line draw:style-name="gr27" draw:text-style-name="P10" draw:layer="layout" svg:x1="24cm" svg:y1="8.406cm" svg:x2="25.406cm" svg:y2="8.406cm">
            <text:p/>
          </draw:line>
          <draw:line draw:style-name="gr27" draw:text-style-name="P10" draw:layer="layout" svg:x1="25.406cm" svg:y1="8.406cm" svg:x2="25.406cm" svg:y2="10.606cm">
            <text:p/>
          </draw:line>
          <draw:line draw:style-name="gr27" draw:text-style-name="P10" draw:layer="layout" svg:x1="23.206cm" svg:y1="8.603cm" svg:x2="23.206cm" svg:y2="9.523cm">
            <text:p/>
          </draw:line>
          <draw:line draw:style-name="gr27" draw:text-style-name="P10" draw:layer="layout" svg:x1="24.685cm" svg:y1="10.606cm" svg:x2="25.406cm" svg:y2="10.606cm">
            <text:p/>
          </draw:line>
          <draw:line draw:style-name="gr27" draw:text-style-name="P10" draw:layer="layout" svg:x1="24.684cm" svg:y1="7.525cm" svg:x2="26.287cm" svg:y2="7.525cm">
            <text:p/>
          </draw:line>
          <draw:line draw:style-name="gr27" draw:text-style-name="P10" draw:layer="layout" svg:x1="26.287cm" svg:y1="7.525cm" svg:x2="26.287cm" svg:y2="9.725cm">
            <text:p/>
          </draw:line>
          <draw:line draw:style-name="gr27" draw:text-style-name="P10" draw:layer="layout" svg:x1="25.406cm" svg:y1="8.406cm" svg:x2="26.287cm" svg:y2="7.525cm">
            <text:p/>
          </draw:line>
          <draw:line draw:style-name="gr27" draw:text-style-name="P10" draw:layer="layout" svg:x1="25.406cm" svg:y1="10.606cm" svg:x2="26.287cm" svg:y2="9.725cm">
            <text:p/>
          </draw:line>
          <draw:line draw:style-name="gr27" draw:text-style-name="P10" draw:layer="layout" svg:x1="24.008cm" svg:y1="9.407cm" svg:x2="24.208cm" svg:y2="9.407cm">
            <text:p/>
          </draw:line>
          <draw:line draw:style-name="gr27" draw:text-style-name="P10" draw:layer="layout" svg:x1="24.008cm" svg:y1="9.407cm" svg:x2="24.008cm" svg:y2="9.523cm">
            <text:p/>
          </draw:line>
          <draw:line draw:style-name="gr27" draw:text-style-name="P10" draw:layer="layout" svg:x1="24.005cm" svg:y1="9.407cm" svg:x2="24.106cm" svg:y2="9.306cm">
            <text:p/>
          </draw:line>
          <draw:line draw:style-name="gr27" draw:text-style-name="P10" draw:layer="layout" svg:x1="24.205cm" svg:y1="9.407cm" svg:x2="24.308cm" svg:y2="9.304cm">
            <text:p/>
          </draw:line>
          <draw:line draw:style-name="gr27" draw:text-style-name="P10" draw:layer="layout" svg:x1="24.289cm" svg:y1="9.523cm" svg:x2="24.308cm" svg:y2="9.504cm">
            <text:p/>
          </draw:line>
          <draw:line draw:style-name="gr27" draw:text-style-name="P10" draw:layer="layout" svg:x1="24.104cm" svg:y1="9.307cm" svg:x2="24.308cm" svg:y2="9.307cm">
            <text:p/>
          </draw:line>
          <draw:line draw:style-name="gr27" draw:text-style-name="P10" draw:layer="layout" svg:x1="24.208cm" svg:y1="9.407cm" svg:x2="24.208cm" svg:y2="9.523cm">
            <text:p/>
          </draw:line>
          <draw:line draw:style-name="gr27" draw:text-style-name="P10" draw:layer="layout" svg:x1="24.308cm" svg:y1="9.307cm" svg:x2="24.308cm" svg:y2="9.504cm">
            <text:p/>
          </draw:line>
        </draw:g>
        <draw:custom-shape draw:style-name="gr10" draw:text-style-name="P16" draw:layer="layout" svg:width="0.048cm" svg:height="0.048cm" draw:transform="rotate (-0.481710873550435) translate (24.176cm 8.9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9.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9.2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8.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9.1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9.2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2.6cm" svg:height="0.434cm" draw:transform="rotate (-0.523598775598299) translate (7.617cm 5.71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1" draw:layer="layout" svg:width="2.6cm" svg:height="0.434cm" draw:transform="rotate (0.523598775598299) translate (7.4cm 9.7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2" draw:layer="layout" svg:width="5.3cm" svg:height="1.857cm" svg:x="7.9cm" svg:y="5.1cm">
          <draw:text-box>
            <text:p><text:span text:style-name="T10">I</text:span><text:span text:style-name="T11">(</text:span><text:span text:style-name="T11">b</text:span><text:span text:style-name="T11">0</text:span><text:span text:style-name="T11">,</text:span><text:span text:style-name="T11">b</text:span><text:span text:style-name="T11">1</text:span><text:span text:style-name="T11">,</text:span><text:span text:style-name="T11">..</text:span><text:span text:style-name="T11">.</text:span><text:span text:style-name="T11">,</text:span><text:span text:style-name="T11">r</text:span><text:span text:style-name="T11">0</text:span><text:span text:style-name="T11">,</text:span><text:span text:style-name="T11">r</text:span><text:span text:style-name="T11">1</text:span><text:span text:style-name="T11">,</text:span><text:span text:style-name="T11">…</text:span><text:span text:style-name="T11">)</text:span></text:p>
          </draw:text-box>
        </draw:frame>
        <draw:frame draw:style-name="gr30" draw:text-style-name="P22" draw:layer="layout" svg:width="4.029cm" svg:height="1.054cm" svg:x="8.2cm" svg:y="9.4cm">
          <draw:text-box>
            <text:p><text:span text:style-name="T10">W</text:span><text:span text:style-name="T11">(</text:span><text:span text:style-name="T11">r</text:span><text:span text:style-name="T11">0</text:span><text:span text:style-name="T11">,</text:span><text:span text:style-name="T11">r</text:span><text:span text:style-name="T11">1</text:span><text:span text:style-name="T11">,</text:span><text:span text:style-name="T11">…</text:span><text:span text:style-name="T11">,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)</text:span></text:p>
          </draw:text-box>
        </draw:frame>
        <draw:custom-shape draw:style-name="gr31" draw:text-style-name="P21" draw:layer="layout" svg:width="3.4cm" svg:height="0.434cm" svg:x="12.4cm" svg:y="7.6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2" draw:layer="layout" svg:width="3.889cm" svg:height="1.054cm" svg:x="12.101cm" svg:y="6.7cm">
          <draw:text-box>
            <text:p><text:span text:style-name="T12">O</text:span><text:span text:style-name="T11">(</text:span><text:span text:style-name="T11">b</text:span><text:span text:style-name="T11">0</text:span><text:span text:style-name="T11">,</text:span><text:span text:style-name="T11">b</text:span><text:span text:style-name="T11">1</text:span><text:span text:style-name="T11">,</text:span><text:span text:style-name="T11">..</text:span><text:span text:style-name="T11">,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)</text:span></text:p>
          </draw:text-box>
        </draw:frame>
        <draw:g>
          <draw:line draw:style-name="gr16" draw:text-style-name="P18" draw:layer="layout" svg:x1="0.277cm" svg:y1="8.966cm" svg:x2="1.277cm" svg:y2="8.966cm">
            <text:p/>
          </draw:line>
          <draw:line draw:style-name="gr16" draw:text-style-name="P18" draw:layer="layout" svg:x1="0.276cm" svg:y1="8.966cm" svg:x2="0.276cm" svg:y2="9.966cm">
            <text:p/>
          </draw:line>
          <draw:line draw:style-name="gr16" draw:text-style-name="P18" draw:layer="layout" svg:x1="0.272cm" svg:y1="8.971cm" svg:x2="0.979cm" svg:y2="8.264cm">
            <text:p/>
          </draw:line>
          <draw:line draw:style-name="gr16" draw:text-style-name="P18" draw:layer="layout" svg:x1="0.272cm" svg:y1="8.971cm" svg:x2="0.513cm" svg:y2="8cm">
            <text:p/>
          </draw:line>
          <draw:frame draw:style-name="gr21" draw:text-style-name="P19" draw:layer="layout" svg:width="0.948cm" svg:height="0.743cm" svg:x="0.1cm" svg:y="9.557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0.802cm" svg:y="8.059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0.776cm" svg:y="8.1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0.699cm 8.1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0.623cm 8.0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0.9cm" svg:y="8.858cm">
            <draw:text-box>
              <text:p><text:span text:style-name="T8">E</text:span><text:span text:style-name="T9">1</text:span></text:p>
            </draw:text-box>
          </draw:frame>
        </draw:g>
        <draw:g>
          <draw:line draw:style-name="gr33" draw:text-style-name="P18" draw:layer="layout" svg:x1="0.685cm" svg:y1="4.758cm" svg:x2="2.773cm" svg:y2="2.191cm">
            <text:p/>
          </draw:line>
          <draw:line draw:style-name="gr33" draw:text-style-name="P18" draw:layer="layout" svg:x1="0.687cm" svg:y1="4.764cm" svg:x2="3.264cm" svg:y2="2.965cm">
            <text:p/>
          </draw:line>
          <draw:line draw:style-name="gr33" draw:text-style-name="P18" draw:layer="layout" svg:x1="0.685cm" svg:y1="4.762cm" svg:x2="2.06cm" svg:y2="1.874cm">
            <text:p/>
          </draw:line>
          <draw:line draw:style-name="gr33" draw:text-style-name="P18" draw:layer="layout" svg:x1="0.685cm" svg:y1="4.762cm" svg:x2="0.396cm" svg:y2="1.813cm">
            <text:p/>
          </draw:line>
          <draw:frame draw:style-name="gr34" draw:text-style-name="P19" draw:layer="layout" svg:width="1.459cm" svg:height="1.355cm" svg:x="3.315cm" svg:y="2.305cm">
            <draw:text-box>
              <text:p><text:span text:style-name="T13">G</text:span><text:span text:style-name="T14">0</text:span></text:p>
            </draw:text-box>
          </draw:frame>
          <draw:frame draw:style-name="gr35" draw:text-style-name="P19" draw:layer="layout" svg:width="1.084cm" svg:height="1.363cm" svg:x="1.863cm" svg:y="0.984cm">
            <draw:text-box>
              <text:p><text:span text:style-name="T13">G</text:span><text:span text:style-name="T14">0</text:span></text:p>
            </draw:text-box>
          </draw:frame>
          <draw:custom-shape draw:style-name="gr22" draw:text-style-name="P20" draw:layer="layout" svg:width="0.048cm" svg:height="0.048cm" draw:transform="rotate (0.341037335839692) translate (1.249cm 2.7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465828377357287) translate (1.034cm 2.6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582241838465308) translate (0.824cm 2.6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2.549cm" svg:y="1.587cm">
            <draw:text-box>
              <text:p><text:span text:style-name="T13">G</text:span><text:span text:style-name="T14">1</text:span></text:p>
            </draw:text-box>
          </draw:frame>
        </draw:g>
        <draw:custom-shape draw:style-name="gr36" draw:text-style-name="P23" draw:layer="layout" svg:width="5.428cm" svg:height="4.529cm" svg:x="0.272cm" svg:y="8.97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7.135cm" svg:height="1.671cm" svg:x="0.272cm" svg:y="7.3cm">
          <text:p/>
          <draw:enhanced-geometry svg:viewBox="0 0 21600 21600" draw:glue-points="?f6 0 10800 ?f8 ?f11 10800 ?f9 21600 10800 ?f10 ?f5 10800" draw:text-areas="?f3 ?f3 ?f4 ?f4" draw:type="parallelogram" draw:modifiers="5127.34818093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3" draw:layer="layout" svg:width="6.162cm" svg:height="1.701cm" draw:transform="rotate (1.5707963267949) translate (5.706cm 13.462cm)">
          <text:p/>
          <draw:enhanced-geometry svg:viewBox="0 0 21600 21600" draw:mirror-vertical="true" draw:glue-points="?f6 0 10800 ?f8 ?f11 10800 ?f9 21600 10800 ?f10 ?f5 10800" draw:text-areas="?f3 ?f3 ?f4 ?f4" draw:type="parallelogram" draw:modifiers="5916.079831251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24" draw:layer="layout" svg:width="8.581cm" svg:height="7.159cm" svg:x="16.272cm" svg:y="5.8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1.279cm" svg:height="2.642cm" svg:x="16.272cm" svg:y="3.199cm">
          <text:p/>
          <draw:enhanced-geometry svg:viewBox="0 0 21600 21600" draw:glue-points="?f6 0 10800 ?f8 ?f11 10800 ?f9 21600 10800 ?f10 ?f5 10800" draw:text-areas="?f3 ?f3 ?f4 ?f4" draw:type="parallelogram" draw:modifiers="5127.34818093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24" draw:layer="layout" svg:width="9.741cm" svg:height="2.689cm" draw:transform="rotate (1.5707963267949) translate (24.862cm 12.935cm)">
          <text:p/>
          <draw:enhanced-geometry svg:viewBox="0 0 21600 21600" draw:mirror-vertical="true" draw:glue-points="?f6 0 10800 ?f8 ?f11 10800 ?f9 21600 10800 ?f10 ?f5 10800" draw:text-areas="?f3 ?f3 ?f4 ?f4" draw:type="parallelogram" draw:modifiers="5916.079831251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41" draw:text-style-name="P25" draw:layer="layout" svg:width="25.8cm" svg:height="10.1cm" svg:x="2cm" svg:y="3.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25.8cm" svg:height="10.1cm" svg:x="1.6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25.8cm" svg:height="10.2cm" svg:x="1.2cm" svg:y="4.3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3.8cm" svg:y1="6.1cm" svg:x2="6cm" svg:y2="6.1cm">
          <text:p/>
        </draw:line>
        <draw:line draw:style-name="gr5" draw:text-style-name="P10" draw:layer="layout" svg:x1="6cm" svg:y1="6.1cm" svg:x2="6cm" svg:y2="8.3cm">
          <text:p/>
        </draw:line>
        <draw:line draw:style-name="gr5" draw:text-style-name="P10" draw:layer="layout" svg:x1="3.8cm" svg:y1="6.1cm" svg:x2="3.8cm" svg:y2="8.3cm">
          <text:p/>
        </draw:line>
        <draw:line draw:style-name="gr16" draw:text-style-name="P10" draw:layer="layout" svg:x1="3.8cm" svg:y1="6.1cm" svg:x2="4.8cm" svg:y2="6.1cm">
          <text:p/>
        </draw:line>
        <draw:line draw:style-name="gr16" draw:text-style-name="P10" draw:layer="layout" svg:x1="3.799cm" svg:y1="6.1cm" svg:x2="3.799cm" svg:y2="7.1cm">
          <text:p/>
        </draw:line>
        <draw:line draw:style-name="gr16" draw:text-style-name="P10" draw:layer="layout" svg:x1="3.795cm" svg:y1="6.105cm" svg:x2="4.502cm" svg:y2="5.398cm">
          <text:p/>
        </draw:line>
        <draw:line draw:style-name="gr16" draw:text-style-name="P10" draw:layer="layout" svg:x1="3.795cm" svg:y1="6.105cm" svg:x2="4.036cm" svg:y2="5.134cm">
          <text:p/>
        </draw:line>
        <draw:frame draw:style-name="gr17" draw:text-style-name="P11" draw:layer="layout" svg:width="0.862cm" svg:height="0.743cm" svg:x="3.623cm" svg:y="6.7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3.8cm" svg:y1="8.3cm" svg:x2="6cm" svg:y2="8.3cm">
          <text:p/>
        </draw:line>
        <draw:line draw:style-name="gr5" draw:text-style-name="P10" draw:layer="layout" svg:x1="3.8cm" svg:y1="6.1cm" svg:x2="4.681cm" svg:y2="5.219cm">
          <text:p/>
        </draw:line>
        <draw:line draw:style-name="gr5" draw:text-style-name="P10" draw:layer="layout" svg:x1="4.681cm" svg:y1="5.219cm" svg:x2="6.881cm" svg:y2="5.219cm">
          <text:p/>
        </draw:line>
        <draw:line draw:style-name="gr5" draw:text-style-name="P10" draw:layer="layout" svg:x1="6.881cm" svg:y1="5.219cm" svg:x2="6.881cm" svg:y2="7.419cm">
          <text:p/>
        </draw:line>
        <draw:line draw:style-name="gr5" draw:text-style-name="P10" draw:layer="layout" svg:x1="6cm" svg:y1="6.1cm" svg:x2="6.881cm" svg:y2="5.219cm">
          <text:p/>
        </draw:line>
        <draw:line draw:style-name="gr5" draw:text-style-name="P10" draw:layer="layout" svg:x1="6cm" svg:y1="8.3cm" svg:x2="6.881cm" svg:y2="7.419cm">
          <text:p/>
        </draw:line>
        <draw:frame draw:style-name="gr17" draw:text-style-name="P11" draw:layer="layout" svg:width="0.862cm" svg:height="0.743cm" svg:x="4.424cm" svg:y="6.001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4.325cm" svg:y="5.202cm">
          <draw:text-box draw:corner-radius="0.075cm"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4.264cm" svg:y="5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4.187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4.111cm 5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13" draw:layer="layout" svg:x1="4.501cm" svg:y1="7.201cm" svg:x2="4.501cm" svg:y2="7.7cm">
            <text:p/>
          </draw:line>
          <draw:frame draw:style-name="gr19" draw:text-style-name="P11" draw:layer="layout" svg:width="0.806cm" svg:height="0.651cm" svg:x="4.323cm" svg:y="7.401cm">
            <draw:text-box>
              <text:p><text:span text:style-name="T6">R</text:span><text:span text:style-name="T7">0</text:span></text:p>
            </draw:text-box>
          </draw:frame>
          <draw:frame draw:style-name="gr19" draw:text-style-name="P11" draw:layer="layout" svg:width="0.806cm" svg:height="0.651cm" svg:x="4.624cm" svg:y="7.106cm">
            <draw:text-box>
              <text:p><text:span text:style-name="T6">R</text:span><text:span text:style-name="T7">1</text:span></text:p>
            </draw:text-box>
          </draw:frame>
          <draw:frame draw:style-name="gr19" draw:text-style-name="P11" draw:layer="layout" svg:width="0.806cm" svg:height="0.651cm" svg:x="4.725cm" svg:y="6.603cm">
            <draw:text-box>
              <text:p><text:span text:style-name="T6">R</text:span><text:span text:style-name="T7">2</text:span></text:p>
            </draw:text-box>
          </draw:frame>
          <draw:custom-shape draw:style-name="gr2" draw:text-style-name="P12" draw:layer="layout" svg:width="0.02cm" svg:height="0.02cm" svg:x="4.728cm" svg:y="6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124791041517595) translate (4.696cm 6.8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241204502625616) translate (4.665cm 6.7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3" draw:layer="layout" svg:x1="4.484cm" svg:y1="7.202cm" svg:x2="4.983cm" svg:y2="7.202cm">
            <text:p/>
          </draw:line>
          <draw:line draw:style-name="gr18" draw:text-style-name="P13" draw:layer="layout" svg:x1="4.499cm" svg:y1="7.2cm" svg:x2="4.852cm" svg:y2="6.847cm">
            <text:p/>
          </draw:line>
          <draw:line draw:style-name="gr18" draw:text-style-name="P13" draw:layer="layout" svg:x1="4.499cm" svg:y1="7.201cm" svg:x2="4.628cm" svg:y2="6.719cm">
            <text:p/>
          </draw:line>
          <draw:line draw:style-name="gr5" draw:text-style-name="P10" draw:layer="layout" svg:x1="4.484cm" svg:y1="7.2cm" svg:x2="5.2cm" svg:y2="7.2cm">
            <text:p/>
          </draw:line>
          <draw:line draw:style-name="gr5" draw:text-style-name="P10" draw:layer="layout" svg:x1="4.501cm" svg:y1="7.187cm" svg:x2="4.501cm" svg:y2="7.903cm">
            <text:p/>
          </draw:line>
          <draw:line draw:style-name="gr5" draw:text-style-name="P10" draw:layer="layout" svg:x1="4.487cm" svg:y1="7.211cm" svg:x2="4.997cm" svg:y2="6.7cm">
            <text:p/>
          </draw:line>
          <draw:line draw:style-name="gr5" draw:text-style-name="P10" draw:layer="layout" svg:x1="5.198cm" svg:y1="7.2cm" svg:x2="5.7cm" svg:y2="6.698cm">
            <text:p/>
          </draw:line>
          <draw:line draw:style-name="gr5" draw:text-style-name="P10" draw:layer="layout" svg:x1="5.198cm" svg:y1="7.9cm" svg:x2="5.701cm" svg:y2="7.397cm">
            <text:p/>
          </draw:line>
          <draw:line draw:style-name="gr5" draw:text-style-name="P10" draw:layer="layout" svg:x1="4.997cm" svg:y1="6.7cm" svg:x2="5.7cm" svg:y2="6.7cm">
            <text:p/>
          </draw:line>
          <draw:line draw:style-name="gr5" draw:text-style-name="P10" draw:layer="layout" svg:x1="5.201cm" svg:y1="7.2cm" svg:x2="5.201cm" svg:y2="7.903cm">
            <text:p/>
          </draw:line>
          <draw:line draw:style-name="gr5" draw:text-style-name="P10" draw:layer="layout" svg:x1="5.701cm" svg:y1="6.7cm" svg:x2="5.701cm" svg:y2="7.397cm">
            <text:p/>
          </draw:line>
          <draw:line draw:style-name="gr5" draw:text-style-name="P10" draw:layer="layout" svg:x1="4.501cm" svg:y1="7.9cm" svg:x2="5.2cm" svg:y2="7.9cm">
            <text:p/>
          </draw:line>
        </draw:g>
        <draw:line draw:style-name="gr1" draw:text-style-name="P14" draw:layer="layout" svg:x1="4.277cm" svg:y1="11.201cm" svg:x2="4.993cm" svg:y2="11.201cm">
          <text:p/>
        </draw:line>
        <draw:line draw:style-name="gr1" draw:text-style-name="P14" draw:layer="layout" svg:x1="4.294cm" svg:y1="11.188cm" svg:x2="4.294cm" svg:y2="11.904cm">
          <text:p/>
        </draw:line>
        <draw:line draw:style-name="gr1" draw:text-style-name="P14" draw:layer="layout" svg:x1="4.28cm" svg:y1="11.212cm" svg:x2="4.79cm" svg:y2="10.701cm">
          <text:p/>
        </draw:line>
        <draw:line draw:style-name="gr1" draw:text-style-name="P14" draw:layer="layout" svg:x1="4.991cm" svg:y1="11.201cm" svg:x2="5.493cm" svg:y2="10.699cm">
          <text:p/>
        </draw:line>
        <draw:line draw:style-name="gr1" draw:text-style-name="P14" draw:layer="layout" svg:x1="4.991cm" svg:y1="11.901cm" svg:x2="5.494cm" svg:y2="11.398cm">
          <text:p/>
        </draw:line>
        <draw:line draw:style-name="gr1" draw:text-style-name="P14" draw:layer="layout" svg:x1="4.79cm" svg:y1="10.701cm" svg:x2="5.493cm" svg:y2="10.701cm">
          <text:p/>
        </draw:line>
        <draw:line draw:style-name="gr1" draw:text-style-name="P14" draw:layer="layout" svg:x1="4.994cm" svg:y1="11.201cm" svg:x2="4.994cm" svg:y2="11.904cm">
          <text:p/>
        </draw:line>
        <draw:line draw:style-name="gr1" draw:text-style-name="P14" draw:layer="layout" svg:x1="5.494cm" svg:y1="10.701cm" svg:x2="5.494cm" svg:y2="11.398cm">
          <text:p/>
        </draw:line>
        <draw:line draw:style-name="gr1" draw:text-style-name="P14" draw:layer="layout" svg:x1="4.277cm" svg:y1="11.901cm" svg:x2="4.993cm" svg:y2="11.901cm">
          <text:p/>
        </draw:line>
        <draw:line draw:style-name="gr1" draw:text-style-name="P14" draw:layer="layout" svg:x1="1.991cm" svg:y1="13.401cm" svg:x2="2.693cm" svg:y2="13.401cm">
          <text:p/>
        </draw:line>
        <draw:line draw:style-name="gr1" draw:text-style-name="P14" draw:layer="layout" svg:x1="1.994cm" svg:y1="13.401cm" svg:x2="1.994cm" svg:y2="14.101cm">
          <text:p/>
        </draw:line>
        <draw:line draw:style-name="gr1" draw:text-style-name="P14" draw:layer="layout" svg:x1="1.991cm" svg:y1="13.401cm" svg:x2="2.49cm" svg:y2="12.901cm">
          <text:p/>
        </draw:line>
        <draw:line draw:style-name="gr1" draw:text-style-name="P14" draw:layer="layout" svg:x1="2.691cm" svg:y1="13.401cm" svg:x2="3.193cm" svg:y2="12.899cm">
          <text:p/>
        </draw:line>
        <draw:line draw:style-name="gr1" draw:text-style-name="P14" draw:layer="layout" svg:x1="2.691cm" svg:y1="14.101cm" svg:x2="3.194cm" svg:y2="13.598cm">
          <text:p/>
        </draw:line>
        <draw:line draw:style-name="gr1" draw:text-style-name="P14" draw:layer="layout" svg:x1="2.49cm" svg:y1="12.901cm" svg:x2="3.193cm" svg:y2="12.901cm">
          <text:p/>
        </draw:line>
        <draw:line draw:style-name="gr1" draw:text-style-name="P14" draw:layer="layout" svg:x1="2.694cm" svg:y1="13.401cm" svg:x2="2.694cm" svg:y2="14.101cm">
          <text:p/>
        </draw:line>
        <draw:line draw:style-name="gr1" draw:text-style-name="P14" draw:layer="layout" svg:x1="3.194cm" svg:y1="12.901cm" svg:x2="3.194cm" svg:y2="13.598cm">
          <text:p/>
        </draw:line>
        <draw:line draw:style-name="gr1" draw:text-style-name="P14" draw:layer="layout" svg:x1="1.994cm" svg:y1="14.101cm" svg:x2="2.693cm" svg:y2="14.101cm">
          <text:p/>
        </draw:line>
        <draw:line draw:style-name="gr1" draw:text-style-name="P14" draw:layer="layout" svg:x1="4.279cm" svg:y1="13.401cm" svg:x2="4.995cm" svg:y2="13.401cm">
          <text:p/>
        </draw:line>
        <draw:line draw:style-name="gr1" draw:text-style-name="P14" draw:layer="layout" svg:x1="4.296cm" svg:y1="13.388cm" svg:x2="4.296cm" svg:y2="14.104cm">
          <text:p/>
        </draw:line>
        <draw:line draw:style-name="gr1" draw:text-style-name="P14" draw:layer="layout" svg:x1="4.282cm" svg:y1="13.412cm" svg:x2="4.792cm" svg:y2="12.901cm">
          <text:p/>
        </draw:line>
        <draw:line draw:style-name="gr1" draw:text-style-name="P14" draw:layer="layout" svg:x1="4.993cm" svg:y1="13.401cm" svg:x2="5.495cm" svg:y2="12.899cm">
          <text:p/>
        </draw:line>
        <draw:line draw:style-name="gr1" draw:text-style-name="P14" draw:layer="layout" svg:x1="4.993cm" svg:y1="14.101cm" svg:x2="5.496cm" svg:y2="13.598cm">
          <text:p/>
        </draw:line>
        <draw:line draw:style-name="gr1" draw:text-style-name="P14" draw:layer="layout" svg:x1="4.792cm" svg:y1="12.901cm" svg:x2="5.495cm" svg:y2="12.901cm">
          <text:p/>
        </draw:line>
        <draw:line draw:style-name="gr1" draw:text-style-name="P14" draw:layer="layout" svg:x1="4.996cm" svg:y1="13.401cm" svg:x2="4.996cm" svg:y2="14.104cm">
          <text:p/>
        </draw:line>
        <draw:line draw:style-name="gr1" draw:text-style-name="P14" draw:layer="layout" svg:x1="5.496cm" svg:y1="12.901cm" svg:x2="5.496cm" svg:y2="13.598cm">
          <text:p/>
        </draw:line>
        <draw:line draw:style-name="gr1" draw:text-style-name="P14" draw:layer="layout" svg:x1="4.279cm" svg:y1="14.101cm" svg:x2="4.995cm" svg:y2="14.101cm">
          <text:p/>
        </draw:line>
        <draw:custom-shape draw:style-name="gr2" draw:text-style-name="P15" draw:layer="layout" svg:width="0.048cm" svg:height="0.048cm" draw:transform="rotate (0.241204502625616) translate (2.539cm 12.1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54cm 12.3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541cm 12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1cm 12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2cm 12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3cm 12.5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2cm 12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3cm 12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4cm 12.5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3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3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3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3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3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3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1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1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1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1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1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1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975cm" svg:y1="11.219cm" svg:x2="1.975cm" svg:y2="11.718cm">
          <text:p/>
        </draw:line>
        <draw:frame draw:style-name="gr19" draw:text-style-name="P11" draw:layer="layout" svg:width="0.806cm" svg:height="0.651cm" svg:x="1.797cm" svg:y="11.419cm">
          <draw:text-box>
            <text:p><text:span text:style-name="T6">R</text:span><text:span text:style-name="T7">0</text:span></text:p>
          </draw:text-box>
        </draw:frame>
        <draw:frame draw:style-name="gr19" draw:text-style-name="P11" draw:layer="layout" svg:width="0.806cm" svg:height="0.651cm" svg:x="2.098cm" svg:y="11.124cm">
          <draw:text-box>
            <text:p><text:span text:style-name="T6">R</text:span><text:span text:style-name="T7">1</text:span></text:p>
          </draw:text-box>
        </draw:frame>
        <draw:frame draw:style-name="gr19" draw:text-style-name="P11" draw:layer="layout" svg:width="0.806cm" svg:height="0.651cm" svg:x="2.199cm" svg:y="10.621cm">
          <draw:text-box>
            <text:p><text:span text:style-name="T6">R</text:span><text:span text:style-name="T7">2</text:span></text:p>
          </draw:text-box>
        </draw:frame>
        <draw:custom-shape draw:style-name="gr2" draw:text-style-name="P12" draw:layer="layout" svg:width="0.02cm" svg:height="0.02cm" svg:x="2.202cm" svg:y="1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124791041517595) translate (2.17cm 10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241204502625616) translate (2.139cm 10.8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958cm" svg:y1="11.22cm" svg:x2="2.457cm" svg:y2="11.22cm">
          <text:p/>
        </draw:line>
        <draw:line draw:style-name="gr20" draw:text-style-name="P10" draw:layer="layout" svg:x1="1.973cm" svg:y1="11.218cm" svg:x2="2.326cm" svg:y2="10.865cm">
          <text:p/>
        </draw:line>
        <draw:line draw:style-name="gr20" draw:text-style-name="P10" draw:layer="layout" svg:x1="1.973cm" svg:y1="11.219cm" svg:x2="2.102cm" svg:y2="10.737cm">
          <text:p/>
        </draw:line>
        <draw:line draw:style-name="gr1" draw:text-style-name="P10" draw:layer="layout" svg:x1="1.958cm" svg:y1="11.218cm" svg:x2="2.674cm" svg:y2="11.218cm">
          <text:p/>
        </draw:line>
        <draw:line draw:style-name="gr1" draw:text-style-name="P10" draw:layer="layout" svg:x1="1.975cm" svg:y1="11.205cm" svg:x2="1.975cm" svg:y2="11.921cm">
          <text:p/>
        </draw:line>
        <draw:line draw:style-name="gr1" draw:text-style-name="P10" draw:layer="layout" svg:x1="1.961cm" svg:y1="11.229cm" svg:x2="2.471cm" svg:y2="10.718cm">
          <text:p/>
        </draw:line>
        <draw:line draw:style-name="gr1" draw:text-style-name="P10" draw:layer="layout" svg:x1="2.672cm" svg:y1="11.218cm" svg:x2="3.174cm" svg:y2="10.716cm">
          <text:p/>
        </draw:line>
        <draw:line draw:style-name="gr1" draw:text-style-name="P10" draw:layer="layout" svg:x1="2.672cm" svg:y1="11.918cm" svg:x2="3.175cm" svg:y2="11.415cm">
          <text:p/>
        </draw:line>
        <draw:line draw:style-name="gr1" draw:text-style-name="P10" draw:layer="layout" svg:x1="2.471cm" svg:y1="10.718cm" svg:x2="3.174cm" svg:y2="10.718cm">
          <text:p/>
        </draw:line>
        <draw:line draw:style-name="gr1" draw:text-style-name="P10" draw:layer="layout" svg:x1="2.675cm" svg:y1="11.218cm" svg:x2="2.675cm" svg:y2="11.921cm">
          <text:p/>
        </draw:line>
        <draw:line draw:style-name="gr1" draw:text-style-name="P10" draw:layer="layout" svg:x1="3.175cm" svg:y1="10.718cm" svg:x2="3.175cm" svg:y2="11.415cm">
          <text:p/>
        </draw:line>
        <draw:line draw:style-name="gr1" draw:text-style-name="P10" draw:layer="layout" svg:x1="1.975cm" svg:y1="11.918cm" svg:x2="2.674cm" svg:y2="11.918cm">
          <text:p/>
        </draw:line>
        <draw:custom-shape draw:style-name="gr10" draw:text-style-name="P16" draw:layer="layout" svg:width="0.048cm" svg:height="0.048cm" draw:transform="rotate (-0.481710873550435) translate (3.478cm 10.3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3.347cm 10.5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3.215cm 10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878cm 10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747cm 10.5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15cm 10.6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3.279cm" svg:y1="9.802cm" svg:x2="3.995cm" svg:y2="9.802cm">
            <text:p/>
          </draw:line>
          <draw:line draw:style-name="gr15" draw:text-style-name="P17" draw:layer="layout" svg:x1="3.296cm" svg:y1="9.789cm" svg:x2="3.296cm" svg:y2="10.505cm">
            <text:p/>
          </draw:line>
          <draw:line draw:style-name="gr15" draw:text-style-name="P17" draw:layer="layout" svg:x1="3.282cm" svg:y1="9.813cm" svg:x2="3.792cm" svg:y2="9.302cm">
            <text:p/>
          </draw:line>
          <draw:line draw:style-name="gr15" draw:text-style-name="P17" draw:layer="layout" svg:x1="3.993cm" svg:y1="9.802cm" svg:x2="4.495cm" svg:y2="9.3cm">
            <text:p/>
          </draw:line>
          <draw:line draw:style-name="gr15" draw:text-style-name="P17" draw:layer="layout" svg:x1="3.993cm" svg:y1="10.502cm" svg:x2="4.496cm" svg:y2="9.999cm">
            <text:p/>
          </draw:line>
          <draw:line draw:style-name="gr15" draw:text-style-name="P17" draw:layer="layout" svg:x1="3.792cm" svg:y1="9.302cm" svg:x2="4.495cm" svg:y2="9.302cm">
            <text:p/>
          </draw:line>
          <draw:line draw:style-name="gr15" draw:text-style-name="P17" draw:layer="layout" svg:x1="3.996cm" svg:y1="9.802cm" svg:x2="3.996cm" svg:y2="10.505cm">
            <text:p/>
          </draw:line>
          <draw:line draw:style-name="gr15" draw:text-style-name="P17" draw:layer="layout" svg:x1="4.496cm" svg:y1="9.302cm" svg:x2="4.496cm" svg:y2="9.999cm">
            <text:p/>
          </draw:line>
          <draw:line draw:style-name="gr15" draw:text-style-name="P17" draw:layer="layout" svg:x1="3.279cm" svg:y1="10.502cm" svg:x2="3.995cm" svg:y2="10.502cm">
            <text:p/>
          </draw:line>
        </draw:g>
        <draw:g>
          <draw:line draw:style-name="gr15" draw:text-style-name="P17" draw:layer="layout" svg:x1="5.581cm" svg:y1="9.804cm" svg:x2="6.297cm" svg:y2="9.804cm">
            <text:p/>
          </draw:line>
          <draw:line draw:style-name="gr15" draw:text-style-name="P17" draw:layer="layout" svg:x1="5.598cm" svg:y1="9.791cm" svg:x2="5.598cm" svg:y2="10.507cm">
            <text:p/>
          </draw:line>
          <draw:line draw:style-name="gr15" draw:text-style-name="P17" draw:layer="layout" svg:x1="5.584cm" svg:y1="9.815cm" svg:x2="6.094cm" svg:y2="9.304cm">
            <text:p/>
          </draw:line>
          <draw:line draw:style-name="gr15" draw:text-style-name="P17" draw:layer="layout" svg:x1="6.295cm" svg:y1="9.804cm" svg:x2="6.797cm" svg:y2="9.302cm">
            <text:p/>
          </draw:line>
          <draw:line draw:style-name="gr15" draw:text-style-name="P17" draw:layer="layout" svg:x1="6.295cm" svg:y1="10.504cm" svg:x2="6.798cm" svg:y2="10.001cm">
            <text:p/>
          </draw:line>
          <draw:line draw:style-name="gr15" draw:text-style-name="P17" draw:layer="layout" svg:x1="6.094cm" svg:y1="9.304cm" svg:x2="6.797cm" svg:y2="9.304cm">
            <text:p/>
          </draw:line>
          <draw:line draw:style-name="gr15" draw:text-style-name="P17" draw:layer="layout" svg:x1="6.298cm" svg:y1="9.804cm" svg:x2="6.298cm" svg:y2="10.507cm">
            <text:p/>
          </draw:line>
          <draw:line draw:style-name="gr15" draw:text-style-name="P17" draw:layer="layout" svg:x1="6.798cm" svg:y1="9.304cm" svg:x2="6.798cm" svg:y2="10.001cm">
            <text:p/>
          </draw:line>
          <draw:line draw:style-name="gr15" draw:text-style-name="P17" draw:layer="layout" svg:x1="5.581cm" svg:y1="10.504cm" svg:x2="6.297cm" svg:y2="10.504cm">
            <text:p/>
          </draw:line>
        </draw:g>
        <draw:custom-shape draw:style-name="gr10" draw:text-style-name="P16" draw:layer="layout" svg:width="0.048cm" svg:height="0.048cm" draw:transform="rotate (-0.481710873550435) translate (5.78cm 12.3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49cm 12.5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517cm 12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781cm 12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49cm 12.5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518cm 12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5.583cm" svg:y1="11.806cm" svg:x2="6.299cm" svg:y2="11.806cm">
            <text:p/>
          </draw:line>
          <draw:line draw:style-name="gr15" draw:text-style-name="P17" draw:layer="layout" svg:x1="5.6cm" svg:y1="11.793cm" svg:x2="5.6cm" svg:y2="12.509cm">
            <text:p/>
          </draw:line>
          <draw:line draw:style-name="gr15" draw:text-style-name="P17" draw:layer="layout" svg:x1="5.586cm" svg:y1="11.817cm" svg:x2="6.096cm" svg:y2="11.306cm">
            <text:p/>
          </draw:line>
          <draw:line draw:style-name="gr15" draw:text-style-name="P17" draw:layer="layout" svg:x1="6.297cm" svg:y1="11.806cm" svg:x2="6.799cm" svg:y2="11.304cm">
            <text:p/>
          </draw:line>
          <draw:line draw:style-name="gr15" draw:text-style-name="P17" draw:layer="layout" svg:x1="6.297cm" svg:y1="12.506cm" svg:x2="6.8cm" svg:y2="12.003cm">
            <text:p/>
          </draw:line>
          <draw:line draw:style-name="gr15" draw:text-style-name="P17" draw:layer="layout" svg:x1="6.096cm" svg:y1="11.306cm" svg:x2="6.799cm" svg:y2="11.306cm">
            <text:p/>
          </draw:line>
          <draw:line draw:style-name="gr15" draw:text-style-name="P17" draw:layer="layout" svg:x1="6.3cm" svg:y1="11.806cm" svg:x2="6.3cm" svg:y2="12.509cm">
            <text:p/>
          </draw:line>
          <draw:line draw:style-name="gr15" draw:text-style-name="P17" draw:layer="layout" svg:x1="6.8cm" svg:y1="11.306cm" svg:x2="6.8cm" svg:y2="12.003cm">
            <text:p/>
          </draw:line>
          <draw:line draw:style-name="gr15" draw:text-style-name="P17" draw:layer="layout" svg:x1="5.583cm" svg:y1="12.506cm" svg:x2="6.299cm" svg:y2="12.506cm">
            <text:p/>
          </draw:line>
        </draw:g>
        <draw:custom-shape draw:style-name="gr10" draw:text-style-name="P16" draw:layer="layout" svg:width="0.048cm" svg:height="0.048cm" draw:transform="rotate (0.241204502625616) translate (6.044cm 10.7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6.045cm 10.9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6.046cm 11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5.289cm 9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5.089cm 9.9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4.889cm 9.9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6" draw:text-style-name="P18" draw:layer="layout" svg:x1="16.229cm" svg:y1="7.167cm" svg:x2="17.229cm" svg:y2="7.167cm">
            <text:p/>
          </draw:line>
          <draw:line draw:style-name="gr16" draw:text-style-name="P18" draw:layer="layout" svg:x1="16.228cm" svg:y1="7.167cm" svg:x2="16.228cm" svg:y2="8.167cm">
            <text:p/>
          </draw:line>
          <draw:line draw:style-name="gr16" draw:text-style-name="P18" draw:layer="layout" svg:x1="16.224cm" svg:y1="7.172cm" svg:x2="16.931cm" svg:y2="6.465cm">
            <text:p/>
          </draw:line>
          <draw:line draw:style-name="gr16" draw:text-style-name="P18" draw:layer="layout" svg:x1="16.224cm" svg:y1="7.172cm" svg:x2="16.465cm" svg:y2="6.201cm">
            <text:p/>
          </draw:line>
          <draw:frame draw:style-name="gr21" draw:text-style-name="P19" draw:layer="layout" svg:width="0.948cm" svg:height="0.743cm" svg:x="16.052cm" svg:y="7.767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16.754cm" svg:y="6.269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6.728cm" svg:y="6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6.651cm 6.3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6.575cm 6.2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16.852cm" svg:y="7.068cm">
            <draw:text-box>
              <text:p><text:span text:style-name="T8">E</text:span><text:span text:style-name="T9">1</text:span></text:p>
            </draw:text-box>
          </draw:frame>
        </draw:g>
        <draw:custom-shape draw:style-name="gr24" draw:text-style-name="P21" draw:layer="layout" svg:width="2.8cm" svg:height="1.8cm" svg:x="9.4cm" svg:y="8.3cm">
          <text:p text:style-name="P9"><text:span text:style-name="T4">Reduction</text:span><text:span text:style-name="T4"><text:line-break/></text:span><text:span text:style-name="T4">circu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38cm 10.1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39cm 10.3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4cm 10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8.5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8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6cm 6.2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6.4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3cm 6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7cm 6.2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6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4cm 6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2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2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2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2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2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2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7.602cm" svg:y1="7.702cm" svg:x2="19.802cm" svg:y2="7.702cm">
          <text:p/>
        </draw:line>
        <draw:line draw:style-name="gr5" draw:text-style-name="P10" draw:layer="layout" svg:x1="19.802cm" svg:y1="7.702cm" svg:x2="19.802cm" svg:y2="9.902cm">
          <text:p/>
        </draw:line>
        <draw:line draw:style-name="gr5" draw:text-style-name="P10" draw:layer="layout" svg:x1="17.602cm" svg:y1="7.702cm" svg:x2="17.602cm" svg:y2="9.902cm">
          <text:p/>
        </draw:line>
        <draw:line draw:style-name="gr25" draw:text-style-name="P10" draw:layer="layout" svg:x1="17.602cm" svg:y1="7.701cm" svg:x2="18.602cm" svg:y2="7.701cm">
          <text:p/>
        </draw:line>
        <draw:line draw:style-name="gr25" draw:text-style-name="P10" draw:layer="layout" svg:x1="17.601cm" svg:y1="7.701cm" svg:x2="17.601cm" svg:y2="8.701cm">
          <text:p/>
        </draw:line>
        <draw:line draw:style-name="gr16" draw:text-style-name="P10" draw:layer="layout" svg:x1="17.597cm" svg:y1="7.706cm" svg:x2="18.304cm" svg:y2="6.999cm">
          <text:p/>
        </draw:line>
        <draw:line draw:style-name="gr25" draw:text-style-name="P10" draw:layer="layout" svg:x1="17.597cm" svg:y1="7.706cm" svg:x2="17.838cm" svg:y2="6.735cm">
          <text:p/>
        </draw:line>
        <draw:frame draw:style-name="gr17" draw:text-style-name="P11" draw:layer="layout" svg:width="0.862cm" svg:height="0.743cm" svg:x="17.425cm" svg:y="8.302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17.602cm" svg:y1="9.902cm" svg:x2="19.802cm" svg:y2="9.902cm">
          <text:p/>
        </draw:line>
        <draw:line draw:style-name="gr26" draw:text-style-name="P10" draw:layer="layout" svg:x1="17.602cm" svg:y1="7.702cm" svg:x2="18.483cm" svg:y2="6.821cm">
          <text:p/>
        </draw:line>
        <draw:line draw:style-name="gr5" draw:text-style-name="P10" draw:layer="layout" svg:x1="18.483cm" svg:y1="6.821cm" svg:x2="20.683cm" svg:y2="6.821cm">
          <text:p/>
        </draw:line>
        <draw:line draw:style-name="gr5" draw:text-style-name="P10" draw:layer="layout" svg:x1="20.683cm" svg:y1="6.821cm" svg:x2="20.683cm" svg:y2="9.021cm">
          <text:p/>
        </draw:line>
        <draw:line draw:style-name="gr5" draw:text-style-name="P10" draw:layer="layout" svg:x1="19.802cm" svg:y1="7.702cm" svg:x2="20.683cm" svg:y2="6.821cm">
          <text:p/>
        </draw:line>
        <draw:line draw:style-name="gr5" draw:text-style-name="P10" draw:layer="layout" svg:x1="19.802cm" svg:y1="9.902cm" svg:x2="20.683cm" svg:y2="9.021cm">
          <text:p/>
        </draw:line>
        <draw:frame draw:style-name="gr17" draw:text-style-name="P11" draw:layer="layout" svg:width="0.862cm" svg:height="0.743cm" svg:x="18.226cm" svg:y="7.603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18.127cm" svg:y="6.804cm">
          <draw:text-box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18.1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18.024cm 6.8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17.948cm 6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8.404cm" svg:y1="8.703cm" svg:x2="18.604cm" svg:y2="8.703cm">
          <text:p/>
        </draw:line>
        <draw:line draw:style-name="gr5" draw:text-style-name="P10" draw:layer="layout" svg:x1="18.404cm" svg:y1="8.703cm" svg:x2="18.404cm" svg:y2="8.903cm">
          <text:p/>
        </draw:line>
        <draw:line draw:style-name="gr5" draw:text-style-name="P10" draw:layer="layout" svg:x1="18.401cm" svg:y1="8.703cm" svg:x2="18.502cm" svg:y2="8.602cm">
          <text:p/>
        </draw:line>
        <draw:line draw:style-name="gr5" draw:text-style-name="P10" draw:layer="layout" svg:x1="18.601cm" svg:y1="8.703cm" svg:x2="18.704cm" svg:y2="8.6cm">
          <text:p/>
        </draw:line>
        <draw:line draw:style-name="gr5" draw:text-style-name="P10" draw:layer="layout" svg:x1="18.601cm" svg:y1="8.903cm" svg:x2="18.704cm" svg:y2="8.8cm">
          <text:p/>
        </draw:line>
        <draw:line draw:style-name="gr5" draw:text-style-name="P10" draw:layer="layout" svg:x1="18.5cm" svg:y1="8.603cm" svg:x2="18.704cm" svg:y2="8.603cm">
          <text:p/>
        </draw:line>
        <draw:line draw:style-name="gr5" draw:text-style-name="P10" draw:layer="layout" svg:x1="18.604cm" svg:y1="8.703cm" svg:x2="18.604cm" svg:y2="8.903cm">
          <text:p/>
        </draw:line>
        <draw:line draw:style-name="gr5" draw:text-style-name="P10" draw:layer="layout" svg:x1="18.704cm" svg:y1="8.603cm" svg:x2="18.704cm" svg:y2="8.8cm">
          <text:p/>
        </draw:line>
        <draw:line draw:style-name="gr5" draw:text-style-name="P10" draw:layer="layout" svg:x1="18.404cm" svg:y1="8.903cm" svg:x2="18.604cm" svg:y2="8.903cm">
          <text:p/>
        </draw:line>
        <draw:line draw:style-name="gr5" draw:text-style-name="P10" draw:layer="layout" svg:x1="17.603cm" svg:y1="11.703cm" svg:x2="19.803cm" svg:y2="11.703cm">
          <text:p/>
        </draw:line>
        <draw:line draw:style-name="gr5" draw:text-style-name="P10" draw:layer="layout" svg:x1="19.803cm" svg:y1="11.703cm" svg:x2="19.803cm" svg:y2="13.903cm">
          <text:p/>
        </draw:line>
        <draw:line draw:style-name="gr5" draw:text-style-name="P10" draw:layer="layout" svg:x1="17.603cm" svg:y1="11.703cm" svg:x2="17.603cm" svg:y2="13.903cm">
          <text:p/>
        </draw:line>
        <draw:line draw:style-name="gr5" draw:text-style-name="P10" draw:layer="layout" svg:x1="17.603cm" svg:y1="13.903cm" svg:x2="19.803cm" svg:y2="13.903cm">
          <text:p/>
        </draw:line>
        <draw:line draw:style-name="gr5" draw:text-style-name="P10" draw:layer="layout" svg:x1="17.603cm" svg:y1="11.703cm" svg:x2="18.484cm" svg:y2="10.822cm">
          <text:p/>
        </draw:line>
        <draw:line draw:style-name="gr5" draw:text-style-name="P10" draw:layer="layout" svg:x1="18.484cm" svg:y1="10.822cm" svg:x2="20.684cm" svg:y2="10.822cm">
          <text:p/>
        </draw:line>
        <draw:line draw:style-name="gr5" draw:text-style-name="P10" draw:layer="layout" svg:x1="20.684cm" svg:y1="10.822cm" svg:x2="20.684cm" svg:y2="13.022cm">
          <text:p/>
        </draw:line>
        <draw:line draw:style-name="gr5" draw:text-style-name="P10" draw:layer="layout" svg:x1="19.803cm" svg:y1="11.703cm" svg:x2="20.684cm" svg:y2="10.822cm">
          <text:p/>
        </draw:line>
        <draw:line draw:style-name="gr5" draw:text-style-name="P10" draw:layer="layout" svg:x1="19.803cm" svg:y1="13.903cm" svg:x2="20.684cm" svg:y2="13.022cm">
          <text:p/>
        </draw:line>
        <draw:line draw:style-name="gr5" draw:text-style-name="P10" draw:layer="layout" svg:x1="18.405cm" svg:y1="12.704cm" svg:x2="18.605cm" svg:y2="12.704cm">
          <text:p/>
        </draw:line>
        <draw:line draw:style-name="gr5" draw:text-style-name="P10" draw:layer="layout" svg:x1="18.405cm" svg:y1="12.704cm" svg:x2="18.405cm" svg:y2="12.904cm">
          <text:p/>
        </draw:line>
        <draw:line draw:style-name="gr5" draw:text-style-name="P10" draw:layer="layout" svg:x1="18.402cm" svg:y1="12.704cm" svg:x2="18.503cm" svg:y2="12.603cm">
          <text:p/>
        </draw:line>
        <draw:line draw:style-name="gr5" draw:text-style-name="P10" draw:layer="layout" svg:x1="18.602cm" svg:y1="12.704cm" svg:x2="18.705cm" svg:y2="12.601cm">
          <text:p/>
        </draw:line>
        <draw:line draw:style-name="gr5" draw:text-style-name="P10" draw:layer="layout" svg:x1="18.602cm" svg:y1="12.904cm" svg:x2="18.705cm" svg:y2="12.801cm">
          <text:p/>
        </draw:line>
        <draw:line draw:style-name="gr5" draw:text-style-name="P10" draw:layer="layout" svg:x1="18.501cm" svg:y1="12.604cm" svg:x2="18.705cm" svg:y2="12.604cm">
          <text:p/>
        </draw:line>
        <draw:line draw:style-name="gr5" draw:text-style-name="P10" draw:layer="layout" svg:x1="18.605cm" svg:y1="12.704cm" svg:x2="18.605cm" svg:y2="12.904cm">
          <text:p/>
        </draw:line>
        <draw:line draw:style-name="gr5" draw:text-style-name="P10" draw:layer="layout" svg:x1="18.705cm" svg:y1="12.604cm" svg:x2="18.705cm" svg:y2="12.801cm">
          <text:p/>
        </draw:line>
        <draw:line draw:style-name="gr5" draw:text-style-name="P10" draw:layer="layout" svg:x1="18.405cm" svg:y1="12.904cm" svg:x2="18.605cm" svg:y2="12.904cm">
          <text:p/>
        </draw:line>
        <draw:custom-shape draw:style-name="gr2" draw:text-style-name="P15" draw:layer="layout" svg:width="0.048cm" svg:height="0.048cm" draw:transform="rotate (0.241204502625616) translate (22.939cm 10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cm 10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1cm 10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21.603cm" svg:y1="7.703cm" svg:x2="23.803cm" svg:y2="7.703cm">
          <text:p/>
        </draw:line>
        <draw:line draw:style-name="gr5" draw:text-style-name="P10" draw:layer="layout" svg:x1="23.803cm" svg:y1="7.703cm" svg:x2="23.803cm" svg:y2="9.903cm">
          <text:p/>
        </draw:line>
        <draw:line draw:style-name="gr5" draw:text-style-name="P10" draw:layer="layout" svg:x1="21.603cm" svg:y1="7.703cm" svg:x2="21.603cm" svg:y2="9.903cm">
          <text:p/>
        </draw:line>
        <draw:line draw:style-name="gr5" draw:text-style-name="P10" draw:layer="layout" svg:x1="21.603cm" svg:y1="9.903cm" svg:x2="23.803cm" svg:y2="9.903cm">
          <text:p/>
        </draw:line>
        <draw:line draw:style-name="gr5" draw:text-style-name="P10" draw:layer="layout" svg:x1="21.603cm" svg:y1="7.703cm" svg:x2="22.484cm" svg:y2="6.822cm">
          <text:p/>
        </draw:line>
        <draw:line draw:style-name="gr5" draw:text-style-name="P10" draw:layer="layout" svg:x1="22.484cm" svg:y1="6.822cm" svg:x2="24.684cm" svg:y2="6.822cm">
          <text:p/>
        </draw:line>
        <draw:line draw:style-name="gr5" draw:text-style-name="P10" draw:layer="layout" svg:x1="24.684cm" svg:y1="6.822cm" svg:x2="24.684cm" svg:y2="9.022cm">
          <text:p/>
        </draw:line>
        <draw:line draw:style-name="gr5" draw:text-style-name="P10" draw:layer="layout" svg:x1="23.803cm" svg:y1="7.703cm" svg:x2="24.684cm" svg:y2="6.822cm">
          <text:p/>
        </draw:line>
        <draw:line draw:style-name="gr5" draw:text-style-name="P10" draw:layer="layout" svg:x1="23.803cm" svg:y1="9.903cm" svg:x2="24.684cm" svg:y2="9.022cm">
          <text:p/>
        </draw:line>
        <draw:line draw:style-name="gr5" draw:text-style-name="P10" draw:layer="layout" svg:x1="22.405cm" svg:y1="8.704cm" svg:x2="22.605cm" svg:y2="8.704cm">
          <text:p/>
        </draw:line>
        <draw:line draw:style-name="gr5" draw:text-style-name="P10" draw:layer="layout" svg:x1="22.405cm" svg:y1="8.704cm" svg:x2="22.405cm" svg:y2="8.904cm">
          <text:p/>
        </draw:line>
        <draw:line draw:style-name="gr5" draw:text-style-name="P10" draw:layer="layout" svg:x1="22.402cm" svg:y1="8.704cm" svg:x2="22.503cm" svg:y2="8.603cm">
          <text:p/>
        </draw:line>
        <draw:line draw:style-name="gr5" draw:text-style-name="P10" draw:layer="layout" svg:x1="22.602cm" svg:y1="8.704cm" svg:x2="22.705cm" svg:y2="8.601cm">
          <text:p/>
        </draw:line>
        <draw:line draw:style-name="gr5" draw:text-style-name="P10" draw:layer="layout" svg:x1="22.602cm" svg:y1="8.904cm" svg:x2="22.705cm" svg:y2="8.801cm">
          <text:p/>
        </draw:line>
        <draw:line draw:style-name="gr5" draw:text-style-name="P10" draw:layer="layout" svg:x1="22.501cm" svg:y1="8.604cm" svg:x2="22.705cm" svg:y2="8.604cm">
          <text:p/>
        </draw:line>
        <draw:line draw:style-name="gr5" draw:text-style-name="P10" draw:layer="layout" svg:x1="22.605cm" svg:y1="8.704cm" svg:x2="22.605cm" svg:y2="8.904cm">
          <text:p/>
        </draw:line>
        <draw:line draw:style-name="gr5" draw:text-style-name="P10" draw:layer="layout" svg:x1="22.705cm" svg:y1="8.604cm" svg:x2="22.705cm" svg:y2="8.801cm">
          <text:p/>
        </draw:line>
        <draw:line draw:style-name="gr5" draw:text-style-name="P10" draw:layer="layout" svg:x1="22.405cm" svg:y1="8.904cm" svg:x2="22.605cm" svg:y2="8.904cm">
          <text:p/>
        </draw:line>
        <draw:line draw:style-name="gr5" draw:text-style-name="P10" draw:layer="layout" svg:x1="21.604cm" svg:y1="11.704cm" svg:x2="23.804cm" svg:y2="11.704cm">
          <text:p/>
        </draw:line>
        <draw:line draw:style-name="gr5" draw:text-style-name="P10" draw:layer="layout" svg:x1="23.804cm" svg:y1="11.704cm" svg:x2="23.804cm" svg:y2="13.904cm">
          <text:p/>
        </draw:line>
        <draw:line draw:style-name="gr5" draw:text-style-name="P10" draw:layer="layout" svg:x1="21.604cm" svg:y1="11.704cm" svg:x2="21.604cm" svg:y2="13.904cm">
          <text:p/>
        </draw:line>
        <draw:line draw:style-name="gr5" draw:text-style-name="P10" draw:layer="layout" svg:x1="21.604cm" svg:y1="13.904cm" svg:x2="23.804cm" svg:y2="13.904cm">
          <text:p/>
        </draw:line>
        <draw:line draw:style-name="gr5" draw:text-style-name="P10" draw:layer="layout" svg:x1="21.604cm" svg:y1="11.704cm" svg:x2="22.485cm" svg:y2="10.823cm">
          <text:p/>
        </draw:line>
        <draw:line draw:style-name="gr5" draw:text-style-name="P10" draw:layer="layout" svg:x1="22.485cm" svg:y1="10.823cm" svg:x2="24.685cm" svg:y2="10.823cm">
          <text:p/>
        </draw:line>
        <draw:line draw:style-name="gr5" draw:text-style-name="P10" draw:layer="layout" svg:x1="24.685cm" svg:y1="10.823cm" svg:x2="24.685cm" svg:y2="13.023cm">
          <text:p/>
        </draw:line>
        <draw:line draw:style-name="gr5" draw:text-style-name="P10" draw:layer="layout" svg:x1="23.804cm" svg:y1="11.704cm" svg:x2="24.685cm" svg:y2="10.823cm">
          <text:p/>
        </draw:line>
        <draw:line draw:style-name="gr5" draw:text-style-name="P10" draw:layer="layout" svg:x1="23.804cm" svg:y1="13.904cm" svg:x2="24.685cm" svg:y2="13.023cm">
          <text:p/>
        </draw:line>
        <draw:line draw:style-name="gr5" draw:text-style-name="P10" draw:layer="layout" svg:x1="22.406cm" svg:y1="12.705cm" svg:x2="22.606cm" svg:y2="12.705cm">
          <text:p/>
        </draw:line>
        <draw:line draw:style-name="gr5" draw:text-style-name="P10" draw:layer="layout" svg:x1="22.406cm" svg:y1="12.705cm" svg:x2="22.406cm" svg:y2="12.905cm">
          <text:p/>
        </draw:line>
        <draw:line draw:style-name="gr5" draw:text-style-name="P10" draw:layer="layout" svg:x1="22.403cm" svg:y1="12.705cm" svg:x2="22.504cm" svg:y2="12.604cm">
          <text:p/>
        </draw:line>
        <draw:line draw:style-name="gr5" draw:text-style-name="P10" draw:layer="layout" svg:x1="22.603cm" svg:y1="12.705cm" svg:x2="22.706cm" svg:y2="12.602cm">
          <text:p/>
        </draw:line>
        <draw:line draw:style-name="gr5" draw:text-style-name="P10" draw:layer="layout" svg:x1="22.603cm" svg:y1="12.905cm" svg:x2="22.706cm" svg:y2="12.802cm">
          <text:p/>
        </draw:line>
        <draw:line draw:style-name="gr5" draw:text-style-name="P10" draw:layer="layout" svg:x1="22.502cm" svg:y1="12.605cm" svg:x2="22.706cm" svg:y2="12.605cm">
          <text:p/>
        </draw:line>
        <draw:line draw:style-name="gr5" draw:text-style-name="P10" draw:layer="layout" svg:x1="22.606cm" svg:y1="12.705cm" svg:x2="22.606cm" svg:y2="12.905cm">
          <text:p/>
        </draw:line>
        <draw:line draw:style-name="gr5" draw:text-style-name="P10" draw:layer="layout" svg:x1="22.706cm" svg:y1="12.605cm" svg:x2="22.706cm" svg:y2="12.802cm">
          <text:p/>
        </draw:line>
        <draw:line draw:style-name="gr5" draw:text-style-name="P10" draw:layer="layout" svg:x1="22.406cm" svg:y1="12.905cm" svg:x2="22.606cm" svg:y2="12.905cm">
          <text:p/>
        </draw:line>
        <draw:custom-shape draw:style-name="gr10" draw:text-style-name="P16" draw:layer="layout" svg:width="0.048cm" svg:height="0.048cm" draw:transform="rotate (-0.481710873550435) translate (24.176cm 6.2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6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6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6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6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6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0" draw:layer="layout" svg:x1="19.204cm" svg:y1="5.704cm" svg:x2="21.404cm" svg:y2="5.704cm">
            <text:p/>
          </draw:line>
          <draw:line draw:style-name="gr27" draw:text-style-name="P10" draw:layer="layout" svg:x1="21.404cm" svg:y1="5.704cm" svg:x2="21.404cm" svg:y2="7.904cm">
            <text:p/>
          </draw:line>
          <draw:line draw:style-name="gr27" draw:text-style-name="P10" draw:layer="layout" svg:x1="19.204cm" svg:y1="5.704cm" svg:x2="19.204cm" svg:y2="6.821cm">
            <text:p/>
          </draw:line>
          <draw:line draw:style-name="gr27" draw:text-style-name="P10" draw:layer="layout" svg:x1="20.683cm" svg:y1="7.904cm" svg:x2="21.404cm" svg:y2="7.904cm">
            <text:p/>
          </draw:line>
          <draw:line draw:style-name="gr27" draw:text-style-name="P10" draw:layer="layout" svg:x1="19.204cm" svg:y1="5.704cm" svg:x2="20.085cm" svg:y2="4.823cm">
            <text:p/>
          </draw:line>
          <draw:line draw:style-name="gr27" draw:text-style-name="P10" draw:layer="layout" svg:x1="20.085cm" svg:y1="4.823cm" svg:x2="22.285cm" svg:y2="4.823cm">
            <text:p/>
          </draw:line>
          <draw:line draw:style-name="gr27" draw:text-style-name="P10" draw:layer="layout" svg:x1="22.285cm" svg:y1="4.823cm" svg:x2="22.285cm" svg:y2="7.023cm">
            <text:p/>
          </draw:line>
          <draw:line draw:style-name="gr27" draw:text-style-name="P10" draw:layer="layout" svg:x1="21.404cm" svg:y1="5.704cm" svg:x2="22.285cm" svg:y2="4.823cm">
            <text:p/>
          </draw:line>
          <draw:line draw:style-name="gr27" draw:text-style-name="P10" draw:layer="layout" svg:x1="21.404cm" svg:y1="7.904cm" svg:x2="22.285cm" svg:y2="7.023cm">
            <text:p/>
          </draw:line>
          <draw:line draw:style-name="gr27" draw:text-style-name="P10" draw:layer="layout" svg:x1="20.006cm" svg:y1="6.705cm" svg:x2="20.206cm" svg:y2="6.705cm">
            <text:p/>
          </draw:line>
          <draw:line draw:style-name="gr27" draw:text-style-name="P10" draw:layer="layout" svg:x1="20.006cm" svg:y1="6.705cm" svg:x2="20.006cm" svg:y2="6.821cm">
            <text:p/>
          </draw:line>
          <draw:line draw:style-name="gr27" draw:text-style-name="P10" draw:layer="layout" svg:x1="20.003cm" svg:y1="6.705cm" svg:x2="20.104cm" svg:y2="6.604cm">
            <text:p/>
          </draw:line>
          <draw:line draw:style-name="gr27" draw:text-style-name="P10" draw:layer="layout" svg:x1="20.203cm" svg:y1="6.705cm" svg:x2="20.306cm" svg:y2="6.602cm">
            <text:p/>
          </draw:line>
          <draw:line draw:style-name="gr27" draw:text-style-name="P10" draw:layer="layout" svg:x1="20.287cm" svg:y1="6.821cm" svg:x2="20.306cm" svg:y2="6.802cm">
            <text:p/>
          </draw:line>
          <draw:line draw:style-name="gr27" draw:text-style-name="P10" draw:layer="layout" svg:x1="20.102cm" svg:y1="6.605cm" svg:x2="20.306cm" svg:y2="6.605cm">
            <text:p/>
          </draw:line>
          <draw:line draw:style-name="gr27" draw:text-style-name="P10" draw:layer="layout" svg:x1="20.206cm" svg:y1="6.705cm" svg:x2="20.206cm" svg:y2="6.821cm">
            <text:p/>
          </draw:line>
          <draw:line draw:style-name="gr27" draw:text-style-name="P10" draw:layer="layout" svg:x1="20.306cm" svg:y1="6.605cm" svg:x2="20.306cm" svg:y2="6.802cm">
            <text:p/>
          </draw:line>
        </draw:g>
        <draw:g>
          <draw:line draw:style-name="gr27" draw:text-style-name="P10" draw:layer="layout" svg:x1="23.205cm" svg:y1="5.705cm" svg:x2="25.405cm" svg:y2="5.705cm">
            <text:p/>
          </draw:line>
          <draw:line draw:style-name="gr27" draw:text-style-name="P10" draw:layer="layout" svg:x1="25.405cm" svg:y1="5.705cm" svg:x2="25.405cm" svg:y2="7.905cm">
            <text:p/>
          </draw:line>
          <draw:line draw:style-name="gr27" draw:text-style-name="P10" draw:layer="layout" svg:x1="23.205cm" svg:y1="5.705cm" svg:x2="23.205cm" svg:y2="6.822cm">
            <text:p/>
          </draw:line>
          <draw:line draw:style-name="gr27" draw:text-style-name="P10" draw:layer="layout" svg:x1="24.684cm" svg:y1="7.905cm" svg:x2="25.405cm" svg:y2="7.905cm">
            <text:p/>
          </draw:line>
          <draw:line draw:style-name="gr27" draw:text-style-name="P10" draw:layer="layout" svg:x1="23.205cm" svg:y1="5.705cm" svg:x2="24.086cm" svg:y2="4.824cm">
            <text:p/>
          </draw:line>
          <draw:line draw:style-name="gr27" draw:text-style-name="P10" draw:layer="layout" svg:x1="24.086cm" svg:y1="4.824cm" svg:x2="26.286cm" svg:y2="4.824cm">
            <text:p/>
          </draw:line>
          <draw:line draw:style-name="gr27" draw:text-style-name="P10" draw:layer="layout" svg:x1="26.286cm" svg:y1="4.824cm" svg:x2="26.286cm" svg:y2="7.024cm">
            <text:p/>
          </draw:line>
          <draw:line draw:style-name="gr27" draw:text-style-name="P10" draw:layer="layout" svg:x1="25.405cm" svg:y1="5.705cm" svg:x2="26.286cm" svg:y2="4.824cm">
            <text:p/>
          </draw:line>
          <draw:line draw:style-name="gr27" draw:text-style-name="P10" draw:layer="layout" svg:x1="25.405cm" svg:y1="7.905cm" svg:x2="26.286cm" svg:y2="7.024cm">
            <text:p/>
          </draw:line>
          <draw:line draw:style-name="gr27" draw:text-style-name="P10" draw:layer="layout" svg:x1="24.007cm" svg:y1="6.706cm" svg:x2="24.207cm" svg:y2="6.706cm">
            <text:p/>
          </draw:line>
          <draw:line draw:style-name="gr27" draw:text-style-name="P10" draw:layer="layout" svg:x1="24.007cm" svg:y1="6.706cm" svg:x2="24.007cm" svg:y2="6.822cm">
            <text:p/>
          </draw:line>
          <draw:line draw:style-name="gr27" draw:text-style-name="P10" draw:layer="layout" svg:x1="24.004cm" svg:y1="6.706cm" svg:x2="24.105cm" svg:y2="6.605cm">
            <text:p/>
          </draw:line>
          <draw:line draw:style-name="gr27" draw:text-style-name="P10" draw:layer="layout" svg:x1="24.204cm" svg:y1="6.706cm" svg:x2="24.307cm" svg:y2="6.603cm">
            <text:p/>
          </draw:line>
          <draw:line draw:style-name="gr27" draw:text-style-name="P10" draw:layer="layout" svg:x1="24.288cm" svg:y1="6.822cm" svg:x2="24.307cm" svg:y2="6.803cm">
            <text:p/>
          </draw:line>
          <draw:line draw:style-name="gr27" draw:text-style-name="P10" draw:layer="layout" svg:x1="24.103cm" svg:y1="6.606cm" svg:x2="24.307cm" svg:y2="6.606cm">
            <text:p/>
          </draw:line>
          <draw:line draw:style-name="gr27" draw:text-style-name="P10" draw:layer="layout" svg:x1="24.207cm" svg:y1="6.706cm" svg:x2="24.207cm" svg:y2="6.822cm">
            <text:p/>
          </draw:line>
          <draw:line draw:style-name="gr27" draw:text-style-name="P10" draw:layer="layout" svg:x1="24.307cm" svg:y1="6.606cm" svg:x2="24.307cm" svg:y2="6.803cm">
            <text:p/>
          </draw:line>
        </draw:g>
        <draw:g>
          <draw:line draw:style-name="gr27" draw:text-style-name="P10" draw:layer="layout" svg:x1="24cm" svg:y1="9.706cm" svg:x2="25.406cm" svg:y2="9.706cm">
            <text:p/>
          </draw:line>
          <draw:line draw:style-name="gr27" draw:text-style-name="P10" draw:layer="layout" svg:x1="25.406cm" svg:y1="9.706cm" svg:x2="25.406cm" svg:y2="11.906cm">
            <text:p/>
          </draw:line>
          <draw:line draw:style-name="gr27" draw:text-style-name="P10" draw:layer="layout" svg:x1="23.206cm" svg:y1="9.903cm" svg:x2="23.206cm" svg:y2="10.823cm">
            <text:p/>
          </draw:line>
          <draw:line draw:style-name="gr27" draw:text-style-name="P10" draw:layer="layout" svg:x1="24.685cm" svg:y1="11.906cm" svg:x2="25.406cm" svg:y2="11.906cm">
            <text:p/>
          </draw:line>
          <draw:line draw:style-name="gr27" draw:text-style-name="P10" draw:layer="layout" svg:x1="24.684cm" svg:y1="8.825cm" svg:x2="26.287cm" svg:y2="8.825cm">
            <text:p/>
          </draw:line>
          <draw:line draw:style-name="gr27" draw:text-style-name="P10" draw:layer="layout" svg:x1="26.287cm" svg:y1="8.825cm" svg:x2="26.287cm" svg:y2="11.025cm">
            <text:p/>
          </draw:line>
          <draw:line draw:style-name="gr27" draw:text-style-name="P10" draw:layer="layout" svg:x1="25.406cm" svg:y1="9.706cm" svg:x2="26.287cm" svg:y2="8.825cm">
            <text:p/>
          </draw:line>
          <draw:line draw:style-name="gr27" draw:text-style-name="P10" draw:layer="layout" svg:x1="25.406cm" svg:y1="11.906cm" svg:x2="26.287cm" svg:y2="11.025cm">
            <text:p/>
          </draw:line>
          <draw:line draw:style-name="gr27" draw:text-style-name="P10" draw:layer="layout" svg:x1="24.008cm" svg:y1="10.707cm" svg:x2="24.208cm" svg:y2="10.707cm">
            <text:p/>
          </draw:line>
          <draw:line draw:style-name="gr27" draw:text-style-name="P10" draw:layer="layout" svg:x1="24.008cm" svg:y1="10.707cm" svg:x2="24.008cm" svg:y2="10.823cm">
            <text:p/>
          </draw:line>
          <draw:line draw:style-name="gr27" draw:text-style-name="P10" draw:layer="layout" svg:x1="24.005cm" svg:y1="10.707cm" svg:x2="24.106cm" svg:y2="10.606cm">
            <text:p/>
          </draw:line>
          <draw:line draw:style-name="gr27" draw:text-style-name="P10" draw:layer="layout" svg:x1="24.205cm" svg:y1="10.707cm" svg:x2="24.308cm" svg:y2="10.604cm">
            <text:p/>
          </draw:line>
          <draw:line draw:style-name="gr27" draw:text-style-name="P10" draw:layer="layout" svg:x1="24.289cm" svg:y1="10.823cm" svg:x2="24.308cm" svg:y2="10.804cm">
            <text:p/>
          </draw:line>
          <draw:line draw:style-name="gr27" draw:text-style-name="P10" draw:layer="layout" svg:x1="24.104cm" svg:y1="10.607cm" svg:x2="24.308cm" svg:y2="10.607cm">
            <text:p/>
          </draw:line>
          <draw:line draw:style-name="gr27" draw:text-style-name="P10" draw:layer="layout" svg:x1="24.208cm" svg:y1="10.707cm" svg:x2="24.208cm" svg:y2="10.823cm">
            <text:p/>
          </draw:line>
          <draw:line draw:style-name="gr27" draw:text-style-name="P10" draw:layer="layout" svg:x1="24.308cm" svg:y1="10.607cm" svg:x2="24.308cm" svg:y2="10.804cm">
            <text:p/>
          </draw:line>
        </draw:g>
        <draw:custom-shape draw:style-name="gr10" draw:text-style-name="P16" draw:layer="layout" svg:width="0.048cm" svg:height="0.048cm" draw:transform="rotate (-0.481710873550435) translate (24.176cm 10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10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10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10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10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10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2.6cm" svg:height="0.434cm" draw:transform="rotate (-0.523598775598299) translate (7.617cm 7.01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1" draw:layer="layout" svg:width="2.6cm" svg:height="0.434cm" draw:transform="rotate (0.523598775598299) translate (7.4cm 11.0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2" draw:layer="layout" svg:width="5.3cm" svg:height="1.857cm" svg:x="7.9cm" svg:y="6.4cm">
          <draw:text-box>
            <text:p><text:span text:style-name="T10">I</text:span><text:span text:style-name="T11">(</text:span><text:span text:style-name="T11">b</text:span><text:span text:style-name="T11">0</text:span><text:span text:style-name="T11">,</text:span><text:span text:style-name="T11">b</text:span><text:span text:style-name="T11">1</text:span><text:span text:style-name="T11">,</text:span><text:span text:style-name="T11">..</text:span><text:span text:style-name="T11">.</text:span><text:span text:style-name="T11">,</text:span><text:span text:style-name="T11">r</text:span><text:span text:style-name="T11">0</text:span><text:span text:style-name="T11">,</text:span><text:span text:style-name="T11">r</text:span><text:span text:style-name="T11">1</text:span><text:span text:style-name="T11">,</text:span><text:span text:style-name="T11">…</text:span><text:span text:style-name="T11">)</text:span></text:p>
          </draw:text-box>
        </draw:frame>
        <draw:frame draw:style-name="gr30" draw:text-style-name="P22" draw:layer="layout" svg:width="4.029cm" svg:height="1.054cm" svg:x="8.2cm" svg:y="10.7cm">
          <draw:text-box>
            <text:p><text:span text:style-name="T10">W</text:span><text:span text:style-name="T11">(</text:span><text:span text:style-name="T11">r</text:span><text:span text:style-name="T11">0</text:span><text:span text:style-name="T11">,</text:span><text:span text:style-name="T11">r</text:span><text:span text:style-name="T11">1</text:span><text:span text:style-name="T11">,</text:span><text:span text:style-name="T11">…</text:span><text:span text:style-name="T11">,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)</text:span></text:p>
          </draw:text-box>
        </draw:frame>
        <draw:custom-shape draw:style-name="gr31" draw:text-style-name="P21" draw:layer="layout" svg:width="3.4cm" svg:height="0.434cm" svg:x="12.4cm" svg:y="8.9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2" draw:layer="layout" svg:width="3.889cm" svg:height="1.054cm" svg:x="12.101cm" svg:y="8cm">
          <draw:text-box>
            <text:p><text:span text:style-name="T12">O</text:span><text:span text:style-name="T11">(</text:span><text:span text:style-name="T11">b</text:span><text:span text:style-name="T11">0</text:span><text:span text:style-name="T11">,</text:span><text:span text:style-name="T11">b</text:span><text:span text:style-name="T11">1</text:span><text:span text:style-name="T11">,</text:span><text:span text:style-name="T11">..</text:span><text:span text:style-name="T11">,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)</text:span></text:p>
          </draw:text-box>
        </draw:frame>
        <draw:g>
          <draw:line draw:style-name="gr16" draw:text-style-name="P18" draw:layer="layout" svg:x1="1.477cm" svg:y1="10.466cm" svg:x2="2.477cm" svg:y2="10.466cm">
            <text:p/>
          </draw:line>
          <draw:line draw:style-name="gr16" draw:text-style-name="P18" draw:layer="layout" svg:x1="1.476cm" svg:y1="10.466cm" svg:x2="1.476cm" svg:y2="11.466cm">
            <text:p/>
          </draw:line>
          <draw:line draw:style-name="gr16" draw:text-style-name="P18" draw:layer="layout" svg:x1="1.472cm" svg:y1="10.471cm" svg:x2="2.179cm" svg:y2="9.764cm">
            <text:p/>
          </draw:line>
          <draw:line draw:style-name="gr16" draw:text-style-name="P18" draw:layer="layout" svg:x1="1.472cm" svg:y1="10.471cm" svg:x2="1.713cm" svg:y2="9.5cm">
            <text:p/>
          </draw:line>
          <draw:frame draw:style-name="gr21" draw:text-style-name="P19" draw:layer="layout" svg:width="0.948cm" svg:height="0.743cm" svg:x="1.3cm" svg:y="11.057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2.002cm" svg:y="9.259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.976cm" svg:y="9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.899cm 9.6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.823cm 9.5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2.3cm" svg:y="9.858cm">
            <draw:text-box>
              <text:p><text:span text:style-name="T8">E</text:span><text:span text:style-name="T9">1</text:span></text:p>
            </draw:text-box>
          </draw:frame>
        </draw:g>
        <draw:g>
          <draw:line draw:style-name="gr33" draw:text-style-name="P18" draw:layer="layout" svg:x1="1.153cm" svg:y1="4.297cm" svg:x2="1.955cm" svg:y2="2.009cm">
            <text:p/>
          </draw:line>
          <draw:line draw:style-name="gr33" draw:text-style-name="P18" draw:layer="layout" svg:x1="1.156cm" svg:y1="4.301cm" svg:x2="2.486cm" svg:y2="2.421cm">
            <text:p/>
          </draw:line>
          <draw:line draw:style-name="gr33" draw:text-style-name="P18" draw:layer="layout" svg:x1="1.154cm" svg:y1="4.299cm" svg:x2="1.385cm" svg:y2="1.967cm">
            <text:p/>
          </draw:line>
          <draw:line draw:style-name="gr33" draw:text-style-name="P18" draw:layer="layout" svg:x1="1.154cm" svg:y1="4.3cm" svg:x2="0.223cm" svg:y2="2.338cm">
            <text:p/>
          </draw:line>
          <draw:frame draw:style-name="gr43" draw:text-style-name="P19" draw:layer="layout" svg:width="1.069cm" svg:height="0.993cm" svg:x="2.258cm" svg:y="2.351cm">
            <draw:text-box>
              <text:p><text:span text:style-name="T13">G</text:span><text:span text:style-name="T14">0</text:span></text:p>
            </draw:text-box>
          </draw:frame>
          <draw:frame draw:style-name="gr44" draw:text-style-name="P19" draw:layer="layout" svg:width="1.291cm" svg:height="1.209cm" draw:transform="rotate (0.000174532925199433) translate (1.094cm 1.383cm)">
            <draw:text-box>
              <text:p><text:span text:style-name="T13">G</text:span><text:span text:style-name="T14">2</text:span></text:p>
            </draw:text-box>
          </draw:frame>
          <draw:custom-shape draw:style-name="gr22" draw:text-style-name="P20" draw:layer="layout" svg:width="0.035cm" svg:height="0.035cm" draw:transform="rotate (0.686612527734569) translate (1.044cm 2.7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5cm" draw:transform="skewX (0.028623399732707) rotate (0.811403569252164) translate (0.877cm 2.7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6cm" draw:transform="skewX (-0.0277507351067099) rotate (0.927817030360185) translate (0.715cm 2.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19" draw:layer="layout" svg:width="1.218cm" svg:height="1.372cm" draw:transform="rotate (0.000523598775598299) translate (1.795cm 1.523cm)">
            <draw:text-box>
              <text:p><text:span text:style-name="T13">G</text:span><text:span text:style-name="T14">1</text:span></text:p>
            </draw:text-box>
          </draw:frame>
        </draw:g>
        <draw:custom-shape draw:style-name="gr46" draw:text-style-name="P23" draw:layer="layout" svg:width="4.434cm" svg:height="3.699cm" svg:x="1.472cm" svg:y="10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3" draw:layer="layout" svg:width="5.828cm" svg:height="1.365cm" svg:x="1.472cm" svg:y="9.1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27.34818093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23" draw:layer="layout" svg:width="5.033cm" svg:height="1.389cm" draw:transform="rotate (1.5707963267949) translate (5.911cm 14.15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916.079831251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24" draw:layer="layout" svg:width="7.928cm" svg:height="7.159cm" svg:x="16.272cm" svg:y="7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10.528cm" svg:height="2.642cm" svg:x="16.272cm" svg:y="4.49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311.273625225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4" draw:layer="layout" svg:width="9.803cm" svg:height="2.593cm" draw:transform="rotate (1.5707963267949) translate (24.207cm 14.299cm)">
          <text:p/>
          <draw:enhanced-geometry svg:viewBox="0 0 21600 21600" draw:mirror-vertical="true" draw:glue-points="?f6 0 10800 ?f8 ?f11 10800 ?f9 21600 10800 ?f10 ?f5 10800" draw:text-areas="?f3 ?f3 ?f4 ?f4" draw:type="parallelogram" draw:modifiers="5868.938616300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41" draw:text-style-name="P25" draw:layer="layout" svg:width="25.8cm" svg:height="10.1cm" svg:x="2cm" svg:y="3.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25.8cm" svg:height="10.1cm" svg:x="1.6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25.8cm" svg:height="10.2cm" svg:x="1.2cm" svg:y="4.3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3.8cm" svg:y1="6.1cm" svg:x2="6cm" svg:y2="6.1cm">
          <text:p/>
        </draw:line>
        <draw:line draw:style-name="gr5" draw:text-style-name="P10" draw:layer="layout" svg:x1="6cm" svg:y1="6.1cm" svg:x2="6cm" svg:y2="8.3cm">
          <text:p/>
        </draw:line>
        <draw:line draw:style-name="gr5" draw:text-style-name="P10" draw:layer="layout" svg:x1="3.8cm" svg:y1="6.1cm" svg:x2="3.8cm" svg:y2="8.3cm">
          <text:p/>
        </draw:line>
        <draw:line draw:style-name="gr16" draw:text-style-name="P10" draw:layer="layout" svg:x1="3.8cm" svg:y1="6.1cm" svg:x2="4.8cm" svg:y2="6.1cm">
          <text:p/>
        </draw:line>
        <draw:line draw:style-name="gr16" draw:text-style-name="P10" draw:layer="layout" svg:x1="3.799cm" svg:y1="6.1cm" svg:x2="3.799cm" svg:y2="7.1cm">
          <text:p/>
        </draw:line>
        <draw:line draw:style-name="gr16" draw:text-style-name="P10" draw:layer="layout" svg:x1="3.795cm" svg:y1="6.105cm" svg:x2="4.502cm" svg:y2="5.398cm">
          <text:p/>
        </draw:line>
        <draw:line draw:style-name="gr16" draw:text-style-name="P10" draw:layer="layout" svg:x1="3.795cm" svg:y1="6.105cm" svg:x2="4.036cm" svg:y2="5.134cm">
          <text:p/>
        </draw:line>
        <draw:frame draw:style-name="gr17" draw:text-style-name="P11" draw:layer="layout" svg:width="0.862cm" svg:height="0.743cm" svg:x="3.623cm" svg:y="6.7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3.8cm" svg:y1="8.3cm" svg:x2="6cm" svg:y2="8.3cm">
          <text:p/>
        </draw:line>
        <draw:line draw:style-name="gr5" draw:text-style-name="P10" draw:layer="layout" svg:x1="3.8cm" svg:y1="6.1cm" svg:x2="4.681cm" svg:y2="5.219cm">
          <text:p/>
        </draw:line>
        <draw:line draw:style-name="gr5" draw:text-style-name="P10" draw:layer="layout" svg:x1="4.681cm" svg:y1="5.219cm" svg:x2="6.881cm" svg:y2="5.219cm">
          <text:p/>
        </draw:line>
        <draw:line draw:style-name="gr5" draw:text-style-name="P10" draw:layer="layout" svg:x1="6.881cm" svg:y1="5.219cm" svg:x2="6.881cm" svg:y2="7.419cm">
          <text:p/>
        </draw:line>
        <draw:line draw:style-name="gr5" draw:text-style-name="P10" draw:layer="layout" svg:x1="6cm" svg:y1="6.1cm" svg:x2="6.881cm" svg:y2="5.219cm">
          <text:p/>
        </draw:line>
        <draw:line draw:style-name="gr5" draw:text-style-name="P10" draw:layer="layout" svg:x1="6cm" svg:y1="8.3cm" svg:x2="6.881cm" svg:y2="7.419cm">
          <text:p/>
        </draw:line>
        <draw:frame draw:style-name="gr17" draw:text-style-name="P11" draw:layer="layout" svg:width="0.862cm" svg:height="0.743cm" svg:x="4.424cm" svg:y="6.001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4.325cm" svg:y="5.202cm">
          <draw:text-box draw:corner-radius="0.075cm"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4.264cm" svg:y="5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4.187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4.111cm 5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13" draw:layer="layout" svg:x1="4.501cm" svg:y1="7.201cm" svg:x2="4.501cm" svg:y2="7.7cm">
            <text:p/>
          </draw:line>
          <draw:frame draw:style-name="gr19" draw:text-style-name="P11" draw:layer="layout" svg:width="0.806cm" svg:height="0.651cm" svg:x="4.323cm" svg:y="7.401cm">
            <draw:text-box>
              <text:p><text:span text:style-name="T6">R</text:span><text:span text:style-name="T7">0</text:span></text:p>
            </draw:text-box>
          </draw:frame>
          <draw:frame draw:style-name="gr19" draw:text-style-name="P11" draw:layer="layout" svg:width="0.806cm" svg:height="0.651cm" svg:x="4.624cm" svg:y="7.106cm">
            <draw:text-box>
              <text:p><text:span text:style-name="T6">R</text:span><text:span text:style-name="T7">1</text:span></text:p>
            </draw:text-box>
          </draw:frame>
          <draw:frame draw:style-name="gr19" draw:text-style-name="P11" draw:layer="layout" svg:width="0.806cm" svg:height="0.651cm" svg:x="4.725cm" svg:y="6.603cm">
            <draw:text-box>
              <text:p><text:span text:style-name="T6">R</text:span><text:span text:style-name="T7">2</text:span></text:p>
            </draw:text-box>
          </draw:frame>
          <draw:custom-shape draw:style-name="gr2" draw:text-style-name="P12" draw:layer="layout" svg:width="0.02cm" svg:height="0.02cm" svg:x="4.728cm" svg:y="6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124791041517595) translate (4.696cm 6.8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241204502625616) translate (4.665cm 6.7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3" draw:layer="layout" svg:x1="4.484cm" svg:y1="7.202cm" svg:x2="4.983cm" svg:y2="7.202cm">
            <text:p/>
          </draw:line>
          <draw:line draw:style-name="gr18" draw:text-style-name="P13" draw:layer="layout" svg:x1="4.499cm" svg:y1="7.2cm" svg:x2="4.852cm" svg:y2="6.847cm">
            <text:p/>
          </draw:line>
          <draw:line draw:style-name="gr18" draw:text-style-name="P13" draw:layer="layout" svg:x1="4.499cm" svg:y1="7.201cm" svg:x2="4.628cm" svg:y2="6.719cm">
            <text:p/>
          </draw:line>
          <draw:line draw:style-name="gr5" draw:text-style-name="P10" draw:layer="layout" svg:x1="4.484cm" svg:y1="7.2cm" svg:x2="5.2cm" svg:y2="7.2cm">
            <text:p/>
          </draw:line>
          <draw:line draw:style-name="gr5" draw:text-style-name="P10" draw:layer="layout" svg:x1="4.501cm" svg:y1="7.187cm" svg:x2="4.501cm" svg:y2="7.903cm">
            <text:p/>
          </draw:line>
          <draw:line draw:style-name="gr5" draw:text-style-name="P10" draw:layer="layout" svg:x1="4.487cm" svg:y1="7.211cm" svg:x2="4.997cm" svg:y2="6.7cm">
            <text:p/>
          </draw:line>
          <draw:line draw:style-name="gr5" draw:text-style-name="P10" draw:layer="layout" svg:x1="5.198cm" svg:y1="7.2cm" svg:x2="5.7cm" svg:y2="6.698cm">
            <text:p/>
          </draw:line>
          <draw:line draw:style-name="gr5" draw:text-style-name="P10" draw:layer="layout" svg:x1="5.198cm" svg:y1="7.9cm" svg:x2="5.701cm" svg:y2="7.397cm">
            <text:p/>
          </draw:line>
          <draw:line draw:style-name="gr5" draw:text-style-name="P10" draw:layer="layout" svg:x1="4.997cm" svg:y1="6.7cm" svg:x2="5.7cm" svg:y2="6.7cm">
            <text:p/>
          </draw:line>
          <draw:line draw:style-name="gr5" draw:text-style-name="P10" draw:layer="layout" svg:x1="5.201cm" svg:y1="7.2cm" svg:x2="5.201cm" svg:y2="7.903cm">
            <text:p/>
          </draw:line>
          <draw:line draw:style-name="gr5" draw:text-style-name="P10" draw:layer="layout" svg:x1="5.701cm" svg:y1="6.7cm" svg:x2="5.701cm" svg:y2="7.397cm">
            <text:p/>
          </draw:line>
          <draw:line draw:style-name="gr5" draw:text-style-name="P10" draw:layer="layout" svg:x1="4.501cm" svg:y1="7.9cm" svg:x2="5.2cm" svg:y2="7.9cm">
            <text:p/>
          </draw:line>
        </draw:g>
        <draw:line draw:style-name="gr1" draw:text-style-name="P14" draw:layer="layout" svg:x1="4.277cm" svg:y1="11.201cm" svg:x2="4.993cm" svg:y2="11.201cm">
          <text:p/>
        </draw:line>
        <draw:line draw:style-name="gr1" draw:text-style-name="P14" draw:layer="layout" svg:x1="4.294cm" svg:y1="11.188cm" svg:x2="4.294cm" svg:y2="11.904cm">
          <text:p/>
        </draw:line>
        <draw:line draw:style-name="gr1" draw:text-style-name="P14" draw:layer="layout" svg:x1="4.28cm" svg:y1="11.212cm" svg:x2="4.79cm" svg:y2="10.701cm">
          <text:p/>
        </draw:line>
        <draw:line draw:style-name="gr1" draw:text-style-name="P14" draw:layer="layout" svg:x1="4.991cm" svg:y1="11.201cm" svg:x2="5.493cm" svg:y2="10.699cm">
          <text:p/>
        </draw:line>
        <draw:line draw:style-name="gr1" draw:text-style-name="P14" draw:layer="layout" svg:x1="4.991cm" svg:y1="11.901cm" svg:x2="5.494cm" svg:y2="11.398cm">
          <text:p/>
        </draw:line>
        <draw:line draw:style-name="gr1" draw:text-style-name="P14" draw:layer="layout" svg:x1="4.79cm" svg:y1="10.701cm" svg:x2="5.493cm" svg:y2="10.701cm">
          <text:p/>
        </draw:line>
        <draw:line draw:style-name="gr1" draw:text-style-name="P14" draw:layer="layout" svg:x1="4.994cm" svg:y1="11.201cm" svg:x2="4.994cm" svg:y2="11.904cm">
          <text:p/>
        </draw:line>
        <draw:line draw:style-name="gr1" draw:text-style-name="P14" draw:layer="layout" svg:x1="5.494cm" svg:y1="10.701cm" svg:x2="5.494cm" svg:y2="11.398cm">
          <text:p/>
        </draw:line>
        <draw:line draw:style-name="gr1" draw:text-style-name="P14" draw:layer="layout" svg:x1="4.277cm" svg:y1="11.901cm" svg:x2="4.993cm" svg:y2="11.901cm">
          <text:p/>
        </draw:line>
        <draw:line draw:style-name="gr1" draw:text-style-name="P14" draw:layer="layout" svg:x1="1.991cm" svg:y1="13.401cm" svg:x2="2.693cm" svg:y2="13.401cm">
          <text:p/>
        </draw:line>
        <draw:line draw:style-name="gr1" draw:text-style-name="P14" draw:layer="layout" svg:x1="1.994cm" svg:y1="13.401cm" svg:x2="1.994cm" svg:y2="14.101cm">
          <text:p/>
        </draw:line>
        <draw:line draw:style-name="gr1" draw:text-style-name="P14" draw:layer="layout" svg:x1="1.991cm" svg:y1="13.401cm" svg:x2="2.49cm" svg:y2="12.901cm">
          <text:p/>
        </draw:line>
        <draw:line draw:style-name="gr1" draw:text-style-name="P14" draw:layer="layout" svg:x1="2.691cm" svg:y1="13.401cm" svg:x2="3.193cm" svg:y2="12.899cm">
          <text:p/>
        </draw:line>
        <draw:line draw:style-name="gr1" draw:text-style-name="P14" draw:layer="layout" svg:x1="2.691cm" svg:y1="14.101cm" svg:x2="3.194cm" svg:y2="13.598cm">
          <text:p/>
        </draw:line>
        <draw:line draw:style-name="gr1" draw:text-style-name="P14" draw:layer="layout" svg:x1="2.49cm" svg:y1="12.901cm" svg:x2="3.193cm" svg:y2="12.901cm">
          <text:p/>
        </draw:line>
        <draw:line draw:style-name="gr1" draw:text-style-name="P14" draw:layer="layout" svg:x1="2.694cm" svg:y1="13.401cm" svg:x2="2.694cm" svg:y2="14.101cm">
          <text:p/>
        </draw:line>
        <draw:line draw:style-name="gr1" draw:text-style-name="P14" draw:layer="layout" svg:x1="3.194cm" svg:y1="12.901cm" svg:x2="3.194cm" svg:y2="13.598cm">
          <text:p/>
        </draw:line>
        <draw:line draw:style-name="gr1" draw:text-style-name="P14" draw:layer="layout" svg:x1="1.994cm" svg:y1="14.101cm" svg:x2="2.693cm" svg:y2="14.101cm">
          <text:p/>
        </draw:line>
        <draw:line draw:style-name="gr1" draw:text-style-name="P14" draw:layer="layout" svg:x1="4.279cm" svg:y1="13.401cm" svg:x2="4.995cm" svg:y2="13.401cm">
          <text:p/>
        </draw:line>
        <draw:line draw:style-name="gr1" draw:text-style-name="P14" draw:layer="layout" svg:x1="4.296cm" svg:y1="13.388cm" svg:x2="4.296cm" svg:y2="14.104cm">
          <text:p/>
        </draw:line>
        <draw:line draw:style-name="gr1" draw:text-style-name="P14" draw:layer="layout" svg:x1="4.282cm" svg:y1="13.412cm" svg:x2="4.792cm" svg:y2="12.901cm">
          <text:p/>
        </draw:line>
        <draw:line draw:style-name="gr1" draw:text-style-name="P14" draw:layer="layout" svg:x1="4.993cm" svg:y1="13.401cm" svg:x2="5.495cm" svg:y2="12.899cm">
          <text:p/>
        </draw:line>
        <draw:line draw:style-name="gr1" draw:text-style-name="P14" draw:layer="layout" svg:x1="4.993cm" svg:y1="14.101cm" svg:x2="5.496cm" svg:y2="13.598cm">
          <text:p/>
        </draw:line>
        <draw:line draw:style-name="gr1" draw:text-style-name="P14" draw:layer="layout" svg:x1="4.792cm" svg:y1="12.901cm" svg:x2="5.495cm" svg:y2="12.901cm">
          <text:p/>
        </draw:line>
        <draw:line draw:style-name="gr1" draw:text-style-name="P14" draw:layer="layout" svg:x1="4.996cm" svg:y1="13.401cm" svg:x2="4.996cm" svg:y2="14.104cm">
          <text:p/>
        </draw:line>
        <draw:line draw:style-name="gr1" draw:text-style-name="P14" draw:layer="layout" svg:x1="5.496cm" svg:y1="12.901cm" svg:x2="5.496cm" svg:y2="13.598cm">
          <text:p/>
        </draw:line>
        <draw:line draw:style-name="gr1" draw:text-style-name="P14" draw:layer="layout" svg:x1="4.279cm" svg:y1="14.101cm" svg:x2="4.995cm" svg:y2="14.101cm">
          <text:p/>
        </draw:line>
        <draw:custom-shape draw:style-name="gr2" draw:text-style-name="P15" draw:layer="layout" svg:width="0.048cm" svg:height="0.048cm" draw:transform="rotate (0.241204502625616) translate (2.539cm 12.1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54cm 12.3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541cm 12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1cm 12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2cm 12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3cm 12.5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2cm 12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3cm 12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4cm 12.5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3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3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3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3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3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3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1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1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1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1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1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1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975cm" svg:y1="11.219cm" svg:x2="1.975cm" svg:y2="11.718cm">
          <text:p/>
        </draw:line>
        <draw:frame draw:style-name="gr19" draw:text-style-name="P11" draw:layer="layout" svg:width="0.806cm" svg:height="0.651cm" svg:x="1.797cm" svg:y="11.419cm">
          <draw:text-box>
            <text:p><text:span text:style-name="T6">R</text:span><text:span text:style-name="T7">0</text:span></text:p>
          </draw:text-box>
        </draw:frame>
        <draw:frame draw:style-name="gr19" draw:text-style-name="P11" draw:layer="layout" svg:width="0.806cm" svg:height="0.651cm" svg:x="2.098cm" svg:y="11.124cm">
          <draw:text-box>
            <text:p><text:span text:style-name="T6">R</text:span><text:span text:style-name="T7">1</text:span></text:p>
          </draw:text-box>
        </draw:frame>
        <draw:frame draw:style-name="gr19" draw:text-style-name="P11" draw:layer="layout" svg:width="0.806cm" svg:height="0.651cm" svg:x="2.199cm" svg:y="10.621cm">
          <draw:text-box>
            <text:p><text:span text:style-name="T6">R</text:span><text:span text:style-name="T7">2</text:span></text:p>
          </draw:text-box>
        </draw:frame>
        <draw:custom-shape draw:style-name="gr2" draw:text-style-name="P12" draw:layer="layout" svg:width="0.02cm" svg:height="0.02cm" svg:x="2.202cm" svg:y="1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124791041517595) translate (2.17cm 10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241204502625616) translate (2.139cm 10.8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958cm" svg:y1="11.22cm" svg:x2="2.457cm" svg:y2="11.22cm">
          <text:p/>
        </draw:line>
        <draw:line draw:style-name="gr20" draw:text-style-name="P10" draw:layer="layout" svg:x1="1.973cm" svg:y1="11.218cm" svg:x2="2.326cm" svg:y2="10.865cm">
          <text:p/>
        </draw:line>
        <draw:line draw:style-name="gr20" draw:text-style-name="P10" draw:layer="layout" svg:x1="1.973cm" svg:y1="11.219cm" svg:x2="2.102cm" svg:y2="10.737cm">
          <text:p/>
        </draw:line>
        <draw:line draw:style-name="gr1" draw:text-style-name="P10" draw:layer="layout" svg:x1="1.958cm" svg:y1="11.218cm" svg:x2="2.674cm" svg:y2="11.218cm">
          <text:p/>
        </draw:line>
        <draw:line draw:style-name="gr1" draw:text-style-name="P10" draw:layer="layout" svg:x1="1.975cm" svg:y1="11.205cm" svg:x2="1.975cm" svg:y2="11.921cm">
          <text:p/>
        </draw:line>
        <draw:line draw:style-name="gr1" draw:text-style-name="P10" draw:layer="layout" svg:x1="1.961cm" svg:y1="11.229cm" svg:x2="2.471cm" svg:y2="10.718cm">
          <text:p/>
        </draw:line>
        <draw:line draw:style-name="gr1" draw:text-style-name="P10" draw:layer="layout" svg:x1="2.672cm" svg:y1="11.218cm" svg:x2="3.174cm" svg:y2="10.716cm">
          <text:p/>
        </draw:line>
        <draw:line draw:style-name="gr1" draw:text-style-name="P10" draw:layer="layout" svg:x1="2.672cm" svg:y1="11.918cm" svg:x2="3.175cm" svg:y2="11.415cm">
          <text:p/>
        </draw:line>
        <draw:line draw:style-name="gr1" draw:text-style-name="P10" draw:layer="layout" svg:x1="2.471cm" svg:y1="10.718cm" svg:x2="3.174cm" svg:y2="10.718cm">
          <text:p/>
        </draw:line>
        <draw:line draw:style-name="gr1" draw:text-style-name="P10" draw:layer="layout" svg:x1="2.675cm" svg:y1="11.218cm" svg:x2="2.675cm" svg:y2="11.921cm">
          <text:p/>
        </draw:line>
        <draw:line draw:style-name="gr1" draw:text-style-name="P10" draw:layer="layout" svg:x1="3.175cm" svg:y1="10.718cm" svg:x2="3.175cm" svg:y2="11.415cm">
          <text:p/>
        </draw:line>
        <draw:line draw:style-name="gr1" draw:text-style-name="P10" draw:layer="layout" svg:x1="1.975cm" svg:y1="11.918cm" svg:x2="2.674cm" svg:y2="11.918cm">
          <text:p/>
        </draw:line>
        <draw:custom-shape draw:style-name="gr10" draw:text-style-name="P16" draw:layer="layout" svg:width="0.048cm" svg:height="0.048cm" draw:transform="rotate (-0.481710873550435) translate (3.478cm 10.3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3.347cm 10.5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3.215cm 10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878cm 10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747cm 10.5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15cm 10.6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3.279cm" svg:y1="9.802cm" svg:x2="3.995cm" svg:y2="9.802cm">
            <text:p/>
          </draw:line>
          <draw:line draw:style-name="gr15" draw:text-style-name="P17" draw:layer="layout" svg:x1="3.296cm" svg:y1="9.789cm" svg:x2="3.296cm" svg:y2="10.505cm">
            <text:p/>
          </draw:line>
          <draw:line draw:style-name="gr15" draw:text-style-name="P17" draw:layer="layout" svg:x1="3.282cm" svg:y1="9.813cm" svg:x2="3.792cm" svg:y2="9.302cm">
            <text:p/>
          </draw:line>
          <draw:line draw:style-name="gr15" draw:text-style-name="P17" draw:layer="layout" svg:x1="3.993cm" svg:y1="9.802cm" svg:x2="4.495cm" svg:y2="9.3cm">
            <text:p/>
          </draw:line>
          <draw:line draw:style-name="gr15" draw:text-style-name="P17" draw:layer="layout" svg:x1="3.993cm" svg:y1="10.502cm" svg:x2="4.496cm" svg:y2="9.999cm">
            <text:p/>
          </draw:line>
          <draw:line draw:style-name="gr15" draw:text-style-name="P17" draw:layer="layout" svg:x1="3.792cm" svg:y1="9.302cm" svg:x2="4.495cm" svg:y2="9.302cm">
            <text:p/>
          </draw:line>
          <draw:line draw:style-name="gr15" draw:text-style-name="P17" draw:layer="layout" svg:x1="3.996cm" svg:y1="9.802cm" svg:x2="3.996cm" svg:y2="10.505cm">
            <text:p/>
          </draw:line>
          <draw:line draw:style-name="gr15" draw:text-style-name="P17" draw:layer="layout" svg:x1="4.496cm" svg:y1="9.302cm" svg:x2="4.496cm" svg:y2="9.999cm">
            <text:p/>
          </draw:line>
          <draw:line draw:style-name="gr15" draw:text-style-name="P17" draw:layer="layout" svg:x1="3.279cm" svg:y1="10.502cm" svg:x2="3.995cm" svg:y2="10.502cm">
            <text:p/>
          </draw:line>
        </draw:g>
        <draw:g>
          <draw:line draw:style-name="gr15" draw:text-style-name="P17" draw:layer="layout" svg:x1="5.581cm" svg:y1="9.804cm" svg:x2="6.297cm" svg:y2="9.804cm">
            <text:p/>
          </draw:line>
          <draw:line draw:style-name="gr15" draw:text-style-name="P17" draw:layer="layout" svg:x1="5.598cm" svg:y1="9.791cm" svg:x2="5.598cm" svg:y2="10.507cm">
            <text:p/>
          </draw:line>
          <draw:line draw:style-name="gr15" draw:text-style-name="P17" draw:layer="layout" svg:x1="5.584cm" svg:y1="9.815cm" svg:x2="6.094cm" svg:y2="9.304cm">
            <text:p/>
          </draw:line>
          <draw:line draw:style-name="gr15" draw:text-style-name="P17" draw:layer="layout" svg:x1="6.295cm" svg:y1="9.804cm" svg:x2="6.797cm" svg:y2="9.302cm">
            <text:p/>
          </draw:line>
          <draw:line draw:style-name="gr15" draw:text-style-name="P17" draw:layer="layout" svg:x1="6.295cm" svg:y1="10.504cm" svg:x2="6.798cm" svg:y2="10.001cm">
            <text:p/>
          </draw:line>
          <draw:line draw:style-name="gr15" draw:text-style-name="P17" draw:layer="layout" svg:x1="6.094cm" svg:y1="9.304cm" svg:x2="6.797cm" svg:y2="9.304cm">
            <text:p/>
          </draw:line>
          <draw:line draw:style-name="gr15" draw:text-style-name="P17" draw:layer="layout" svg:x1="6.298cm" svg:y1="9.804cm" svg:x2="6.298cm" svg:y2="10.507cm">
            <text:p/>
          </draw:line>
          <draw:line draw:style-name="gr15" draw:text-style-name="P17" draw:layer="layout" svg:x1="6.798cm" svg:y1="9.304cm" svg:x2="6.798cm" svg:y2="10.001cm">
            <text:p/>
          </draw:line>
          <draw:line draw:style-name="gr15" draw:text-style-name="P17" draw:layer="layout" svg:x1="5.581cm" svg:y1="10.504cm" svg:x2="6.297cm" svg:y2="10.504cm">
            <text:p/>
          </draw:line>
        </draw:g>
        <draw:custom-shape draw:style-name="gr10" draw:text-style-name="P16" draw:layer="layout" svg:width="0.048cm" svg:height="0.048cm" draw:transform="rotate (-0.481710873550435) translate (5.78cm 12.3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49cm 12.5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517cm 12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781cm 12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49cm 12.5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518cm 12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5.583cm" svg:y1="11.806cm" svg:x2="6.299cm" svg:y2="11.806cm">
            <text:p/>
          </draw:line>
          <draw:line draw:style-name="gr15" draw:text-style-name="P17" draw:layer="layout" svg:x1="5.6cm" svg:y1="11.793cm" svg:x2="5.6cm" svg:y2="12.509cm">
            <text:p/>
          </draw:line>
          <draw:line draw:style-name="gr15" draw:text-style-name="P17" draw:layer="layout" svg:x1="5.586cm" svg:y1="11.817cm" svg:x2="6.096cm" svg:y2="11.306cm">
            <text:p/>
          </draw:line>
          <draw:line draw:style-name="gr15" draw:text-style-name="P17" draw:layer="layout" svg:x1="6.297cm" svg:y1="11.806cm" svg:x2="6.799cm" svg:y2="11.304cm">
            <text:p/>
          </draw:line>
          <draw:line draw:style-name="gr15" draw:text-style-name="P17" draw:layer="layout" svg:x1="6.297cm" svg:y1="12.506cm" svg:x2="6.8cm" svg:y2="12.003cm">
            <text:p/>
          </draw:line>
          <draw:line draw:style-name="gr15" draw:text-style-name="P17" draw:layer="layout" svg:x1="6.096cm" svg:y1="11.306cm" svg:x2="6.799cm" svg:y2="11.306cm">
            <text:p/>
          </draw:line>
          <draw:line draw:style-name="gr15" draw:text-style-name="P17" draw:layer="layout" svg:x1="6.3cm" svg:y1="11.806cm" svg:x2="6.3cm" svg:y2="12.509cm">
            <text:p/>
          </draw:line>
          <draw:line draw:style-name="gr15" draw:text-style-name="P17" draw:layer="layout" svg:x1="6.8cm" svg:y1="11.306cm" svg:x2="6.8cm" svg:y2="12.003cm">
            <text:p/>
          </draw:line>
          <draw:line draw:style-name="gr15" draw:text-style-name="P17" draw:layer="layout" svg:x1="5.583cm" svg:y1="12.506cm" svg:x2="6.299cm" svg:y2="12.506cm">
            <text:p/>
          </draw:line>
        </draw:g>
        <draw:custom-shape draw:style-name="gr10" draw:text-style-name="P16" draw:layer="layout" svg:width="0.048cm" svg:height="0.048cm" draw:transform="rotate (0.241204502625616) translate (6.044cm 10.7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6.045cm 10.9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6.046cm 11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5.289cm 9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5.089cm 9.9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4.889cm 9.9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6" draw:text-style-name="P18" draw:layer="layout" svg:x1="16.58cm" svg:y1="7.133cm" svg:x2="17.58cm" svg:y2="7.133cm">
            <text:p/>
          </draw:line>
          <draw:line draw:style-name="gr16" draw:text-style-name="P18" draw:layer="layout" svg:x1="16.579cm" svg:y1="7.133cm" svg:x2="16.579cm" svg:y2="8.133cm">
            <text:p/>
          </draw:line>
          <draw:line draw:style-name="gr16" draw:text-style-name="P18" draw:layer="layout" svg:x1="16.575cm" svg:y1="7.138cm" svg:x2="17.282cm" svg:y2="6.431cm">
            <text:p/>
          </draw:line>
          <draw:line draw:style-name="gr16" draw:text-style-name="P18" draw:layer="layout" svg:x1="16.575cm" svg:y1="7.138cm" svg:x2="16.816cm" svg:y2="6.167cm">
            <text:p/>
          </draw:line>
          <draw:frame draw:style-name="gr21" draw:text-style-name="P19" draw:layer="layout" svg:width="0.948cm" svg:height="0.743cm" svg:x="16.403cm" svg:y="7.733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17.105cm" svg:y="6.235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7.079cm" svg:y="6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7.002cm 6.2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6.926cm 6.2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16.803cm" svg:y="7.034cm">
            <draw:text-box>
              <text:p><text:span text:style-name="T8">E</text:span><text:span text:style-name="T9">1</text:span></text:p>
            </draw:text-box>
          </draw:frame>
        </draw:g>
        <draw:custom-shape draw:style-name="gr2" draw:text-style-name="P15" draw:layer="layout" svg:width="0.048cm" svg:height="0.048cm" draw:transform="rotate (0.241204502625616) translate (18.938cm 10.1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39cm 10.3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4cm 10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8.5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8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6cm 6.2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6.4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3cm 6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7cm 6.2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6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4cm 6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2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2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2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2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2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2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7.602cm" svg:y1="7.702cm" svg:x2="19.802cm" svg:y2="7.702cm">
          <text:p/>
        </draw:line>
        <draw:line draw:style-name="gr5" draw:text-style-name="P10" draw:layer="layout" svg:x1="19.802cm" svg:y1="7.702cm" svg:x2="19.802cm" svg:y2="9.902cm">
          <text:p/>
        </draw:line>
        <draw:line draw:style-name="gr5" draw:text-style-name="P10" draw:layer="layout" svg:x1="17.602cm" svg:y1="7.702cm" svg:x2="17.602cm" svg:y2="9.902cm">
          <text:p/>
        </draw:line>
        <draw:line draw:style-name="gr25" draw:text-style-name="P10" draw:layer="layout" svg:x1="17.602cm" svg:y1="7.701cm" svg:x2="18.602cm" svg:y2="7.701cm">
          <text:p/>
        </draw:line>
        <draw:line draw:style-name="gr25" draw:text-style-name="P10" draw:layer="layout" svg:x1="17.601cm" svg:y1="7.701cm" svg:x2="17.601cm" svg:y2="8.701cm">
          <text:p/>
        </draw:line>
        <draw:line draw:style-name="gr16" draw:text-style-name="P10" draw:layer="layout" svg:x1="17.597cm" svg:y1="7.706cm" svg:x2="18.304cm" svg:y2="6.999cm">
          <text:p/>
        </draw:line>
        <draw:line draw:style-name="gr25" draw:text-style-name="P10" draw:layer="layout" svg:x1="17.597cm" svg:y1="7.706cm" svg:x2="17.838cm" svg:y2="6.735cm">
          <text:p/>
        </draw:line>
        <draw:frame draw:style-name="gr17" draw:text-style-name="P11" draw:layer="layout" svg:width="0.862cm" svg:height="0.743cm" svg:x="17.425cm" svg:y="8.302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17.602cm" svg:y1="9.902cm" svg:x2="19.802cm" svg:y2="9.902cm">
          <text:p/>
        </draw:line>
        <draw:line draw:style-name="gr26" draw:text-style-name="P10" draw:layer="layout" svg:x1="17.602cm" svg:y1="7.702cm" svg:x2="18.483cm" svg:y2="6.821cm">
          <text:p/>
        </draw:line>
        <draw:line draw:style-name="gr5" draw:text-style-name="P10" draw:layer="layout" svg:x1="18.483cm" svg:y1="6.821cm" svg:x2="20.683cm" svg:y2="6.821cm">
          <text:p/>
        </draw:line>
        <draw:line draw:style-name="gr5" draw:text-style-name="P10" draw:layer="layout" svg:x1="20.683cm" svg:y1="6.821cm" svg:x2="20.683cm" svg:y2="9.021cm">
          <text:p/>
        </draw:line>
        <draw:line draw:style-name="gr5" draw:text-style-name="P10" draw:layer="layout" svg:x1="19.802cm" svg:y1="7.702cm" svg:x2="20.683cm" svg:y2="6.821cm">
          <text:p/>
        </draw:line>
        <draw:line draw:style-name="gr5" draw:text-style-name="P10" draw:layer="layout" svg:x1="19.802cm" svg:y1="9.902cm" svg:x2="20.683cm" svg:y2="9.021cm">
          <text:p/>
        </draw:line>
        <draw:frame draw:style-name="gr17" draw:text-style-name="P11" draw:layer="layout" svg:width="0.862cm" svg:height="0.743cm" svg:x="18.226cm" svg:y="7.603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18.127cm" svg:y="6.804cm">
          <draw:text-box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18.1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18.024cm 6.8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17.948cm 6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8.404cm" svg:y1="8.703cm" svg:x2="18.604cm" svg:y2="8.703cm">
          <text:p/>
        </draw:line>
        <draw:line draw:style-name="gr5" draw:text-style-name="P10" draw:layer="layout" svg:x1="18.404cm" svg:y1="8.703cm" svg:x2="18.404cm" svg:y2="8.903cm">
          <text:p/>
        </draw:line>
        <draw:line draw:style-name="gr5" draw:text-style-name="P10" draw:layer="layout" svg:x1="18.401cm" svg:y1="8.703cm" svg:x2="18.502cm" svg:y2="8.602cm">
          <text:p/>
        </draw:line>
        <draw:line draw:style-name="gr5" draw:text-style-name="P10" draw:layer="layout" svg:x1="18.601cm" svg:y1="8.703cm" svg:x2="18.704cm" svg:y2="8.6cm">
          <text:p/>
        </draw:line>
        <draw:line draw:style-name="gr5" draw:text-style-name="P10" draw:layer="layout" svg:x1="18.601cm" svg:y1="8.903cm" svg:x2="18.704cm" svg:y2="8.8cm">
          <text:p/>
        </draw:line>
        <draw:line draw:style-name="gr5" draw:text-style-name="P10" draw:layer="layout" svg:x1="18.5cm" svg:y1="8.603cm" svg:x2="18.704cm" svg:y2="8.603cm">
          <text:p/>
        </draw:line>
        <draw:line draw:style-name="gr5" draw:text-style-name="P10" draw:layer="layout" svg:x1="18.604cm" svg:y1="8.703cm" svg:x2="18.604cm" svg:y2="8.903cm">
          <text:p/>
        </draw:line>
        <draw:line draw:style-name="gr5" draw:text-style-name="P10" draw:layer="layout" svg:x1="18.704cm" svg:y1="8.603cm" svg:x2="18.704cm" svg:y2="8.8cm">
          <text:p/>
        </draw:line>
        <draw:line draw:style-name="gr5" draw:text-style-name="P10" draw:layer="layout" svg:x1="18.404cm" svg:y1="8.903cm" svg:x2="18.604cm" svg:y2="8.903cm">
          <text:p/>
        </draw:line>
        <draw:line draw:style-name="gr5" draw:text-style-name="P10" draw:layer="layout" svg:x1="17.603cm" svg:y1="11.703cm" svg:x2="19.803cm" svg:y2="11.703cm">
          <text:p/>
        </draw:line>
        <draw:line draw:style-name="gr5" draw:text-style-name="P10" draw:layer="layout" svg:x1="19.803cm" svg:y1="11.703cm" svg:x2="19.803cm" svg:y2="13.903cm">
          <text:p/>
        </draw:line>
        <draw:line draw:style-name="gr5" draw:text-style-name="P10" draw:layer="layout" svg:x1="17.603cm" svg:y1="11.703cm" svg:x2="17.603cm" svg:y2="13.903cm">
          <text:p/>
        </draw:line>
        <draw:line draw:style-name="gr5" draw:text-style-name="P10" draw:layer="layout" svg:x1="17.603cm" svg:y1="13.903cm" svg:x2="19.803cm" svg:y2="13.903cm">
          <text:p/>
        </draw:line>
        <draw:line draw:style-name="gr5" draw:text-style-name="P10" draw:layer="layout" svg:x1="17.603cm" svg:y1="11.703cm" svg:x2="18.484cm" svg:y2="10.822cm">
          <text:p/>
        </draw:line>
        <draw:line draw:style-name="gr5" draw:text-style-name="P10" draw:layer="layout" svg:x1="18.484cm" svg:y1="10.822cm" svg:x2="20.684cm" svg:y2="10.822cm">
          <text:p/>
        </draw:line>
        <draw:line draw:style-name="gr5" draw:text-style-name="P10" draw:layer="layout" svg:x1="20.684cm" svg:y1="10.822cm" svg:x2="20.684cm" svg:y2="13.022cm">
          <text:p/>
        </draw:line>
        <draw:line draw:style-name="gr5" draw:text-style-name="P10" draw:layer="layout" svg:x1="19.803cm" svg:y1="11.703cm" svg:x2="20.684cm" svg:y2="10.822cm">
          <text:p/>
        </draw:line>
        <draw:line draw:style-name="gr5" draw:text-style-name="P10" draw:layer="layout" svg:x1="19.803cm" svg:y1="13.903cm" svg:x2="20.684cm" svg:y2="13.022cm">
          <text:p/>
        </draw:line>
        <draw:line draw:style-name="gr5" draw:text-style-name="P10" draw:layer="layout" svg:x1="18.405cm" svg:y1="12.704cm" svg:x2="18.605cm" svg:y2="12.704cm">
          <text:p/>
        </draw:line>
        <draw:line draw:style-name="gr5" draw:text-style-name="P10" draw:layer="layout" svg:x1="18.405cm" svg:y1="12.704cm" svg:x2="18.405cm" svg:y2="12.904cm">
          <text:p/>
        </draw:line>
        <draw:line draw:style-name="gr5" draw:text-style-name="P10" draw:layer="layout" svg:x1="18.402cm" svg:y1="12.704cm" svg:x2="18.503cm" svg:y2="12.603cm">
          <text:p/>
        </draw:line>
        <draw:line draw:style-name="gr5" draw:text-style-name="P10" draw:layer="layout" svg:x1="18.602cm" svg:y1="12.704cm" svg:x2="18.705cm" svg:y2="12.601cm">
          <text:p/>
        </draw:line>
        <draw:line draw:style-name="gr5" draw:text-style-name="P10" draw:layer="layout" svg:x1="18.602cm" svg:y1="12.904cm" svg:x2="18.705cm" svg:y2="12.801cm">
          <text:p/>
        </draw:line>
        <draw:line draw:style-name="gr5" draw:text-style-name="P10" draw:layer="layout" svg:x1="18.501cm" svg:y1="12.604cm" svg:x2="18.705cm" svg:y2="12.604cm">
          <text:p/>
        </draw:line>
        <draw:line draw:style-name="gr5" draw:text-style-name="P10" draw:layer="layout" svg:x1="18.605cm" svg:y1="12.704cm" svg:x2="18.605cm" svg:y2="12.904cm">
          <text:p/>
        </draw:line>
        <draw:line draw:style-name="gr5" draw:text-style-name="P10" draw:layer="layout" svg:x1="18.705cm" svg:y1="12.604cm" svg:x2="18.705cm" svg:y2="12.801cm">
          <text:p/>
        </draw:line>
        <draw:line draw:style-name="gr5" draw:text-style-name="P10" draw:layer="layout" svg:x1="18.405cm" svg:y1="12.904cm" svg:x2="18.605cm" svg:y2="12.904cm">
          <text:p/>
        </draw:line>
        <draw:custom-shape draw:style-name="gr2" draw:text-style-name="P15" draw:layer="layout" svg:width="0.048cm" svg:height="0.048cm" draw:transform="rotate (0.241204502625616) translate (22.939cm 10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cm 10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1cm 10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21.603cm" svg:y1="7.703cm" svg:x2="23.803cm" svg:y2="7.703cm">
          <text:p/>
        </draw:line>
        <draw:line draw:style-name="gr5" draw:text-style-name="P10" draw:layer="layout" svg:x1="23.803cm" svg:y1="7.703cm" svg:x2="23.803cm" svg:y2="9.903cm">
          <text:p/>
        </draw:line>
        <draw:line draw:style-name="gr5" draw:text-style-name="P10" draw:layer="layout" svg:x1="21.603cm" svg:y1="7.703cm" svg:x2="21.603cm" svg:y2="9.903cm">
          <text:p/>
        </draw:line>
        <draw:line draw:style-name="gr5" draw:text-style-name="P10" draw:layer="layout" svg:x1="21.603cm" svg:y1="9.903cm" svg:x2="23.803cm" svg:y2="9.903cm">
          <text:p/>
        </draw:line>
        <draw:line draw:style-name="gr5" draw:text-style-name="P10" draw:layer="layout" svg:x1="21.603cm" svg:y1="7.703cm" svg:x2="22.484cm" svg:y2="6.822cm">
          <text:p/>
        </draw:line>
        <draw:line draw:style-name="gr5" draw:text-style-name="P10" draw:layer="layout" svg:x1="22.484cm" svg:y1="6.822cm" svg:x2="24.684cm" svg:y2="6.822cm">
          <text:p/>
        </draw:line>
        <draw:line draw:style-name="gr5" draw:text-style-name="P10" draw:layer="layout" svg:x1="24.684cm" svg:y1="6.822cm" svg:x2="24.684cm" svg:y2="9.022cm">
          <text:p/>
        </draw:line>
        <draw:line draw:style-name="gr5" draw:text-style-name="P10" draw:layer="layout" svg:x1="23.803cm" svg:y1="7.703cm" svg:x2="24.684cm" svg:y2="6.822cm">
          <text:p/>
        </draw:line>
        <draw:line draw:style-name="gr5" draw:text-style-name="P10" draw:layer="layout" svg:x1="23.803cm" svg:y1="9.903cm" svg:x2="24.684cm" svg:y2="9.022cm">
          <text:p/>
        </draw:line>
        <draw:line draw:style-name="gr5" draw:text-style-name="P10" draw:layer="layout" svg:x1="22.405cm" svg:y1="8.704cm" svg:x2="22.605cm" svg:y2="8.704cm">
          <text:p/>
        </draw:line>
        <draw:line draw:style-name="gr5" draw:text-style-name="P10" draw:layer="layout" svg:x1="22.405cm" svg:y1="8.704cm" svg:x2="22.405cm" svg:y2="8.904cm">
          <text:p/>
        </draw:line>
        <draw:line draw:style-name="gr5" draw:text-style-name="P10" draw:layer="layout" svg:x1="22.402cm" svg:y1="8.704cm" svg:x2="22.503cm" svg:y2="8.603cm">
          <text:p/>
        </draw:line>
        <draw:line draw:style-name="gr5" draw:text-style-name="P10" draw:layer="layout" svg:x1="22.602cm" svg:y1="8.704cm" svg:x2="22.705cm" svg:y2="8.601cm">
          <text:p/>
        </draw:line>
        <draw:line draw:style-name="gr5" draw:text-style-name="P10" draw:layer="layout" svg:x1="22.602cm" svg:y1="8.904cm" svg:x2="22.705cm" svg:y2="8.801cm">
          <text:p/>
        </draw:line>
        <draw:line draw:style-name="gr5" draw:text-style-name="P10" draw:layer="layout" svg:x1="22.501cm" svg:y1="8.604cm" svg:x2="22.705cm" svg:y2="8.604cm">
          <text:p/>
        </draw:line>
        <draw:line draw:style-name="gr5" draw:text-style-name="P10" draw:layer="layout" svg:x1="22.605cm" svg:y1="8.704cm" svg:x2="22.605cm" svg:y2="8.904cm">
          <text:p/>
        </draw:line>
        <draw:line draw:style-name="gr5" draw:text-style-name="P10" draw:layer="layout" svg:x1="22.705cm" svg:y1="8.604cm" svg:x2="22.705cm" svg:y2="8.801cm">
          <text:p/>
        </draw:line>
        <draw:line draw:style-name="gr5" draw:text-style-name="P10" draw:layer="layout" svg:x1="22.405cm" svg:y1="8.904cm" svg:x2="22.605cm" svg:y2="8.904cm">
          <text:p/>
        </draw:line>
        <draw:line draw:style-name="gr5" draw:text-style-name="P10" draw:layer="layout" svg:x1="21.604cm" svg:y1="11.704cm" svg:x2="23.804cm" svg:y2="11.704cm">
          <text:p/>
        </draw:line>
        <draw:line draw:style-name="gr5" draw:text-style-name="P10" draw:layer="layout" svg:x1="23.804cm" svg:y1="11.704cm" svg:x2="23.804cm" svg:y2="13.904cm">
          <text:p/>
        </draw:line>
        <draw:line draw:style-name="gr5" draw:text-style-name="P10" draw:layer="layout" svg:x1="21.604cm" svg:y1="11.704cm" svg:x2="21.604cm" svg:y2="13.904cm">
          <text:p/>
        </draw:line>
        <draw:line draw:style-name="gr5" draw:text-style-name="P10" draw:layer="layout" svg:x1="21.604cm" svg:y1="13.904cm" svg:x2="23.804cm" svg:y2="13.904cm">
          <text:p/>
        </draw:line>
        <draw:line draw:style-name="gr5" draw:text-style-name="P10" draw:layer="layout" svg:x1="21.604cm" svg:y1="11.704cm" svg:x2="22.485cm" svg:y2="10.823cm">
          <text:p/>
        </draw:line>
        <draw:line draw:style-name="gr5" draw:text-style-name="P10" draw:layer="layout" svg:x1="22.485cm" svg:y1="10.823cm" svg:x2="24.685cm" svg:y2="10.823cm">
          <text:p/>
        </draw:line>
        <draw:line draw:style-name="gr5" draw:text-style-name="P10" draw:layer="layout" svg:x1="24.685cm" svg:y1="10.823cm" svg:x2="24.685cm" svg:y2="13.023cm">
          <text:p/>
        </draw:line>
        <draw:line draw:style-name="gr5" draw:text-style-name="P10" draw:layer="layout" svg:x1="23.804cm" svg:y1="11.704cm" svg:x2="24.685cm" svg:y2="10.823cm">
          <text:p/>
        </draw:line>
        <draw:line draw:style-name="gr5" draw:text-style-name="P10" draw:layer="layout" svg:x1="23.804cm" svg:y1="13.904cm" svg:x2="24.685cm" svg:y2="13.023cm">
          <text:p/>
        </draw:line>
        <draw:line draw:style-name="gr5" draw:text-style-name="P10" draw:layer="layout" svg:x1="22.406cm" svg:y1="12.705cm" svg:x2="22.606cm" svg:y2="12.705cm">
          <text:p/>
        </draw:line>
        <draw:line draw:style-name="gr5" draw:text-style-name="P10" draw:layer="layout" svg:x1="22.406cm" svg:y1="12.705cm" svg:x2="22.406cm" svg:y2="12.905cm">
          <text:p/>
        </draw:line>
        <draw:line draw:style-name="gr5" draw:text-style-name="P10" draw:layer="layout" svg:x1="22.403cm" svg:y1="12.705cm" svg:x2="22.504cm" svg:y2="12.604cm">
          <text:p/>
        </draw:line>
        <draw:line draw:style-name="gr5" draw:text-style-name="P10" draw:layer="layout" svg:x1="22.603cm" svg:y1="12.705cm" svg:x2="22.706cm" svg:y2="12.602cm">
          <text:p/>
        </draw:line>
        <draw:line draw:style-name="gr5" draw:text-style-name="P10" draw:layer="layout" svg:x1="22.603cm" svg:y1="12.905cm" svg:x2="22.706cm" svg:y2="12.802cm">
          <text:p/>
        </draw:line>
        <draw:line draw:style-name="gr5" draw:text-style-name="P10" draw:layer="layout" svg:x1="22.502cm" svg:y1="12.605cm" svg:x2="22.706cm" svg:y2="12.605cm">
          <text:p/>
        </draw:line>
        <draw:line draw:style-name="gr5" draw:text-style-name="P10" draw:layer="layout" svg:x1="22.606cm" svg:y1="12.705cm" svg:x2="22.606cm" svg:y2="12.905cm">
          <text:p/>
        </draw:line>
        <draw:line draw:style-name="gr5" draw:text-style-name="P10" draw:layer="layout" svg:x1="22.706cm" svg:y1="12.605cm" svg:x2="22.706cm" svg:y2="12.802cm">
          <text:p/>
        </draw:line>
        <draw:line draw:style-name="gr5" draw:text-style-name="P10" draw:layer="layout" svg:x1="22.406cm" svg:y1="12.905cm" svg:x2="22.606cm" svg:y2="12.905cm">
          <text:p/>
        </draw:line>
        <draw:custom-shape draw:style-name="gr10" draw:text-style-name="P16" draw:layer="layout" svg:width="0.048cm" svg:height="0.048cm" draw:transform="rotate (-0.481710873550435) translate (24.176cm 6.2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6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6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6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6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6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0" draw:layer="layout" svg:x1="19.204cm" svg:y1="5.704cm" svg:x2="21.404cm" svg:y2="5.704cm">
            <text:p/>
          </draw:line>
          <draw:line draw:style-name="gr27" draw:text-style-name="P10" draw:layer="layout" svg:x1="21.404cm" svg:y1="5.704cm" svg:x2="21.404cm" svg:y2="7.904cm">
            <text:p/>
          </draw:line>
          <draw:line draw:style-name="gr27" draw:text-style-name="P10" draw:layer="layout" svg:x1="19.204cm" svg:y1="5.704cm" svg:x2="19.204cm" svg:y2="6.821cm">
            <text:p/>
          </draw:line>
          <draw:line draw:style-name="gr27" draw:text-style-name="P10" draw:layer="layout" svg:x1="20.683cm" svg:y1="7.904cm" svg:x2="21.404cm" svg:y2="7.904cm">
            <text:p/>
          </draw:line>
          <draw:line draw:style-name="gr27" draw:text-style-name="P10" draw:layer="layout" svg:x1="19.204cm" svg:y1="5.704cm" svg:x2="20.085cm" svg:y2="4.823cm">
            <text:p/>
          </draw:line>
          <draw:line draw:style-name="gr27" draw:text-style-name="P10" draw:layer="layout" svg:x1="20.085cm" svg:y1="4.823cm" svg:x2="22.285cm" svg:y2="4.823cm">
            <text:p/>
          </draw:line>
          <draw:line draw:style-name="gr27" draw:text-style-name="P10" draw:layer="layout" svg:x1="22.285cm" svg:y1="4.823cm" svg:x2="22.285cm" svg:y2="7.023cm">
            <text:p/>
          </draw:line>
          <draw:line draw:style-name="gr27" draw:text-style-name="P10" draw:layer="layout" svg:x1="21.404cm" svg:y1="5.704cm" svg:x2="22.285cm" svg:y2="4.823cm">
            <text:p/>
          </draw:line>
          <draw:line draw:style-name="gr27" draw:text-style-name="P10" draw:layer="layout" svg:x1="21.404cm" svg:y1="7.904cm" svg:x2="22.285cm" svg:y2="7.023cm">
            <text:p/>
          </draw:line>
          <draw:line draw:style-name="gr27" draw:text-style-name="P10" draw:layer="layout" svg:x1="20.006cm" svg:y1="6.705cm" svg:x2="20.206cm" svg:y2="6.705cm">
            <text:p/>
          </draw:line>
          <draw:line draw:style-name="gr27" draw:text-style-name="P10" draw:layer="layout" svg:x1="20.006cm" svg:y1="6.705cm" svg:x2="20.006cm" svg:y2="6.821cm">
            <text:p/>
          </draw:line>
          <draw:line draw:style-name="gr27" draw:text-style-name="P10" draw:layer="layout" svg:x1="20.003cm" svg:y1="6.705cm" svg:x2="20.104cm" svg:y2="6.604cm">
            <text:p/>
          </draw:line>
          <draw:line draw:style-name="gr27" draw:text-style-name="P10" draw:layer="layout" svg:x1="20.203cm" svg:y1="6.705cm" svg:x2="20.306cm" svg:y2="6.602cm">
            <text:p/>
          </draw:line>
          <draw:line draw:style-name="gr27" draw:text-style-name="P10" draw:layer="layout" svg:x1="20.287cm" svg:y1="6.821cm" svg:x2="20.306cm" svg:y2="6.802cm">
            <text:p/>
          </draw:line>
          <draw:line draw:style-name="gr27" draw:text-style-name="P10" draw:layer="layout" svg:x1="20.102cm" svg:y1="6.605cm" svg:x2="20.306cm" svg:y2="6.605cm">
            <text:p/>
          </draw:line>
          <draw:line draw:style-name="gr27" draw:text-style-name="P10" draw:layer="layout" svg:x1="20.206cm" svg:y1="6.705cm" svg:x2="20.206cm" svg:y2="6.821cm">
            <text:p/>
          </draw:line>
          <draw:line draw:style-name="gr27" draw:text-style-name="P10" draw:layer="layout" svg:x1="20.306cm" svg:y1="6.605cm" svg:x2="20.306cm" svg:y2="6.802cm">
            <text:p/>
          </draw:line>
        </draw:g>
        <draw:g>
          <draw:line draw:style-name="gr27" draw:text-style-name="P10" draw:layer="layout" svg:x1="23.205cm" svg:y1="5.705cm" svg:x2="25.405cm" svg:y2="5.705cm">
            <text:p/>
          </draw:line>
          <draw:line draw:style-name="gr27" draw:text-style-name="P10" draw:layer="layout" svg:x1="25.405cm" svg:y1="5.705cm" svg:x2="25.405cm" svg:y2="7.905cm">
            <text:p/>
          </draw:line>
          <draw:line draw:style-name="gr27" draw:text-style-name="P10" draw:layer="layout" svg:x1="23.205cm" svg:y1="5.705cm" svg:x2="23.205cm" svg:y2="6.822cm">
            <text:p/>
          </draw:line>
          <draw:line draw:style-name="gr27" draw:text-style-name="P10" draw:layer="layout" svg:x1="24.684cm" svg:y1="7.905cm" svg:x2="25.405cm" svg:y2="7.905cm">
            <text:p/>
          </draw:line>
          <draw:line draw:style-name="gr27" draw:text-style-name="P10" draw:layer="layout" svg:x1="23.205cm" svg:y1="5.705cm" svg:x2="24.086cm" svg:y2="4.824cm">
            <text:p/>
          </draw:line>
          <draw:line draw:style-name="gr27" draw:text-style-name="P10" draw:layer="layout" svg:x1="24.086cm" svg:y1="4.824cm" svg:x2="26.286cm" svg:y2="4.824cm">
            <text:p/>
          </draw:line>
          <draw:line draw:style-name="gr27" draw:text-style-name="P10" draw:layer="layout" svg:x1="26.286cm" svg:y1="4.824cm" svg:x2="26.286cm" svg:y2="7.024cm">
            <text:p/>
          </draw:line>
          <draw:line draw:style-name="gr27" draw:text-style-name="P10" draw:layer="layout" svg:x1="25.405cm" svg:y1="5.705cm" svg:x2="26.286cm" svg:y2="4.824cm">
            <text:p/>
          </draw:line>
          <draw:line draw:style-name="gr27" draw:text-style-name="P10" draw:layer="layout" svg:x1="25.405cm" svg:y1="7.905cm" svg:x2="26.286cm" svg:y2="7.024cm">
            <text:p/>
          </draw:line>
          <draw:line draw:style-name="gr27" draw:text-style-name="P10" draw:layer="layout" svg:x1="24.007cm" svg:y1="6.706cm" svg:x2="24.207cm" svg:y2="6.706cm">
            <text:p/>
          </draw:line>
          <draw:line draw:style-name="gr27" draw:text-style-name="P10" draw:layer="layout" svg:x1="24.007cm" svg:y1="6.706cm" svg:x2="24.007cm" svg:y2="6.822cm">
            <text:p/>
          </draw:line>
          <draw:line draw:style-name="gr27" draw:text-style-name="P10" draw:layer="layout" svg:x1="24.004cm" svg:y1="6.706cm" svg:x2="24.105cm" svg:y2="6.605cm">
            <text:p/>
          </draw:line>
          <draw:line draw:style-name="gr27" draw:text-style-name="P10" draw:layer="layout" svg:x1="24.204cm" svg:y1="6.706cm" svg:x2="24.307cm" svg:y2="6.603cm">
            <text:p/>
          </draw:line>
          <draw:line draw:style-name="gr27" draw:text-style-name="P10" draw:layer="layout" svg:x1="24.288cm" svg:y1="6.822cm" svg:x2="24.307cm" svg:y2="6.803cm">
            <text:p/>
          </draw:line>
          <draw:line draw:style-name="gr27" draw:text-style-name="P10" draw:layer="layout" svg:x1="24.103cm" svg:y1="6.606cm" svg:x2="24.307cm" svg:y2="6.606cm">
            <text:p/>
          </draw:line>
          <draw:line draw:style-name="gr27" draw:text-style-name="P10" draw:layer="layout" svg:x1="24.207cm" svg:y1="6.706cm" svg:x2="24.207cm" svg:y2="6.822cm">
            <text:p/>
          </draw:line>
          <draw:line draw:style-name="gr27" draw:text-style-name="P10" draw:layer="layout" svg:x1="24.307cm" svg:y1="6.606cm" svg:x2="24.307cm" svg:y2="6.803cm">
            <text:p/>
          </draw:line>
        </draw:g>
        <draw:g>
          <draw:line draw:style-name="gr27" draw:text-style-name="P10" draw:layer="layout" svg:x1="24cm" svg:y1="9.706cm" svg:x2="25.406cm" svg:y2="9.706cm">
            <text:p/>
          </draw:line>
          <draw:line draw:style-name="gr27" draw:text-style-name="P10" draw:layer="layout" svg:x1="25.406cm" svg:y1="9.706cm" svg:x2="25.406cm" svg:y2="11.906cm">
            <text:p/>
          </draw:line>
          <draw:line draw:style-name="gr27" draw:text-style-name="P10" draw:layer="layout" svg:x1="23.206cm" svg:y1="9.903cm" svg:x2="23.206cm" svg:y2="10.823cm">
            <text:p/>
          </draw:line>
          <draw:line draw:style-name="gr27" draw:text-style-name="P10" draw:layer="layout" svg:x1="24.685cm" svg:y1="11.906cm" svg:x2="25.406cm" svg:y2="11.906cm">
            <text:p/>
          </draw:line>
          <draw:line draw:style-name="gr27" draw:text-style-name="P10" draw:layer="layout" svg:x1="24.684cm" svg:y1="8.825cm" svg:x2="26.287cm" svg:y2="8.825cm">
            <text:p/>
          </draw:line>
          <draw:line draw:style-name="gr27" draw:text-style-name="P10" draw:layer="layout" svg:x1="26.287cm" svg:y1="8.825cm" svg:x2="26.287cm" svg:y2="11.025cm">
            <text:p/>
          </draw:line>
          <draw:line draw:style-name="gr27" draw:text-style-name="P10" draw:layer="layout" svg:x1="25.406cm" svg:y1="9.706cm" svg:x2="26.287cm" svg:y2="8.825cm">
            <text:p/>
          </draw:line>
          <draw:line draw:style-name="gr27" draw:text-style-name="P10" draw:layer="layout" svg:x1="25.406cm" svg:y1="11.906cm" svg:x2="26.287cm" svg:y2="11.025cm">
            <text:p/>
          </draw:line>
          <draw:line draw:style-name="gr27" draw:text-style-name="P10" draw:layer="layout" svg:x1="24.008cm" svg:y1="10.707cm" svg:x2="24.208cm" svg:y2="10.707cm">
            <text:p/>
          </draw:line>
          <draw:line draw:style-name="gr27" draw:text-style-name="P10" draw:layer="layout" svg:x1="24.008cm" svg:y1="10.707cm" svg:x2="24.008cm" svg:y2="10.823cm">
            <text:p/>
          </draw:line>
          <draw:line draw:style-name="gr27" draw:text-style-name="P10" draw:layer="layout" svg:x1="24.005cm" svg:y1="10.707cm" svg:x2="24.106cm" svg:y2="10.606cm">
            <text:p/>
          </draw:line>
          <draw:line draw:style-name="gr27" draw:text-style-name="P10" draw:layer="layout" svg:x1="24.205cm" svg:y1="10.707cm" svg:x2="24.308cm" svg:y2="10.604cm">
            <text:p/>
          </draw:line>
          <draw:line draw:style-name="gr27" draw:text-style-name="P10" draw:layer="layout" svg:x1="24.289cm" svg:y1="10.823cm" svg:x2="24.308cm" svg:y2="10.804cm">
            <text:p/>
          </draw:line>
          <draw:line draw:style-name="gr27" draw:text-style-name="P10" draw:layer="layout" svg:x1="24.104cm" svg:y1="10.607cm" svg:x2="24.308cm" svg:y2="10.607cm">
            <text:p/>
          </draw:line>
          <draw:line draw:style-name="gr27" draw:text-style-name="P10" draw:layer="layout" svg:x1="24.208cm" svg:y1="10.707cm" svg:x2="24.208cm" svg:y2="10.823cm">
            <text:p/>
          </draw:line>
          <draw:line draw:style-name="gr27" draw:text-style-name="P10" draw:layer="layout" svg:x1="24.308cm" svg:y1="10.607cm" svg:x2="24.308cm" svg:y2="10.804cm">
            <text:p/>
          </draw:line>
        </draw:g>
        <draw:custom-shape draw:style-name="gr10" draw:text-style-name="P16" draw:layer="layout" svg:width="0.048cm" svg:height="0.048cm" draw:transform="rotate (-0.481710873550435) translate (24.176cm 10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10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10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10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10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10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1" draw:layer="layout" svg:width="1.776cm" svg:height="0.434cm" draw:transform="rotate (-0.523598775598299) translate (7.317cm 6.41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1" draw:layer="layout" svg:width="1.416cm" svg:height="0.434cm" draw:transform="rotate (0.523598775598299) translate (7.4cm 11.20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2" draw:layer="layout" svg:width="5.3cm" svg:height="1.857cm" svg:x="6.8cm" svg:y="5.6cm">
          <draw:text-box>
            <text:p><text:span text:style-name="T10">I</text:span><text:span text:style-name="T11">(</text:span><text:span text:style-name="T11">b</text:span><text:span text:style-name="T11">0</text:span><text:span text:style-name="T11">,</text:span><text:span text:style-name="T11">b</text:span><text:span text:style-name="T11">1</text:span><text:span text:style-name="T11">,</text:span><text:span text:style-name="T11">..</text:span><text:span text:style-name="T11">.</text:span><text:span text:style-name="T11">,</text:span><text:span text:style-name="T11">r</text:span><text:span text:style-name="T11">0</text:span><text:span text:style-name="T11">,</text:span><text:span text:style-name="T11">r</text:span><text:span text:style-name="T11">1</text:span><text:span text:style-name="T11">,</text:span><text:span text:style-name="T11">…</text:span><text:span text:style-name="T11">)</text:span></text:p>
          </draw:text-box>
        </draw:frame>
        <draw:frame draw:style-name="gr30" draw:text-style-name="P22" draw:layer="layout" svg:width="4.029cm" svg:height="1.054cm" svg:x="7.1cm" svg:y="11.6cm">
          <draw:text-box>
            <text:p><text:span text:style-name="T10">W</text:span><text:span text:style-name="T11">(</text:span><text:span text:style-name="T11">r</text:span><text:span text:style-name="T11">0</text:span><text:span text:style-name="T11">,</text:span><text:span text:style-name="T11">r</text:span><text:span text:style-name="T11">1</text:span><text:span text:style-name="T11">,</text:span><text:span text:style-name="T11">…</text:span><text:span text:style-name="T11">,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)</text:span></text:p>
          </draw:text-box>
        </draw:frame>
        <draw:custom-shape draw:style-name="gr54" draw:text-style-name="P21" draw:layer="layout" svg:width="2.7cm" svg:height="0.434cm" svg:x="13.2cm" svg:y="9.3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2" draw:layer="layout" svg:width="3.889cm" svg:height="1.054cm" svg:x="12.701cm" svg:y="8.4cm">
          <draw:text-box>
            <text:p><text:span text:style-name="T12">O</text:span><text:span text:style-name="T11">(</text:span><text:span text:style-name="T11">b</text:span><text:span text:style-name="T11">0</text:span><text:span text:style-name="T11">,</text:span><text:span text:style-name="T11">b</text:span><text:span text:style-name="T11">1</text:span><text:span text:style-name="T11">,</text:span><text:span text:style-name="T11">..</text:span><text:span text:style-name="T11">,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)</text:span></text:p>
          </draw:text-box>
        </draw:frame>
        <draw:g>
          <draw:line draw:style-name="gr16" draw:text-style-name="P18" draw:layer="layout" svg:x1="1.477cm" svg:y1="10.466cm" svg:x2="2.477cm" svg:y2="10.466cm">
            <text:p/>
          </draw:line>
          <draw:line draw:style-name="gr16" draw:text-style-name="P18" draw:layer="layout" svg:x1="1.476cm" svg:y1="10.466cm" svg:x2="1.476cm" svg:y2="11.466cm">
            <text:p/>
          </draw:line>
          <draw:line draw:style-name="gr16" draw:text-style-name="P18" draw:layer="layout" svg:x1="1.472cm" svg:y1="10.471cm" svg:x2="2.179cm" svg:y2="9.764cm">
            <text:p/>
          </draw:line>
          <draw:line draw:style-name="gr16" draw:text-style-name="P18" draw:layer="layout" svg:x1="1.472cm" svg:y1="10.471cm" svg:x2="1.713cm" svg:y2="9.5cm">
            <text:p/>
          </draw:line>
          <draw:frame draw:style-name="gr21" draw:text-style-name="P19" draw:layer="layout" svg:width="0.948cm" svg:height="0.743cm" svg:x="1.3cm" svg:y="11.057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2.002cm" svg:y="9.259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.976cm" svg:y="9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.899cm 9.6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.823cm 9.5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2.3cm" svg:y="9.858cm">
            <draw:text-box>
              <text:p><text:span text:style-name="T8">E</text:span><text:span text:style-name="T9">1</text:span></text:p>
            </draw:text-box>
          </draw:frame>
        </draw:g>
        <draw:g>
          <draw:line draw:style-name="gr33" draw:text-style-name="P18" draw:layer="layout" svg:x1="1.153cm" svg:y1="4.297cm" svg:x2="1.955cm" svg:y2="2.009cm">
            <text:p/>
          </draw:line>
          <draw:line draw:style-name="gr33" draw:text-style-name="P18" draw:layer="layout" svg:x1="1.156cm" svg:y1="4.301cm" svg:x2="2.486cm" svg:y2="2.421cm">
            <text:p/>
          </draw:line>
          <draw:line draw:style-name="gr33" draw:text-style-name="P18" draw:layer="layout" svg:x1="1.154cm" svg:y1="4.299cm" svg:x2="1.385cm" svg:y2="1.967cm">
            <text:p/>
          </draw:line>
          <draw:line draw:style-name="gr33" draw:text-style-name="P18" draw:layer="layout" svg:x1="1.154cm" svg:y1="4.3cm" svg:x2="0.223cm" svg:y2="2.338cm">
            <text:p/>
          </draw:line>
          <draw:frame draw:style-name="gr43" draw:text-style-name="P19" draw:layer="layout" svg:width="1.069cm" svg:height="0.993cm" svg:x="2.258cm" svg:y="2.351cm">
            <draw:text-box>
              <text:p><text:span text:style-name="T13">G</text:span><text:span text:style-name="T14">0</text:span></text:p>
            </draw:text-box>
          </draw:frame>
          <draw:frame draw:style-name="gr44" draw:text-style-name="P19" draw:layer="layout" svg:width="1.291cm" svg:height="1.209cm" draw:transform="rotate (0.000174532925199433) translate (1.094cm 1.383cm)">
            <draw:text-box>
              <text:p><text:span text:style-name="T13">G</text:span><text:span text:style-name="T14">2</text:span></text:p>
            </draw:text-box>
          </draw:frame>
          <draw:custom-shape draw:style-name="gr22" draw:text-style-name="P20" draw:layer="layout" svg:width="0.035cm" svg:height="0.035cm" draw:transform="rotate (0.686612527734569) translate (1.044cm 2.7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5cm" draw:transform="skewX (0.028623399732707) rotate (0.811403569252164) translate (0.877cm 2.7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6cm" draw:transform="skewX (-0.0277507351067099) rotate (0.927817030360185) translate (0.715cm 2.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19" draw:layer="layout" svg:width="1.218cm" svg:height="1.372cm" draw:transform="rotate (0.000523598775598299) translate (1.795cm 1.523cm)">
            <draw:text-box>
              <text:p><text:span text:style-name="T13">G</text:span><text:span text:style-name="T14">1</text:span></text:p>
            </draw:text-box>
          </draw:frame>
        </draw:g>
        <draw:custom-shape draw:style-name="gr46" draw:text-style-name="P23" draw:layer="layout" svg:width="4.434cm" svg:height="3.699cm" svg:x="1.472cm" svg:y="10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3" draw:layer="layout" svg:width="5.828cm" svg:height="1.365cm" svg:x="1.472cm" svg:y="9.1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27.34818093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23" draw:layer="layout" svg:width="5.033cm" svg:height="1.389cm" draw:transform="rotate (1.5707963267949) translate (5.911cm 14.15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916.079831251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24" draw:layer="layout" svg:width="7.627cm" svg:height="6.887cm" svg:x="16.572cm" svg:y="7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4" draw:layer="layout" svg:width="10.128cm" svg:height="2.542cm" svg:x="16.572cm" svg:y="4.58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311.273625225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24" draw:layer="layout" svg:width="9.431cm" svg:height="2.494cm" draw:transform="rotate (1.5707963267949) translate (24.206cm 14.013cm)">
          <text:p/>
          <draw:enhanced-geometry svg:viewBox="0 0 21600 21600" draw:mirror-vertical="true" draw:glue-points="?f6 0 10800 ?f8 ?f11 10800 ?f9 21600 10800 ?f10 ?f5 10800" draw:text-areas="?f3 ?f3 ?f4 ?f4" draw:type="parallelogram" draw:modifiers="5868.938616300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16" draw:text-style-name="P18" draw:layer="layout" svg:x1="9.808cm" svg:y1="8.767cm" svg:x2="10.808cm" svg:y2="8.767cm">
            <text:p/>
          </draw:line>
          <draw:line draw:style-name="gr16" draw:text-style-name="P18" draw:layer="layout" svg:x1="9.807cm" svg:y1="8.767cm" svg:x2="9.807cm" svg:y2="9.767cm">
            <text:p/>
          </draw:line>
          <draw:line draw:style-name="gr16" draw:text-style-name="P18" draw:layer="layout" svg:x1="9.803cm" svg:y1="8.772cm" svg:x2="10.51cm" svg:y2="8.065cm">
            <text:p/>
          </draw:line>
          <draw:line draw:style-name="gr16" draw:text-style-name="P18" draw:layer="layout" svg:x1="9.803cm" svg:y1="8.772cm" svg:x2="10.044cm" svg:y2="7.801cm">
            <text:p/>
          </draw:line>
          <draw:frame draw:style-name="gr21" draw:text-style-name="P19" draw:layer="layout" svg:width="0.948cm" svg:height="0.743cm" svg:x="9.631cm" svg:y="9.358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10.333cm" svg:y="7.56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0.307cm" svg:y="7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0.23cm 7.9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0.154cm 7.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10.631cm" svg:y="8.159cm">
            <draw:text-box>
              <text:p><text:span text:style-name="T8">E</text:span><text:span text:style-name="T9">1</text:span></text:p>
            </draw:text-box>
          </draw:frame>
        </draw:g>
        <draw:custom-shape draw:style-name="gr58" draw:text-style-name="P26" draw:layer="layout" svg:width="3cm" svg:height="5cm" svg:x="9.4cm" svg:y="6.8cm">
          <text:p/>
          <draw:enhanced-geometry svg:viewBox="0 0 21600 21600" draw:type="rectangle" draw:enhanced-path="M 0 0 L 21600 0 21600 21600 0 21600 0 0 Z N"/>
        </draw:custom-shape>
        <draw:frame draw:style-name="gr59" draw:text-style-name="P27" draw:layer="layout" svg:width="3.4cm" svg:height="0.602cm" svg:x="9.249cm" svg:y="6.784cm">
          <draw:text-box>
            <text:p><text:span text:style-name="T15">R</text:span><text:span text:style-name="T15">e</text:span><text:span text:style-name="T15">d</text:span><text:span text:style-name="T15">u</text:span><text:span text:style-name="T15">c</text:span><text:span text:style-name="T15">ti</text:span><text:span text:style-name="T15">o</text:span><text:span text:style-name="T15">n </text:span><text:span text:style-name="T15">C</text:span><text:span text:style-name="T15">i</text:span><text:span text:style-name="T15">r</text:span><text:span text:style-name="T15">c</text:span><text:span text:style-name="T15">u</text:span><text:span text:style-name="T15">it</text:span></text:p>
          </draw:text-box>
        </draw:frame>
        <draw:line draw:style-name="gr60" draw:text-style-name="P3" draw:layer="layout" svg:x1="9.931cm" svg:y1="8cm" svg:x2="10.931cm" svg:y2="8cm">
          <text:p/>
        </draw:line>
        <draw:line draw:style-name="gr60" draw:text-style-name="P3" draw:layer="layout" svg:x1="9.929cm" svg:y1="8.5cm" svg:x2="10.929cm" svg:y2="8.5cm">
          <text:p/>
        </draw:line>
        <draw:line draw:style-name="gr60" draw:text-style-name="P3" draw:layer="layout" svg:x1="9.928cm" svg:y1="9.5cm" svg:x2="10.928cm" svg:y2="9.5cm">
          <text:p/>
        </draw:line>
        <draw:line draw:style-name="gr60" draw:text-style-name="P3" draw:layer="layout" svg:x1="9.926cm" svg:y1="9cm" svg:x2="10.926cm" svg:y2="9cm">
          <text:p/>
        </draw:line>
        <draw:line draw:style-name="gr60" draw:text-style-name="P3" draw:layer="layout" svg:x1="9.925cm" svg:y1="10cm" svg:x2="10.925cm" svg:y2="10cm">
          <text:p/>
        </draw:line>
        <draw:line draw:style-name="gr60" draw:text-style-name="P3" draw:layer="layout" svg:x1="9.923cm" svg:y1="10.5cm" svg:x2="10.923cm" svg:y2="10.5cm">
          <text:p/>
        </draw:line>
        <draw:line draw:style-name="gr60" draw:text-style-name="P3" draw:layer="layout" svg:x1="9.92cm" svg:y1="11cm" svg:x2="10.92cm" svg:y2="11cm">
          <text:p/>
        </draw:line>
        <draw:line draw:style-name="gr61" draw:text-style-name="P3" draw:layer="layout" svg:x1="9.924cm" svg:y1="7.5cm" svg:x2="9.924cm" svg:y2="11cm">
          <text:p/>
        </draw:line>
        <draw:line draw:style-name="gr61" draw:text-style-name="P3" draw:layer="layout" svg:x1="8.924cm" svg:y1="7.5cm" svg:x2="9.924cm" svg:y2="7.5cm">
          <text:p/>
        </draw:line>
        <draw:line draw:style-name="gr62" draw:text-style-name="P3" draw:layer="layout" svg:x1="8.924cm" svg:y1="8.2cm" svg:x2="10.924cm" svg:y2="8.2cm">
          <text:p/>
        </draw:line>
        <draw:line draw:style-name="gr62" draw:text-style-name="P3" draw:layer="layout" svg:x1="8.924cm" svg:y1="9.2cm" svg:x2="10.924cm" svg:y2="9.2cm">
          <text:p/>
        </draw:line>
        <draw:line draw:style-name="gr62" draw:text-style-name="P3" draw:layer="layout" svg:x1="8.924cm" svg:y1="10.2cm" svg:x2="10.924cm" svg:y2="10.2cm">
          <text:p/>
        </draw:line>
        <draw:line draw:style-name="gr62" draw:text-style-name="P3" draw:layer="layout" svg:x1="8.924cm" svg:y1="11.2cm" svg:x2="10.924cm" svg:y2="11.2cm">
          <text:p/>
        </draw:line>
        <draw:line draw:style-name="gr62" draw:text-style-name="P3" draw:layer="layout" svg:x1="8.924cm" svg:y1="8.7cm" svg:x2="10.924cm" svg:y2="8.7cm">
          <text:p/>
        </draw:line>
        <draw:line draw:style-name="gr62" draw:text-style-name="P3" draw:layer="layout" svg:x1="8.924cm" svg:y1="9.7cm" svg:x2="10.924cm" svg:y2="9.7cm">
          <text:p/>
        </draw:line>
        <draw:line draw:style-name="gr62" draw:text-style-name="P3" draw:layer="layout" svg:x1="8.924cm" svg:y1="10.7cm" svg:x2="10.924cm" svg:y2="10.7cm">
          <text:p/>
        </draw:line>
        <draw:line draw:style-name="gr63" draw:text-style-name="P3" draw:layer="layout" svg:x1="12cm" svg:y1="8.1cm" svg:x2="13cm" svg:y2="8.1cm">
          <text:p/>
        </draw:line>
        <draw:line draw:style-name="gr63" draw:text-style-name="P3" draw:layer="layout" svg:x1="11.993cm" svg:y1="9.1cm" svg:x2="12.993cm" svg:y2="9.1cm">
          <text:p/>
        </draw:line>
        <draw:line draw:style-name="gr63" draw:text-style-name="P3" draw:layer="layout" svg:x1="11.986cm" svg:y1="10.1cm" svg:x2="12.986cm" svg:y2="10.1cm">
          <text:p/>
        </draw:line>
        <draw:line draw:style-name="gr63" draw:text-style-name="P3" draw:layer="layout" svg:x1="11.979cm" svg:y1="11.1cm" svg:x2="12.979cm" svg:y2="11.1cm">
          <text:p/>
        </draw:line>
        <draw:line draw:style-name="gr63" draw:text-style-name="P3" draw:layer="layout" svg:x1="11.994cm" svg:y1="8.6cm" svg:x2="12.994cm" svg:y2="8.6cm">
          <text:p/>
        </draw:line>
        <draw:line draw:style-name="gr63" draw:text-style-name="P3" draw:layer="layout" svg:x1="11.987cm" svg:y1="9.6cm" svg:x2="12.987cm" svg:y2="9.6cm">
          <text:p/>
        </draw:line>
        <draw:line draw:style-name="gr63" draw:text-style-name="P3" draw:layer="layout" svg:x1="11.98cm" svg:y1="10.6cm" svg:x2="12.98cm" svg:y2="10.6cm">
          <text:p/>
        </draw:line>
        <draw:custom-shape draw:style-name="gr64" draw:text-style-name="P28" draw:layer="layout" svg:width="1cm" svg:height="0.4cm" svg:x="11cm" svg:y="7.9cm">
          <text:p text:style-name="P9"><text:span text:style-name="T16">Dot-produ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1cm" svg:height="0.4cm" svg:x="11cm" svg:y="8.9cm">
          <text:p text:style-name="P9"><text:span text:style-name="T16">Dot-produ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1cm" svg:height="0.4cm" svg:x="11cm" svg:y="9.9cm">
          <text:p text:style-name="P9"><text:span text:style-name="T16">Dot-produ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1cm" svg:height="0.4cm" svg:x="11cm" svg:y="8.4cm">
          <text:p text:style-name="P9"><text:span text:style-name="T16">Dot-produ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1cm" svg:height="0.4cm" svg:x="11cm" svg:y="9.4cm">
          <text:p text:style-name="P9"><text:span text:style-name="T16">Dot-produ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1cm" svg:height="0.4cm" svg:x="11cm" svg:y="10.4cm">
          <text:p text:style-name="P9"><text:span text:style-name="T16">Dot-produ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1cm" svg:height="0.4cm" svg:x="11cm" svg:y="10.9cm">
          <text:p text:style-name="P9"><text:span text:style-name="T16">Dot-produc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63" draw:text-style-name="P3" draw:layer="layout" svg:x1="13.282cm" svg:y1="9.817cm" svg:x2="13.682cm" svg:y2="9.817cm">
          <text:p/>
        </draw:line>
        <draw:custom-shape draw:style-name="gr65" draw:text-style-name="P29" draw:layer="layout" svg:width="0.6cm" svg:height="0.4cm" svg:x="12.682cm" svg:y="9.617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0.074cm" svg:height="0.074cm" draw:transform="skewX (0.0134390352403564) rotate (2.35619449019234) translate (10.23cm 8.84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2.35619449019234) translate (10.326cm 8.7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4) rotate (2.35619449019234) translate (10.136cm 8.93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draw:layer="layout" svg:width="25.8cm" svg:height="10.1cm" svg:x="2cm" svg:y="3.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25.8cm" svg:height="10.1cm" svg:x="1.6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25.8cm" svg:height="10.2cm" svg:x="1.2cm" svg:y="4.3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3.8cm" svg:y1="6.1cm" svg:x2="6cm" svg:y2="6.1cm">
          <text:p/>
        </draw:line>
        <draw:line draw:style-name="gr5" draw:text-style-name="P10" draw:layer="layout" svg:x1="6cm" svg:y1="6.1cm" svg:x2="6cm" svg:y2="8.3cm">
          <text:p/>
        </draw:line>
        <draw:line draw:style-name="gr5" draw:text-style-name="P10" draw:layer="layout" svg:x1="3.8cm" svg:y1="6.1cm" svg:x2="3.8cm" svg:y2="8.3cm">
          <text:p/>
        </draw:line>
        <draw:line draw:style-name="gr16" draw:text-style-name="P10" draw:layer="layout" svg:x1="3.8cm" svg:y1="6.1cm" svg:x2="4.8cm" svg:y2="6.1cm">
          <text:p/>
        </draw:line>
        <draw:line draw:style-name="gr16" draw:text-style-name="P10" draw:layer="layout" svg:x1="3.799cm" svg:y1="6.1cm" svg:x2="3.799cm" svg:y2="7.1cm">
          <text:p/>
        </draw:line>
        <draw:line draw:style-name="gr16" draw:text-style-name="P10" draw:layer="layout" svg:x1="3.795cm" svg:y1="6.105cm" svg:x2="4.502cm" svg:y2="5.398cm">
          <text:p/>
        </draw:line>
        <draw:line draw:style-name="gr16" draw:text-style-name="P10" draw:layer="layout" svg:x1="3.795cm" svg:y1="6.105cm" svg:x2="4.036cm" svg:y2="5.134cm">
          <text:p/>
        </draw:line>
        <draw:frame draw:style-name="gr17" draw:text-style-name="P11" draw:layer="layout" svg:width="0.862cm" svg:height="0.743cm" svg:x="3.623cm" svg:y="6.7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3.8cm" svg:y1="8.3cm" svg:x2="6cm" svg:y2="8.3cm">
          <text:p/>
        </draw:line>
        <draw:line draw:style-name="gr5" draw:text-style-name="P10" draw:layer="layout" svg:x1="3.8cm" svg:y1="6.1cm" svg:x2="4.681cm" svg:y2="5.219cm">
          <text:p/>
        </draw:line>
        <draw:line draw:style-name="gr5" draw:text-style-name="P10" draw:layer="layout" svg:x1="4.681cm" svg:y1="5.219cm" svg:x2="6.881cm" svg:y2="5.219cm">
          <text:p/>
        </draw:line>
        <draw:line draw:style-name="gr5" draw:text-style-name="P10" draw:layer="layout" svg:x1="6.881cm" svg:y1="5.219cm" svg:x2="6.881cm" svg:y2="7.419cm">
          <text:p/>
        </draw:line>
        <draw:line draw:style-name="gr5" draw:text-style-name="P10" draw:layer="layout" svg:x1="6cm" svg:y1="6.1cm" svg:x2="6.881cm" svg:y2="5.219cm">
          <text:p/>
        </draw:line>
        <draw:line draw:style-name="gr5" draw:text-style-name="P10" draw:layer="layout" svg:x1="6cm" svg:y1="8.3cm" svg:x2="6.881cm" svg:y2="7.419cm">
          <text:p/>
        </draw:line>
        <draw:frame draw:style-name="gr17" draw:text-style-name="P11" draw:layer="layout" svg:width="0.862cm" svg:height="0.743cm" svg:x="4.424cm" svg:y="6.001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4.325cm" svg:y="5.202cm">
          <draw:text-box draw:corner-radius="0.075cm"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4.264cm" svg:y="5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4.187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4.111cm 5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13" draw:layer="layout" svg:x1="4.501cm" svg:y1="7.201cm" svg:x2="4.501cm" svg:y2="7.7cm">
            <text:p/>
          </draw:line>
          <draw:frame draw:style-name="gr19" draw:text-style-name="P11" draw:layer="layout" svg:width="0.806cm" svg:height="0.651cm" svg:x="4.323cm" svg:y="7.401cm">
            <draw:text-box>
              <text:p><text:span text:style-name="T6">R</text:span><text:span text:style-name="T7">0</text:span></text:p>
            </draw:text-box>
          </draw:frame>
          <draw:frame draw:style-name="gr19" draw:text-style-name="P11" draw:layer="layout" svg:width="0.806cm" svg:height="0.651cm" svg:x="4.624cm" svg:y="7.106cm">
            <draw:text-box>
              <text:p><text:span text:style-name="T6">R</text:span><text:span text:style-name="T7">1</text:span></text:p>
            </draw:text-box>
          </draw:frame>
          <draw:frame draw:style-name="gr19" draw:text-style-name="P11" draw:layer="layout" svg:width="0.806cm" svg:height="0.651cm" svg:x="4.725cm" svg:y="6.603cm">
            <draw:text-box>
              <text:p><text:span text:style-name="T6">R</text:span><text:span text:style-name="T7">2</text:span></text:p>
            </draw:text-box>
          </draw:frame>
          <draw:custom-shape draw:style-name="gr2" draw:text-style-name="P12" draw:layer="layout" svg:width="0.02cm" svg:height="0.02cm" svg:x="4.728cm" svg:y="6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124791041517595) translate (4.696cm 6.8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241204502625616) translate (4.665cm 6.7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3" draw:layer="layout" svg:x1="4.484cm" svg:y1="7.202cm" svg:x2="4.983cm" svg:y2="7.202cm">
            <text:p/>
          </draw:line>
          <draw:line draw:style-name="gr18" draw:text-style-name="P13" draw:layer="layout" svg:x1="4.499cm" svg:y1="7.2cm" svg:x2="4.852cm" svg:y2="6.847cm">
            <text:p/>
          </draw:line>
          <draw:line draw:style-name="gr18" draw:text-style-name="P13" draw:layer="layout" svg:x1="4.499cm" svg:y1="7.201cm" svg:x2="4.628cm" svg:y2="6.719cm">
            <text:p/>
          </draw:line>
          <draw:line draw:style-name="gr5" draw:text-style-name="P10" draw:layer="layout" svg:x1="4.484cm" svg:y1="7.2cm" svg:x2="5.2cm" svg:y2="7.2cm">
            <text:p/>
          </draw:line>
          <draw:line draw:style-name="gr5" draw:text-style-name="P10" draw:layer="layout" svg:x1="4.501cm" svg:y1="7.187cm" svg:x2="4.501cm" svg:y2="7.903cm">
            <text:p/>
          </draw:line>
          <draw:line draw:style-name="gr5" draw:text-style-name="P10" draw:layer="layout" svg:x1="4.487cm" svg:y1="7.211cm" svg:x2="4.997cm" svg:y2="6.7cm">
            <text:p/>
          </draw:line>
          <draw:line draw:style-name="gr5" draw:text-style-name="P10" draw:layer="layout" svg:x1="5.198cm" svg:y1="7.2cm" svg:x2="5.7cm" svg:y2="6.698cm">
            <text:p/>
          </draw:line>
          <draw:line draw:style-name="gr5" draw:text-style-name="P10" draw:layer="layout" svg:x1="5.198cm" svg:y1="7.9cm" svg:x2="5.701cm" svg:y2="7.397cm">
            <text:p/>
          </draw:line>
          <draw:line draw:style-name="gr5" draw:text-style-name="P10" draw:layer="layout" svg:x1="4.997cm" svg:y1="6.7cm" svg:x2="5.7cm" svg:y2="6.7cm">
            <text:p/>
          </draw:line>
          <draw:line draw:style-name="gr5" draw:text-style-name="P10" draw:layer="layout" svg:x1="5.201cm" svg:y1="7.2cm" svg:x2="5.201cm" svg:y2="7.903cm">
            <text:p/>
          </draw:line>
          <draw:line draw:style-name="gr5" draw:text-style-name="P10" draw:layer="layout" svg:x1="5.701cm" svg:y1="6.7cm" svg:x2="5.701cm" svg:y2="7.397cm">
            <text:p/>
          </draw:line>
          <draw:line draw:style-name="gr5" draw:text-style-name="P10" draw:layer="layout" svg:x1="4.501cm" svg:y1="7.9cm" svg:x2="5.2cm" svg:y2="7.9cm">
            <text:p/>
          </draw:line>
        </draw:g>
        <draw:line draw:style-name="gr1" draw:text-style-name="P14" draw:layer="layout" svg:x1="4.277cm" svg:y1="11.201cm" svg:x2="4.993cm" svg:y2="11.201cm">
          <text:p/>
        </draw:line>
        <draw:line draw:style-name="gr1" draw:text-style-name="P14" draw:layer="layout" svg:x1="4.294cm" svg:y1="11.188cm" svg:x2="4.294cm" svg:y2="11.904cm">
          <text:p/>
        </draw:line>
        <draw:line draw:style-name="gr1" draw:text-style-name="P14" draw:layer="layout" svg:x1="4.28cm" svg:y1="11.212cm" svg:x2="4.79cm" svg:y2="10.701cm">
          <text:p/>
        </draw:line>
        <draw:line draw:style-name="gr1" draw:text-style-name="P14" draw:layer="layout" svg:x1="4.991cm" svg:y1="11.201cm" svg:x2="5.493cm" svg:y2="10.699cm">
          <text:p/>
        </draw:line>
        <draw:line draw:style-name="gr1" draw:text-style-name="P14" draw:layer="layout" svg:x1="4.991cm" svg:y1="11.901cm" svg:x2="5.494cm" svg:y2="11.398cm">
          <text:p/>
        </draw:line>
        <draw:line draw:style-name="gr1" draw:text-style-name="P14" draw:layer="layout" svg:x1="4.79cm" svg:y1="10.701cm" svg:x2="5.493cm" svg:y2="10.701cm">
          <text:p/>
        </draw:line>
        <draw:line draw:style-name="gr1" draw:text-style-name="P14" draw:layer="layout" svg:x1="4.994cm" svg:y1="11.201cm" svg:x2="4.994cm" svg:y2="11.904cm">
          <text:p/>
        </draw:line>
        <draw:line draw:style-name="gr1" draw:text-style-name="P14" draw:layer="layout" svg:x1="5.494cm" svg:y1="10.701cm" svg:x2="5.494cm" svg:y2="11.398cm">
          <text:p/>
        </draw:line>
        <draw:line draw:style-name="gr1" draw:text-style-name="P14" draw:layer="layout" svg:x1="4.277cm" svg:y1="11.901cm" svg:x2="4.993cm" svg:y2="11.901cm">
          <text:p/>
        </draw:line>
        <draw:line draw:style-name="gr1" draw:text-style-name="P14" draw:layer="layout" svg:x1="1.991cm" svg:y1="13.401cm" svg:x2="2.693cm" svg:y2="13.401cm">
          <text:p/>
        </draw:line>
        <draw:line draw:style-name="gr1" draw:text-style-name="P14" draw:layer="layout" svg:x1="1.994cm" svg:y1="13.401cm" svg:x2="1.994cm" svg:y2="14.101cm">
          <text:p/>
        </draw:line>
        <draw:line draw:style-name="gr1" draw:text-style-name="P14" draw:layer="layout" svg:x1="1.991cm" svg:y1="13.401cm" svg:x2="2.49cm" svg:y2="12.901cm">
          <text:p/>
        </draw:line>
        <draw:line draw:style-name="gr1" draw:text-style-name="P14" draw:layer="layout" svg:x1="2.691cm" svg:y1="13.401cm" svg:x2="3.193cm" svg:y2="12.899cm">
          <text:p/>
        </draw:line>
        <draw:line draw:style-name="gr1" draw:text-style-name="P14" draw:layer="layout" svg:x1="2.691cm" svg:y1="14.101cm" svg:x2="3.194cm" svg:y2="13.598cm">
          <text:p/>
        </draw:line>
        <draw:line draw:style-name="gr1" draw:text-style-name="P14" draw:layer="layout" svg:x1="2.49cm" svg:y1="12.901cm" svg:x2="3.193cm" svg:y2="12.901cm">
          <text:p/>
        </draw:line>
        <draw:line draw:style-name="gr1" draw:text-style-name="P14" draw:layer="layout" svg:x1="2.694cm" svg:y1="13.401cm" svg:x2="2.694cm" svg:y2="14.101cm">
          <text:p/>
        </draw:line>
        <draw:line draw:style-name="gr1" draw:text-style-name="P14" draw:layer="layout" svg:x1="3.194cm" svg:y1="12.901cm" svg:x2="3.194cm" svg:y2="13.598cm">
          <text:p/>
        </draw:line>
        <draw:line draw:style-name="gr1" draw:text-style-name="P14" draw:layer="layout" svg:x1="1.994cm" svg:y1="14.101cm" svg:x2="2.693cm" svg:y2="14.101cm">
          <text:p/>
        </draw:line>
        <draw:line draw:style-name="gr1" draw:text-style-name="P14" draw:layer="layout" svg:x1="4.279cm" svg:y1="13.401cm" svg:x2="4.995cm" svg:y2="13.401cm">
          <text:p/>
        </draw:line>
        <draw:line draw:style-name="gr1" draw:text-style-name="P14" draw:layer="layout" svg:x1="4.296cm" svg:y1="13.388cm" svg:x2="4.296cm" svg:y2="14.104cm">
          <text:p/>
        </draw:line>
        <draw:line draw:style-name="gr1" draw:text-style-name="P14" draw:layer="layout" svg:x1="4.282cm" svg:y1="13.412cm" svg:x2="4.792cm" svg:y2="12.901cm">
          <text:p/>
        </draw:line>
        <draw:line draw:style-name="gr1" draw:text-style-name="P14" draw:layer="layout" svg:x1="4.993cm" svg:y1="13.401cm" svg:x2="5.495cm" svg:y2="12.899cm">
          <text:p/>
        </draw:line>
        <draw:line draw:style-name="gr1" draw:text-style-name="P14" draw:layer="layout" svg:x1="4.993cm" svg:y1="14.101cm" svg:x2="5.496cm" svg:y2="13.598cm">
          <text:p/>
        </draw:line>
        <draw:line draw:style-name="gr1" draw:text-style-name="P14" draw:layer="layout" svg:x1="4.792cm" svg:y1="12.901cm" svg:x2="5.495cm" svg:y2="12.901cm">
          <text:p/>
        </draw:line>
        <draw:line draw:style-name="gr1" draw:text-style-name="P14" draw:layer="layout" svg:x1="4.996cm" svg:y1="13.401cm" svg:x2="4.996cm" svg:y2="14.104cm">
          <text:p/>
        </draw:line>
        <draw:line draw:style-name="gr1" draw:text-style-name="P14" draw:layer="layout" svg:x1="5.496cm" svg:y1="12.901cm" svg:x2="5.496cm" svg:y2="13.598cm">
          <text:p/>
        </draw:line>
        <draw:line draw:style-name="gr1" draw:text-style-name="P14" draw:layer="layout" svg:x1="4.279cm" svg:y1="14.101cm" svg:x2="4.995cm" svg:y2="14.101cm">
          <text:p/>
        </draw:line>
        <draw:custom-shape draw:style-name="gr2" draw:text-style-name="P15" draw:layer="layout" svg:width="0.048cm" svg:height="0.048cm" draw:transform="rotate (0.241204502625616) translate (2.539cm 12.1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54cm 12.3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541cm 12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1cm 12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2cm 12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3cm 12.5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2cm 12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3cm 12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4cm 12.5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3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3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3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3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3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3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1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1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1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1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1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1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975cm" svg:y1="11.219cm" svg:x2="1.975cm" svg:y2="11.718cm">
          <text:p/>
        </draw:line>
        <draw:frame draw:style-name="gr19" draw:text-style-name="P11" draw:layer="layout" svg:width="0.806cm" svg:height="0.651cm" svg:x="1.797cm" svg:y="11.419cm">
          <draw:text-box>
            <text:p><text:span text:style-name="T6">R</text:span><text:span text:style-name="T7">0</text:span></text:p>
          </draw:text-box>
        </draw:frame>
        <draw:frame draw:style-name="gr19" draw:text-style-name="P11" draw:layer="layout" svg:width="0.806cm" svg:height="0.651cm" svg:x="2.098cm" svg:y="11.124cm">
          <draw:text-box>
            <text:p><text:span text:style-name="T6">R</text:span><text:span text:style-name="T7">1</text:span></text:p>
          </draw:text-box>
        </draw:frame>
        <draw:frame draw:style-name="gr19" draw:text-style-name="P11" draw:layer="layout" svg:width="0.806cm" svg:height="0.651cm" svg:x="2.199cm" svg:y="10.621cm">
          <draw:text-box>
            <text:p><text:span text:style-name="T6">R</text:span><text:span text:style-name="T7">2</text:span></text:p>
          </draw:text-box>
        </draw:frame>
        <draw:custom-shape draw:style-name="gr2" draw:text-style-name="P12" draw:layer="layout" svg:width="0.02cm" svg:height="0.02cm" svg:x="2.202cm" svg:y="1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124791041517595) translate (2.17cm 10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241204502625616) translate (2.139cm 10.8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958cm" svg:y1="11.22cm" svg:x2="2.457cm" svg:y2="11.22cm">
          <text:p/>
        </draw:line>
        <draw:line draw:style-name="gr20" draw:text-style-name="P10" draw:layer="layout" svg:x1="1.973cm" svg:y1="11.218cm" svg:x2="2.326cm" svg:y2="10.865cm">
          <text:p/>
        </draw:line>
        <draw:line draw:style-name="gr20" draw:text-style-name="P10" draw:layer="layout" svg:x1="1.973cm" svg:y1="11.219cm" svg:x2="2.102cm" svg:y2="10.737cm">
          <text:p/>
        </draw:line>
        <draw:line draw:style-name="gr1" draw:text-style-name="P10" draw:layer="layout" svg:x1="1.958cm" svg:y1="11.218cm" svg:x2="2.674cm" svg:y2="11.218cm">
          <text:p/>
        </draw:line>
        <draw:line draw:style-name="gr1" draw:text-style-name="P10" draw:layer="layout" svg:x1="1.975cm" svg:y1="11.205cm" svg:x2="1.975cm" svg:y2="11.921cm">
          <text:p/>
        </draw:line>
        <draw:line draw:style-name="gr1" draw:text-style-name="P10" draw:layer="layout" svg:x1="1.961cm" svg:y1="11.229cm" svg:x2="2.471cm" svg:y2="10.718cm">
          <text:p/>
        </draw:line>
        <draw:line draw:style-name="gr1" draw:text-style-name="P10" draw:layer="layout" svg:x1="2.672cm" svg:y1="11.218cm" svg:x2="3.174cm" svg:y2="10.716cm">
          <text:p/>
        </draw:line>
        <draw:line draw:style-name="gr1" draw:text-style-name="P10" draw:layer="layout" svg:x1="2.672cm" svg:y1="11.918cm" svg:x2="3.175cm" svg:y2="11.415cm">
          <text:p/>
        </draw:line>
        <draw:line draw:style-name="gr1" draw:text-style-name="P10" draw:layer="layout" svg:x1="2.471cm" svg:y1="10.718cm" svg:x2="3.174cm" svg:y2="10.718cm">
          <text:p/>
        </draw:line>
        <draw:line draw:style-name="gr1" draw:text-style-name="P10" draw:layer="layout" svg:x1="2.675cm" svg:y1="11.218cm" svg:x2="2.675cm" svg:y2="11.921cm">
          <text:p/>
        </draw:line>
        <draw:line draw:style-name="gr1" draw:text-style-name="P10" draw:layer="layout" svg:x1="3.175cm" svg:y1="10.718cm" svg:x2="3.175cm" svg:y2="11.415cm">
          <text:p/>
        </draw:line>
        <draw:line draw:style-name="gr1" draw:text-style-name="P10" draw:layer="layout" svg:x1="1.975cm" svg:y1="11.918cm" svg:x2="2.674cm" svg:y2="11.918cm">
          <text:p/>
        </draw:line>
        <draw:custom-shape draw:style-name="gr10" draw:text-style-name="P16" draw:layer="layout" svg:width="0.048cm" svg:height="0.048cm" draw:transform="rotate (-0.481710873550435) translate (3.478cm 10.3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3.347cm 10.5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3.215cm 10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878cm 10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747cm 10.5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15cm 10.6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3.279cm" svg:y1="9.802cm" svg:x2="3.995cm" svg:y2="9.802cm">
            <text:p/>
          </draw:line>
          <draw:line draw:style-name="gr15" draw:text-style-name="P17" draw:layer="layout" svg:x1="3.296cm" svg:y1="9.789cm" svg:x2="3.296cm" svg:y2="10.505cm">
            <text:p/>
          </draw:line>
          <draw:line draw:style-name="gr15" draw:text-style-name="P17" draw:layer="layout" svg:x1="3.282cm" svg:y1="9.813cm" svg:x2="3.792cm" svg:y2="9.302cm">
            <text:p/>
          </draw:line>
          <draw:line draw:style-name="gr15" draw:text-style-name="P17" draw:layer="layout" svg:x1="3.993cm" svg:y1="9.802cm" svg:x2="4.495cm" svg:y2="9.3cm">
            <text:p/>
          </draw:line>
          <draw:line draw:style-name="gr15" draw:text-style-name="P17" draw:layer="layout" svg:x1="3.993cm" svg:y1="10.502cm" svg:x2="4.496cm" svg:y2="9.999cm">
            <text:p/>
          </draw:line>
          <draw:line draw:style-name="gr15" draw:text-style-name="P17" draw:layer="layout" svg:x1="3.792cm" svg:y1="9.302cm" svg:x2="4.495cm" svg:y2="9.302cm">
            <text:p/>
          </draw:line>
          <draw:line draw:style-name="gr15" draw:text-style-name="P17" draw:layer="layout" svg:x1="3.996cm" svg:y1="9.802cm" svg:x2="3.996cm" svg:y2="10.505cm">
            <text:p/>
          </draw:line>
          <draw:line draw:style-name="gr15" draw:text-style-name="P17" draw:layer="layout" svg:x1="4.496cm" svg:y1="9.302cm" svg:x2="4.496cm" svg:y2="9.999cm">
            <text:p/>
          </draw:line>
          <draw:line draw:style-name="gr15" draw:text-style-name="P17" draw:layer="layout" svg:x1="3.279cm" svg:y1="10.502cm" svg:x2="3.995cm" svg:y2="10.502cm">
            <text:p/>
          </draw:line>
        </draw:g>
        <draw:g>
          <draw:line draw:style-name="gr15" draw:text-style-name="P17" draw:layer="layout" svg:x1="5.581cm" svg:y1="9.804cm" svg:x2="6.297cm" svg:y2="9.804cm">
            <text:p/>
          </draw:line>
          <draw:line draw:style-name="gr15" draw:text-style-name="P17" draw:layer="layout" svg:x1="5.598cm" svg:y1="9.791cm" svg:x2="5.598cm" svg:y2="10.507cm">
            <text:p/>
          </draw:line>
          <draw:line draw:style-name="gr15" draw:text-style-name="P17" draw:layer="layout" svg:x1="5.584cm" svg:y1="9.815cm" svg:x2="6.094cm" svg:y2="9.304cm">
            <text:p/>
          </draw:line>
          <draw:line draw:style-name="gr15" draw:text-style-name="P17" draw:layer="layout" svg:x1="6.295cm" svg:y1="9.804cm" svg:x2="6.797cm" svg:y2="9.302cm">
            <text:p/>
          </draw:line>
          <draw:line draw:style-name="gr15" draw:text-style-name="P17" draw:layer="layout" svg:x1="6.295cm" svg:y1="10.504cm" svg:x2="6.798cm" svg:y2="10.001cm">
            <text:p/>
          </draw:line>
          <draw:line draw:style-name="gr15" draw:text-style-name="P17" draw:layer="layout" svg:x1="6.094cm" svg:y1="9.304cm" svg:x2="6.797cm" svg:y2="9.304cm">
            <text:p/>
          </draw:line>
          <draw:line draw:style-name="gr15" draw:text-style-name="P17" draw:layer="layout" svg:x1="6.298cm" svg:y1="9.804cm" svg:x2="6.298cm" svg:y2="10.507cm">
            <text:p/>
          </draw:line>
          <draw:line draw:style-name="gr15" draw:text-style-name="P17" draw:layer="layout" svg:x1="6.798cm" svg:y1="9.304cm" svg:x2="6.798cm" svg:y2="10.001cm">
            <text:p/>
          </draw:line>
          <draw:line draw:style-name="gr15" draw:text-style-name="P17" draw:layer="layout" svg:x1="5.581cm" svg:y1="10.504cm" svg:x2="6.297cm" svg:y2="10.504cm">
            <text:p/>
          </draw:line>
        </draw:g>
        <draw:custom-shape draw:style-name="gr10" draw:text-style-name="P16" draw:layer="layout" svg:width="0.048cm" svg:height="0.048cm" draw:transform="rotate (-0.481710873550435) translate (5.78cm 12.3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49cm 12.5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517cm 12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781cm 12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49cm 12.5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518cm 12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5.583cm" svg:y1="11.806cm" svg:x2="6.299cm" svg:y2="11.806cm">
            <text:p/>
          </draw:line>
          <draw:line draw:style-name="gr15" draw:text-style-name="P17" draw:layer="layout" svg:x1="5.6cm" svg:y1="11.793cm" svg:x2="5.6cm" svg:y2="12.509cm">
            <text:p/>
          </draw:line>
          <draw:line draw:style-name="gr15" draw:text-style-name="P17" draw:layer="layout" svg:x1="5.586cm" svg:y1="11.817cm" svg:x2="6.096cm" svg:y2="11.306cm">
            <text:p/>
          </draw:line>
          <draw:line draw:style-name="gr15" draw:text-style-name="P17" draw:layer="layout" svg:x1="6.297cm" svg:y1="11.806cm" svg:x2="6.799cm" svg:y2="11.304cm">
            <text:p/>
          </draw:line>
          <draw:line draw:style-name="gr15" draw:text-style-name="P17" draw:layer="layout" svg:x1="6.297cm" svg:y1="12.506cm" svg:x2="6.8cm" svg:y2="12.003cm">
            <text:p/>
          </draw:line>
          <draw:line draw:style-name="gr15" draw:text-style-name="P17" draw:layer="layout" svg:x1="6.096cm" svg:y1="11.306cm" svg:x2="6.799cm" svg:y2="11.306cm">
            <text:p/>
          </draw:line>
          <draw:line draw:style-name="gr15" draw:text-style-name="P17" draw:layer="layout" svg:x1="6.3cm" svg:y1="11.806cm" svg:x2="6.3cm" svg:y2="12.509cm">
            <text:p/>
          </draw:line>
          <draw:line draw:style-name="gr15" draw:text-style-name="P17" draw:layer="layout" svg:x1="6.8cm" svg:y1="11.306cm" svg:x2="6.8cm" svg:y2="12.003cm">
            <text:p/>
          </draw:line>
          <draw:line draw:style-name="gr15" draw:text-style-name="P17" draw:layer="layout" svg:x1="5.583cm" svg:y1="12.506cm" svg:x2="6.299cm" svg:y2="12.506cm">
            <text:p/>
          </draw:line>
        </draw:g>
        <draw:custom-shape draw:style-name="gr10" draw:text-style-name="P16" draw:layer="layout" svg:width="0.048cm" svg:height="0.048cm" draw:transform="rotate (0.241204502625616) translate (6.044cm 10.7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6.045cm 10.9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6.046cm 11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5.289cm 9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5.089cm 9.9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4.889cm 9.9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6" draw:text-style-name="P18" draw:layer="layout" svg:x1="16.58cm" svg:y1="7.133cm" svg:x2="17.58cm" svg:y2="7.133cm">
            <text:p/>
          </draw:line>
          <draw:line draw:style-name="gr16" draw:text-style-name="P18" draw:layer="layout" svg:x1="16.579cm" svg:y1="7.133cm" svg:x2="16.579cm" svg:y2="8.133cm">
            <text:p/>
          </draw:line>
          <draw:line draw:style-name="gr16" draw:text-style-name="P18" draw:layer="layout" svg:x1="16.575cm" svg:y1="7.138cm" svg:x2="17.282cm" svg:y2="6.431cm">
            <text:p/>
          </draw:line>
          <draw:line draw:style-name="gr16" draw:text-style-name="P18" draw:layer="layout" svg:x1="16.575cm" svg:y1="7.138cm" svg:x2="16.816cm" svg:y2="6.167cm">
            <text:p/>
          </draw:line>
          <draw:frame draw:style-name="gr21" draw:text-style-name="P19" draw:layer="layout" svg:width="0.948cm" svg:height="0.743cm" svg:x="16.403cm" svg:y="7.733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17.105cm" svg:y="6.235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7.079cm" svg:y="6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7.002cm 6.2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6.926cm 6.2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16.803cm" svg:y="7.034cm">
            <draw:text-box>
              <text:p><text:span text:style-name="T8">E</text:span><text:span text:style-name="T9">1</text:span></text:p>
            </draw:text-box>
          </draw:frame>
        </draw:g>
        <draw:custom-shape draw:style-name="gr2" draw:text-style-name="P15" draw:layer="layout" svg:width="0.048cm" svg:height="0.048cm" draw:transform="rotate (0.241204502625616) translate (18.938cm 10.1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39cm 10.3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4cm 10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8.5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8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6cm 6.2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6.4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3cm 6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7cm 6.2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6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4cm 6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2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2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2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2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2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2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7.602cm" svg:y1="7.702cm" svg:x2="19.802cm" svg:y2="7.702cm">
          <text:p/>
        </draw:line>
        <draw:line draw:style-name="gr5" draw:text-style-name="P10" draw:layer="layout" svg:x1="19.802cm" svg:y1="7.702cm" svg:x2="19.802cm" svg:y2="9.902cm">
          <text:p/>
        </draw:line>
        <draw:line draw:style-name="gr5" draw:text-style-name="P10" draw:layer="layout" svg:x1="17.602cm" svg:y1="7.702cm" svg:x2="17.602cm" svg:y2="9.902cm">
          <text:p/>
        </draw:line>
        <draw:line draw:style-name="gr25" draw:text-style-name="P10" draw:layer="layout" svg:x1="17.602cm" svg:y1="7.701cm" svg:x2="18.602cm" svg:y2="7.701cm">
          <text:p/>
        </draw:line>
        <draw:line draw:style-name="gr25" draw:text-style-name="P10" draw:layer="layout" svg:x1="17.601cm" svg:y1="7.701cm" svg:x2="17.601cm" svg:y2="8.701cm">
          <text:p/>
        </draw:line>
        <draw:line draw:style-name="gr16" draw:text-style-name="P10" draw:layer="layout" svg:x1="17.597cm" svg:y1="7.706cm" svg:x2="18.304cm" svg:y2="6.999cm">
          <text:p/>
        </draw:line>
        <draw:line draw:style-name="gr25" draw:text-style-name="P10" draw:layer="layout" svg:x1="17.597cm" svg:y1="7.706cm" svg:x2="17.838cm" svg:y2="6.735cm">
          <text:p/>
        </draw:line>
        <draw:frame draw:style-name="gr17" draw:text-style-name="P11" draw:layer="layout" svg:width="0.862cm" svg:height="0.743cm" svg:x="17.425cm" svg:y="8.302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17.602cm" svg:y1="9.902cm" svg:x2="19.802cm" svg:y2="9.902cm">
          <text:p/>
        </draw:line>
        <draw:line draw:style-name="gr26" draw:text-style-name="P10" draw:layer="layout" svg:x1="17.602cm" svg:y1="7.702cm" svg:x2="18.483cm" svg:y2="6.821cm">
          <text:p/>
        </draw:line>
        <draw:line draw:style-name="gr5" draw:text-style-name="P10" draw:layer="layout" svg:x1="18.483cm" svg:y1="6.821cm" svg:x2="20.683cm" svg:y2="6.821cm">
          <text:p/>
        </draw:line>
        <draw:line draw:style-name="gr5" draw:text-style-name="P10" draw:layer="layout" svg:x1="20.683cm" svg:y1="6.821cm" svg:x2="20.683cm" svg:y2="9.021cm">
          <text:p/>
        </draw:line>
        <draw:line draw:style-name="gr5" draw:text-style-name="P10" draw:layer="layout" svg:x1="19.802cm" svg:y1="7.702cm" svg:x2="20.683cm" svg:y2="6.821cm">
          <text:p/>
        </draw:line>
        <draw:line draw:style-name="gr5" draw:text-style-name="P10" draw:layer="layout" svg:x1="19.802cm" svg:y1="9.902cm" svg:x2="20.683cm" svg:y2="9.021cm">
          <text:p/>
        </draw:line>
        <draw:frame draw:style-name="gr17" draw:text-style-name="P11" draw:layer="layout" svg:width="0.862cm" svg:height="0.743cm" svg:x="18.226cm" svg:y="7.603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18.127cm" svg:y="6.804cm">
          <draw:text-box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18.1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18.024cm 6.8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17.948cm 6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8.404cm" svg:y1="8.703cm" svg:x2="18.604cm" svg:y2="8.703cm">
          <text:p/>
        </draw:line>
        <draw:line draw:style-name="gr5" draw:text-style-name="P10" draw:layer="layout" svg:x1="18.404cm" svg:y1="8.703cm" svg:x2="18.404cm" svg:y2="8.903cm">
          <text:p/>
        </draw:line>
        <draw:line draw:style-name="gr5" draw:text-style-name="P10" draw:layer="layout" svg:x1="18.401cm" svg:y1="8.703cm" svg:x2="18.502cm" svg:y2="8.602cm">
          <text:p/>
        </draw:line>
        <draw:line draw:style-name="gr5" draw:text-style-name="P10" draw:layer="layout" svg:x1="18.601cm" svg:y1="8.703cm" svg:x2="18.704cm" svg:y2="8.6cm">
          <text:p/>
        </draw:line>
        <draw:line draw:style-name="gr5" draw:text-style-name="P10" draw:layer="layout" svg:x1="18.601cm" svg:y1="8.903cm" svg:x2="18.704cm" svg:y2="8.8cm">
          <text:p/>
        </draw:line>
        <draw:line draw:style-name="gr5" draw:text-style-name="P10" draw:layer="layout" svg:x1="18.5cm" svg:y1="8.603cm" svg:x2="18.704cm" svg:y2="8.603cm">
          <text:p/>
        </draw:line>
        <draw:line draw:style-name="gr5" draw:text-style-name="P10" draw:layer="layout" svg:x1="18.604cm" svg:y1="8.703cm" svg:x2="18.604cm" svg:y2="8.903cm">
          <text:p/>
        </draw:line>
        <draw:line draw:style-name="gr5" draw:text-style-name="P10" draw:layer="layout" svg:x1="18.704cm" svg:y1="8.603cm" svg:x2="18.704cm" svg:y2="8.8cm">
          <text:p/>
        </draw:line>
        <draw:line draw:style-name="gr5" draw:text-style-name="P10" draw:layer="layout" svg:x1="18.404cm" svg:y1="8.903cm" svg:x2="18.604cm" svg:y2="8.903cm">
          <text:p/>
        </draw:line>
        <draw:line draw:style-name="gr5" draw:text-style-name="P10" draw:layer="layout" svg:x1="17.603cm" svg:y1="11.703cm" svg:x2="19.803cm" svg:y2="11.703cm">
          <text:p/>
        </draw:line>
        <draw:line draw:style-name="gr5" draw:text-style-name="P10" draw:layer="layout" svg:x1="19.803cm" svg:y1="11.703cm" svg:x2="19.803cm" svg:y2="13.903cm">
          <text:p/>
        </draw:line>
        <draw:line draw:style-name="gr5" draw:text-style-name="P10" draw:layer="layout" svg:x1="17.603cm" svg:y1="11.703cm" svg:x2="17.603cm" svg:y2="13.903cm">
          <text:p/>
        </draw:line>
        <draw:line draw:style-name="gr5" draw:text-style-name="P10" draw:layer="layout" svg:x1="17.603cm" svg:y1="13.903cm" svg:x2="19.803cm" svg:y2="13.903cm">
          <text:p/>
        </draw:line>
        <draw:line draw:style-name="gr5" draw:text-style-name="P10" draw:layer="layout" svg:x1="17.603cm" svg:y1="11.703cm" svg:x2="18.484cm" svg:y2="10.822cm">
          <text:p/>
        </draw:line>
        <draw:line draw:style-name="gr5" draw:text-style-name="P10" draw:layer="layout" svg:x1="18.484cm" svg:y1="10.822cm" svg:x2="20.684cm" svg:y2="10.822cm">
          <text:p/>
        </draw:line>
        <draw:line draw:style-name="gr5" draw:text-style-name="P10" draw:layer="layout" svg:x1="20.684cm" svg:y1="10.822cm" svg:x2="20.684cm" svg:y2="13.022cm">
          <text:p/>
        </draw:line>
        <draw:line draw:style-name="gr5" draw:text-style-name="P10" draw:layer="layout" svg:x1="19.803cm" svg:y1="11.703cm" svg:x2="20.684cm" svg:y2="10.822cm">
          <text:p/>
        </draw:line>
        <draw:line draw:style-name="gr5" draw:text-style-name="P10" draw:layer="layout" svg:x1="19.803cm" svg:y1="13.903cm" svg:x2="20.684cm" svg:y2="13.022cm">
          <text:p/>
        </draw:line>
        <draw:line draw:style-name="gr5" draw:text-style-name="P10" draw:layer="layout" svg:x1="18.405cm" svg:y1="12.704cm" svg:x2="18.605cm" svg:y2="12.704cm">
          <text:p/>
        </draw:line>
        <draw:line draw:style-name="gr5" draw:text-style-name="P10" draw:layer="layout" svg:x1="18.405cm" svg:y1="12.704cm" svg:x2="18.405cm" svg:y2="12.904cm">
          <text:p/>
        </draw:line>
        <draw:line draw:style-name="gr5" draw:text-style-name="P10" draw:layer="layout" svg:x1="18.402cm" svg:y1="12.704cm" svg:x2="18.503cm" svg:y2="12.603cm">
          <text:p/>
        </draw:line>
        <draw:line draw:style-name="gr5" draw:text-style-name="P10" draw:layer="layout" svg:x1="18.602cm" svg:y1="12.704cm" svg:x2="18.705cm" svg:y2="12.601cm">
          <text:p/>
        </draw:line>
        <draw:line draw:style-name="gr5" draw:text-style-name="P10" draw:layer="layout" svg:x1="18.602cm" svg:y1="12.904cm" svg:x2="18.705cm" svg:y2="12.801cm">
          <text:p/>
        </draw:line>
        <draw:line draw:style-name="gr5" draw:text-style-name="P10" draw:layer="layout" svg:x1="18.501cm" svg:y1="12.604cm" svg:x2="18.705cm" svg:y2="12.604cm">
          <text:p/>
        </draw:line>
        <draw:line draw:style-name="gr5" draw:text-style-name="P10" draw:layer="layout" svg:x1="18.605cm" svg:y1="12.704cm" svg:x2="18.605cm" svg:y2="12.904cm">
          <text:p/>
        </draw:line>
        <draw:line draw:style-name="gr5" draw:text-style-name="P10" draw:layer="layout" svg:x1="18.705cm" svg:y1="12.604cm" svg:x2="18.705cm" svg:y2="12.801cm">
          <text:p/>
        </draw:line>
        <draw:line draw:style-name="gr5" draw:text-style-name="P10" draw:layer="layout" svg:x1="18.405cm" svg:y1="12.904cm" svg:x2="18.605cm" svg:y2="12.904cm">
          <text:p/>
        </draw:line>
        <draw:custom-shape draw:style-name="gr2" draw:text-style-name="P15" draw:layer="layout" svg:width="0.048cm" svg:height="0.048cm" draw:transform="rotate (0.241204502625616) translate (22.939cm 10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cm 10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1cm 10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21.603cm" svg:y1="7.703cm" svg:x2="23.803cm" svg:y2="7.703cm">
          <text:p/>
        </draw:line>
        <draw:line draw:style-name="gr5" draw:text-style-name="P10" draw:layer="layout" svg:x1="23.803cm" svg:y1="7.703cm" svg:x2="23.803cm" svg:y2="9.903cm">
          <text:p/>
        </draw:line>
        <draw:line draw:style-name="gr5" draw:text-style-name="P10" draw:layer="layout" svg:x1="21.603cm" svg:y1="7.703cm" svg:x2="21.603cm" svg:y2="9.903cm">
          <text:p/>
        </draw:line>
        <draw:line draw:style-name="gr5" draw:text-style-name="P10" draw:layer="layout" svg:x1="21.603cm" svg:y1="9.903cm" svg:x2="23.803cm" svg:y2="9.903cm">
          <text:p/>
        </draw:line>
        <draw:line draw:style-name="gr5" draw:text-style-name="P10" draw:layer="layout" svg:x1="21.603cm" svg:y1="7.703cm" svg:x2="22.484cm" svg:y2="6.822cm">
          <text:p/>
        </draw:line>
        <draw:line draw:style-name="gr5" draw:text-style-name="P10" draw:layer="layout" svg:x1="22.484cm" svg:y1="6.822cm" svg:x2="24.684cm" svg:y2="6.822cm">
          <text:p/>
        </draw:line>
        <draw:line draw:style-name="gr5" draw:text-style-name="P10" draw:layer="layout" svg:x1="24.684cm" svg:y1="6.822cm" svg:x2="24.684cm" svg:y2="9.022cm">
          <text:p/>
        </draw:line>
        <draw:line draw:style-name="gr5" draw:text-style-name="P10" draw:layer="layout" svg:x1="23.803cm" svg:y1="7.703cm" svg:x2="24.684cm" svg:y2="6.822cm">
          <text:p/>
        </draw:line>
        <draw:line draw:style-name="gr5" draw:text-style-name="P10" draw:layer="layout" svg:x1="23.803cm" svg:y1="9.903cm" svg:x2="24.684cm" svg:y2="9.022cm">
          <text:p/>
        </draw:line>
        <draw:line draw:style-name="gr5" draw:text-style-name="P10" draw:layer="layout" svg:x1="22.405cm" svg:y1="8.704cm" svg:x2="22.605cm" svg:y2="8.704cm">
          <text:p/>
        </draw:line>
        <draw:line draw:style-name="gr5" draw:text-style-name="P10" draw:layer="layout" svg:x1="22.405cm" svg:y1="8.704cm" svg:x2="22.405cm" svg:y2="8.904cm">
          <text:p/>
        </draw:line>
        <draw:line draw:style-name="gr5" draw:text-style-name="P10" draw:layer="layout" svg:x1="22.402cm" svg:y1="8.704cm" svg:x2="22.503cm" svg:y2="8.603cm">
          <text:p/>
        </draw:line>
        <draw:line draw:style-name="gr5" draw:text-style-name="P10" draw:layer="layout" svg:x1="22.602cm" svg:y1="8.704cm" svg:x2="22.705cm" svg:y2="8.601cm">
          <text:p/>
        </draw:line>
        <draw:line draw:style-name="gr5" draw:text-style-name="P10" draw:layer="layout" svg:x1="22.602cm" svg:y1="8.904cm" svg:x2="22.705cm" svg:y2="8.801cm">
          <text:p/>
        </draw:line>
        <draw:line draw:style-name="gr5" draw:text-style-name="P10" draw:layer="layout" svg:x1="22.501cm" svg:y1="8.604cm" svg:x2="22.705cm" svg:y2="8.604cm">
          <text:p/>
        </draw:line>
        <draw:line draw:style-name="gr5" draw:text-style-name="P10" draw:layer="layout" svg:x1="22.605cm" svg:y1="8.704cm" svg:x2="22.605cm" svg:y2="8.904cm">
          <text:p/>
        </draw:line>
        <draw:line draw:style-name="gr5" draw:text-style-name="P10" draw:layer="layout" svg:x1="22.705cm" svg:y1="8.604cm" svg:x2="22.705cm" svg:y2="8.801cm">
          <text:p/>
        </draw:line>
        <draw:line draw:style-name="gr5" draw:text-style-name="P10" draw:layer="layout" svg:x1="22.405cm" svg:y1="8.904cm" svg:x2="22.605cm" svg:y2="8.904cm">
          <text:p/>
        </draw:line>
        <draw:line draw:style-name="gr5" draw:text-style-name="P10" draw:layer="layout" svg:x1="21.604cm" svg:y1="11.704cm" svg:x2="23.804cm" svg:y2="11.704cm">
          <text:p/>
        </draw:line>
        <draw:line draw:style-name="gr5" draw:text-style-name="P10" draw:layer="layout" svg:x1="23.804cm" svg:y1="11.704cm" svg:x2="23.804cm" svg:y2="13.904cm">
          <text:p/>
        </draw:line>
        <draw:line draw:style-name="gr5" draw:text-style-name="P10" draw:layer="layout" svg:x1="21.604cm" svg:y1="11.704cm" svg:x2="21.604cm" svg:y2="13.904cm">
          <text:p/>
        </draw:line>
        <draw:line draw:style-name="gr5" draw:text-style-name="P10" draw:layer="layout" svg:x1="21.604cm" svg:y1="13.904cm" svg:x2="23.804cm" svg:y2="13.904cm">
          <text:p/>
        </draw:line>
        <draw:line draw:style-name="gr5" draw:text-style-name="P10" draw:layer="layout" svg:x1="21.604cm" svg:y1="11.704cm" svg:x2="22.485cm" svg:y2="10.823cm">
          <text:p/>
        </draw:line>
        <draw:line draw:style-name="gr5" draw:text-style-name="P10" draw:layer="layout" svg:x1="22.485cm" svg:y1="10.823cm" svg:x2="24.685cm" svg:y2="10.823cm">
          <text:p/>
        </draw:line>
        <draw:line draw:style-name="gr5" draw:text-style-name="P10" draw:layer="layout" svg:x1="24.685cm" svg:y1="10.823cm" svg:x2="24.685cm" svg:y2="13.023cm">
          <text:p/>
        </draw:line>
        <draw:line draw:style-name="gr5" draw:text-style-name="P10" draw:layer="layout" svg:x1="23.804cm" svg:y1="11.704cm" svg:x2="24.685cm" svg:y2="10.823cm">
          <text:p/>
        </draw:line>
        <draw:line draw:style-name="gr5" draw:text-style-name="P10" draw:layer="layout" svg:x1="23.804cm" svg:y1="13.904cm" svg:x2="24.685cm" svg:y2="13.023cm">
          <text:p/>
        </draw:line>
        <draw:line draw:style-name="gr5" draw:text-style-name="P10" draw:layer="layout" svg:x1="22.406cm" svg:y1="12.705cm" svg:x2="22.606cm" svg:y2="12.705cm">
          <text:p/>
        </draw:line>
        <draw:line draw:style-name="gr5" draw:text-style-name="P10" draw:layer="layout" svg:x1="22.406cm" svg:y1="12.705cm" svg:x2="22.406cm" svg:y2="12.905cm">
          <text:p/>
        </draw:line>
        <draw:line draw:style-name="gr5" draw:text-style-name="P10" draw:layer="layout" svg:x1="22.403cm" svg:y1="12.705cm" svg:x2="22.504cm" svg:y2="12.604cm">
          <text:p/>
        </draw:line>
        <draw:line draw:style-name="gr5" draw:text-style-name="P10" draw:layer="layout" svg:x1="22.603cm" svg:y1="12.705cm" svg:x2="22.706cm" svg:y2="12.602cm">
          <text:p/>
        </draw:line>
        <draw:line draw:style-name="gr5" draw:text-style-name="P10" draw:layer="layout" svg:x1="22.603cm" svg:y1="12.905cm" svg:x2="22.706cm" svg:y2="12.802cm">
          <text:p/>
        </draw:line>
        <draw:line draw:style-name="gr5" draw:text-style-name="P10" draw:layer="layout" svg:x1="22.502cm" svg:y1="12.605cm" svg:x2="22.706cm" svg:y2="12.605cm">
          <text:p/>
        </draw:line>
        <draw:line draw:style-name="gr5" draw:text-style-name="P10" draw:layer="layout" svg:x1="22.606cm" svg:y1="12.705cm" svg:x2="22.606cm" svg:y2="12.905cm">
          <text:p/>
        </draw:line>
        <draw:line draw:style-name="gr5" draw:text-style-name="P10" draw:layer="layout" svg:x1="22.706cm" svg:y1="12.605cm" svg:x2="22.706cm" svg:y2="12.802cm">
          <text:p/>
        </draw:line>
        <draw:line draw:style-name="gr5" draw:text-style-name="P10" draw:layer="layout" svg:x1="22.406cm" svg:y1="12.905cm" svg:x2="22.606cm" svg:y2="12.905cm">
          <text:p/>
        </draw:line>
        <draw:custom-shape draw:style-name="gr10" draw:text-style-name="P16" draw:layer="layout" svg:width="0.048cm" svg:height="0.048cm" draw:transform="rotate (-0.481710873550435) translate (24.176cm 6.2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6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6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6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6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6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0" draw:layer="layout" svg:x1="19.204cm" svg:y1="5.704cm" svg:x2="21.404cm" svg:y2="5.704cm">
            <text:p/>
          </draw:line>
          <draw:line draw:style-name="gr27" draw:text-style-name="P10" draw:layer="layout" svg:x1="21.404cm" svg:y1="5.704cm" svg:x2="21.404cm" svg:y2="7.904cm">
            <text:p/>
          </draw:line>
          <draw:line draw:style-name="gr27" draw:text-style-name="P10" draw:layer="layout" svg:x1="19.204cm" svg:y1="5.704cm" svg:x2="19.204cm" svg:y2="6.821cm">
            <text:p/>
          </draw:line>
          <draw:line draw:style-name="gr27" draw:text-style-name="P10" draw:layer="layout" svg:x1="20.683cm" svg:y1="7.904cm" svg:x2="21.404cm" svg:y2="7.904cm">
            <text:p/>
          </draw:line>
          <draw:line draw:style-name="gr27" draw:text-style-name="P10" draw:layer="layout" svg:x1="19.204cm" svg:y1="5.704cm" svg:x2="20.085cm" svg:y2="4.823cm">
            <text:p/>
          </draw:line>
          <draw:line draw:style-name="gr27" draw:text-style-name="P10" draw:layer="layout" svg:x1="20.085cm" svg:y1="4.823cm" svg:x2="22.285cm" svg:y2="4.823cm">
            <text:p/>
          </draw:line>
          <draw:line draw:style-name="gr27" draw:text-style-name="P10" draw:layer="layout" svg:x1="22.285cm" svg:y1="4.823cm" svg:x2="22.285cm" svg:y2="7.023cm">
            <text:p/>
          </draw:line>
          <draw:line draw:style-name="gr27" draw:text-style-name="P10" draw:layer="layout" svg:x1="21.404cm" svg:y1="5.704cm" svg:x2="22.285cm" svg:y2="4.823cm">
            <text:p/>
          </draw:line>
          <draw:line draw:style-name="gr27" draw:text-style-name="P10" draw:layer="layout" svg:x1="21.404cm" svg:y1="7.904cm" svg:x2="22.285cm" svg:y2="7.023cm">
            <text:p/>
          </draw:line>
          <draw:line draw:style-name="gr27" draw:text-style-name="P10" draw:layer="layout" svg:x1="20.006cm" svg:y1="6.705cm" svg:x2="20.206cm" svg:y2="6.705cm">
            <text:p/>
          </draw:line>
          <draw:line draw:style-name="gr27" draw:text-style-name="P10" draw:layer="layout" svg:x1="20.006cm" svg:y1="6.705cm" svg:x2="20.006cm" svg:y2="6.821cm">
            <text:p/>
          </draw:line>
          <draw:line draw:style-name="gr27" draw:text-style-name="P10" draw:layer="layout" svg:x1="20.003cm" svg:y1="6.705cm" svg:x2="20.104cm" svg:y2="6.604cm">
            <text:p/>
          </draw:line>
          <draw:line draw:style-name="gr27" draw:text-style-name="P10" draw:layer="layout" svg:x1="20.203cm" svg:y1="6.705cm" svg:x2="20.306cm" svg:y2="6.602cm">
            <text:p/>
          </draw:line>
          <draw:line draw:style-name="gr27" draw:text-style-name="P10" draw:layer="layout" svg:x1="20.287cm" svg:y1="6.821cm" svg:x2="20.306cm" svg:y2="6.802cm">
            <text:p/>
          </draw:line>
          <draw:line draw:style-name="gr27" draw:text-style-name="P10" draw:layer="layout" svg:x1="20.102cm" svg:y1="6.605cm" svg:x2="20.306cm" svg:y2="6.605cm">
            <text:p/>
          </draw:line>
          <draw:line draw:style-name="gr27" draw:text-style-name="P10" draw:layer="layout" svg:x1="20.206cm" svg:y1="6.705cm" svg:x2="20.206cm" svg:y2="6.821cm">
            <text:p/>
          </draw:line>
          <draw:line draw:style-name="gr27" draw:text-style-name="P10" draw:layer="layout" svg:x1="20.306cm" svg:y1="6.605cm" svg:x2="20.306cm" svg:y2="6.802cm">
            <text:p/>
          </draw:line>
        </draw:g>
        <draw:g>
          <draw:line draw:style-name="gr27" draw:text-style-name="P10" draw:layer="layout" svg:x1="23.205cm" svg:y1="5.705cm" svg:x2="25.405cm" svg:y2="5.705cm">
            <text:p/>
          </draw:line>
          <draw:line draw:style-name="gr27" draw:text-style-name="P10" draw:layer="layout" svg:x1="25.405cm" svg:y1="5.705cm" svg:x2="25.405cm" svg:y2="7.905cm">
            <text:p/>
          </draw:line>
          <draw:line draw:style-name="gr27" draw:text-style-name="P10" draw:layer="layout" svg:x1="23.205cm" svg:y1="5.705cm" svg:x2="23.205cm" svg:y2="6.822cm">
            <text:p/>
          </draw:line>
          <draw:line draw:style-name="gr27" draw:text-style-name="P10" draw:layer="layout" svg:x1="24.684cm" svg:y1="7.905cm" svg:x2="25.405cm" svg:y2="7.905cm">
            <text:p/>
          </draw:line>
          <draw:line draw:style-name="gr27" draw:text-style-name="P10" draw:layer="layout" svg:x1="23.205cm" svg:y1="5.705cm" svg:x2="24.086cm" svg:y2="4.824cm">
            <text:p/>
          </draw:line>
          <draw:line draw:style-name="gr27" draw:text-style-name="P10" draw:layer="layout" svg:x1="24.086cm" svg:y1="4.824cm" svg:x2="26.286cm" svg:y2="4.824cm">
            <text:p/>
          </draw:line>
          <draw:line draw:style-name="gr27" draw:text-style-name="P10" draw:layer="layout" svg:x1="26.286cm" svg:y1="4.824cm" svg:x2="26.286cm" svg:y2="7.024cm">
            <text:p/>
          </draw:line>
          <draw:line draw:style-name="gr27" draw:text-style-name="P10" draw:layer="layout" svg:x1="25.405cm" svg:y1="5.705cm" svg:x2="26.286cm" svg:y2="4.824cm">
            <text:p/>
          </draw:line>
          <draw:line draw:style-name="gr27" draw:text-style-name="P10" draw:layer="layout" svg:x1="25.405cm" svg:y1="7.905cm" svg:x2="26.286cm" svg:y2="7.024cm">
            <text:p/>
          </draw:line>
          <draw:line draw:style-name="gr27" draw:text-style-name="P10" draw:layer="layout" svg:x1="24.007cm" svg:y1="6.706cm" svg:x2="24.207cm" svg:y2="6.706cm">
            <text:p/>
          </draw:line>
          <draw:line draw:style-name="gr27" draw:text-style-name="P10" draw:layer="layout" svg:x1="24.007cm" svg:y1="6.706cm" svg:x2="24.007cm" svg:y2="6.822cm">
            <text:p/>
          </draw:line>
          <draw:line draw:style-name="gr27" draw:text-style-name="P10" draw:layer="layout" svg:x1="24.004cm" svg:y1="6.706cm" svg:x2="24.105cm" svg:y2="6.605cm">
            <text:p/>
          </draw:line>
          <draw:line draw:style-name="gr27" draw:text-style-name="P10" draw:layer="layout" svg:x1="24.204cm" svg:y1="6.706cm" svg:x2="24.307cm" svg:y2="6.603cm">
            <text:p/>
          </draw:line>
          <draw:line draw:style-name="gr27" draw:text-style-name="P10" draw:layer="layout" svg:x1="24.288cm" svg:y1="6.822cm" svg:x2="24.307cm" svg:y2="6.803cm">
            <text:p/>
          </draw:line>
          <draw:line draw:style-name="gr27" draw:text-style-name="P10" draw:layer="layout" svg:x1="24.103cm" svg:y1="6.606cm" svg:x2="24.307cm" svg:y2="6.606cm">
            <text:p/>
          </draw:line>
          <draw:line draw:style-name="gr27" draw:text-style-name="P10" draw:layer="layout" svg:x1="24.207cm" svg:y1="6.706cm" svg:x2="24.207cm" svg:y2="6.822cm">
            <text:p/>
          </draw:line>
          <draw:line draw:style-name="gr27" draw:text-style-name="P10" draw:layer="layout" svg:x1="24.307cm" svg:y1="6.606cm" svg:x2="24.307cm" svg:y2="6.803cm">
            <text:p/>
          </draw:line>
        </draw:g>
        <draw:g>
          <draw:line draw:style-name="gr27" draw:text-style-name="P10" draw:layer="layout" svg:x1="24cm" svg:y1="9.706cm" svg:x2="25.406cm" svg:y2="9.706cm">
            <text:p/>
          </draw:line>
          <draw:line draw:style-name="gr27" draw:text-style-name="P10" draw:layer="layout" svg:x1="25.406cm" svg:y1="9.706cm" svg:x2="25.406cm" svg:y2="11.906cm">
            <text:p/>
          </draw:line>
          <draw:line draw:style-name="gr27" draw:text-style-name="P10" draw:layer="layout" svg:x1="23.206cm" svg:y1="9.903cm" svg:x2="23.206cm" svg:y2="10.823cm">
            <text:p/>
          </draw:line>
          <draw:line draw:style-name="gr27" draw:text-style-name="P10" draw:layer="layout" svg:x1="24.685cm" svg:y1="11.906cm" svg:x2="25.406cm" svg:y2="11.906cm">
            <text:p/>
          </draw:line>
          <draw:line draw:style-name="gr27" draw:text-style-name="P10" draw:layer="layout" svg:x1="24.684cm" svg:y1="8.825cm" svg:x2="26.287cm" svg:y2="8.825cm">
            <text:p/>
          </draw:line>
          <draw:line draw:style-name="gr27" draw:text-style-name="P10" draw:layer="layout" svg:x1="26.287cm" svg:y1="8.825cm" svg:x2="26.287cm" svg:y2="11.025cm">
            <text:p/>
          </draw:line>
          <draw:line draw:style-name="gr27" draw:text-style-name="P10" draw:layer="layout" svg:x1="25.406cm" svg:y1="9.706cm" svg:x2="26.287cm" svg:y2="8.825cm">
            <text:p/>
          </draw:line>
          <draw:line draw:style-name="gr27" draw:text-style-name="P10" draw:layer="layout" svg:x1="25.406cm" svg:y1="11.906cm" svg:x2="26.287cm" svg:y2="11.025cm">
            <text:p/>
          </draw:line>
          <draw:line draw:style-name="gr27" draw:text-style-name="P10" draw:layer="layout" svg:x1="24.008cm" svg:y1="10.707cm" svg:x2="24.208cm" svg:y2="10.707cm">
            <text:p/>
          </draw:line>
          <draw:line draw:style-name="gr27" draw:text-style-name="P10" draw:layer="layout" svg:x1="24.008cm" svg:y1="10.707cm" svg:x2="24.008cm" svg:y2="10.823cm">
            <text:p/>
          </draw:line>
          <draw:line draw:style-name="gr27" draw:text-style-name="P10" draw:layer="layout" svg:x1="24.005cm" svg:y1="10.707cm" svg:x2="24.106cm" svg:y2="10.606cm">
            <text:p/>
          </draw:line>
          <draw:line draw:style-name="gr27" draw:text-style-name="P10" draw:layer="layout" svg:x1="24.205cm" svg:y1="10.707cm" svg:x2="24.308cm" svg:y2="10.604cm">
            <text:p/>
          </draw:line>
          <draw:line draw:style-name="gr27" draw:text-style-name="P10" draw:layer="layout" svg:x1="24.289cm" svg:y1="10.823cm" svg:x2="24.308cm" svg:y2="10.804cm">
            <text:p/>
          </draw:line>
          <draw:line draw:style-name="gr27" draw:text-style-name="P10" draw:layer="layout" svg:x1="24.104cm" svg:y1="10.607cm" svg:x2="24.308cm" svg:y2="10.607cm">
            <text:p/>
          </draw:line>
          <draw:line draw:style-name="gr27" draw:text-style-name="P10" draw:layer="layout" svg:x1="24.208cm" svg:y1="10.707cm" svg:x2="24.208cm" svg:y2="10.823cm">
            <text:p/>
          </draw:line>
          <draw:line draw:style-name="gr27" draw:text-style-name="P10" draw:layer="layout" svg:x1="24.308cm" svg:y1="10.607cm" svg:x2="24.308cm" svg:y2="10.804cm">
            <text:p/>
          </draw:line>
        </draw:g>
        <draw:custom-shape draw:style-name="gr10" draw:text-style-name="P16" draw:layer="layout" svg:width="0.048cm" svg:height="0.048cm" draw:transform="rotate (-0.481710873550435) translate (24.176cm 10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10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10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10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10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10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1" draw:layer="layout" svg:width="1.776cm" svg:height="0.434cm" draw:transform="rotate (-0.523598775598299) translate (7.317cm 6.41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1" draw:layer="layout" svg:width="1.038cm" svg:height="0.434cm" draw:transform="rotate (0.523598775598299) translate (7.3cm 11.30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2" draw:layer="layout" svg:width="5.3cm" svg:height="1.857cm" svg:x="6.8cm" svg:y="5.6cm">
          <draw:text-box>
            <text:p><text:span text:style-name="T10">I</text:span><text:span text:style-name="T11">(</text:span><text:span text:style-name="T11">b</text:span><text:span text:style-name="T11">0</text:span><text:span text:style-name="T11">,</text:span><text:span text:style-name="T11">b</text:span><text:span text:style-name="T11">1</text:span><text:span text:style-name="T11">,</text:span><text:span text:style-name="T11">..</text:span><text:span text:style-name="T11">.</text:span><text:span text:style-name="T11">,</text:span><text:span text:style-name="T11">r</text:span><text:span text:style-name="T11">0</text:span><text:span text:style-name="T11">,</text:span><text:span text:style-name="T11">r</text:span><text:span text:style-name="T11">1</text:span><text:span text:style-name="T11">,</text:span><text:span text:style-name="T11">…</text:span><text:span text:style-name="T11">)</text:span></text:p>
          </draw:text-box>
        </draw:frame>
        <draw:frame draw:style-name="gr30" draw:text-style-name="P22" draw:layer="layout" svg:width="4.029cm" svg:height="1.054cm" svg:x="7.1cm" svg:y="11.6cm">
          <draw:text-box>
            <text:p><text:span text:style-name="T10">W</text:span><text:span text:style-name="T11">(</text:span><text:span text:style-name="T11">r</text:span><text:span text:style-name="T11">0</text:span><text:span text:style-name="T11">,</text:span><text:span text:style-name="T11">r</text:span><text:span text:style-name="T11">1</text:span><text:span text:style-name="T11">,</text:span><text:span text:style-name="T11">…</text:span><text:span text:style-name="T11">,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)</text:span></text:p>
          </draw:text-box>
        </draw:frame>
        <draw:custom-shape draw:style-name="gr54" draw:text-style-name="P21" draw:layer="layout" svg:width="2.7cm" svg:height="0.434cm" svg:x="13.7cm" svg:y="9.3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2" draw:layer="layout" svg:width="3.889cm" svg:height="1.054cm" svg:x="12.901cm" svg:y="11cm">
          <draw:text-box>
            <text:p><text:span text:style-name="T12">O</text:span><text:span text:style-name="T11">(</text:span><text:span text:style-name="T11">b</text:span><text:span text:style-name="T11">0</text:span><text:span text:style-name="T11">,</text:span><text:span text:style-name="T11">b</text:span><text:span text:style-name="T11">1</text:span><text:span text:style-name="T11">,</text:span><text:span text:style-name="T11">..</text:span><text:span text:style-name="T11">,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)</text:span></text:p>
          </draw:text-box>
        </draw:frame>
        <draw:g>
          <draw:line draw:style-name="gr16" draw:text-style-name="P18" draw:layer="layout" svg:x1="1.477cm" svg:y1="10.466cm" svg:x2="2.477cm" svg:y2="10.466cm">
            <text:p/>
          </draw:line>
          <draw:line draw:style-name="gr16" draw:text-style-name="P18" draw:layer="layout" svg:x1="1.476cm" svg:y1="10.466cm" svg:x2="1.476cm" svg:y2="11.466cm">
            <text:p/>
          </draw:line>
          <draw:line draw:style-name="gr16" draw:text-style-name="P18" draw:layer="layout" svg:x1="1.472cm" svg:y1="10.471cm" svg:x2="2.179cm" svg:y2="9.764cm">
            <text:p/>
          </draw:line>
          <draw:line draw:style-name="gr16" draw:text-style-name="P18" draw:layer="layout" svg:x1="1.472cm" svg:y1="10.471cm" svg:x2="1.713cm" svg:y2="9.5cm">
            <text:p/>
          </draw:line>
          <draw:frame draw:style-name="gr21" draw:text-style-name="P19" draw:layer="layout" svg:width="0.948cm" svg:height="0.743cm" svg:x="1.3cm" svg:y="11.057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2.002cm" svg:y="9.259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.976cm" svg:y="9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.899cm 9.6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.823cm 9.5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2.3cm" svg:y="9.858cm">
            <draw:text-box>
              <text:p><text:span text:style-name="T8">E</text:span><text:span text:style-name="T9">1</text:span></text:p>
            </draw:text-box>
          </draw:frame>
        </draw:g>
        <draw:g>
          <draw:line draw:style-name="gr33" draw:text-style-name="P18" draw:layer="layout" svg:x1="1.153cm" svg:y1="4.297cm" svg:x2="1.955cm" svg:y2="2.009cm">
            <text:p/>
          </draw:line>
          <draw:line draw:style-name="gr33" draw:text-style-name="P18" draw:layer="layout" svg:x1="1.156cm" svg:y1="4.301cm" svg:x2="2.486cm" svg:y2="2.421cm">
            <text:p/>
          </draw:line>
          <draw:line draw:style-name="gr33" draw:text-style-name="P18" draw:layer="layout" svg:x1="1.154cm" svg:y1="4.299cm" svg:x2="1.385cm" svg:y2="1.967cm">
            <text:p/>
          </draw:line>
          <draw:line draw:style-name="gr33" draw:text-style-name="P18" draw:layer="layout" svg:x1="1.154cm" svg:y1="4.3cm" svg:x2="0.223cm" svg:y2="2.338cm">
            <text:p/>
          </draw:line>
          <draw:frame draw:style-name="gr43" draw:text-style-name="P19" draw:layer="layout" svg:width="1.069cm" svg:height="0.993cm" svg:x="2.258cm" svg:y="2.351cm">
            <draw:text-box>
              <text:p><text:span text:style-name="T13">G</text:span><text:span text:style-name="T14">0</text:span></text:p>
            </draw:text-box>
          </draw:frame>
          <draw:frame draw:style-name="gr44" draw:text-style-name="P19" draw:layer="layout" svg:width="1.291cm" svg:height="1.209cm" draw:transform="rotate (0.000174532925199433) translate (1.094cm 1.383cm)">
            <draw:text-box>
              <text:p><text:span text:style-name="T13">G</text:span><text:span text:style-name="T14">2</text:span></text:p>
            </draw:text-box>
          </draw:frame>
          <draw:custom-shape draw:style-name="gr22" draw:text-style-name="P20" draw:layer="layout" svg:width="0.035cm" svg:height="0.035cm" draw:transform="rotate (0.686612527734569) translate (1.044cm 2.7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5cm" draw:transform="skewX (0.028623399732707) rotate (0.811403569252164) translate (0.877cm 2.7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6cm" draw:transform="skewX (-0.0277507351067099) rotate (0.927817030360185) translate (0.715cm 2.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19" draw:layer="layout" svg:width="1.218cm" svg:height="1.372cm" draw:transform="rotate (0.000523598775598299) translate (1.795cm 1.523cm)">
            <draw:text-box>
              <text:p><text:span text:style-name="T13">G</text:span><text:span text:style-name="T14">1</text:span></text:p>
            </draw:text-box>
          </draw:frame>
        </draw:g>
        <draw:custom-shape draw:style-name="gr46" draw:text-style-name="P23" draw:layer="layout" svg:width="4.434cm" svg:height="3.699cm" svg:x="1.472cm" svg:y="10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3" draw:layer="layout" svg:width="5.828cm" svg:height="1.365cm" svg:x="1.472cm" svg:y="9.1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27.34818093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23" draw:layer="layout" svg:width="5.033cm" svg:height="1.389cm" draw:transform="rotate (1.5707963267949) translate (5.911cm 14.15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916.079831251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24" draw:layer="layout" svg:width="7.627cm" svg:height="6.887cm" svg:x="16.572cm" svg:y="7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4" draw:layer="layout" svg:width="10.128cm" svg:height="2.542cm" svg:x="16.572cm" svg:y="4.58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311.273625225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24" draw:layer="layout" svg:width="9.431cm" svg:height="2.494cm" draw:transform="rotate (1.5707963267949) translate (24.206cm 14.013cm)">
          <text:p/>
          <draw:enhanced-geometry svg:viewBox="0 0 21600 21600" draw:mirror-vertical="true" draw:glue-points="?f6 0 10800 ?f8 ?f11 10800 ?f9 21600 10800 ?f10 ?f5 10800" draw:text-areas="?f3 ?f3 ?f4 ?f4" draw:type="parallelogram" draw:modifiers="5868.938616300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9" draw:text-style-name="P27" draw:layer="layout" svg:width="3.4cm" svg:height="0.602cm" svg:x="9.925cm" svg:y="7.2cm">
          <draw:text-box>
            <text:p><text:span text:style-name="T15">R</text:span><text:span text:style-name="T15">e</text:span><text:span text:style-name="T15">d</text:span><text:span text:style-name="T15">u</text:span><text:span text:style-name="T15">c</text:span><text:span text:style-name="T15">ti</text:span><text:span text:style-name="T15">o</text:span><text:span text:style-name="T15">n </text:span><text:span text:style-name="T15">C</text:span><text:span text:style-name="T15">i</text:span><text:span text:style-name="T15">r</text:span><text:span text:style-name="T15">c</text:span><text:span text:style-name="T15">u</text:span><text:span text:style-name="T15">it</text:span></text:p>
          </draw:text-box>
        </draw:frame>
        <draw:line draw:style-name="gr63" draw:text-style-name="P3" draw:layer="layout" svg:x1="10.3cm" svg:y1="10.516cm" svg:x2="10.7cm" svg:y2="10.516cm">
          <text:p/>
        </draw:line>
        <draw:line draw:style-name="gr63" draw:text-style-name="P3" draw:layer="layout" svg:x1="10.3cm" svg:y1="9.316cm" svg:x2="10.7cm" svg:y2="9.316cm">
          <text:p/>
        </draw:line>
        <draw:custom-shape draw:style-name="gr68" draw:text-style-name="P28" draw:layer="layout" svg:width="0.6cm" svg:height="0.4cm" svg:x="9.7cm" svg:y="9.1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0.6cm" svg:height="0.4cm" svg:x="9.7cm" svg:y="10.3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11.701cm" svg:y1="9.216cm" svg:x2="12.087cm" svg:y2="9.216cm">
          <text:p/>
        </draw:line>
        <draw:line draw:style-name="gr60" draw:text-style-name="P3" draw:layer="layout" svg:x1="11.7cm" svg:y1="10.416cm" svg:x2="12.086cm" svg:y2="10.416cm">
          <text:p/>
        </draw:line>
        <draw:line draw:style-name="gr62" draw:text-style-name="P3" draw:layer="layout" svg:x1="11.4cm" svg:y1="10.616cm" svg:x2="12.09cm" svg:y2="10.616cm">
          <text:p/>
        </draw:line>
        <draw:line draw:style-name="gr62" draw:text-style-name="P3" draw:layer="layout" svg:x1="11.4cm" svg:y1="9.416cm" svg:x2="12.09cm" svg:y2="9.416cm">
          <text:p/>
        </draw:line>
        <draw:line draw:style-name="gr63" draw:text-style-name="P3" draw:layer="layout" svg:x1="12.694cm" svg:y1="10.516cm" svg:x2="13.094cm" svg:y2="10.516cm">
          <text:p/>
        </draw:line>
        <draw:line draw:style-name="gr63" draw:text-style-name="P3" draw:layer="layout" svg:x1="12.694cm" svg:y1="9.316cm" svg:x2="13.094cm" svg:y2="9.316cm">
          <text:p/>
        </draw:line>
        <draw:custom-shape draw:style-name="gr68" draw:text-style-name="P28" draw:layer="layout" svg:width="0.6cm" svg:height="0.4cm" svg:x="12.094cm" svg:y="9.1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0.6cm" svg:height="0.4cm" svg:x="12.094cm" svg:y="10.3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9.295cm" svg:y1="9.216cm" svg:x2="9.681cm" svg:y2="9.216cm">
          <text:p/>
        </draw:line>
        <draw:line draw:style-name="gr60" draw:text-style-name="P3" draw:layer="layout" svg:x1="9.294cm" svg:y1="10.416cm" svg:x2="9.68cm" svg:y2="10.416cm">
          <text:p/>
        </draw:line>
        <draw:line draw:style-name="gr61" draw:text-style-name="P3" draw:layer="layout" svg:x1="9.3cm" svg:y1="8.816cm" svg:x2="9.3cm" svg:y2="10.416cm">
          <text:p/>
        </draw:line>
        <draw:line draw:style-name="gr61" draw:text-style-name="P3" draw:layer="layout" svg:x1="11.7cm" svg:y1="8.816cm" svg:x2="11.7cm" svg:y2="10.416cm">
          <text:p/>
        </draw:line>
        <draw:line draw:style-name="gr61" draw:text-style-name="P3" draw:layer="layout" svg:x1="8.8cm" svg:y1="8.816cm" svg:x2="11.7cm" svg:y2="8.816cm">
          <text:p/>
        </draw:line>
        <draw:g>
          <draw:line draw:style-name="gr16" draw:text-style-name="P18" draw:layer="layout" svg:x1="8.377cm" svg:y1="8.581cm" svg:x2="9.377cm" svg:y2="8.581cm">
            <text:p/>
          </draw:line>
          <draw:line draw:style-name="gr16" draw:text-style-name="P18" draw:layer="layout" svg:x1="8.376cm" svg:y1="8.581cm" svg:x2="8.376cm" svg:y2="9.581cm">
            <text:p/>
          </draw:line>
          <draw:line draw:style-name="gr16" draw:text-style-name="P18" draw:layer="layout" svg:x1="8.372cm" svg:y1="8.586cm" svg:x2="9.079cm" svg:y2="7.879cm">
            <text:p/>
          </draw:line>
          <draw:line draw:style-name="gr16" draw:text-style-name="P18" draw:layer="layout" svg:x1="8.372cm" svg:y1="8.586cm" svg:x2="8.613cm" svg:y2="7.615cm">
            <text:p/>
          </draw:line>
          <draw:frame draw:style-name="gr21" draw:text-style-name="P19" draw:layer="layout" svg:width="0.948cm" svg:height="0.743cm" svg:x="8.2cm" svg:y="9.172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8.902cm" svg:y="7.374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8.87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8.799cm 7.7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8.723cm 7.6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8.8cm" svg:y="7.873cm">
            <draw:text-box>
              <text:p><text:span text:style-name="T8">E</text:span><text:span text:style-name="T9">1</text:span></text:p>
            </draw:text-box>
          </draw:frame>
        </draw:g>
        <draw:line draw:style-name="gr63" draw:text-style-name="P3" draw:layer="layout" svg:x1="10.894cm" svg:y1="8.317cm" svg:x2="11.294cm" svg:y2="8.317cm">
          <text:p/>
        </draw:line>
        <draw:custom-shape draw:style-name="gr65" draw:text-style-name="P29" draw:layer="layout" svg:width="0.6cm" svg:height="0.4cm" svg:x="10.294cm" svg:y="8.117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12.295cm" svg:y1="8.217cm" svg:x2="12.681cm" svg:y2="8.217cm">
          <text:p/>
        </draw:line>
        <draw:line draw:style-name="gr63" draw:text-style-name="P3" draw:layer="layout" svg:x1="13.288cm" svg:y1="8.317cm" svg:x2="13.688cm" svg:y2="8.317cm">
          <text:p/>
        </draw:line>
        <draw:custom-shape draw:style-name="gr65" draw:text-style-name="P29" draw:layer="layout" svg:width="0.6cm" svg:height="0.4cm" svg:x="12.688cm" svg:y="8.117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9.889cm" svg:y1="8.217cm" svg:x2="10.275cm" svg:y2="8.217cm">
          <text:p/>
        </draw:line>
        <draw:line draw:style-name="gr62" draw:text-style-name="P3" draw:layer="layout" svg:x1="8.993cm" svg:y1="10.616cm" svg:x2="9.683cm" svg:y2="10.616cm">
          <text:p/>
        </draw:line>
        <draw:line draw:style-name="gr62" draw:text-style-name="P3" draw:layer="layout" svg:x1="8.993cm" svg:y1="9.416cm" svg:x2="9.683cm" svg:y2="9.416cm">
          <text:p/>
        </draw:line>
        <draw:line draw:style-name="gr62" draw:text-style-name="P3" draw:layer="layout" svg:x1="9.586cm" svg:y1="8.416cm" svg:x2="10.276cm" svg:y2="8.416cm">
          <text:p/>
        </draw:line>
        <draw:line draw:style-name="gr62" draw:text-style-name="P3" draw:layer="layout" svg:x1="11.979cm" svg:y1="8.416cm" svg:x2="12.669cm" svg:y2="8.416cm">
          <text:p/>
        </draw:line>
        <draw:line draw:style-name="gr61" draw:text-style-name="P3" draw:layer="layout" svg:x1="9.3cm" svg:y1="8.816cm" svg:x2="9.899cm" svg:y2="8.217cm">
          <text:p/>
        </draw:line>
        <draw:line draw:style-name="gr61" draw:text-style-name="P3" draw:layer="layout" svg:x1="11.701cm" svg:y1="8.817cm" svg:x2="12.301cm" svg:y2="8.217cm">
          <text:p/>
        </draw:line>
        <draw:custom-shape draw:style-name="gr66" draw:text-style-name="P28" draw:layer="layout" svg:width="0.074cm" svg:height="0.074cm" draw:transform="skewX (0.0134390352403564) rotate (2.35619449019234) translate (12.53cm 8.84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2.35619449019234) translate (12.626cm 8.7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4) rotate (2.35619449019234) translate (12.436cm 8.93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4) rotate (2.35619449019234) translate (12.53cm 10.24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2.35619449019234) translate (12.626cm 10.1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4) rotate (2.35619449019234) translate (12.436cm 10.33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rotate (1.5707963267949) translate (10.992cm 10.5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1.5707963267949) translate (11.128cm 10.5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rotate (1.5707963267949) translate (10.858cm 10.55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rotate (1.5707963267949) translate (10.993cm 9.35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1.5707963267949) translate (11.129cm 9.35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rotate (1.5707963267949) translate (10.859cm 9.3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rotate (1.5707963267949) translate (11.594cm 8.3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1.5707963267949) translate (11.73cm 8.3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rotate (1.5707963267949) translate (11.46cm 8.35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translate (9.995cm 9.87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translate (9.995cm 10.01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translate (9.994cm 9.74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translate (12.296cm 9.878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translate (12.296cm 10.01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translate (12.295cm 9.74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translate (12.896cm 8.878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translate (12.896cm 9.01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translate (12.895cm 8.74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0" draw:layer="layout" svg:width="4.44cm" svg:height="3.004cm" svg:x="8.364cm" svg:y="8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0" draw:layer="layout" svg:width="5.836cm" svg:height="1.366cm" svg:x="8.364cm" svg:y="7.2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27.34818093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30" draw:layer="layout" svg:width="4.37cm" svg:height="1.39cm" draw:transform="rotate (1.5707963267949) translate (12.81cm 11.5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783.229645658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63" draw:text-style-name="P3" draw:layer="layout" svg:x1="13.282cm" svg:y1="9.817cm" svg:x2="13.682cm" svg:y2="9.817cm">
          <text:p/>
        </draw:line>
        <draw:custom-shape draw:style-name="gr65" draw:text-style-name="P29" draw:layer="layout" svg:width="0.6cm" svg:height="0.4cm" svg:x="12.682cm" svg:y="9.617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0.074cm" svg:height="0.074cm" draw:transform="skewX (0.0134390352403564) rotate (2.35619449019234) translate (10.23cm 8.84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2.35619449019234) translate (10.326cm 8.7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4) rotate (2.35619449019234) translate (10.136cm 8.93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draw:layer="layout" svg:width="25.8cm" svg:height="10.1cm" svg:x="2cm" svg:y="3.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25.8cm" svg:height="10.1cm" svg:x="1.6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25.8cm" svg:height="10.2cm" svg:x="1.2cm" svg:y="4.3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3.8cm" svg:y1="6.1cm" svg:x2="6cm" svg:y2="6.1cm">
          <text:p/>
        </draw:line>
        <draw:line draw:style-name="gr5" draw:text-style-name="P10" draw:layer="layout" svg:x1="6cm" svg:y1="6.1cm" svg:x2="6cm" svg:y2="8.3cm">
          <text:p/>
        </draw:line>
        <draw:line draw:style-name="gr5" draw:text-style-name="P10" draw:layer="layout" svg:x1="3.8cm" svg:y1="6.1cm" svg:x2="3.8cm" svg:y2="8.3cm">
          <text:p/>
        </draw:line>
        <draw:line draw:style-name="gr16" draw:text-style-name="P10" draw:layer="layout" svg:x1="3.8cm" svg:y1="6.1cm" svg:x2="4.8cm" svg:y2="6.1cm">
          <text:p/>
        </draw:line>
        <draw:line draw:style-name="gr16" draw:text-style-name="P10" draw:layer="layout" svg:x1="3.799cm" svg:y1="6.1cm" svg:x2="3.799cm" svg:y2="7.1cm">
          <text:p/>
        </draw:line>
        <draw:line draw:style-name="gr16" draw:text-style-name="P10" draw:layer="layout" svg:x1="3.795cm" svg:y1="6.105cm" svg:x2="4.502cm" svg:y2="5.398cm">
          <text:p/>
        </draw:line>
        <draw:line draw:style-name="gr16" draw:text-style-name="P10" draw:layer="layout" svg:x1="3.795cm" svg:y1="6.105cm" svg:x2="4.036cm" svg:y2="5.134cm">
          <text:p/>
        </draw:line>
        <draw:frame draw:style-name="gr17" draw:text-style-name="P11" draw:layer="layout" svg:width="0.862cm" svg:height="0.743cm" svg:x="3.623cm" svg:y="6.7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3.8cm" svg:y1="8.3cm" svg:x2="6cm" svg:y2="8.3cm">
          <text:p/>
        </draw:line>
        <draw:line draw:style-name="gr5" draw:text-style-name="P10" draw:layer="layout" svg:x1="3.8cm" svg:y1="6.1cm" svg:x2="4.681cm" svg:y2="5.219cm">
          <text:p/>
        </draw:line>
        <draw:line draw:style-name="gr5" draw:text-style-name="P10" draw:layer="layout" svg:x1="4.681cm" svg:y1="5.219cm" svg:x2="6.881cm" svg:y2="5.219cm">
          <text:p/>
        </draw:line>
        <draw:line draw:style-name="gr5" draw:text-style-name="P10" draw:layer="layout" svg:x1="6.881cm" svg:y1="5.219cm" svg:x2="6.881cm" svg:y2="7.419cm">
          <text:p/>
        </draw:line>
        <draw:line draw:style-name="gr5" draw:text-style-name="P10" draw:layer="layout" svg:x1="6cm" svg:y1="6.1cm" svg:x2="6.881cm" svg:y2="5.219cm">
          <text:p/>
        </draw:line>
        <draw:line draw:style-name="gr5" draw:text-style-name="P10" draw:layer="layout" svg:x1="6cm" svg:y1="8.3cm" svg:x2="6.881cm" svg:y2="7.419cm">
          <text:p/>
        </draw:line>
        <draw:frame draw:style-name="gr17" draw:text-style-name="P11" draw:layer="layout" svg:width="0.862cm" svg:height="0.743cm" svg:x="4.424cm" svg:y="6.001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4.325cm" svg:y="5.202cm">
          <draw:text-box draw:corner-radius="0.075cm"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4.264cm" svg:y="5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4.187cm 5.3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4.111cm 5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13" draw:layer="layout" svg:x1="4.501cm" svg:y1="7.201cm" svg:x2="4.501cm" svg:y2="7.7cm">
            <text:p/>
          </draw:line>
          <draw:frame draw:style-name="gr19" draw:text-style-name="P11" draw:layer="layout" svg:width="0.806cm" svg:height="0.651cm" svg:x="4.323cm" svg:y="7.401cm">
            <draw:text-box>
              <text:p><text:span text:style-name="T6">r</text:span><text:span text:style-name="T7">0</text:span></text:p>
            </draw:text-box>
          </draw:frame>
          <draw:frame draw:style-name="gr19" draw:text-style-name="P11" draw:layer="layout" svg:width="0.806cm" svg:height="0.651cm" svg:x="4.624cm" svg:y="7.106cm">
            <draw:text-box>
              <text:p><text:span text:style-name="T6">r</text:span><text:span text:style-name="T7">1</text:span></text:p>
            </draw:text-box>
          </draw:frame>
          <draw:frame draw:style-name="gr19" draw:text-style-name="P11" draw:layer="layout" svg:width="0.806cm" svg:height="0.651cm" svg:x="4.725cm" svg:y="6.603cm">
            <draw:text-box>
              <text:p><text:span text:style-name="T6">r</text:span><text:span text:style-name="T7">2</text:span></text:p>
            </draw:text-box>
          </draw:frame>
          <draw:custom-shape draw:style-name="gr2" draw:text-style-name="P12" draw:layer="layout" svg:width="0.02cm" svg:height="0.02cm" svg:x="4.728cm" svg:y="6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124791041517595) translate (4.696cm 6.8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241204502625616) translate (4.665cm 6.7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3" draw:layer="layout" svg:x1="4.484cm" svg:y1="7.202cm" svg:x2="4.983cm" svg:y2="7.202cm">
            <text:p/>
          </draw:line>
          <draw:line draw:style-name="gr18" draw:text-style-name="P13" draw:layer="layout" svg:x1="4.499cm" svg:y1="7.2cm" svg:x2="4.852cm" svg:y2="6.847cm">
            <text:p/>
          </draw:line>
          <draw:line draw:style-name="gr18" draw:text-style-name="P13" draw:layer="layout" svg:x1="4.499cm" svg:y1="7.201cm" svg:x2="4.628cm" svg:y2="6.719cm">
            <text:p/>
          </draw:line>
          <draw:line draw:style-name="gr5" draw:text-style-name="P10" draw:layer="layout" svg:x1="4.484cm" svg:y1="7.2cm" svg:x2="5.2cm" svg:y2="7.2cm">
            <text:p/>
          </draw:line>
          <draw:line draw:style-name="gr5" draw:text-style-name="P10" draw:layer="layout" svg:x1="4.501cm" svg:y1="7.187cm" svg:x2="4.501cm" svg:y2="7.903cm">
            <text:p/>
          </draw:line>
          <draw:line draw:style-name="gr5" draw:text-style-name="P10" draw:layer="layout" svg:x1="4.487cm" svg:y1="7.211cm" svg:x2="4.997cm" svg:y2="6.7cm">
            <text:p/>
          </draw:line>
          <draw:line draw:style-name="gr5" draw:text-style-name="P10" draw:layer="layout" svg:x1="5.198cm" svg:y1="7.2cm" svg:x2="5.7cm" svg:y2="6.698cm">
            <text:p/>
          </draw:line>
          <draw:line draw:style-name="gr5" draw:text-style-name="P10" draw:layer="layout" svg:x1="5.198cm" svg:y1="7.9cm" svg:x2="5.701cm" svg:y2="7.397cm">
            <text:p/>
          </draw:line>
          <draw:line draw:style-name="gr5" draw:text-style-name="P10" draw:layer="layout" svg:x1="4.997cm" svg:y1="6.7cm" svg:x2="5.7cm" svg:y2="6.7cm">
            <text:p/>
          </draw:line>
          <draw:line draw:style-name="gr5" draw:text-style-name="P10" draw:layer="layout" svg:x1="5.201cm" svg:y1="7.2cm" svg:x2="5.201cm" svg:y2="7.903cm">
            <text:p/>
          </draw:line>
          <draw:line draw:style-name="gr5" draw:text-style-name="P10" draw:layer="layout" svg:x1="5.701cm" svg:y1="6.7cm" svg:x2="5.701cm" svg:y2="7.397cm">
            <text:p/>
          </draw:line>
          <draw:line draw:style-name="gr5" draw:text-style-name="P10" draw:layer="layout" svg:x1="4.501cm" svg:y1="7.9cm" svg:x2="5.2cm" svg:y2="7.9cm">
            <text:p/>
          </draw:line>
        </draw:g>
        <draw:line draw:style-name="gr1" draw:text-style-name="P14" draw:layer="layout" svg:x1="4.277cm" svg:y1="11.201cm" svg:x2="4.993cm" svg:y2="11.201cm">
          <text:p/>
        </draw:line>
        <draw:line draw:style-name="gr1" draw:text-style-name="P14" draw:layer="layout" svg:x1="4.294cm" svg:y1="11.188cm" svg:x2="4.294cm" svg:y2="11.904cm">
          <text:p/>
        </draw:line>
        <draw:line draw:style-name="gr1" draw:text-style-name="P14" draw:layer="layout" svg:x1="4.28cm" svg:y1="11.212cm" svg:x2="4.79cm" svg:y2="10.701cm">
          <text:p/>
        </draw:line>
        <draw:line draw:style-name="gr1" draw:text-style-name="P14" draw:layer="layout" svg:x1="4.991cm" svg:y1="11.201cm" svg:x2="5.493cm" svg:y2="10.699cm">
          <text:p/>
        </draw:line>
        <draw:line draw:style-name="gr1" draw:text-style-name="P14" draw:layer="layout" svg:x1="4.991cm" svg:y1="11.901cm" svg:x2="5.494cm" svg:y2="11.398cm">
          <text:p/>
        </draw:line>
        <draw:line draw:style-name="gr1" draw:text-style-name="P14" draw:layer="layout" svg:x1="4.79cm" svg:y1="10.701cm" svg:x2="5.493cm" svg:y2="10.701cm">
          <text:p/>
        </draw:line>
        <draw:line draw:style-name="gr1" draw:text-style-name="P14" draw:layer="layout" svg:x1="4.994cm" svg:y1="11.201cm" svg:x2="4.994cm" svg:y2="11.904cm">
          <text:p/>
        </draw:line>
        <draw:line draw:style-name="gr1" draw:text-style-name="P14" draw:layer="layout" svg:x1="5.494cm" svg:y1="10.701cm" svg:x2="5.494cm" svg:y2="11.398cm">
          <text:p/>
        </draw:line>
        <draw:line draw:style-name="gr1" draw:text-style-name="P14" draw:layer="layout" svg:x1="4.277cm" svg:y1="11.901cm" svg:x2="4.993cm" svg:y2="11.901cm">
          <text:p/>
        </draw:line>
        <draw:line draw:style-name="gr1" draw:text-style-name="P14" draw:layer="layout" svg:x1="1.991cm" svg:y1="13.401cm" svg:x2="2.693cm" svg:y2="13.401cm">
          <text:p/>
        </draw:line>
        <draw:line draw:style-name="gr1" draw:text-style-name="P14" draw:layer="layout" svg:x1="1.994cm" svg:y1="13.401cm" svg:x2="1.994cm" svg:y2="14.101cm">
          <text:p/>
        </draw:line>
        <draw:line draw:style-name="gr1" draw:text-style-name="P14" draw:layer="layout" svg:x1="1.991cm" svg:y1="13.401cm" svg:x2="2.49cm" svg:y2="12.901cm">
          <text:p/>
        </draw:line>
        <draw:line draw:style-name="gr1" draw:text-style-name="P14" draw:layer="layout" svg:x1="2.691cm" svg:y1="13.401cm" svg:x2="3.193cm" svg:y2="12.899cm">
          <text:p/>
        </draw:line>
        <draw:line draw:style-name="gr1" draw:text-style-name="P14" draw:layer="layout" svg:x1="2.691cm" svg:y1="14.101cm" svg:x2="3.194cm" svg:y2="13.598cm">
          <text:p/>
        </draw:line>
        <draw:line draw:style-name="gr1" draw:text-style-name="P14" draw:layer="layout" svg:x1="2.49cm" svg:y1="12.901cm" svg:x2="3.193cm" svg:y2="12.901cm">
          <text:p/>
        </draw:line>
        <draw:line draw:style-name="gr1" draw:text-style-name="P14" draw:layer="layout" svg:x1="2.694cm" svg:y1="13.401cm" svg:x2="2.694cm" svg:y2="14.101cm">
          <text:p/>
        </draw:line>
        <draw:line draw:style-name="gr1" draw:text-style-name="P14" draw:layer="layout" svg:x1="3.194cm" svg:y1="12.901cm" svg:x2="3.194cm" svg:y2="13.598cm">
          <text:p/>
        </draw:line>
        <draw:line draw:style-name="gr1" draw:text-style-name="P14" draw:layer="layout" svg:x1="1.994cm" svg:y1="14.101cm" svg:x2="2.693cm" svg:y2="14.101cm">
          <text:p/>
        </draw:line>
        <draw:line draw:style-name="gr1" draw:text-style-name="P14" draw:layer="layout" svg:x1="4.279cm" svg:y1="13.401cm" svg:x2="4.995cm" svg:y2="13.401cm">
          <text:p/>
        </draw:line>
        <draw:line draw:style-name="gr1" draw:text-style-name="P14" draw:layer="layout" svg:x1="4.296cm" svg:y1="13.388cm" svg:x2="4.296cm" svg:y2="14.104cm">
          <text:p/>
        </draw:line>
        <draw:line draw:style-name="gr1" draw:text-style-name="P14" draw:layer="layout" svg:x1="4.282cm" svg:y1="13.412cm" svg:x2="4.792cm" svg:y2="12.901cm">
          <text:p/>
        </draw:line>
        <draw:line draw:style-name="gr1" draw:text-style-name="P14" draw:layer="layout" svg:x1="4.993cm" svg:y1="13.401cm" svg:x2="5.495cm" svg:y2="12.899cm">
          <text:p/>
        </draw:line>
        <draw:line draw:style-name="gr1" draw:text-style-name="P14" draw:layer="layout" svg:x1="4.993cm" svg:y1="14.101cm" svg:x2="5.496cm" svg:y2="13.598cm">
          <text:p/>
        </draw:line>
        <draw:line draw:style-name="gr1" draw:text-style-name="P14" draw:layer="layout" svg:x1="4.792cm" svg:y1="12.901cm" svg:x2="5.495cm" svg:y2="12.901cm">
          <text:p/>
        </draw:line>
        <draw:line draw:style-name="gr1" draw:text-style-name="P14" draw:layer="layout" svg:x1="4.996cm" svg:y1="13.401cm" svg:x2="4.996cm" svg:y2="14.104cm">
          <text:p/>
        </draw:line>
        <draw:line draw:style-name="gr1" draw:text-style-name="P14" draw:layer="layout" svg:x1="5.496cm" svg:y1="12.901cm" svg:x2="5.496cm" svg:y2="13.598cm">
          <text:p/>
        </draw:line>
        <draw:line draw:style-name="gr1" draw:text-style-name="P14" draw:layer="layout" svg:x1="4.279cm" svg:y1="14.101cm" svg:x2="4.995cm" svg:y2="14.101cm">
          <text:p/>
        </draw:line>
        <draw:custom-shape draw:style-name="gr2" draw:text-style-name="P15" draw:layer="layout" svg:width="0.048cm" svg:height="0.048cm" draw:transform="rotate (0.241204502625616) translate (2.539cm 12.1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54cm 12.3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.541cm 12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1cm 12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2cm 12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3cm 12.5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2cm 12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3cm 12.3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4.744cm 12.5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3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3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3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3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3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3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1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1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1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889cm 11.2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689cm 11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3.489cm 11.2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975cm" svg:y1="11.219cm" svg:x2="1.975cm" svg:y2="11.718cm">
          <text:p/>
        </draw:line>
        <draw:frame draw:style-name="gr19" draw:text-style-name="P11" draw:layer="layout" svg:width="0.806cm" svg:height="0.651cm" svg:x="1.797cm" svg:y="11.419cm">
          <draw:text-box>
            <text:p><text:span text:style-name="T6">r</text:span><text:span text:style-name="T7">0</text:span></text:p>
          </draw:text-box>
        </draw:frame>
        <draw:frame draw:style-name="gr19" draw:text-style-name="P11" draw:layer="layout" svg:width="0.806cm" svg:height="0.651cm" svg:x="2.098cm" svg:y="11.124cm">
          <draw:text-box>
            <text:p><text:span text:style-name="T6">r</text:span><text:span text:style-name="T7">1</text:span></text:p>
          </draw:text-box>
        </draw:frame>
        <draw:frame draw:style-name="gr19" draw:text-style-name="P11" draw:layer="layout" svg:width="0.806cm" svg:height="0.651cm" svg:x="2.199cm" svg:y="10.621cm">
          <draw:text-box>
            <text:p><text:span text:style-name="T6">r</text:span><text:span text:style-name="T7">2</text:span></text:p>
          </draw:text-box>
        </draw:frame>
        <draw:custom-shape draw:style-name="gr2" draw:text-style-name="P12" draw:layer="layout" svg:width="0.02cm" svg:height="0.02cm" svg:x="2.202cm" svg:y="1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124791041517595) translate (2.17cm 10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241204502625616) translate (2.139cm 10.8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.958cm" svg:y1="11.22cm" svg:x2="2.457cm" svg:y2="11.22cm">
          <text:p/>
        </draw:line>
        <draw:line draw:style-name="gr20" draw:text-style-name="P10" draw:layer="layout" svg:x1="1.973cm" svg:y1="11.218cm" svg:x2="2.326cm" svg:y2="10.865cm">
          <text:p/>
        </draw:line>
        <draw:line draw:style-name="gr20" draw:text-style-name="P10" draw:layer="layout" svg:x1="1.973cm" svg:y1="11.219cm" svg:x2="2.102cm" svg:y2="10.737cm">
          <text:p/>
        </draw:line>
        <draw:line draw:style-name="gr1" draw:text-style-name="P10" draw:layer="layout" svg:x1="1.958cm" svg:y1="11.218cm" svg:x2="2.674cm" svg:y2="11.218cm">
          <text:p/>
        </draw:line>
        <draw:line draw:style-name="gr1" draw:text-style-name="P10" draw:layer="layout" svg:x1="1.975cm" svg:y1="11.205cm" svg:x2="1.975cm" svg:y2="11.921cm">
          <text:p/>
        </draw:line>
        <draw:line draw:style-name="gr1" draw:text-style-name="P10" draw:layer="layout" svg:x1="1.961cm" svg:y1="11.229cm" svg:x2="2.471cm" svg:y2="10.718cm">
          <text:p/>
        </draw:line>
        <draw:line draw:style-name="gr1" draw:text-style-name="P10" draw:layer="layout" svg:x1="2.672cm" svg:y1="11.218cm" svg:x2="3.174cm" svg:y2="10.716cm">
          <text:p/>
        </draw:line>
        <draw:line draw:style-name="gr1" draw:text-style-name="P10" draw:layer="layout" svg:x1="2.672cm" svg:y1="11.918cm" svg:x2="3.175cm" svg:y2="11.415cm">
          <text:p/>
        </draw:line>
        <draw:line draw:style-name="gr1" draw:text-style-name="P10" draw:layer="layout" svg:x1="2.471cm" svg:y1="10.718cm" svg:x2="3.174cm" svg:y2="10.718cm">
          <text:p/>
        </draw:line>
        <draw:line draw:style-name="gr1" draw:text-style-name="P10" draw:layer="layout" svg:x1="2.675cm" svg:y1="11.218cm" svg:x2="2.675cm" svg:y2="11.921cm">
          <text:p/>
        </draw:line>
        <draw:line draw:style-name="gr1" draw:text-style-name="P10" draw:layer="layout" svg:x1="3.175cm" svg:y1="10.718cm" svg:x2="3.175cm" svg:y2="11.415cm">
          <text:p/>
        </draw:line>
        <draw:line draw:style-name="gr1" draw:text-style-name="P10" draw:layer="layout" svg:x1="1.975cm" svg:y1="11.918cm" svg:x2="2.674cm" svg:y2="11.918cm">
          <text:p/>
        </draw:line>
        <draw:custom-shape draw:style-name="gr10" draw:text-style-name="P16" draw:layer="layout" svg:width="0.048cm" svg:height="0.048cm" draw:transform="rotate (-0.481710873550435) translate (3.478cm 10.3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3.347cm 10.5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3.215cm 10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878cm 10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747cm 10.5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15cm 10.6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3.279cm" svg:y1="9.802cm" svg:x2="3.995cm" svg:y2="9.802cm">
            <text:p/>
          </draw:line>
          <draw:line draw:style-name="gr15" draw:text-style-name="P17" draw:layer="layout" svg:x1="3.296cm" svg:y1="9.789cm" svg:x2="3.296cm" svg:y2="10.505cm">
            <text:p/>
          </draw:line>
          <draw:line draw:style-name="gr15" draw:text-style-name="P17" draw:layer="layout" svg:x1="3.282cm" svg:y1="9.813cm" svg:x2="3.792cm" svg:y2="9.302cm">
            <text:p/>
          </draw:line>
          <draw:line draw:style-name="gr15" draw:text-style-name="P17" draw:layer="layout" svg:x1="3.993cm" svg:y1="9.802cm" svg:x2="4.495cm" svg:y2="9.3cm">
            <text:p/>
          </draw:line>
          <draw:line draw:style-name="gr15" draw:text-style-name="P17" draw:layer="layout" svg:x1="3.993cm" svg:y1="10.502cm" svg:x2="4.496cm" svg:y2="9.999cm">
            <text:p/>
          </draw:line>
          <draw:line draw:style-name="gr15" draw:text-style-name="P17" draw:layer="layout" svg:x1="3.792cm" svg:y1="9.302cm" svg:x2="4.495cm" svg:y2="9.302cm">
            <text:p/>
          </draw:line>
          <draw:line draw:style-name="gr15" draw:text-style-name="P17" draw:layer="layout" svg:x1="3.996cm" svg:y1="9.802cm" svg:x2="3.996cm" svg:y2="10.505cm">
            <text:p/>
          </draw:line>
          <draw:line draw:style-name="gr15" draw:text-style-name="P17" draw:layer="layout" svg:x1="4.496cm" svg:y1="9.302cm" svg:x2="4.496cm" svg:y2="9.999cm">
            <text:p/>
          </draw:line>
          <draw:line draw:style-name="gr15" draw:text-style-name="P17" draw:layer="layout" svg:x1="3.279cm" svg:y1="10.502cm" svg:x2="3.995cm" svg:y2="10.502cm">
            <text:p/>
          </draw:line>
        </draw:g>
        <draw:g>
          <draw:line draw:style-name="gr15" draw:text-style-name="P17" draw:layer="layout" svg:x1="5.581cm" svg:y1="9.804cm" svg:x2="6.297cm" svg:y2="9.804cm">
            <text:p/>
          </draw:line>
          <draw:line draw:style-name="gr15" draw:text-style-name="P17" draw:layer="layout" svg:x1="5.598cm" svg:y1="9.791cm" svg:x2="5.598cm" svg:y2="10.507cm">
            <text:p/>
          </draw:line>
          <draw:line draw:style-name="gr15" draw:text-style-name="P17" draw:layer="layout" svg:x1="5.584cm" svg:y1="9.815cm" svg:x2="6.094cm" svg:y2="9.304cm">
            <text:p/>
          </draw:line>
          <draw:line draw:style-name="gr15" draw:text-style-name="P17" draw:layer="layout" svg:x1="6.295cm" svg:y1="9.804cm" svg:x2="6.797cm" svg:y2="9.302cm">
            <text:p/>
          </draw:line>
          <draw:line draw:style-name="gr15" draw:text-style-name="P17" draw:layer="layout" svg:x1="6.295cm" svg:y1="10.504cm" svg:x2="6.798cm" svg:y2="10.001cm">
            <text:p/>
          </draw:line>
          <draw:line draw:style-name="gr15" draw:text-style-name="P17" draw:layer="layout" svg:x1="6.094cm" svg:y1="9.304cm" svg:x2="6.797cm" svg:y2="9.304cm">
            <text:p/>
          </draw:line>
          <draw:line draw:style-name="gr15" draw:text-style-name="P17" draw:layer="layout" svg:x1="6.298cm" svg:y1="9.804cm" svg:x2="6.298cm" svg:y2="10.507cm">
            <text:p/>
          </draw:line>
          <draw:line draw:style-name="gr15" draw:text-style-name="P17" draw:layer="layout" svg:x1="6.798cm" svg:y1="9.304cm" svg:x2="6.798cm" svg:y2="10.001cm">
            <text:p/>
          </draw:line>
          <draw:line draw:style-name="gr15" draw:text-style-name="P17" draw:layer="layout" svg:x1="5.581cm" svg:y1="10.504cm" svg:x2="6.297cm" svg:y2="10.504cm">
            <text:p/>
          </draw:line>
        </draw:g>
        <draw:custom-shape draw:style-name="gr10" draw:text-style-name="P16" draw:layer="layout" svg:width="0.048cm" svg:height="0.048cm" draw:transform="rotate (-0.481710873550435) translate (5.78cm 12.3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49cm 12.5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517cm 12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781cm 12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649cm 12.5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5.518cm 12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7" draw:layer="layout" svg:x1="5.583cm" svg:y1="11.806cm" svg:x2="6.299cm" svg:y2="11.806cm">
            <text:p/>
          </draw:line>
          <draw:line draw:style-name="gr15" draw:text-style-name="P17" draw:layer="layout" svg:x1="5.6cm" svg:y1="11.793cm" svg:x2="5.6cm" svg:y2="12.509cm">
            <text:p/>
          </draw:line>
          <draw:line draw:style-name="gr15" draw:text-style-name="P17" draw:layer="layout" svg:x1="5.586cm" svg:y1="11.817cm" svg:x2="6.096cm" svg:y2="11.306cm">
            <text:p/>
          </draw:line>
          <draw:line draw:style-name="gr15" draw:text-style-name="P17" draw:layer="layout" svg:x1="6.297cm" svg:y1="11.806cm" svg:x2="6.799cm" svg:y2="11.304cm">
            <text:p/>
          </draw:line>
          <draw:line draw:style-name="gr15" draw:text-style-name="P17" draw:layer="layout" svg:x1="6.297cm" svg:y1="12.506cm" svg:x2="6.8cm" svg:y2="12.003cm">
            <text:p/>
          </draw:line>
          <draw:line draw:style-name="gr15" draw:text-style-name="P17" draw:layer="layout" svg:x1="6.096cm" svg:y1="11.306cm" svg:x2="6.799cm" svg:y2="11.306cm">
            <text:p/>
          </draw:line>
          <draw:line draw:style-name="gr15" draw:text-style-name="P17" draw:layer="layout" svg:x1="6.3cm" svg:y1="11.806cm" svg:x2="6.3cm" svg:y2="12.509cm">
            <text:p/>
          </draw:line>
          <draw:line draw:style-name="gr15" draw:text-style-name="P17" draw:layer="layout" svg:x1="6.8cm" svg:y1="11.306cm" svg:x2="6.8cm" svg:y2="12.003cm">
            <text:p/>
          </draw:line>
          <draw:line draw:style-name="gr15" draw:text-style-name="P17" draw:layer="layout" svg:x1="5.583cm" svg:y1="12.506cm" svg:x2="6.299cm" svg:y2="12.506cm">
            <text:p/>
          </draw:line>
        </draw:g>
        <draw:custom-shape draw:style-name="gr10" draw:text-style-name="P16" draw:layer="layout" svg:width="0.048cm" svg:height="0.048cm" draw:transform="rotate (0.241204502625616) translate (6.044cm 10.7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6.045cm 10.9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0.241204502625616) translate (6.046cm 11.1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5.289cm 9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5.089cm 9.9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4.889cm 9.9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6" draw:text-style-name="P18" draw:layer="layout" svg:x1="16.58cm" svg:y1="7.133cm" svg:x2="17.58cm" svg:y2="7.133cm">
            <text:p/>
          </draw:line>
          <draw:line draw:style-name="gr16" draw:text-style-name="P18" draw:layer="layout" svg:x1="16.579cm" svg:y1="7.133cm" svg:x2="16.579cm" svg:y2="8.133cm">
            <text:p/>
          </draw:line>
          <draw:line draw:style-name="gr16" draw:text-style-name="P18" draw:layer="layout" svg:x1="16.575cm" svg:y1="7.138cm" svg:x2="17.282cm" svg:y2="6.431cm">
            <text:p/>
          </draw:line>
          <draw:line draw:style-name="gr16" draw:text-style-name="P18" draw:layer="layout" svg:x1="16.575cm" svg:y1="7.138cm" svg:x2="16.816cm" svg:y2="6.167cm">
            <text:p/>
          </draw:line>
          <draw:frame draw:style-name="gr21" draw:text-style-name="P19" draw:layer="layout" svg:width="0.948cm" svg:height="0.743cm" svg:x="16.403cm" svg:y="7.733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17.105cm" svg:y="6.235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7.079cm" svg:y="6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7.002cm 6.2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6.926cm 6.2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16.803cm" svg:y="7.034cm">
            <draw:text-box>
              <text:p><text:span text:style-name="T8">e</text:span><text:span text:style-name="T9">1</text:span></text:p>
            </draw:text-box>
          </draw:frame>
        </draw:g>
        <draw:custom-shape draw:style-name="gr2" draw:text-style-name="P15" draw:layer="layout" svg:width="0.048cm" svg:height="0.048cm" draw:transform="rotate (0.241204502625616) translate (18.938cm 10.1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39cm 10.3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94cm 10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8.5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8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8.5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8.5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6cm 6.2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6.4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3cm 6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177cm 6.2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0.045cm 6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19.914cm 6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2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2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2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387cm 12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1.187cm 12.4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987cm 12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7.602cm" svg:y1="7.702cm" svg:x2="19.802cm" svg:y2="7.702cm">
          <text:p/>
        </draw:line>
        <draw:line draw:style-name="gr5" draw:text-style-name="P10" draw:layer="layout" svg:x1="19.802cm" svg:y1="7.702cm" svg:x2="19.802cm" svg:y2="9.902cm">
          <text:p/>
        </draw:line>
        <draw:line draw:style-name="gr5" draw:text-style-name="P10" draw:layer="layout" svg:x1="17.602cm" svg:y1="7.702cm" svg:x2="17.602cm" svg:y2="9.902cm">
          <text:p/>
        </draw:line>
        <draw:line draw:style-name="gr25" draw:text-style-name="P10" draw:layer="layout" svg:x1="17.602cm" svg:y1="7.701cm" svg:x2="18.602cm" svg:y2="7.701cm">
          <text:p/>
        </draw:line>
        <draw:line draw:style-name="gr25" draw:text-style-name="P10" draw:layer="layout" svg:x1="17.601cm" svg:y1="7.701cm" svg:x2="17.601cm" svg:y2="8.701cm">
          <text:p/>
        </draw:line>
        <draw:line draw:style-name="gr16" draw:text-style-name="P10" draw:layer="layout" svg:x1="17.597cm" svg:y1="7.706cm" svg:x2="18.304cm" svg:y2="6.999cm">
          <text:p/>
        </draw:line>
        <draw:line draw:style-name="gr25" draw:text-style-name="P10" draw:layer="layout" svg:x1="17.597cm" svg:y1="7.706cm" svg:x2="17.838cm" svg:y2="6.735cm">
          <text:p/>
        </draw:line>
        <draw:frame draw:style-name="gr17" draw:text-style-name="P11" draw:layer="layout" svg:width="0.862cm" svg:height="0.743cm" svg:x="17.425cm" svg:y="8.302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17.602cm" svg:y1="9.902cm" svg:x2="19.802cm" svg:y2="9.902cm">
          <text:p/>
        </draw:line>
        <draw:line draw:style-name="gr26" draw:text-style-name="P10" draw:layer="layout" svg:x1="17.602cm" svg:y1="7.702cm" svg:x2="18.483cm" svg:y2="6.821cm">
          <text:p/>
        </draw:line>
        <draw:line draw:style-name="gr5" draw:text-style-name="P10" draw:layer="layout" svg:x1="18.483cm" svg:y1="6.821cm" svg:x2="20.683cm" svg:y2="6.821cm">
          <text:p/>
        </draw:line>
        <draw:line draw:style-name="gr5" draw:text-style-name="P10" draw:layer="layout" svg:x1="20.683cm" svg:y1="6.821cm" svg:x2="20.683cm" svg:y2="9.021cm">
          <text:p/>
        </draw:line>
        <draw:line draw:style-name="gr5" draw:text-style-name="P10" draw:layer="layout" svg:x1="19.802cm" svg:y1="7.702cm" svg:x2="20.683cm" svg:y2="6.821cm">
          <text:p/>
        </draw:line>
        <draw:line draw:style-name="gr5" draw:text-style-name="P10" draw:layer="layout" svg:x1="19.802cm" svg:y1="9.902cm" svg:x2="20.683cm" svg:y2="9.021cm">
          <text:p/>
        </draw:line>
        <draw:frame draw:style-name="gr17" draw:text-style-name="P11" draw:layer="layout" svg:width="0.862cm" svg:height="0.743cm" svg:x="18.226cm" svg:y="7.603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18.127cm" svg:y="6.804cm">
          <draw:text-box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18.1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18.024cm 6.8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17.948cm 6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8.404cm" svg:y1="8.703cm" svg:x2="18.604cm" svg:y2="8.703cm">
          <text:p/>
        </draw:line>
        <draw:line draw:style-name="gr5" draw:text-style-name="P10" draw:layer="layout" svg:x1="18.404cm" svg:y1="8.703cm" svg:x2="18.404cm" svg:y2="8.903cm">
          <text:p/>
        </draw:line>
        <draw:line draw:style-name="gr5" draw:text-style-name="P10" draw:layer="layout" svg:x1="18.401cm" svg:y1="8.703cm" svg:x2="18.502cm" svg:y2="8.602cm">
          <text:p/>
        </draw:line>
        <draw:line draw:style-name="gr5" draw:text-style-name="P10" draw:layer="layout" svg:x1="18.601cm" svg:y1="8.703cm" svg:x2="18.704cm" svg:y2="8.6cm">
          <text:p/>
        </draw:line>
        <draw:line draw:style-name="gr5" draw:text-style-name="P10" draw:layer="layout" svg:x1="18.601cm" svg:y1="8.903cm" svg:x2="18.704cm" svg:y2="8.8cm">
          <text:p/>
        </draw:line>
        <draw:line draw:style-name="gr5" draw:text-style-name="P10" draw:layer="layout" svg:x1="18.5cm" svg:y1="8.603cm" svg:x2="18.704cm" svg:y2="8.603cm">
          <text:p/>
        </draw:line>
        <draw:line draw:style-name="gr5" draw:text-style-name="P10" draw:layer="layout" svg:x1="18.604cm" svg:y1="8.703cm" svg:x2="18.604cm" svg:y2="8.903cm">
          <text:p/>
        </draw:line>
        <draw:line draw:style-name="gr5" draw:text-style-name="P10" draw:layer="layout" svg:x1="18.704cm" svg:y1="8.603cm" svg:x2="18.704cm" svg:y2="8.8cm">
          <text:p/>
        </draw:line>
        <draw:line draw:style-name="gr5" draw:text-style-name="P10" draw:layer="layout" svg:x1="18.404cm" svg:y1="8.903cm" svg:x2="18.604cm" svg:y2="8.903cm">
          <text:p/>
        </draw:line>
        <draw:line draw:style-name="gr5" draw:text-style-name="P10" draw:layer="layout" svg:x1="17.603cm" svg:y1="11.703cm" svg:x2="19.803cm" svg:y2="11.703cm">
          <text:p/>
        </draw:line>
        <draw:line draw:style-name="gr5" draw:text-style-name="P10" draw:layer="layout" svg:x1="19.803cm" svg:y1="11.703cm" svg:x2="19.803cm" svg:y2="13.903cm">
          <text:p/>
        </draw:line>
        <draw:line draw:style-name="gr5" draw:text-style-name="P10" draw:layer="layout" svg:x1="17.603cm" svg:y1="11.703cm" svg:x2="17.603cm" svg:y2="13.903cm">
          <text:p/>
        </draw:line>
        <draw:line draw:style-name="gr5" draw:text-style-name="P10" draw:layer="layout" svg:x1="17.603cm" svg:y1="13.903cm" svg:x2="19.803cm" svg:y2="13.903cm">
          <text:p/>
        </draw:line>
        <draw:line draw:style-name="gr5" draw:text-style-name="P10" draw:layer="layout" svg:x1="17.603cm" svg:y1="11.703cm" svg:x2="18.484cm" svg:y2="10.822cm">
          <text:p/>
        </draw:line>
        <draw:line draw:style-name="gr5" draw:text-style-name="P10" draw:layer="layout" svg:x1="18.484cm" svg:y1="10.822cm" svg:x2="20.684cm" svg:y2="10.822cm">
          <text:p/>
        </draw:line>
        <draw:line draw:style-name="gr5" draw:text-style-name="P10" draw:layer="layout" svg:x1="20.684cm" svg:y1="10.822cm" svg:x2="20.684cm" svg:y2="13.022cm">
          <text:p/>
        </draw:line>
        <draw:line draw:style-name="gr5" draw:text-style-name="P10" draw:layer="layout" svg:x1="19.803cm" svg:y1="11.703cm" svg:x2="20.684cm" svg:y2="10.822cm">
          <text:p/>
        </draw:line>
        <draw:line draw:style-name="gr5" draw:text-style-name="P10" draw:layer="layout" svg:x1="19.803cm" svg:y1="13.903cm" svg:x2="20.684cm" svg:y2="13.022cm">
          <text:p/>
        </draw:line>
        <draw:line draw:style-name="gr5" draw:text-style-name="P10" draw:layer="layout" svg:x1="18.405cm" svg:y1="12.704cm" svg:x2="18.605cm" svg:y2="12.704cm">
          <text:p/>
        </draw:line>
        <draw:line draw:style-name="gr5" draw:text-style-name="P10" draw:layer="layout" svg:x1="18.405cm" svg:y1="12.704cm" svg:x2="18.405cm" svg:y2="12.904cm">
          <text:p/>
        </draw:line>
        <draw:line draw:style-name="gr5" draw:text-style-name="P10" draw:layer="layout" svg:x1="18.402cm" svg:y1="12.704cm" svg:x2="18.503cm" svg:y2="12.603cm">
          <text:p/>
        </draw:line>
        <draw:line draw:style-name="gr5" draw:text-style-name="P10" draw:layer="layout" svg:x1="18.602cm" svg:y1="12.704cm" svg:x2="18.705cm" svg:y2="12.601cm">
          <text:p/>
        </draw:line>
        <draw:line draw:style-name="gr5" draw:text-style-name="P10" draw:layer="layout" svg:x1="18.602cm" svg:y1="12.904cm" svg:x2="18.705cm" svg:y2="12.801cm">
          <text:p/>
        </draw:line>
        <draw:line draw:style-name="gr5" draw:text-style-name="P10" draw:layer="layout" svg:x1="18.501cm" svg:y1="12.604cm" svg:x2="18.705cm" svg:y2="12.604cm">
          <text:p/>
        </draw:line>
        <draw:line draw:style-name="gr5" draw:text-style-name="P10" draw:layer="layout" svg:x1="18.605cm" svg:y1="12.704cm" svg:x2="18.605cm" svg:y2="12.904cm">
          <text:p/>
        </draw:line>
        <draw:line draw:style-name="gr5" draw:text-style-name="P10" draw:layer="layout" svg:x1="18.705cm" svg:y1="12.604cm" svg:x2="18.705cm" svg:y2="12.801cm">
          <text:p/>
        </draw:line>
        <draw:line draw:style-name="gr5" draw:text-style-name="P10" draw:layer="layout" svg:x1="18.405cm" svg:y1="12.904cm" svg:x2="18.605cm" svg:y2="12.904cm">
          <text:p/>
        </draw:line>
        <draw:custom-shape draw:style-name="gr2" draw:text-style-name="P15" draw:layer="layout" svg:width="0.048cm" svg:height="0.048cm" draw:transform="rotate (0.241204502625616) translate (22.939cm 10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cm 10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941cm 10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21.603cm" svg:y1="7.703cm" svg:x2="23.803cm" svg:y2="7.703cm">
          <text:p/>
        </draw:line>
        <draw:line draw:style-name="gr5" draw:text-style-name="P10" draw:layer="layout" svg:x1="23.803cm" svg:y1="7.703cm" svg:x2="23.803cm" svg:y2="9.903cm">
          <text:p/>
        </draw:line>
        <draw:line draw:style-name="gr5" draw:text-style-name="P10" draw:layer="layout" svg:x1="21.603cm" svg:y1="7.703cm" svg:x2="21.603cm" svg:y2="9.903cm">
          <text:p/>
        </draw:line>
        <draw:line draw:style-name="gr5" draw:text-style-name="P10" draw:layer="layout" svg:x1="21.603cm" svg:y1="9.903cm" svg:x2="23.803cm" svg:y2="9.903cm">
          <text:p/>
        </draw:line>
        <draw:line draw:style-name="gr5" draw:text-style-name="P10" draw:layer="layout" svg:x1="21.603cm" svg:y1="7.703cm" svg:x2="22.484cm" svg:y2="6.822cm">
          <text:p/>
        </draw:line>
        <draw:line draw:style-name="gr5" draw:text-style-name="P10" draw:layer="layout" svg:x1="22.484cm" svg:y1="6.822cm" svg:x2="24.684cm" svg:y2="6.822cm">
          <text:p/>
        </draw:line>
        <draw:line draw:style-name="gr5" draw:text-style-name="P10" draw:layer="layout" svg:x1="24.684cm" svg:y1="6.822cm" svg:x2="24.684cm" svg:y2="9.022cm">
          <text:p/>
        </draw:line>
        <draw:line draw:style-name="gr5" draw:text-style-name="P10" draw:layer="layout" svg:x1="23.803cm" svg:y1="7.703cm" svg:x2="24.684cm" svg:y2="6.822cm">
          <text:p/>
        </draw:line>
        <draw:line draw:style-name="gr5" draw:text-style-name="P10" draw:layer="layout" svg:x1="23.803cm" svg:y1="9.903cm" svg:x2="24.684cm" svg:y2="9.022cm">
          <text:p/>
        </draw:line>
        <draw:line draw:style-name="gr5" draw:text-style-name="P10" draw:layer="layout" svg:x1="22.405cm" svg:y1="8.704cm" svg:x2="22.605cm" svg:y2="8.704cm">
          <text:p/>
        </draw:line>
        <draw:line draw:style-name="gr5" draw:text-style-name="P10" draw:layer="layout" svg:x1="22.405cm" svg:y1="8.704cm" svg:x2="22.405cm" svg:y2="8.904cm">
          <text:p/>
        </draw:line>
        <draw:line draw:style-name="gr5" draw:text-style-name="P10" draw:layer="layout" svg:x1="22.402cm" svg:y1="8.704cm" svg:x2="22.503cm" svg:y2="8.603cm">
          <text:p/>
        </draw:line>
        <draw:line draw:style-name="gr5" draw:text-style-name="P10" draw:layer="layout" svg:x1="22.602cm" svg:y1="8.704cm" svg:x2="22.705cm" svg:y2="8.601cm">
          <text:p/>
        </draw:line>
        <draw:line draw:style-name="gr5" draw:text-style-name="P10" draw:layer="layout" svg:x1="22.602cm" svg:y1="8.904cm" svg:x2="22.705cm" svg:y2="8.801cm">
          <text:p/>
        </draw:line>
        <draw:line draw:style-name="gr5" draw:text-style-name="P10" draw:layer="layout" svg:x1="22.501cm" svg:y1="8.604cm" svg:x2="22.705cm" svg:y2="8.604cm">
          <text:p/>
        </draw:line>
        <draw:line draw:style-name="gr5" draw:text-style-name="P10" draw:layer="layout" svg:x1="22.605cm" svg:y1="8.704cm" svg:x2="22.605cm" svg:y2="8.904cm">
          <text:p/>
        </draw:line>
        <draw:line draw:style-name="gr5" draw:text-style-name="P10" draw:layer="layout" svg:x1="22.705cm" svg:y1="8.604cm" svg:x2="22.705cm" svg:y2="8.801cm">
          <text:p/>
        </draw:line>
        <draw:line draw:style-name="gr5" draw:text-style-name="P10" draw:layer="layout" svg:x1="22.405cm" svg:y1="8.904cm" svg:x2="22.605cm" svg:y2="8.904cm">
          <text:p/>
        </draw:line>
        <draw:line draw:style-name="gr5" draw:text-style-name="P10" draw:layer="layout" svg:x1="21.604cm" svg:y1="11.704cm" svg:x2="23.804cm" svg:y2="11.704cm">
          <text:p/>
        </draw:line>
        <draw:line draw:style-name="gr5" draw:text-style-name="P10" draw:layer="layout" svg:x1="23.804cm" svg:y1="11.704cm" svg:x2="23.804cm" svg:y2="13.904cm">
          <text:p/>
        </draw:line>
        <draw:line draw:style-name="gr5" draw:text-style-name="P10" draw:layer="layout" svg:x1="21.604cm" svg:y1="11.704cm" svg:x2="21.604cm" svg:y2="13.904cm">
          <text:p/>
        </draw:line>
        <draw:line draw:style-name="gr5" draw:text-style-name="P10" draw:layer="layout" svg:x1="21.604cm" svg:y1="13.904cm" svg:x2="23.804cm" svg:y2="13.904cm">
          <text:p/>
        </draw:line>
        <draw:line draw:style-name="gr5" draw:text-style-name="P10" draw:layer="layout" svg:x1="21.604cm" svg:y1="11.704cm" svg:x2="22.485cm" svg:y2="10.823cm">
          <text:p/>
        </draw:line>
        <draw:line draw:style-name="gr5" draw:text-style-name="P10" draw:layer="layout" svg:x1="22.485cm" svg:y1="10.823cm" svg:x2="24.685cm" svg:y2="10.823cm">
          <text:p/>
        </draw:line>
        <draw:line draw:style-name="gr5" draw:text-style-name="P10" draw:layer="layout" svg:x1="24.685cm" svg:y1="10.823cm" svg:x2="24.685cm" svg:y2="13.023cm">
          <text:p/>
        </draw:line>
        <draw:line draw:style-name="gr5" draw:text-style-name="P10" draw:layer="layout" svg:x1="23.804cm" svg:y1="11.704cm" svg:x2="24.685cm" svg:y2="10.823cm">
          <text:p/>
        </draw:line>
        <draw:line draw:style-name="gr5" draw:text-style-name="P10" draw:layer="layout" svg:x1="23.804cm" svg:y1="13.904cm" svg:x2="24.685cm" svg:y2="13.023cm">
          <text:p/>
        </draw:line>
        <draw:line draw:style-name="gr5" draw:text-style-name="P10" draw:layer="layout" svg:x1="22.406cm" svg:y1="12.705cm" svg:x2="22.606cm" svg:y2="12.705cm">
          <text:p/>
        </draw:line>
        <draw:line draw:style-name="gr5" draw:text-style-name="P10" draw:layer="layout" svg:x1="22.406cm" svg:y1="12.705cm" svg:x2="22.406cm" svg:y2="12.905cm">
          <text:p/>
        </draw:line>
        <draw:line draw:style-name="gr5" draw:text-style-name="P10" draw:layer="layout" svg:x1="22.403cm" svg:y1="12.705cm" svg:x2="22.504cm" svg:y2="12.604cm">
          <text:p/>
        </draw:line>
        <draw:line draw:style-name="gr5" draw:text-style-name="P10" draw:layer="layout" svg:x1="22.603cm" svg:y1="12.705cm" svg:x2="22.706cm" svg:y2="12.602cm">
          <text:p/>
        </draw:line>
        <draw:line draw:style-name="gr5" draw:text-style-name="P10" draw:layer="layout" svg:x1="22.603cm" svg:y1="12.905cm" svg:x2="22.706cm" svg:y2="12.802cm">
          <text:p/>
        </draw:line>
        <draw:line draw:style-name="gr5" draw:text-style-name="P10" draw:layer="layout" svg:x1="22.502cm" svg:y1="12.605cm" svg:x2="22.706cm" svg:y2="12.605cm">
          <text:p/>
        </draw:line>
        <draw:line draw:style-name="gr5" draw:text-style-name="P10" draw:layer="layout" svg:x1="22.606cm" svg:y1="12.705cm" svg:x2="22.606cm" svg:y2="12.905cm">
          <text:p/>
        </draw:line>
        <draw:line draw:style-name="gr5" draw:text-style-name="P10" draw:layer="layout" svg:x1="22.706cm" svg:y1="12.605cm" svg:x2="22.706cm" svg:y2="12.802cm">
          <text:p/>
        </draw:line>
        <draw:line draw:style-name="gr5" draw:text-style-name="P10" draw:layer="layout" svg:x1="22.406cm" svg:y1="12.905cm" svg:x2="22.606cm" svg:y2="12.905cm">
          <text:p/>
        </draw:line>
        <draw:custom-shape draw:style-name="gr10" draw:text-style-name="P16" draw:layer="layout" svg:width="0.048cm" svg:height="0.048cm" draw:transform="rotate (-0.481710873550435) translate (24.176cm 6.2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6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6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6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6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6.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0" draw:layer="layout" svg:x1="19.204cm" svg:y1="5.704cm" svg:x2="21.404cm" svg:y2="5.704cm">
            <text:p/>
          </draw:line>
          <draw:line draw:style-name="gr27" draw:text-style-name="P10" draw:layer="layout" svg:x1="21.404cm" svg:y1="5.704cm" svg:x2="21.404cm" svg:y2="7.904cm">
            <text:p/>
          </draw:line>
          <draw:line draw:style-name="gr27" draw:text-style-name="P10" draw:layer="layout" svg:x1="19.204cm" svg:y1="5.704cm" svg:x2="19.204cm" svg:y2="6.821cm">
            <text:p/>
          </draw:line>
          <draw:line draw:style-name="gr27" draw:text-style-name="P10" draw:layer="layout" svg:x1="20.683cm" svg:y1="7.904cm" svg:x2="21.404cm" svg:y2="7.904cm">
            <text:p/>
          </draw:line>
          <draw:line draw:style-name="gr27" draw:text-style-name="P10" draw:layer="layout" svg:x1="19.204cm" svg:y1="5.704cm" svg:x2="20.085cm" svg:y2="4.823cm">
            <text:p/>
          </draw:line>
          <draw:line draw:style-name="gr27" draw:text-style-name="P10" draw:layer="layout" svg:x1="20.085cm" svg:y1="4.823cm" svg:x2="22.285cm" svg:y2="4.823cm">
            <text:p/>
          </draw:line>
          <draw:line draw:style-name="gr27" draw:text-style-name="P10" draw:layer="layout" svg:x1="22.285cm" svg:y1="4.823cm" svg:x2="22.285cm" svg:y2="7.023cm">
            <text:p/>
          </draw:line>
          <draw:line draw:style-name="gr27" draw:text-style-name="P10" draw:layer="layout" svg:x1="21.404cm" svg:y1="5.704cm" svg:x2="22.285cm" svg:y2="4.823cm">
            <text:p/>
          </draw:line>
          <draw:line draw:style-name="gr27" draw:text-style-name="P10" draw:layer="layout" svg:x1="21.404cm" svg:y1="7.904cm" svg:x2="22.285cm" svg:y2="7.023cm">
            <text:p/>
          </draw:line>
          <draw:line draw:style-name="gr27" draw:text-style-name="P10" draw:layer="layout" svg:x1="20.006cm" svg:y1="6.705cm" svg:x2="20.206cm" svg:y2="6.705cm">
            <text:p/>
          </draw:line>
          <draw:line draw:style-name="gr27" draw:text-style-name="P10" draw:layer="layout" svg:x1="20.006cm" svg:y1="6.705cm" svg:x2="20.006cm" svg:y2="6.821cm">
            <text:p/>
          </draw:line>
          <draw:line draw:style-name="gr27" draw:text-style-name="P10" draw:layer="layout" svg:x1="20.003cm" svg:y1="6.705cm" svg:x2="20.104cm" svg:y2="6.604cm">
            <text:p/>
          </draw:line>
          <draw:line draw:style-name="gr27" draw:text-style-name="P10" draw:layer="layout" svg:x1="20.203cm" svg:y1="6.705cm" svg:x2="20.306cm" svg:y2="6.602cm">
            <text:p/>
          </draw:line>
          <draw:line draw:style-name="gr27" draw:text-style-name="P10" draw:layer="layout" svg:x1="20.287cm" svg:y1="6.821cm" svg:x2="20.306cm" svg:y2="6.802cm">
            <text:p/>
          </draw:line>
          <draw:line draw:style-name="gr27" draw:text-style-name="P10" draw:layer="layout" svg:x1="20.102cm" svg:y1="6.605cm" svg:x2="20.306cm" svg:y2="6.605cm">
            <text:p/>
          </draw:line>
          <draw:line draw:style-name="gr27" draw:text-style-name="P10" draw:layer="layout" svg:x1="20.206cm" svg:y1="6.705cm" svg:x2="20.206cm" svg:y2="6.821cm">
            <text:p/>
          </draw:line>
          <draw:line draw:style-name="gr27" draw:text-style-name="P10" draw:layer="layout" svg:x1="20.306cm" svg:y1="6.605cm" svg:x2="20.306cm" svg:y2="6.802cm">
            <text:p/>
          </draw:line>
        </draw:g>
        <draw:g>
          <draw:line draw:style-name="gr27" draw:text-style-name="P10" draw:layer="layout" svg:x1="23.205cm" svg:y1="5.705cm" svg:x2="25.405cm" svg:y2="5.705cm">
            <text:p/>
          </draw:line>
          <draw:line draw:style-name="gr27" draw:text-style-name="P10" draw:layer="layout" svg:x1="25.405cm" svg:y1="5.705cm" svg:x2="25.405cm" svg:y2="7.905cm">
            <text:p/>
          </draw:line>
          <draw:line draw:style-name="gr27" draw:text-style-name="P10" draw:layer="layout" svg:x1="23.205cm" svg:y1="5.705cm" svg:x2="23.205cm" svg:y2="6.822cm">
            <text:p/>
          </draw:line>
          <draw:line draw:style-name="gr27" draw:text-style-name="P10" draw:layer="layout" svg:x1="24.684cm" svg:y1="7.905cm" svg:x2="25.405cm" svg:y2="7.905cm">
            <text:p/>
          </draw:line>
          <draw:line draw:style-name="gr27" draw:text-style-name="P10" draw:layer="layout" svg:x1="23.205cm" svg:y1="5.705cm" svg:x2="24.086cm" svg:y2="4.824cm">
            <text:p/>
          </draw:line>
          <draw:line draw:style-name="gr27" draw:text-style-name="P10" draw:layer="layout" svg:x1="24.086cm" svg:y1="4.824cm" svg:x2="26.286cm" svg:y2="4.824cm">
            <text:p/>
          </draw:line>
          <draw:line draw:style-name="gr27" draw:text-style-name="P10" draw:layer="layout" svg:x1="26.286cm" svg:y1="4.824cm" svg:x2="26.286cm" svg:y2="7.024cm">
            <text:p/>
          </draw:line>
          <draw:line draw:style-name="gr27" draw:text-style-name="P10" draw:layer="layout" svg:x1="25.405cm" svg:y1="5.705cm" svg:x2="26.286cm" svg:y2="4.824cm">
            <text:p/>
          </draw:line>
          <draw:line draw:style-name="gr27" draw:text-style-name="P10" draw:layer="layout" svg:x1="25.405cm" svg:y1="7.905cm" svg:x2="26.286cm" svg:y2="7.024cm">
            <text:p/>
          </draw:line>
          <draw:line draw:style-name="gr27" draw:text-style-name="P10" draw:layer="layout" svg:x1="24.007cm" svg:y1="6.706cm" svg:x2="24.207cm" svg:y2="6.706cm">
            <text:p/>
          </draw:line>
          <draw:line draw:style-name="gr27" draw:text-style-name="P10" draw:layer="layout" svg:x1="24.007cm" svg:y1="6.706cm" svg:x2="24.007cm" svg:y2="6.822cm">
            <text:p/>
          </draw:line>
          <draw:line draw:style-name="gr27" draw:text-style-name="P10" draw:layer="layout" svg:x1="24.004cm" svg:y1="6.706cm" svg:x2="24.105cm" svg:y2="6.605cm">
            <text:p/>
          </draw:line>
          <draw:line draw:style-name="gr27" draw:text-style-name="P10" draw:layer="layout" svg:x1="24.204cm" svg:y1="6.706cm" svg:x2="24.307cm" svg:y2="6.603cm">
            <text:p/>
          </draw:line>
          <draw:line draw:style-name="gr27" draw:text-style-name="P10" draw:layer="layout" svg:x1="24.288cm" svg:y1="6.822cm" svg:x2="24.307cm" svg:y2="6.803cm">
            <text:p/>
          </draw:line>
          <draw:line draw:style-name="gr27" draw:text-style-name="P10" draw:layer="layout" svg:x1="24.103cm" svg:y1="6.606cm" svg:x2="24.307cm" svg:y2="6.606cm">
            <text:p/>
          </draw:line>
          <draw:line draw:style-name="gr27" draw:text-style-name="P10" draw:layer="layout" svg:x1="24.207cm" svg:y1="6.706cm" svg:x2="24.207cm" svg:y2="6.822cm">
            <text:p/>
          </draw:line>
          <draw:line draw:style-name="gr27" draw:text-style-name="P10" draw:layer="layout" svg:x1="24.307cm" svg:y1="6.606cm" svg:x2="24.307cm" svg:y2="6.803cm">
            <text:p/>
          </draw:line>
        </draw:g>
        <draw:g>
          <draw:line draw:style-name="gr27" draw:text-style-name="P10" draw:layer="layout" svg:x1="24cm" svg:y1="9.706cm" svg:x2="25.406cm" svg:y2="9.706cm">
            <text:p/>
          </draw:line>
          <draw:line draw:style-name="gr27" draw:text-style-name="P10" draw:layer="layout" svg:x1="25.406cm" svg:y1="9.706cm" svg:x2="25.406cm" svg:y2="11.906cm">
            <text:p/>
          </draw:line>
          <draw:line draw:style-name="gr27" draw:text-style-name="P10" draw:layer="layout" svg:x1="23.206cm" svg:y1="9.903cm" svg:x2="23.206cm" svg:y2="10.823cm">
            <text:p/>
          </draw:line>
          <draw:line draw:style-name="gr27" draw:text-style-name="P10" draw:layer="layout" svg:x1="24.685cm" svg:y1="11.906cm" svg:x2="25.406cm" svg:y2="11.906cm">
            <text:p/>
          </draw:line>
          <draw:line draw:style-name="gr27" draw:text-style-name="P10" draw:layer="layout" svg:x1="24.684cm" svg:y1="8.825cm" svg:x2="26.287cm" svg:y2="8.825cm">
            <text:p/>
          </draw:line>
          <draw:line draw:style-name="gr27" draw:text-style-name="P10" draw:layer="layout" svg:x1="26.287cm" svg:y1="8.825cm" svg:x2="26.287cm" svg:y2="11.025cm">
            <text:p/>
          </draw:line>
          <draw:line draw:style-name="gr27" draw:text-style-name="P10" draw:layer="layout" svg:x1="25.406cm" svg:y1="9.706cm" svg:x2="26.287cm" svg:y2="8.825cm">
            <text:p/>
          </draw:line>
          <draw:line draw:style-name="gr27" draw:text-style-name="P10" draw:layer="layout" svg:x1="25.406cm" svg:y1="11.906cm" svg:x2="26.287cm" svg:y2="11.025cm">
            <text:p/>
          </draw:line>
          <draw:line draw:style-name="gr27" draw:text-style-name="P10" draw:layer="layout" svg:x1="24.008cm" svg:y1="10.707cm" svg:x2="24.208cm" svg:y2="10.707cm">
            <text:p/>
          </draw:line>
          <draw:line draw:style-name="gr27" draw:text-style-name="P10" draw:layer="layout" svg:x1="24.008cm" svg:y1="10.707cm" svg:x2="24.008cm" svg:y2="10.823cm">
            <text:p/>
          </draw:line>
          <draw:line draw:style-name="gr27" draw:text-style-name="P10" draw:layer="layout" svg:x1="24.005cm" svg:y1="10.707cm" svg:x2="24.106cm" svg:y2="10.606cm">
            <text:p/>
          </draw:line>
          <draw:line draw:style-name="gr27" draw:text-style-name="P10" draw:layer="layout" svg:x1="24.205cm" svg:y1="10.707cm" svg:x2="24.308cm" svg:y2="10.604cm">
            <text:p/>
          </draw:line>
          <draw:line draw:style-name="gr27" draw:text-style-name="P10" draw:layer="layout" svg:x1="24.289cm" svg:y1="10.823cm" svg:x2="24.308cm" svg:y2="10.804cm">
            <text:p/>
          </draw:line>
          <draw:line draw:style-name="gr27" draw:text-style-name="P10" draw:layer="layout" svg:x1="24.104cm" svg:y1="10.607cm" svg:x2="24.308cm" svg:y2="10.607cm">
            <text:p/>
          </draw:line>
          <draw:line draw:style-name="gr27" draw:text-style-name="P10" draw:layer="layout" svg:x1="24.208cm" svg:y1="10.707cm" svg:x2="24.208cm" svg:y2="10.823cm">
            <text:p/>
          </draw:line>
          <draw:line draw:style-name="gr27" draw:text-style-name="P10" draw:layer="layout" svg:x1="24.308cm" svg:y1="10.607cm" svg:x2="24.308cm" svg:y2="10.804cm">
            <text:p/>
          </draw:line>
        </draw:g>
        <draw:custom-shape draw:style-name="gr10" draw:text-style-name="P16" draw:layer="layout" svg:width="0.048cm" svg:height="0.048cm" draw:transform="rotate (-0.481710873550435) translate (24.176cm 10.2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10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3cm 10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177cm 10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4.045cm 10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0.481710873550435) translate (23.914cm 10.5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1" draw:layer="layout" svg:width="1.776cm" svg:height="0.434cm" draw:transform="rotate (-0.523598775598299) translate (7.317cm 6.41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1" draw:layer="layout" svg:width="1.038cm" svg:height="0.434cm" draw:transform="rotate (0.523598775598299) translate (7.3cm 11.30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2" draw:layer="layout" svg:width="5.3cm" svg:height="1.857cm" svg:x="6.8cm" svg:y="5.6cm">
          <draw:text-box>
            <text:p><text:span text:style-name="T10">I</text:span><text:span text:style-name="T11">(</text:span><text:span text:style-name="T11">b</text:span><text:span text:style-name="T11">0</text:span><text:span text:style-name="T11">+</text:span><text:span text:style-name="T11">r</text:span><text:span text:style-name="T11">0</text:span><text:span text:style-name="T11">,</text:span><text:span text:style-name="T11">b</text:span><text:span text:style-name="T11">1</text:span><text:span text:style-name="T11">+</text:span><text:span text:style-name="T11">r</text:span><text:span text:style-name="T11">1</text:span><text:span text:style-name="T11">,</text:span><text:span text:style-name="T11">..</text:span><text:span text:style-name="T11">.</text:span><text:span text:style-name="T11">)</text:span></text:p>
          </draw:text-box>
        </draw:frame>
        <draw:frame draw:style-name="gr30" draw:text-style-name="P22" draw:layer="layout" svg:width="4.029cm" svg:height="1.054cm" svg:x="7.1cm" svg:y="11.6cm">
          <draw:text-box>
            <text:p><text:span text:style-name="T17">W</text:span><text:span text:style-name="T18">(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,</text:span><text:span text:style-name="T11">r</text:span><text:span text:style-name="T11">0</text:span><text:span text:style-name="T11">,</text:span><text:span text:style-name="T11">r</text:span><text:span text:style-name="T11">1</text:span><text:span text:style-name="T11">,</text:span><text:span text:style-name="T11">…</text:span><text:span text:style-name="T11">)</text:span></text:p>
          </draw:text-box>
        </draw:frame>
        <draw:custom-shape draw:style-name="gr54" draw:text-style-name="P21" draw:layer="layout" svg:width="2.7cm" svg:height="0.434cm" svg:x="13.7cm" svg:y="9.3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2" draw:layer="layout" svg:width="3.889cm" svg:height="1.054cm" svg:x="12.901cm" svg:y="11cm">
          <draw:text-box>
            <text:p><text:span text:style-name="T19">O</text:span><text:span text:style-name="T18">(</text:span><text:span text:style-name="T11">e</text:span><text:span text:style-name="T11">0</text:span><text:span text:style-name="T11">,</text:span><text:span text:style-name="T11">e</text:span><text:span text:style-name="T11">1</text:span><text:span text:style-name="T11">,</text:span><text:span text:style-name="T11">..</text:span><text:span text:style-name="T11">,</text:span><text:span text:style-name="T11">b</text:span><text:span text:style-name="T11">0</text:span><text:span text:style-name="T11">,</text:span><text:span text:style-name="T11">b</text:span><text:span text:style-name="T11">1</text:span><text:span text:style-name="T11">,</text:span><text:span text:style-name="T11">..</text:span><text:span text:style-name="T11">)</text:span></text:p>
          </draw:text-box>
        </draw:frame>
        <draw:g>
          <draw:line draw:style-name="gr16" draw:text-style-name="P18" draw:layer="layout" svg:x1="1.477cm" svg:y1="10.466cm" svg:x2="2.477cm" svg:y2="10.466cm">
            <text:p/>
          </draw:line>
          <draw:line draw:style-name="gr16" draw:text-style-name="P18" draw:layer="layout" svg:x1="1.476cm" svg:y1="10.466cm" svg:x2="1.476cm" svg:y2="11.466cm">
            <text:p/>
          </draw:line>
          <draw:line draw:style-name="gr16" draw:text-style-name="P18" draw:layer="layout" svg:x1="1.472cm" svg:y1="10.471cm" svg:x2="2.179cm" svg:y2="9.764cm">
            <text:p/>
          </draw:line>
          <draw:line draw:style-name="gr16" draw:text-style-name="P18" draw:layer="layout" svg:x1="1.472cm" svg:y1="10.471cm" svg:x2="1.713cm" svg:y2="9.5cm">
            <text:p/>
          </draw:line>
          <draw:frame draw:style-name="gr21" draw:text-style-name="P19" draw:layer="layout" svg:width="0.948cm" svg:height="0.743cm" svg:x="1.3cm" svg:y="11.057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2.002cm" svg:y="9.259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1.976cm" svg:y="9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1.899cm 9.6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1.823cm 9.5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2.3cm" svg:y="9.858cm">
            <draw:text-box>
              <text:p><text:span text:style-name="T8">e</text:span><text:span text:style-name="T9">1</text:span></text:p>
            </draw:text-box>
          </draw:frame>
        </draw:g>
        <draw:g>
          <draw:line draw:style-name="gr33" draw:text-style-name="P18" draw:layer="layout" svg:x1="1.153cm" svg:y1="4.297cm" svg:x2="1.955cm" svg:y2="2.009cm">
            <text:p/>
          </draw:line>
          <draw:line draw:style-name="gr33" draw:text-style-name="P18" draw:layer="layout" svg:x1="1.156cm" svg:y1="4.301cm" svg:x2="2.486cm" svg:y2="2.421cm">
            <text:p/>
          </draw:line>
          <draw:line draw:style-name="gr33" draw:text-style-name="P18" draw:layer="layout" svg:x1="1.154cm" svg:y1="4.299cm" svg:x2="1.385cm" svg:y2="1.967cm">
            <text:p/>
          </draw:line>
          <draw:line draw:style-name="gr33" draw:text-style-name="P18" draw:layer="layout" svg:x1="1.154cm" svg:y1="4.3cm" svg:x2="0.223cm" svg:y2="2.338cm">
            <text:p/>
          </draw:line>
          <draw:frame draw:style-name="gr43" draw:text-style-name="P19" draw:layer="layout" svg:width="1.069cm" svg:height="0.993cm" svg:x="2.258cm" svg:y="2.351cm">
            <draw:text-box>
              <text:p><text:span text:style-name="T13">g</text:span><text:span text:style-name="T14">0</text:span></text:p>
            </draw:text-box>
          </draw:frame>
          <draw:frame draw:style-name="gr44" draw:text-style-name="P19" draw:layer="layout" svg:width="1.291cm" svg:height="1.209cm" draw:transform="rotate (0.000174532925199433) translate (1.094cm 1.383cm)">
            <draw:text-box>
              <text:p><text:span text:style-name="T13">g</text:span><text:span text:style-name="T14">2</text:span></text:p>
            </draw:text-box>
          </draw:frame>
          <draw:custom-shape draw:style-name="gr22" draw:text-style-name="P20" draw:layer="layout" svg:width="0.035cm" svg:height="0.035cm" draw:transform="rotate (0.686612527734569) translate (1.044cm 2.7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5cm" draw:transform="skewX (0.028623399732707) rotate (0.811403569252164) translate (0.877cm 2.7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6cm" draw:transform="skewX (-0.0277507351067099) rotate (0.927817030360185) translate (0.715cm 2.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19" draw:layer="layout" svg:width="1.218cm" svg:height="1.372cm" draw:transform="rotate (0.000523598775598299) translate (1.795cm 1.523cm)">
            <draw:text-box>
              <text:p><text:span text:style-name="T13">g</text:span><text:span text:style-name="T14">1</text:span></text:p>
            </draw:text-box>
          </draw:frame>
        </draw:g>
        <draw:custom-shape draw:style-name="gr46" draw:text-style-name="P23" draw:layer="layout" svg:width="4.434cm" svg:height="3.699cm" svg:x="1.472cm" svg:y="10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3" draw:layer="layout" svg:width="5.828cm" svg:height="1.365cm" svg:x="1.472cm" svg:y="9.1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27.34818093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23" draw:layer="layout" svg:width="5.033cm" svg:height="1.389cm" draw:transform="rotate (1.5707963267949) translate (5.911cm 14.15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916.0798312510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24" draw:layer="layout" svg:width="7.627cm" svg:height="6.887cm" svg:x="16.572cm" svg:y="7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4" draw:layer="layout" svg:width="10.128cm" svg:height="2.542cm" svg:x="16.572cm" svg:y="4.58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311.273625225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24" draw:layer="layout" svg:width="9.431cm" svg:height="2.494cm" draw:transform="rotate (1.5707963267949) translate (24.206cm 14.013cm)">
          <text:p/>
          <draw:enhanced-geometry svg:viewBox="0 0 21600 21600" draw:mirror-vertical="true" draw:glue-points="?f6 0 10800 ?f8 ?f11 10800 ?f9 21600 10800 ?f10 ?f5 10800" draw:text-areas="?f3 ?f3 ?f4 ?f4" draw:type="parallelogram" draw:modifiers="5868.938616300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9" draw:text-style-name="P27" draw:layer="layout" svg:width="3.4cm" svg:height="0.602cm" svg:x="10.325cm" svg:y="7.4cm">
          <draw:text-box>
            <text:p><text:span text:style-name="T15">M</text:span><text:span text:style-name="T15">a</text:span><text:span text:style-name="T15">c </text:span><text:span text:style-name="T15">C</text:span><text:span text:style-name="T15">i</text:span><text:span text:style-name="T15">r</text:span><text:span text:style-name="T15">c</text:span><text:span text:style-name="T15">u</text:span><text:span text:style-name="T15">it</text:span></text:p>
          </draw:text-box>
        </draw:frame>
        <draw:line draw:style-name="gr63" draw:text-style-name="P3" draw:layer="layout" svg:x1="10.3cm" svg:y1="10.516cm" svg:x2="10.7cm" svg:y2="10.516cm">
          <text:p/>
        </draw:line>
        <draw:line draw:style-name="gr63" draw:text-style-name="P3" draw:layer="layout" svg:x1="10.3cm" svg:y1="9.316cm" svg:x2="10.7cm" svg:y2="9.316cm">
          <text:p/>
        </draw:line>
        <draw:custom-shape draw:style-name="gr68" draw:text-style-name="P28" draw:layer="layout" svg:width="0.6cm" svg:height="0.4cm" svg:x="9.7cm" svg:y="9.1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0.6cm" svg:height="0.4cm" svg:x="9.7cm" svg:y="10.3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11.701cm" svg:y1="9.216cm" svg:x2="12.087cm" svg:y2="9.216cm">
          <text:p/>
        </draw:line>
        <draw:line draw:style-name="gr60" draw:text-style-name="P3" draw:layer="layout" svg:x1="11.7cm" svg:y1="10.416cm" svg:x2="12.086cm" svg:y2="10.416cm">
          <text:p/>
        </draw:line>
        <draw:line draw:style-name="gr62" draw:text-style-name="P3" draw:layer="layout" svg:x1="11.4cm" svg:y1="10.616cm" svg:x2="12.09cm" svg:y2="10.616cm">
          <text:p/>
        </draw:line>
        <draw:line draw:style-name="gr62" draw:text-style-name="P3" draw:layer="layout" svg:x1="11.4cm" svg:y1="9.416cm" svg:x2="12.09cm" svg:y2="9.416cm">
          <text:p/>
        </draw:line>
        <draw:line draw:style-name="gr63" draw:text-style-name="P3" draw:layer="layout" svg:x1="12.694cm" svg:y1="10.516cm" svg:x2="13.094cm" svg:y2="10.516cm">
          <text:p/>
        </draw:line>
        <draw:line draw:style-name="gr63" draw:text-style-name="P3" draw:layer="layout" svg:x1="12.694cm" svg:y1="9.316cm" svg:x2="13.094cm" svg:y2="9.316cm">
          <text:p/>
        </draw:line>
        <draw:custom-shape draw:style-name="gr68" draw:text-style-name="P28" draw:layer="layout" svg:width="0.6cm" svg:height="0.4cm" svg:x="12.094cm" svg:y="9.1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0.6cm" svg:height="0.4cm" svg:x="12.094cm" svg:y="10.3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9.295cm" svg:y1="9.216cm" svg:x2="9.681cm" svg:y2="9.216cm">
          <text:p/>
        </draw:line>
        <draw:line draw:style-name="gr60" draw:text-style-name="P3" draw:layer="layout" svg:x1="9.294cm" svg:y1="10.416cm" svg:x2="9.68cm" svg:y2="10.416cm">
          <text:p/>
        </draw:line>
        <draw:line draw:style-name="gr61" draw:text-style-name="P3" draw:layer="layout" svg:x1="9.3cm" svg:y1="8.816cm" svg:x2="9.3cm" svg:y2="10.416cm">
          <text:p/>
        </draw:line>
        <draw:line draw:style-name="gr61" draw:text-style-name="P3" draw:layer="layout" svg:x1="11.7cm" svg:y1="8.816cm" svg:x2="11.7cm" svg:y2="10.416cm">
          <text:p/>
        </draw:line>
        <draw:line draw:style-name="gr61" draw:text-style-name="P3" draw:layer="layout" svg:x1="8.8cm" svg:y1="8.816cm" svg:x2="11.7cm" svg:y2="8.816cm">
          <text:p/>
        </draw:line>
        <draw:g>
          <draw:line draw:style-name="gr16" draw:text-style-name="P18" draw:layer="layout" svg:x1="8.377cm" svg:y1="8.581cm" svg:x2="9.377cm" svg:y2="8.581cm">
            <text:p/>
          </draw:line>
          <draw:line draw:style-name="gr16" draw:text-style-name="P18" draw:layer="layout" svg:x1="8.376cm" svg:y1="8.581cm" svg:x2="8.376cm" svg:y2="9.581cm">
            <text:p/>
          </draw:line>
          <draw:line draw:style-name="gr16" draw:text-style-name="P18" draw:layer="layout" svg:x1="8.372cm" svg:y1="8.586cm" svg:x2="9.079cm" svg:y2="7.879cm">
            <text:p/>
          </draw:line>
          <draw:line draw:style-name="gr16" draw:text-style-name="P18" draw:layer="layout" svg:x1="8.372cm" svg:y1="8.586cm" svg:x2="8.613cm" svg:y2="7.615cm">
            <text:p/>
          </draw:line>
          <draw:frame draw:style-name="gr21" draw:text-style-name="P19" draw:layer="layout" svg:width="0.948cm" svg:height="0.743cm" svg:x="8.2cm" svg:y="9.172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9.002cm" svg:y="7.574cm">
            <draw:text-box>
              <text:p><text:span text:style-name="T8">e</text:span><text:span text:style-name="T9">2</text:span></text:p>
            </draw:text-box>
          </draw:frame>
          <draw:custom-shape draw:style-name="gr22" draw:text-style-name="P20" draw:layer="layout" svg:width="0.048cm" svg:height="0.048cm" svg:x="8.87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124791041517595) translate (8.799cm 7.7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0.241204502625616) translate (8.723cm 7.6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8.8cm" svg:y="7.873cm">
            <draw:text-box>
              <text:p><text:span text:style-name="T8">e</text:span><text:span text:style-name="T9">1</text:span></text:p>
            </draw:text-box>
          </draw:frame>
        </draw:g>
        <draw:line draw:style-name="gr63" draw:text-style-name="P3" draw:layer="layout" svg:x1="10.894cm" svg:y1="8.317cm" svg:x2="11.294cm" svg:y2="8.317cm">
          <text:p/>
        </draw:line>
        <draw:custom-shape draw:style-name="gr65" draw:text-style-name="P29" draw:layer="layout" svg:width="0.6cm" svg:height="0.4cm" svg:x="10.294cm" svg:y="8.117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12.295cm" svg:y1="8.217cm" svg:x2="12.681cm" svg:y2="8.217cm">
          <text:p/>
        </draw:line>
        <draw:line draw:style-name="gr63" draw:text-style-name="P3" draw:layer="layout" svg:x1="13.288cm" svg:y1="8.317cm" svg:x2="13.688cm" svg:y2="8.317cm">
          <text:p/>
        </draw:line>
        <draw:custom-shape draw:style-name="gr65" draw:text-style-name="P29" draw:layer="layout" svg:width="0.6cm" svg:height="0.4cm" svg:x="12.688cm" svg:y="8.117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9.889cm" svg:y1="8.217cm" svg:x2="10.275cm" svg:y2="8.217cm">
          <text:p/>
        </draw:line>
        <draw:line draw:style-name="gr62" draw:text-style-name="P3" draw:layer="layout" svg:x1="8.993cm" svg:y1="10.616cm" svg:x2="9.683cm" svg:y2="10.616cm">
          <text:p/>
        </draw:line>
        <draw:line draw:style-name="gr62" draw:text-style-name="P3" draw:layer="layout" svg:x1="8.993cm" svg:y1="9.416cm" svg:x2="9.683cm" svg:y2="9.416cm">
          <text:p/>
        </draw:line>
        <draw:line draw:style-name="gr62" draw:text-style-name="P3" draw:layer="layout" svg:x1="9.586cm" svg:y1="8.416cm" svg:x2="10.276cm" svg:y2="8.416cm">
          <text:p/>
        </draw:line>
        <draw:line draw:style-name="gr62" draw:text-style-name="P3" draw:layer="layout" svg:x1="11.979cm" svg:y1="8.416cm" svg:x2="12.669cm" svg:y2="8.416cm">
          <text:p/>
        </draw:line>
        <draw:line draw:style-name="gr61" draw:text-style-name="P3" draw:layer="layout" svg:x1="9.3cm" svg:y1="8.816cm" svg:x2="9.899cm" svg:y2="8.217cm">
          <text:p/>
        </draw:line>
        <draw:line draw:style-name="gr61" draw:text-style-name="P3" draw:layer="layout" svg:x1="11.701cm" svg:y1="8.817cm" svg:x2="12.301cm" svg:y2="8.217cm">
          <text:p/>
        </draw:line>
        <draw:custom-shape draw:style-name="gr66" draw:text-style-name="P28" draw:layer="layout" svg:width="0.074cm" svg:height="0.074cm" draw:transform="skewX (0.0134390352403564) rotate (2.35619449019234) translate (12.53cm 8.84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2.35619449019234) translate (12.626cm 8.7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4) rotate (2.35619449019234) translate (12.436cm 8.93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4) rotate (2.35619449019234) translate (12.53cm 10.24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2.35619449019234) translate (12.626cm 10.1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4) rotate (2.35619449019234) translate (12.436cm 10.33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rotate (1.5707963267949) translate (10.992cm 10.5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1.5707963267949) translate (11.128cm 10.5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rotate (1.5707963267949) translate (10.858cm 10.55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rotate (1.5707963267949) translate (10.993cm 9.35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1.5707963267949) translate (11.129cm 9.35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rotate (1.5707963267949) translate (10.859cm 9.3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rotate (1.5707963267949) translate (11.594cm 8.3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1.5707963267949) translate (11.73cm 8.3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rotate (1.5707963267949) translate (11.46cm 8.35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translate (9.995cm 9.87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translate (9.995cm 10.01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translate (9.994cm 9.74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translate (12.296cm 9.878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translate (12.296cm 10.01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translate (12.295cm 9.74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translate (12.896cm 8.878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translate (12.896cm 9.01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translate (12.895cm 8.74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0" draw:layer="layout" svg:width="4.44cm" svg:height="3.004cm" svg:x="8.364cm" svg:y="8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0" draw:layer="layout" svg:width="5.836cm" svg:height="1.366cm" svg:x="8.364cm" svg:y="7.2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27.34818093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30" draw:layer="layout" svg:width="4.37cm" svg:height="1.39cm" draw:transform="rotate (1.5707963267949) translate (12.81cm 11.5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783.229645658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63" draw:text-style-name="P3" draw:layer="layout" svg:x1="13.282cm" svg:y1="9.117cm" svg:x2="13.682cm" svg:y2="9.117cm">
          <text:p/>
        </draw:line>
        <draw:custom-shape draw:style-name="gr65" draw:text-style-name="P29" draw:layer="layout" svg:width="0.6cm" svg:height="0.4cm" svg:x="12.682cm" svg:y="8.917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0.074cm" svg:height="0.074cm" draw:transform="skewX (0.0134390352403564) rotate (2.35619449019234) translate (10.23cm 8.14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2.35619449019234) translate (10.326cm 8.0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4) rotate (2.35619449019234) translate (10.136cm 8.23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5" draw:layer="layout" svg:width="23.8cm" svg:height="9.3cm" svg:x="2cm" svg:y="3.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23.8cm" svg:height="9.3cm" svg:x="1.6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5" draw:layer="layout" svg:width="23.8cm" svg:height="9.3cm" svg:x="1.2cm" svg:y="4.3cm">
          <text:p text:style-name="P9"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3.3cm" svg:y1="5.7cm" svg:x2="5.5cm" svg:y2="5.7cm">
          <text:p/>
        </draw:line>
        <draw:line draw:style-name="gr5" draw:text-style-name="P10" draw:layer="layout" svg:x1="5.5cm" svg:y1="5.7cm" svg:x2="5.5cm" svg:y2="7.9cm">
          <text:p/>
        </draw:line>
        <draw:line draw:style-name="gr5" draw:text-style-name="P10" draw:layer="layout" svg:x1="3.3cm" svg:y1="5.7cm" svg:x2="3.3cm" svg:y2="7.9cm">
          <text:p/>
        </draw:line>
        <draw:line draw:style-name="gr16" draw:text-style-name="P10" draw:layer="layout" svg:x1="3.3cm" svg:y1="5.7cm" svg:x2="4.3cm" svg:y2="5.7cm">
          <text:p/>
        </draw:line>
        <draw:line draw:style-name="gr16" draw:text-style-name="P10" draw:layer="layout" svg:x1="3.299cm" svg:y1="5.7cm" svg:x2="3.299cm" svg:y2="6.7cm">
          <text:p/>
        </draw:line>
        <draw:line draw:style-name="gr16" draw:text-style-name="P10" draw:layer="layout" svg:x1="3.295cm" svg:y1="5.705cm" svg:x2="4.002cm" svg:y2="4.998cm">
          <text:p/>
        </draw:line>
        <draw:line draw:style-name="gr16" draw:text-style-name="P10" draw:layer="layout" svg:x1="3.295cm" svg:y1="5.705cm" svg:x2="3.536cm" svg:y2="4.734cm">
          <text:p/>
        </draw:line>
        <draw:frame draw:style-name="gr17" draw:text-style-name="P11" draw:layer="layout" svg:width="0.862cm" svg:height="0.743cm" svg:x="3.123cm" svg:y="6.3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3.3cm" svg:y1="7.9cm" svg:x2="5.5cm" svg:y2="7.9cm">
          <text:p/>
        </draw:line>
        <draw:line draw:style-name="gr5" draw:text-style-name="P10" draw:layer="layout" svg:x1="3.3cm" svg:y1="5.7cm" svg:x2="4.181cm" svg:y2="4.819cm">
          <text:p/>
        </draw:line>
        <draw:line draw:style-name="gr5" draw:text-style-name="P10" draw:layer="layout" svg:x1="4.181cm" svg:y1="4.819cm" svg:x2="6.381cm" svg:y2="4.819cm">
          <text:p/>
        </draw:line>
        <draw:line draw:style-name="gr5" draw:text-style-name="P10" draw:layer="layout" svg:x1="6.381cm" svg:y1="4.819cm" svg:x2="6.381cm" svg:y2="7.019cm">
          <text:p/>
        </draw:line>
        <draw:line draw:style-name="gr5" draw:text-style-name="P10" draw:layer="layout" svg:x1="5.5cm" svg:y1="5.7cm" svg:x2="6.381cm" svg:y2="4.819cm">
          <text:p/>
        </draw:line>
        <draw:line draw:style-name="gr5" draw:text-style-name="P10" draw:layer="layout" svg:x1="5.5cm" svg:y1="7.9cm" svg:x2="6.381cm" svg:y2="7.019cm">
          <text:p/>
        </draw:line>
        <draw:frame draw:style-name="gr17" draw:text-style-name="P11" draw:layer="layout" svg:width="0.862cm" svg:height="0.743cm" svg:x="3.924cm" svg:y="5.601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3.825cm" svg:y="4.802cm">
          <draw:text-box draw:corner-radius="0.075cm"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3.764cm" svg:y="4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3.687cm 4.9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3.611cm 4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13" draw:layer="layout" svg:x1="4.001cm" svg:y1="6.801cm" svg:x2="4.001cm" svg:y2="7.3cm">
            <text:p/>
          </draw:line>
          <draw:frame draw:style-name="gr19" draw:text-style-name="P11" draw:layer="layout" svg:width="0.806cm" svg:height="0.651cm" svg:x="3.823cm" svg:y="7.001cm">
            <draw:text-box>
              <text:p><text:span text:style-name="T6">r</text:span><text:span text:style-name="T7">0</text:span></text:p>
            </draw:text-box>
          </draw:frame>
          <draw:frame draw:style-name="gr19" draw:text-style-name="P11" draw:layer="layout" svg:width="0.806cm" svg:height="0.651cm" svg:x="4.124cm" svg:y="6.706cm">
            <draw:text-box>
              <text:p><text:span text:style-name="T6">r</text:span><text:span text:style-name="T7">1</text:span></text:p>
            </draw:text-box>
          </draw:frame>
          <draw:frame draw:style-name="gr19" draw:text-style-name="P11" draw:layer="layout" svg:width="0.806cm" svg:height="0.651cm" svg:x="4.225cm" svg:y="6.203cm">
            <draw:text-box>
              <text:p><text:span text:style-name="T6">r</text:span><text:span text:style-name="T7">2</text:span></text:p>
            </draw:text-box>
          </draw:frame>
          <draw:custom-shape draw:style-name="gr2" draw:text-style-name="P12" draw:layer="layout" svg:width="0.02cm" svg:height="0.02cm" svg:x="4.228cm" svg:y="6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124791041517595) translate (4.196cm 6.4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2" draw:layer="layout" svg:width="0.02cm" svg:height="0.02cm" draw:transform="rotate (0.241204502625616) translate (4.165cm 6.3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3" draw:layer="layout" svg:x1="3.984cm" svg:y1="6.802cm" svg:x2="4.483cm" svg:y2="6.802cm">
            <text:p/>
          </draw:line>
          <draw:line draw:style-name="gr18" draw:text-style-name="P13" draw:layer="layout" svg:x1="3.999cm" svg:y1="6.8cm" svg:x2="4.352cm" svg:y2="6.447cm">
            <text:p/>
          </draw:line>
          <draw:line draw:style-name="gr18" draw:text-style-name="P13" draw:layer="layout" svg:x1="3.999cm" svg:y1="6.801cm" svg:x2="4.128cm" svg:y2="6.319cm">
            <text:p/>
          </draw:line>
        </draw:g>
        <draw:line draw:style-name="gr1" draw:text-style-name="P14" draw:layer="layout" svg:x1="4.977cm" svg:y1="10.301cm" svg:x2="5.693cm" svg:y2="10.301cm">
          <text:p/>
        </draw:line>
        <draw:line draw:style-name="gr1" draw:text-style-name="P14" draw:layer="layout" svg:x1="4.994cm" svg:y1="10.288cm" svg:x2="4.994cm" svg:y2="11.004cm">
          <text:p/>
        </draw:line>
        <draw:line draw:style-name="gr1" draw:text-style-name="P14" draw:layer="layout" svg:x1="4.98cm" svg:y1="10.312cm" svg:x2="5.49cm" svg:y2="9.801cm">
          <text:p/>
        </draw:line>
        <draw:line draw:style-name="gr1" draw:text-style-name="P14" draw:layer="layout" svg:x1="5.691cm" svg:y1="10.301cm" svg:x2="6.193cm" svg:y2="9.799cm">
          <text:p/>
        </draw:line>
        <draw:line draw:style-name="gr1" draw:text-style-name="P14" draw:layer="layout" svg:x1="5.691cm" svg:y1="11.001cm" svg:x2="6.194cm" svg:y2="10.498cm">
          <text:p/>
        </draw:line>
        <draw:line draw:style-name="gr1" draw:text-style-name="P14" draw:layer="layout" svg:x1="5.49cm" svg:y1="9.801cm" svg:x2="6.193cm" svg:y2="9.801cm">
          <text:p/>
        </draw:line>
        <draw:line draw:style-name="gr1" draw:text-style-name="P14" draw:layer="layout" svg:x1="5.694cm" svg:y1="10.301cm" svg:x2="5.694cm" svg:y2="11.004cm">
          <text:p/>
        </draw:line>
        <draw:line draw:style-name="gr1" draw:text-style-name="P14" draw:layer="layout" svg:x1="6.194cm" svg:y1="9.801cm" svg:x2="6.194cm" svg:y2="10.498cm">
          <text:p/>
        </draw:line>
        <draw:line draw:style-name="gr1" draw:text-style-name="P14" draw:layer="layout" svg:x1="4.977cm" svg:y1="11.001cm" svg:x2="5.693cm" svg:y2="11.001cm">
          <text:p/>
        </draw:line>
        <draw:line draw:style-name="gr1" draw:text-style-name="P14" draw:layer="layout" svg:x1="2.691cm" svg:y1="12.401cm" svg:x2="3.393cm" svg:y2="12.401cm">
          <text:p/>
        </draw:line>
        <draw:line draw:style-name="gr1" draw:text-style-name="P14" draw:layer="layout" svg:x1="2.694cm" svg:y1="12.401cm" svg:x2="2.694cm" svg:y2="13.101cm">
          <text:p/>
        </draw:line>
        <draw:line draw:style-name="gr1" draw:text-style-name="P14" draw:layer="layout" svg:x1="2.691cm" svg:y1="12.401cm" svg:x2="3.19cm" svg:y2="11.901cm">
          <text:p/>
        </draw:line>
        <draw:line draw:style-name="gr1" draw:text-style-name="P14" draw:layer="layout" svg:x1="3.391cm" svg:y1="12.401cm" svg:x2="3.893cm" svg:y2="11.899cm">
          <text:p/>
        </draw:line>
        <draw:line draw:style-name="gr1" draw:text-style-name="P14" draw:layer="layout" svg:x1="3.391cm" svg:y1="13.101cm" svg:x2="3.894cm" svg:y2="12.598cm">
          <text:p/>
        </draw:line>
        <draw:line draw:style-name="gr1" draw:text-style-name="P14" draw:layer="layout" svg:x1="3.19cm" svg:y1="11.901cm" svg:x2="3.893cm" svg:y2="11.901cm">
          <text:p/>
        </draw:line>
        <draw:line draw:style-name="gr1" draw:text-style-name="P14" draw:layer="layout" svg:x1="3.394cm" svg:y1="12.401cm" svg:x2="3.394cm" svg:y2="13.101cm">
          <text:p/>
        </draw:line>
        <draw:line draw:style-name="gr1" draw:text-style-name="P14" draw:layer="layout" svg:x1="3.894cm" svg:y1="11.901cm" svg:x2="3.894cm" svg:y2="12.598cm">
          <text:p/>
        </draw:line>
        <draw:line draw:style-name="gr1" draw:text-style-name="P14" draw:layer="layout" svg:x1="2.694cm" svg:y1="13.101cm" svg:x2="3.393cm" svg:y2="13.101cm">
          <text:p/>
        </draw:line>
        <draw:line draw:style-name="gr1" draw:text-style-name="P14" draw:layer="layout" svg:x1="4.993cm" svg:y1="12.401cm" svg:x2="5.695cm" svg:y2="12.401cm">
          <text:p/>
        </draw:line>
        <draw:line draw:style-name="gr1" draw:text-style-name="P14" draw:layer="layout" svg:x1="4.996cm" svg:y1="12.401cm" svg:x2="4.996cm" svg:y2="13.104cm">
          <text:p/>
        </draw:line>
        <draw:line draw:style-name="gr1" draw:text-style-name="P14" draw:layer="layout" svg:x1="4.993cm" svg:y1="12.401cm" svg:x2="5.492cm" svg:y2="11.901cm">
          <text:p/>
        </draw:line>
        <draw:line draw:style-name="gr1" draw:text-style-name="P14" draw:layer="layout" svg:x1="5.693cm" svg:y1="12.401cm" svg:x2="6.195cm" svg:y2="11.899cm">
          <text:p/>
        </draw:line>
        <draw:line draw:style-name="gr1" draw:text-style-name="P14" draw:layer="layout" svg:x1="5.693cm" svg:y1="13.101cm" svg:x2="6.196cm" svg:y2="12.598cm">
          <text:p/>
        </draw:line>
        <draw:line draw:style-name="gr1" draw:text-style-name="P14" draw:layer="layout" svg:x1="5.492cm" svg:y1="11.901cm" svg:x2="6.195cm" svg:y2="11.901cm">
          <text:p/>
        </draw:line>
        <draw:line draw:style-name="gr1" draw:text-style-name="P14" draw:layer="layout" svg:x1="5.696cm" svg:y1="12.401cm" svg:x2="5.696cm" svg:y2="13.104cm">
          <text:p/>
        </draw:line>
        <draw:line draw:style-name="gr1" draw:text-style-name="P14" draw:layer="layout" svg:x1="6.196cm" svg:y1="11.901cm" svg:x2="6.196cm" svg:y2="12.598cm">
          <text:p/>
        </draw:line>
        <draw:line draw:style-name="gr1" draw:text-style-name="P14" draw:layer="layout" svg:x1="4.997cm" svg:y1="13.101cm" svg:x2="5.695cm" svg:y2="13.101cm">
          <text:p/>
        </draw:line>
        <draw:custom-shape draw:style-name="gr2" draw:text-style-name="P15" draw:layer="layout" svg:width="0.048cm" svg:height="0.048cm" draw:transform="rotate (0.241204502625616) translate (3.239cm 11.2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3.24cm 11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3.241cm 11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5.441cm 11.2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5.442cm 11.4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5.443cm 11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5.442cm 11.2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5.443cm 11.4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5.444cm 11.6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589cm 12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389cm 12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189cm 12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589cm 12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389cm 12.4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189cm 12.4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589cm 10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389cm 10.3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189cm 10.3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589cm 10.3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389cm 10.3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-1.32959182416928) translate (4.189cm 10.3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2.675cm" svg:y1="10.319cm" svg:x2="2.675cm" svg:y2="10.818cm">
          <text:p/>
        </draw:line>
        <draw:frame draw:style-name="gr19" draw:text-style-name="P11" draw:layer="layout" svg:width="0.806cm" svg:height="0.651cm" svg:x="2.497cm" svg:y="10.519cm">
          <draw:text-box>
            <text:p><text:span text:style-name="T6">r</text:span><text:span text:style-name="T7">0</text:span></text:p>
          </draw:text-box>
        </draw:frame>
        <draw:frame draw:style-name="gr19" draw:text-style-name="P11" draw:layer="layout" svg:width="0.806cm" svg:height="0.651cm" svg:x="2.798cm" svg:y="10.224cm">
          <draw:text-box>
            <text:p><text:span text:style-name="T6">r</text:span><text:span text:style-name="T7">1</text:span></text:p>
          </draw:text-box>
        </draw:frame>
        <draw:frame draw:style-name="gr19" draw:text-style-name="P11" draw:layer="layout" svg:width="0.806cm" svg:height="0.651cm" svg:x="2.899cm" svg:y="9.721cm">
          <draw:text-box>
            <text:p><text:span text:style-name="T6">r</text:span><text:span text:style-name="T7">2</text:span></text:p>
          </draw:text-box>
        </draw:frame>
        <draw:custom-shape draw:style-name="gr2" draw:text-style-name="P12" draw:layer="layout" svg:width="0.02cm" svg:height="0.02cm" svg:x="2.902cm" svg:y="9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124791041517595) translate (2.87cm 9.9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2cm" svg:height="0.02cm" draw:transform="rotate (0.241204502625616) translate (2.839cm 9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2.658cm" svg:y1="10.32cm" svg:x2="3.157cm" svg:y2="10.32cm">
          <text:p/>
        </draw:line>
        <draw:line draw:style-name="gr20" draw:text-style-name="P10" draw:layer="layout" svg:x1="2.673cm" svg:y1="10.318cm" svg:x2="3.026cm" svg:y2="9.965cm">
          <text:p/>
        </draw:line>
        <draw:line draw:style-name="gr20" draw:text-style-name="P10" draw:layer="layout" svg:x1="2.673cm" svg:y1="10.319cm" svg:x2="2.802cm" svg:y2="9.837cm">
          <text:p/>
        </draw:line>
        <draw:line draw:style-name="gr1" draw:text-style-name="P10" draw:layer="layout" svg:x1="2.658cm" svg:y1="10.318cm" svg:x2="3.374cm" svg:y2="10.318cm">
          <text:p/>
        </draw:line>
        <draw:line draw:style-name="gr1" draw:text-style-name="P10" draw:layer="layout" svg:x1="2.675cm" svg:y1="10.305cm" svg:x2="2.675cm" svg:y2="11.021cm">
          <text:p/>
        </draw:line>
        <draw:line draw:style-name="gr1" draw:text-style-name="P10" draw:layer="layout" svg:x1="2.661cm" svg:y1="10.329cm" svg:x2="3.171cm" svg:y2="9.818cm">
          <text:p/>
        </draw:line>
        <draw:line draw:style-name="gr1" draw:text-style-name="P10" draw:layer="layout" svg:x1="3.372cm" svg:y1="10.318cm" svg:x2="3.874cm" svg:y2="9.816cm">
          <text:p/>
        </draw:line>
        <draw:line draw:style-name="gr1" draw:text-style-name="P10" draw:layer="layout" svg:x1="3.372cm" svg:y1="11.018cm" svg:x2="3.875cm" svg:y2="10.515cm">
          <text:p/>
        </draw:line>
        <draw:line draw:style-name="gr1" draw:text-style-name="P10" draw:layer="layout" svg:x1="3.171cm" svg:y1="9.818cm" svg:x2="3.874cm" svg:y2="9.818cm">
          <text:p/>
        </draw:line>
        <draw:line draw:style-name="gr1" draw:text-style-name="P10" draw:layer="layout" svg:x1="3.375cm" svg:y1="10.318cm" svg:x2="3.375cm" svg:y2="11.021cm">
          <text:p/>
        </draw:line>
        <draw:line draw:style-name="gr1" draw:text-style-name="P10" draw:layer="layout" svg:x1="3.875cm" svg:y1="9.818cm" svg:x2="3.875cm" svg:y2="10.515cm">
          <text:p/>
        </draw:line>
        <draw:line draw:style-name="gr1" draw:text-style-name="P10" draw:layer="layout" svg:x1="2.675cm" svg:y1="11.018cm" svg:x2="3.374cm" svg:y2="11.018cm">
          <text:p/>
        </draw:line>
        <draw:custom-shape draw:style-name="gr2" draw:text-style-name="P15" draw:layer="layout" svg:width="0.048cm" svg:height="0.048cm" draw:transform="rotate (0.241204502625616) translate (18.338cm 9.4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339cm 9.6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18.34cm 9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787cm 7.8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587cm 7.8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387cm 7.8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787cm 7.8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587cm 7.8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387cm 7.8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787cm 11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587cm 11.7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387cm 11.7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787cm 11.7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587cm 11.7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048cm" svg:height="0.048cm" draw:transform="rotate (-1.32959182416928) translate (20.387cm 11.7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7.002cm" svg:y1="7.002cm" svg:x2="19.202cm" svg:y2="7.002cm">
          <text:p/>
        </draw:line>
        <draw:line draw:style-name="gr5" draw:text-style-name="P10" draw:layer="layout" svg:x1="19.202cm" svg:y1="7.002cm" svg:x2="19.202cm" svg:y2="9.202cm">
          <text:p/>
        </draw:line>
        <draw:line draw:style-name="gr5" draw:text-style-name="P10" draw:layer="layout" svg:x1="17.002cm" svg:y1="7.002cm" svg:x2="17.002cm" svg:y2="9.202cm">
          <text:p/>
        </draw:line>
        <draw:line draw:style-name="gr25" draw:text-style-name="P10" draw:layer="layout" svg:x1="17.002cm" svg:y1="7.001cm" svg:x2="18.002cm" svg:y2="7.001cm">
          <text:p/>
        </draw:line>
        <draw:line draw:style-name="gr25" draw:text-style-name="P10" draw:layer="layout" svg:x1="17.001cm" svg:y1="7.001cm" svg:x2="17.001cm" svg:y2="8.001cm">
          <text:p/>
        </draw:line>
        <draw:line draw:style-name="gr16" draw:text-style-name="P10" draw:layer="layout" svg:x1="16.997cm" svg:y1="7.006cm" svg:x2="17.704cm" svg:y2="6.299cm">
          <text:p/>
        </draw:line>
        <draw:line draw:style-name="gr25" draw:text-style-name="P10" draw:layer="layout" svg:x1="16.997cm" svg:y1="7.006cm" svg:x2="17.238cm" svg:y2="6.035cm">
          <text:p/>
        </draw:line>
        <draw:frame draw:style-name="gr17" draw:text-style-name="P11" draw:layer="layout" svg:width="0.862cm" svg:height="0.743cm" svg:x="16.825cm" svg:y="7.602cm">
          <draw:text-box>
            <text:p><text:span text:style-name="T4">b</text:span><text:span text:style-name="T5">0</text:span></text:p>
          </draw:text-box>
        </draw:frame>
        <draw:line draw:style-name="gr5" draw:text-style-name="P10" draw:layer="layout" svg:x1="17.002cm" svg:y1="9.202cm" svg:x2="19.202cm" svg:y2="9.202cm">
          <text:p/>
        </draw:line>
        <draw:line draw:style-name="gr26" draw:text-style-name="P10" draw:layer="layout" svg:x1="17.002cm" svg:y1="7.002cm" svg:x2="17.883cm" svg:y2="6.121cm">
          <text:p/>
        </draw:line>
        <draw:line draw:style-name="gr5" draw:text-style-name="P10" draw:layer="layout" svg:x1="17.883cm" svg:y1="6.121cm" svg:x2="20.083cm" svg:y2="6.121cm">
          <text:p/>
        </draw:line>
        <draw:line draw:style-name="gr5" draw:text-style-name="P10" draw:layer="layout" svg:x1="20.083cm" svg:y1="6.121cm" svg:x2="20.083cm" svg:y2="8.321cm">
          <text:p/>
        </draw:line>
        <draw:line draw:style-name="gr5" draw:text-style-name="P10" draw:layer="layout" svg:x1="19.202cm" svg:y1="7.002cm" svg:x2="20.083cm" svg:y2="6.121cm">
          <text:p/>
        </draw:line>
        <draw:line draw:style-name="gr5" draw:text-style-name="P10" draw:layer="layout" svg:x1="19.202cm" svg:y1="9.202cm" svg:x2="20.083cm" svg:y2="8.321cm">
          <text:p/>
        </draw:line>
        <draw:frame draw:style-name="gr17" draw:text-style-name="P11" draw:layer="layout" svg:width="0.862cm" svg:height="0.743cm" svg:x="17.626cm" svg:y="6.903cm">
          <draw:text-box>
            <text:p><text:span text:style-name="T4">b</text:span><text:span text:style-name="T5">1</text:span></text:p>
          </draw:text-box>
        </draw:frame>
        <draw:frame draw:style-name="gr17" draw:text-style-name="P11" draw:layer="layout" svg:width="0.862cm" svg:height="0.743cm" svg:x="17.527cm" svg:y="6.104cm">
          <draw:text-box>
            <text:p><text:span text:style-name="T4">b</text:span><text:span text:style-name="T5">2</text:span></text:p>
          </draw:text-box>
        </draw:frame>
        <draw:custom-shape draw:style-name="gr2" draw:text-style-name="P12" draw:layer="layout" svg:width="0.048cm" svg:height="0.048cm" svg:x="17.518cm" svg:y="6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124791041517595) translate (17.424cm 6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layer="layout" svg:width="0.048cm" svg:height="0.048cm" draw:transform="rotate (0.241204502625616) translate (17.324cm 6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7.804cm" svg:y1="8.003cm" svg:x2="18.004cm" svg:y2="8.003cm">
          <text:p/>
        </draw:line>
        <draw:line draw:style-name="gr5" draw:text-style-name="P10" draw:layer="layout" svg:x1="17.804cm" svg:y1="8.003cm" svg:x2="17.804cm" svg:y2="8.203cm">
          <text:p/>
        </draw:line>
        <draw:line draw:style-name="gr5" draw:text-style-name="P10" draw:layer="layout" svg:x1="17.801cm" svg:y1="8.003cm" svg:x2="17.902cm" svg:y2="7.902cm">
          <text:p/>
        </draw:line>
        <draw:line draw:style-name="gr5" draw:text-style-name="P10" draw:layer="layout" svg:x1="18.001cm" svg:y1="8.003cm" svg:x2="18.104cm" svg:y2="7.9cm">
          <text:p/>
        </draw:line>
        <draw:line draw:style-name="gr5" draw:text-style-name="P10" draw:layer="layout" svg:x1="18.001cm" svg:y1="8.203cm" svg:x2="18.104cm" svg:y2="8.1cm">
          <text:p/>
        </draw:line>
        <draw:line draw:style-name="gr5" draw:text-style-name="P10" draw:layer="layout" svg:x1="17.9cm" svg:y1="7.903cm" svg:x2="18.104cm" svg:y2="7.903cm">
          <text:p/>
        </draw:line>
        <draw:line draw:style-name="gr5" draw:text-style-name="P10" draw:layer="layout" svg:x1="18.004cm" svg:y1="8.003cm" svg:x2="18.004cm" svg:y2="8.203cm">
          <text:p/>
        </draw:line>
        <draw:line draw:style-name="gr5" draw:text-style-name="P10" draw:layer="layout" svg:x1="18.104cm" svg:y1="7.903cm" svg:x2="18.104cm" svg:y2="8.1cm">
          <text:p/>
        </draw:line>
        <draw:line draw:style-name="gr5" draw:text-style-name="P10" draw:layer="layout" svg:x1="17.804cm" svg:y1="8.203cm" svg:x2="18.004cm" svg:y2="8.203cm">
          <text:p/>
        </draw:line>
        <draw:line draw:style-name="gr5" draw:text-style-name="P10" draw:layer="layout" svg:x1="17.003cm" svg:y1="11.003cm" svg:x2="19.203cm" svg:y2="11.003cm">
          <text:p/>
        </draw:line>
        <draw:line draw:style-name="gr5" draw:text-style-name="P10" draw:layer="layout" svg:x1="19.203cm" svg:y1="11.003cm" svg:x2="19.203cm" svg:y2="13.203cm">
          <text:p/>
        </draw:line>
        <draw:line draw:style-name="gr5" draw:text-style-name="P10" draw:layer="layout" svg:x1="17.003cm" svg:y1="11.003cm" svg:x2="17.003cm" svg:y2="13.203cm">
          <text:p/>
        </draw:line>
        <draw:line draw:style-name="gr5" draw:text-style-name="P10" draw:layer="layout" svg:x1="17.003cm" svg:y1="13.203cm" svg:x2="19.203cm" svg:y2="13.203cm">
          <text:p/>
        </draw:line>
        <draw:line draw:style-name="gr5" draw:text-style-name="P10" draw:layer="layout" svg:x1="17.003cm" svg:y1="11.003cm" svg:x2="17.884cm" svg:y2="10.122cm">
          <text:p/>
        </draw:line>
        <draw:line draw:style-name="gr5" draw:text-style-name="P10" draw:layer="layout" svg:x1="17.884cm" svg:y1="10.122cm" svg:x2="20.084cm" svg:y2="10.122cm">
          <text:p/>
        </draw:line>
        <draw:line draw:style-name="gr5" draw:text-style-name="P10" draw:layer="layout" svg:x1="20.084cm" svg:y1="10.122cm" svg:x2="20.084cm" svg:y2="12.322cm">
          <text:p/>
        </draw:line>
        <draw:line draw:style-name="gr5" draw:text-style-name="P10" draw:layer="layout" svg:x1="19.203cm" svg:y1="11.003cm" svg:x2="20.084cm" svg:y2="10.122cm">
          <text:p/>
        </draw:line>
        <draw:line draw:style-name="gr5" draw:text-style-name="P10" draw:layer="layout" svg:x1="19.203cm" svg:y1="13.203cm" svg:x2="20.084cm" svg:y2="12.322cm">
          <text:p/>
        </draw:line>
        <draw:line draw:style-name="gr5" draw:text-style-name="P10" draw:layer="layout" svg:x1="17.805cm" svg:y1="12.004cm" svg:x2="18.005cm" svg:y2="12.004cm">
          <text:p/>
        </draw:line>
        <draw:line draw:style-name="gr5" draw:text-style-name="P10" draw:layer="layout" svg:x1="17.805cm" svg:y1="12.004cm" svg:x2="17.805cm" svg:y2="12.204cm">
          <text:p/>
        </draw:line>
        <draw:line draw:style-name="gr5" draw:text-style-name="P10" draw:layer="layout" svg:x1="17.805cm" svg:y1="12.004cm" svg:x2="17.906cm" svg:y2="11.903cm">
          <text:p/>
        </draw:line>
        <draw:line draw:style-name="gr5" draw:text-style-name="P10" draw:layer="layout" svg:x1="18.005cm" svg:y1="12.004cm" svg:x2="18.108cm" svg:y2="11.901cm">
          <text:p/>
        </draw:line>
        <draw:line draw:style-name="gr5" draw:text-style-name="P10" draw:layer="layout" svg:x1="18.002cm" svg:y1="12.204cm" svg:x2="18.105cm" svg:y2="12.101cm">
          <text:p/>
        </draw:line>
        <draw:line draw:style-name="gr5" draw:text-style-name="P10" draw:layer="layout" svg:x1="17.906cm" svg:y1="11.904cm" svg:x2="18.105cm" svg:y2="11.904cm">
          <text:p/>
        </draw:line>
        <draw:line draw:style-name="gr5" draw:text-style-name="P10" draw:layer="layout" svg:x1="18.005cm" svg:y1="12.004cm" svg:x2="18.005cm" svg:y2="12.204cm">
          <text:p/>
        </draw:line>
        <draw:line draw:style-name="gr5" draw:text-style-name="P10" draw:layer="layout" svg:x1="18.105cm" svg:y1="11.904cm" svg:x2="18.105cm" svg:y2="12.101cm">
          <text:p/>
        </draw:line>
        <draw:line draw:style-name="gr5" draw:text-style-name="P10" draw:layer="layout" svg:x1="17.805cm" svg:y1="12.204cm" svg:x2="18.005cm" svg:y2="12.204cm">
          <text:p/>
        </draw:line>
        <draw:custom-shape draw:style-name="gr2" draw:text-style-name="P15" draw:layer="layout" svg:width="0.048cm" svg:height="0.048cm" draw:transform="rotate (0.241204502625616) translate (22.339cm 9.4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34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0.048cm" svg:height="0.048cm" draw:transform="rotate (0.241204502625616) translate (22.341cm 9.8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21.003cm" svg:y1="7.003cm" svg:x2="23.203cm" svg:y2="7.003cm">
          <text:p/>
        </draw:line>
        <draw:line draw:style-name="gr5" draw:text-style-name="P10" draw:layer="layout" svg:x1="23.203cm" svg:y1="7.003cm" svg:x2="23.203cm" svg:y2="9.203cm">
          <text:p/>
        </draw:line>
        <draw:line draw:style-name="gr5" draw:text-style-name="P10" draw:layer="layout" svg:x1="21.003cm" svg:y1="7.003cm" svg:x2="21.003cm" svg:y2="9.203cm">
          <text:p/>
        </draw:line>
        <draw:line draw:style-name="gr5" draw:text-style-name="P10" draw:layer="layout" svg:x1="21.003cm" svg:y1="9.203cm" svg:x2="23.203cm" svg:y2="9.203cm">
          <text:p/>
        </draw:line>
        <draw:line draw:style-name="gr5" draw:text-style-name="P10" draw:layer="layout" svg:x1="21.003cm" svg:y1="7.003cm" svg:x2="21.884cm" svg:y2="6.122cm">
          <text:p/>
        </draw:line>
        <draw:line draw:style-name="gr5" draw:text-style-name="P10" draw:layer="layout" svg:x1="21.884cm" svg:y1="6.122cm" svg:x2="24.084cm" svg:y2="6.122cm">
          <text:p/>
        </draw:line>
        <draw:line draw:style-name="gr5" draw:text-style-name="P10" draw:layer="layout" svg:x1="24.084cm" svg:y1="6.122cm" svg:x2="24.084cm" svg:y2="8.322cm">
          <text:p/>
        </draw:line>
        <draw:line draw:style-name="gr5" draw:text-style-name="P10" draw:layer="layout" svg:x1="23.203cm" svg:y1="7.003cm" svg:x2="24.084cm" svg:y2="6.122cm">
          <text:p/>
        </draw:line>
        <draw:line draw:style-name="gr5" draw:text-style-name="P10" draw:layer="layout" svg:x1="23.203cm" svg:y1="9.203cm" svg:x2="24.084cm" svg:y2="8.322cm">
          <text:p/>
        </draw:line>
        <draw:line draw:style-name="gr5" draw:text-style-name="P10" draw:layer="layout" svg:x1="21.805cm" svg:y1="8.004cm" svg:x2="22.005cm" svg:y2="8.004cm">
          <text:p/>
        </draw:line>
        <draw:line draw:style-name="gr5" draw:text-style-name="P10" draw:layer="layout" svg:x1="21.805cm" svg:y1="8.004cm" svg:x2="21.805cm" svg:y2="8.204cm">
          <text:p/>
        </draw:line>
        <draw:line draw:style-name="gr5" draw:text-style-name="P10" draw:layer="layout" svg:x1="21.802cm" svg:y1="8.004cm" svg:x2="21.903cm" svg:y2="7.903cm">
          <text:p/>
        </draw:line>
        <draw:line draw:style-name="gr5" draw:text-style-name="P10" draw:layer="layout" svg:x1="22.002cm" svg:y1="8.004cm" svg:x2="22.105cm" svg:y2="7.901cm">
          <text:p/>
        </draw:line>
        <draw:line draw:style-name="gr5" draw:text-style-name="P10" draw:layer="layout" svg:x1="22.002cm" svg:y1="8.204cm" svg:x2="22.105cm" svg:y2="8.101cm">
          <text:p/>
        </draw:line>
        <draw:line draw:style-name="gr5" draw:text-style-name="P10" draw:layer="layout" svg:x1="21.901cm" svg:y1="7.904cm" svg:x2="22.105cm" svg:y2="7.904cm">
          <text:p/>
        </draw:line>
        <draw:line draw:style-name="gr5" draw:text-style-name="P10" draw:layer="layout" svg:x1="22.005cm" svg:y1="8.004cm" svg:x2="22.005cm" svg:y2="8.204cm">
          <text:p/>
        </draw:line>
        <draw:line draw:style-name="gr5" draw:text-style-name="P10" draw:layer="layout" svg:x1="22.105cm" svg:y1="7.904cm" svg:x2="22.105cm" svg:y2="8.101cm">
          <text:p/>
        </draw:line>
        <draw:line draw:style-name="gr5" draw:text-style-name="P10" draw:layer="layout" svg:x1="21.805cm" svg:y1="8.204cm" svg:x2="22.005cm" svg:y2="8.204cm">
          <text:p/>
        </draw:line>
        <draw:line draw:style-name="gr5" draw:text-style-name="P10" draw:layer="layout" svg:x1="21.004cm" svg:y1="11.004cm" svg:x2="23.204cm" svg:y2="11.004cm">
          <text:p/>
        </draw:line>
        <draw:line draw:style-name="gr5" draw:text-style-name="P10" draw:layer="layout" svg:x1="23.204cm" svg:y1="11.004cm" svg:x2="23.204cm" svg:y2="13.204cm">
          <text:p/>
        </draw:line>
        <draw:line draw:style-name="gr5" draw:text-style-name="P10" draw:layer="layout" svg:x1="21.004cm" svg:y1="11.004cm" svg:x2="21.004cm" svg:y2="13.204cm">
          <text:p/>
        </draw:line>
        <draw:line draw:style-name="gr5" draw:text-style-name="P10" draw:layer="layout" svg:x1="21.004cm" svg:y1="13.204cm" svg:x2="23.204cm" svg:y2="13.204cm">
          <text:p/>
        </draw:line>
        <draw:line draw:style-name="gr5" draw:text-style-name="P10" draw:layer="layout" svg:x1="21.004cm" svg:y1="11.004cm" svg:x2="21.885cm" svg:y2="10.123cm">
          <text:p/>
        </draw:line>
        <draw:line draw:style-name="gr5" draw:text-style-name="P10" draw:layer="layout" svg:x1="21.885cm" svg:y1="10.123cm" svg:x2="24.085cm" svg:y2="10.123cm">
          <text:p/>
        </draw:line>
        <draw:line draw:style-name="gr5" draw:text-style-name="P10" draw:layer="layout" svg:x1="24.085cm" svg:y1="10.123cm" svg:x2="24.085cm" svg:y2="12.323cm">
          <text:p/>
        </draw:line>
        <draw:line draw:style-name="gr5" draw:text-style-name="P10" draw:layer="layout" svg:x1="23.204cm" svg:y1="11.004cm" svg:x2="24.085cm" svg:y2="10.123cm">
          <text:p/>
        </draw:line>
        <draw:line draw:style-name="gr5" draw:text-style-name="P10" draw:layer="layout" svg:x1="23.204cm" svg:y1="13.204cm" svg:x2="24.085cm" svg:y2="12.323cm">
          <text:p/>
        </draw:line>
        <draw:line draw:style-name="gr5" draw:text-style-name="P10" draw:layer="layout" svg:x1="21.806cm" svg:y1="12.005cm" svg:x2="22.006cm" svg:y2="12.005cm">
          <text:p/>
        </draw:line>
        <draw:line draw:style-name="gr5" draw:text-style-name="P10" draw:layer="layout" svg:x1="21.806cm" svg:y1="12.005cm" svg:x2="21.806cm" svg:y2="12.205cm">
          <text:p/>
        </draw:line>
        <draw:line draw:style-name="gr5" draw:text-style-name="P10" draw:layer="layout" svg:x1="21.803cm" svg:y1="12.005cm" svg:x2="21.904cm" svg:y2="11.904cm">
          <text:p/>
        </draw:line>
        <draw:line draw:style-name="gr5" draw:text-style-name="P10" draw:layer="layout" svg:x1="22.003cm" svg:y1="12.005cm" svg:x2="22.106cm" svg:y2="11.902cm">
          <text:p/>
        </draw:line>
        <draw:line draw:style-name="gr5" draw:text-style-name="P10" draw:layer="layout" svg:x1="22.003cm" svg:y1="12.205cm" svg:x2="22.106cm" svg:y2="12.102cm">
          <text:p/>
        </draw:line>
        <draw:line draw:style-name="gr5" draw:text-style-name="P10" draw:layer="layout" svg:x1="21.902cm" svg:y1="11.905cm" svg:x2="22.106cm" svg:y2="11.905cm">
          <text:p/>
        </draw:line>
        <draw:line draw:style-name="gr5" draw:text-style-name="P10" draw:layer="layout" svg:x1="22.006cm" svg:y1="12.005cm" svg:x2="22.006cm" svg:y2="12.205cm">
          <text:p/>
        </draw:line>
        <draw:line draw:style-name="gr5" draw:text-style-name="P10" draw:layer="layout" svg:x1="22.106cm" svg:y1="11.905cm" svg:x2="22.106cm" svg:y2="12.102cm">
          <text:p/>
        </draw:line>
        <draw:line draw:style-name="gr5" draw:text-style-name="P10" draw:layer="layout" svg:x1="21.806cm" svg:y1="12.205cm" svg:x2="22.006cm" svg:y2="12.205cm">
          <text:p/>
        </draw:line>
        <draw:custom-shape draw:style-name="gr52" draw:text-style-name="P21" draw:layer="layout" svg:width="1.776cm" svg:height="0.434cm" draw:transform="rotate (-0.349414916249265) translate (6.617cm 6.34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21" draw:layer="layout" svg:width="2.164cm" svg:height="0.434cm" draw:transform="rotate (0.523598775598299) translate (6.325cm 11.1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2" draw:layer="layout" svg:width="5.3cm" svg:height="1.857cm" svg:x="6.3cm" svg:y="5.4cm">
          <draw:text-box>
            <text:p><text:span text:style-name="T10">I</text:span><text:span text:style-name="T11">(</text:span><text:span text:style-name="T11">b</text:span><text:span text:style-name="T11">0</text:span><text:span text:style-name="T11">+</text:span><text:span text:style-name="T11">r</text:span><text:span text:style-name="T11">0</text:span><text:span text:style-name="T11">,</text:span><text:span text:style-name="T11">b</text:span><text:span text:style-name="T11">1</text:span><text:span text:style-name="T11">+</text:span><text:span text:style-name="T11">r</text:span><text:span text:style-name="T11">1</text:span><text:span text:style-name="T11">,</text:span><text:span text:style-name="T11">.</text:span><text:span text:style-name="T11">.</text:span><text:span text:style-name="T11">.</text:span><text:span text:style-name="T11">)</text:span></text:p>
          </draw:text-box>
        </draw:frame>
        <draw:frame draw:style-name="gr30" draw:text-style-name="P22" draw:layer="layout" svg:width="4.029cm" svg:height="1.054cm" svg:x="6.9cm" svg:y="11.1cm">
          <draw:text-box>
            <text:p><text:span text:style-name="T17">W</text:span><text:span text:style-name="T18">(</text:span><text:span text:style-name="T11">e</text:span><text:span text:style-name="T11">0,</text:span><text:span text:style-name="T11">e1</text:span><text:span text:style-name="T11">,..</text:span><text:span text:style-name="T11">,r</text:span><text:span text:style-name="T11">0,</text:span><text:span text:style-name="T11">r1</text:span><text:span text:style-name="T11">,</text:span><text:span text:style-name="T11">…</text:span><text:span text:style-name="T11">)</text:span></text:p>
          </draw:text-box>
        </draw:frame>
        <draw:custom-shape draw:style-name="gr54" draw:text-style-name="P21" draw:layer="layout" svg:width="2.7cm" svg:height="0.434cm" svg:x="13.7cm" svg:y="8.6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2" draw:layer="layout" svg:width="3.889cm" svg:height="1.054cm" svg:x="14.201cm" svg:y="9cm">
          <draw:text-box>
            <text:p><text:span text:style-name="T19">O</text:span><text:span text:style-name="T18">(</text:span><text:span text:style-name="T11">e</text:span><text:span text:style-name="T11">0,</text:span><text:span text:style-name="T11">e1</text:span><text:span text:style-name="T11">,..</text:span><text:span text:style-name="T11">,b</text:span><text:span text:style-name="T11">0,</text:span><text:span text:style-name="T11">b1</text:span><text:span text:style-name="T11">,..</text:span><text:span text:style-name="T11">)</text:span></text:p>
          </draw:text-box>
        </draw:frame>
        <draw:g>
          <draw:line draw:style-name="gr16" draw:text-style-name="P18" draw:layer="layout" svg:x1="1.877cm" svg:y1="9.307cm" svg:x2="2.877cm" svg:y2="9.307cm">
            <text:p/>
          </draw:line>
          <draw:line draw:style-name="gr16" draw:text-style-name="P18" draw:layer="layout" svg:x1="1.876cm" svg:y1="9.307cm" svg:x2="1.876cm" svg:y2="10.307cm">
            <text:p/>
          </draw:line>
          <draw:line draw:style-name="gr16" draw:text-style-name="P18" draw:layer="layout" svg:x1="1.872cm" svg:y1="9.312cm" svg:x2="2.579cm" svg:y2="8.605cm">
            <text:p/>
          </draw:line>
          <draw:frame draw:style-name="gr21" draw:text-style-name="P19" draw:layer="layout" svg:width="0.948cm" svg:height="0.743cm" svg:x="1.7cm" svg:y="9.898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2.402cm" svg:y="8.1cm">
            <draw:text-box>
              <text:p><text:span text:style-name="T8">e</text:span><text:span text:style-name="T9">p</text:span></text:p>
            </draw:text-box>
          </draw:frame>
          <draw:custom-shape draw:style-name="gr22" draw:text-style-name="P20" draw:layer="layout" svg:width="0.048cm" svg:height="0.048cm" draw:transform="rotate (-0.648913415891492) translate (2.785cm 9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-0.524122374373897) translate (2.732cm 8.88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20" draw:layer="layout" svg:width="0.048cm" svg:height="0.048cm" draw:transform="rotate (-0.407708913265876) translate (2.658cm 8.7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2.7cm" svg:y="8.699cm">
            <draw:text-box>
              <text:p><text:span text:style-name="T8">e</text:span><text:span text:style-name="T9">1</text:span></text:p>
            </draw:text-box>
          </draw:frame>
        </draw:g>
        <draw:g>
          <draw:line draw:style-name="gr33" draw:text-style-name="P18" draw:layer="layout" svg:x1="1.153cm" svg:y1="4.297cm" svg:x2="1.955cm" svg:y2="2.009cm">
            <text:p/>
          </draw:line>
          <draw:line draw:style-name="gr33" draw:text-style-name="P18" draw:layer="layout" svg:x1="1.156cm" svg:y1="4.301cm" svg:x2="2.486cm" svg:y2="2.421cm">
            <text:p/>
          </draw:line>
          <draw:line draw:style-name="gr33" draw:text-style-name="P18" draw:layer="layout" svg:x1="1.154cm" svg:y1="4.299cm" svg:x2="0.711cm" svg:y2="2.173cm">
            <text:p/>
          </draw:line>
          <draw:frame draw:style-name="gr43" draw:text-style-name="P19" draw:layer="layout" svg:width="1.069cm" svg:height="0.993cm" svg:x="2.258cm" svg:y="2.351cm">
            <draw:text-box>
              <text:p><text:span text:style-name="T13">g</text:span><text:span text:style-name="T14">0</text:span></text:p>
            </draw:text-box>
          </draw:frame>
          <draw:custom-shape draw:style-name="gr22" draw:text-style-name="P20" draw:layer="layout" svg:width="0.035cm" svg:height="0.035cm" draw:transform="rotate (0.686612527734569) translate (1.4cm 2.7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5cm" draw:transform="skewX (0.028623399732707) rotate (0.811403569252164) translate (1.233cm 2.7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35cm" svg:height="0.036cm" draw:transform="skewX (-0.0277507351067099) rotate (0.927817030360185) translate (1.071cm 2.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19" draw:layer="layout" svg:width="1.218cm" svg:height="1.372cm" draw:transform="rotate (0.000523598775598299) translate (1.795cm 1.523cm)">
            <draw:text-box>
              <text:p><text:span text:style-name="T13">g</text:span><text:span text:style-name="T14">1</text:span></text:p>
            </draw:text-box>
          </draw:frame>
          <draw:frame draw:style-name="gr45" draw:text-style-name="P19" draw:layer="layout" svg:width="1.218cm" svg:height="1.372cm" draw:transform="rotate (0.000523598775598299) translate (0.496cm 1.524cm)">
            <draw:text-box>
              <text:p><text:span text:style-name="T13">g</text:span><text:span text:style-name="T14">n</text:span></text:p>
            </draw:text-box>
          </draw:frame>
        </draw:g>
        <draw:g>
          <draw:custom-shape draw:style-name="gr75" draw:text-style-name="P23" draw:layer="layout" svg:width="0.7cm" svg:height="0.701cm" svg:x="4.997cm" svg:y="12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1.203cm" svg:height="0.499cm" svg:x="4.997cm" svg:y="11.902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8952.1594684385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23" draw:layer="layout" svg:width="1.2cm" svg:height="0.503cm" draw:transform="rotate (1.5707963267949) translate (5.697cm 13.1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9118.401332223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59" draw:text-style-name="P27" draw:layer="layout" svg:width="3.4cm" svg:height="0.675cm" svg:x="10.325cm" svg:y="6.6cm">
          <draw:text-box>
            <text:p><text:span text:style-name="T20">M</text:span><text:span text:style-name="T20">a</text:span><text:span text:style-name="T20">c </text:span><text:span text:style-name="T20">C</text:span><text:span text:style-name="T20">i</text:span><text:span text:style-name="T20">r</text:span><text:span text:style-name="T20">c</text:span><text:span text:style-name="T20">u</text:span><text:span text:style-name="T20">i</text:span><text:span text:style-name="T20">t</text:span></text:p>
          </draw:text-box>
        </draw:frame>
        <draw:line draw:style-name="gr63" draw:text-style-name="P3" draw:layer="layout" svg:x1="10.3cm" svg:y1="9.816cm" svg:x2="10.7cm" svg:y2="9.816cm">
          <text:p/>
        </draw:line>
        <draw:line draw:style-name="gr63" draw:text-style-name="P3" draw:layer="layout" svg:x1="10.3cm" svg:y1="8.616cm" svg:x2="10.7cm" svg:y2="8.616cm">
          <text:p/>
        </draw:line>
        <draw:custom-shape draw:style-name="gr68" draw:text-style-name="P28" draw:layer="layout" svg:width="0.6cm" svg:height="0.4cm" svg:x="9.7cm" svg:y="8.4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0.6cm" svg:height="0.4cm" svg:x="9.7cm" svg:y="9.6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11.701cm" svg:y1="8.516cm" svg:x2="12.087cm" svg:y2="8.516cm">
          <text:p/>
        </draw:line>
        <draw:line draw:style-name="gr60" draw:text-style-name="P3" draw:layer="layout" svg:x1="11.7cm" svg:y1="9.716cm" svg:x2="12.086cm" svg:y2="9.716cm">
          <text:p/>
        </draw:line>
        <draw:line draw:style-name="gr62" draw:text-style-name="P3" draw:layer="layout" svg:x1="11.4cm" svg:y1="9.916cm" svg:x2="12.09cm" svg:y2="9.916cm">
          <text:p/>
        </draw:line>
        <draw:line draw:style-name="gr62" draw:text-style-name="P3" draw:layer="layout" svg:x1="11.4cm" svg:y1="8.716cm" svg:x2="12.09cm" svg:y2="8.716cm">
          <text:p/>
        </draw:line>
        <draw:line draw:style-name="gr63" draw:text-style-name="P3" draw:layer="layout" svg:x1="12.694cm" svg:y1="9.816cm" svg:x2="13.094cm" svg:y2="9.816cm">
          <text:p/>
        </draw:line>
        <draw:line draw:style-name="gr63" draw:text-style-name="P3" draw:layer="layout" svg:x1="12.694cm" svg:y1="8.616cm" svg:x2="13.094cm" svg:y2="8.616cm">
          <text:p/>
        </draw:line>
        <draw:custom-shape draw:style-name="gr68" draw:text-style-name="P28" draw:layer="layout" svg:width="0.6cm" svg:height="0.4cm" svg:x="12.094cm" svg:y="8.416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0.6cm" svg:height="0.4cm" svg:x="12.094cm" svg:y="9.616cm">
          <text:p text:style-name="P9"><text:span text:style-name="T16">D</text:span><text:span text:style-name="T16">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9.295cm" svg:y1="8.516cm" svg:x2="9.681cm" svg:y2="8.516cm">
          <text:p/>
        </draw:line>
        <draw:line draw:style-name="gr60" draw:text-style-name="P3" draw:layer="layout" svg:x1="9.294cm" svg:y1="9.716cm" svg:x2="9.68cm" svg:y2="9.716cm">
          <text:p/>
        </draw:line>
        <draw:line draw:style-name="gr61" draw:text-style-name="P3" draw:layer="layout" svg:x1="9.3cm" svg:y1="8.116cm" svg:x2="9.3cm" svg:y2="9.716cm">
          <text:p/>
        </draw:line>
        <draw:line draw:style-name="gr61" draw:text-style-name="P3" draw:layer="layout" svg:x1="11.7cm" svg:y1="8.116cm" svg:x2="11.7cm" svg:y2="9.716cm">
          <text:p/>
        </draw:line>
        <draw:line draw:style-name="gr61" draw:text-style-name="P3" draw:layer="layout" svg:x1="8.8cm" svg:y1="8.116cm" svg:x2="11.7cm" svg:y2="8.116cm">
          <text:p/>
        </draw:line>
        <draw:line draw:style-name="gr63" draw:text-style-name="P3" draw:layer="layout" svg:x1="10.894cm" svg:y1="7.617cm" svg:x2="11.294cm" svg:y2="7.617cm">
          <text:p/>
        </draw:line>
        <draw:custom-shape draw:style-name="gr65" draw:text-style-name="P29" draw:layer="layout" svg:width="0.6cm" svg:height="0.4cm" svg:x="10.294cm" svg:y="7.417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12.295cm" svg:y1="7.517cm" svg:x2="12.681cm" svg:y2="7.517cm">
          <text:p/>
        </draw:line>
        <draw:line draw:style-name="gr63" draw:text-style-name="P3" draw:layer="layout" svg:x1="13.288cm" svg:y1="7.617cm" svg:x2="13.688cm" svg:y2="7.617cm">
          <text:p/>
        </draw:line>
        <draw:custom-shape draw:style-name="gr65" draw:text-style-name="P29" draw:layer="layout" svg:width="0.6cm" svg:height="0.4cm" svg:x="12.688cm" svg:y="7.417cm">
          <text:p text:style-name="P9"><text:span text:style-name="T16">DP</text:span></text:p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9.889cm" svg:y1="7.517cm" svg:x2="10.275cm" svg:y2="7.517cm">
          <text:p/>
        </draw:line>
        <draw:line draw:style-name="gr62" draw:text-style-name="P3" draw:layer="layout" svg:x1="8.993cm" svg:y1="9.916cm" svg:x2="9.683cm" svg:y2="9.916cm">
          <text:p/>
        </draw:line>
        <draw:line draw:style-name="gr62" draw:text-style-name="P3" draw:layer="layout" svg:x1="8.993cm" svg:y1="8.716cm" svg:x2="9.683cm" svg:y2="8.716cm">
          <text:p/>
        </draw:line>
        <draw:line draw:style-name="gr62" draw:text-style-name="P3" draw:layer="layout" svg:x1="9.586cm" svg:y1="7.716cm" svg:x2="10.276cm" svg:y2="7.716cm">
          <text:p/>
        </draw:line>
        <draw:line draw:style-name="gr62" draw:text-style-name="P3" draw:layer="layout" svg:x1="11.979cm" svg:y1="7.716cm" svg:x2="12.669cm" svg:y2="7.716cm">
          <text:p/>
        </draw:line>
        <draw:line draw:style-name="gr61" draw:text-style-name="P3" draw:layer="layout" svg:x1="9.3cm" svg:y1="8.116cm" svg:x2="9.899cm" svg:y2="7.517cm">
          <text:p/>
        </draw:line>
        <draw:line draw:style-name="gr61" draw:text-style-name="P3" draw:layer="layout" svg:x1="11.701cm" svg:y1="8.117cm" svg:x2="12.301cm" svg:y2="7.517cm">
          <text:p/>
        </draw:line>
        <draw:custom-shape draw:style-name="gr66" draw:text-style-name="P28" draw:layer="layout" svg:width="0.074cm" svg:height="0.074cm" draw:transform="skewX (0.0134390352403564) rotate (2.35619449019234) translate (12.53cm 8.14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2.35619449019234) translate (12.626cm 8.0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4) rotate (2.35619449019234) translate (12.436cm 8.23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4) rotate (2.35619449019234) translate (12.53cm 9.54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2.35619449019234) translate (12.626cm 9.44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4) rotate (2.35619449019234) translate (12.436cm 9.63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rotate (1.5707963267949) translate (10.992cm 9.8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1.5707963267949) translate (11.128cm 9.8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rotate (1.5707963267949) translate (10.858cm 9.85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rotate (1.5707963267949) translate (10.993cm 8.65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1.5707963267949) translate (11.129cm 8.65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rotate (1.5707963267949) translate (10.859cm 8.65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rotate (1.5707963267949) translate (11.594cm 7.6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rotate (1.5707963267949) translate (11.73cm 7.6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rotate (1.5707963267949) translate (11.46cm 7.65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translate (9.995cm 9.17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translate (9.995cm 9.31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translate (9.994cm 9.04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translate (12.296cm 9.178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translate (12.296cm 9.31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translate (12.295cm 9.04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4cm" draw:transform="skewX (0.0134390352403563) translate (12.896cm 8.178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4cm" svg:height="0.075cm" draw:transform="skewX (-0.0132645023151569) translate (12.896cm 8.31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8" draw:layer="layout" svg:width="0.075cm" svg:height="0.074cm" draw:transform="skewX (-0.0134390352403563) translate (12.895cm 8.044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0" draw:layer="layout" svg:width="4.44cm" svg:height="3.004cm" svg:x="8.364cm" svg:y="7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0" draw:layer="layout" svg:width="5.836cm" svg:height="1.366cm" svg:x="8.364cm" svg:y="6.5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27.34818093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30" draw:layer="layout" svg:width="4.37cm" svg:height="1.39cm" draw:transform="rotate (1.5707963267949) translate (12.81cm 10.8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6783.229645658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75" draw:text-style-name="P23" draw:layer="layout" svg:width="0.7cm" svg:height="0.701cm" svg:x="2.693cm" svg:y="12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1.203cm" svg:height="0.499cm" svg:x="2.693cm" svg:y="11.902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8952.1594684385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23" draw:layer="layout" svg:width="1.2cm" svg:height="0.503cm" draw:transform="rotate (1.5707963267949) translate (3.393cm 13.1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9118.401332223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5" draw:text-style-name="P23" draw:layer="layout" svg:width="0.7cm" svg:height="0.701cm" svg:x="2.676cm" svg:y="10.3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1.203cm" svg:height="0.499cm" svg:x="2.676cm" svg:y="9.81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8952.1594684385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23" draw:layer="layout" svg:width="1.2cm" svg:height="0.503cm" draw:transform="rotate (1.5707963267949) translate (3.376cm 11.015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9118.401332223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5" draw:text-style-name="P23" draw:layer="layout" svg:width="0.7cm" svg:height="0.701cm" svg:x="4.994cm" svg:y="10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1.203cm" svg:height="0.499cm" svg:x="4.994cm" svg:y="9.802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8952.1594684385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7" draw:text-style-name="P23" draw:layer="layout" svg:width="1.2cm" svg:height="0.503cm" draw:transform="rotate (1.5707963267949) translate (5.694cm 11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9118.401332223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8" draw:text-style-name="P23" draw:layer="layout" svg:width="0.7cm" svg:height="0.701cm" draw:transform="rotate (-1.5707963267949) translate (4.697cm 6.8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3" draw:layer="layout" svg:width="1.203cm" svg:height="0.499cm" svg:x="3.997cm" svg:y="6.302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8952.1594684385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0" draw:text-style-name="P23" draw:layer="layout" svg:width="1.2cm" svg:height="0.503cm" draw:transform="rotate (1.5707963267949) translate (4.697cm 7.5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9118.401332223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81" draw:text-style-name="P23" draw:layer="layout" svg:width="0.199cm" svg:height="0.201cm" svg:x="17.806cm" svg:y="12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23" draw:layer="layout" svg:width="0.299cm" svg:height="0.099cm" svg:x="17.806cm" svg:y="11.90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727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1" draw:text-style-name="P23" draw:layer="layout" svg:width="0.3cm" svg:height="0.1cm" draw:transform="rotate (1.5707963267949) translate (18.005cm 12.204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7032.558139534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81" draw:text-style-name="P23" draw:layer="layout" svg:width="0.199cm" svg:height="0.201cm" svg:x="21.807cm" svg:y="12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23" draw:layer="layout" svg:width="0.299cm" svg:height="0.099cm" svg:x="21.807cm" svg:y="11.90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727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1" draw:text-style-name="P23" draw:layer="layout" svg:width="0.3cm" svg:height="0.1cm" draw:transform="rotate (1.5707963267949) translate (22.006cm 12.205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7032.558139534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81" draw:text-style-name="P23" draw:layer="layout" svg:width="0.199cm" svg:height="0.201cm" svg:x="17.806cm" svg:y="8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23" draw:layer="layout" svg:width="0.299cm" svg:height="0.099cm" svg:x="17.806cm" svg:y="7.90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727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1" draw:text-style-name="P23" draw:layer="layout" svg:width="0.3cm" svg:height="0.1cm" draw:transform="rotate (1.5707963267949) translate (18.005cm 8.205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7032.558139534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81" draw:text-style-name="P23" draw:layer="layout" svg:width="0.199cm" svg:height="0.201cm" svg:x="21.807cm" svg:y="8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23" draw:layer="layout" svg:width="0.299cm" svg:height="0.099cm" svg:x="21.807cm" svg:y="7.906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727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1" draw:text-style-name="P23" draw:layer="layout" svg:width="0.3cm" svg:height="0.1cm" draw:transform="rotate (1.5707963267949) translate (22.006cm 8.206cm)">
            <text:p/>
            <draw:enhanced-geometry svg:viewBox="0 0 21600 21600" draw:mirror-vertical="true" draw:mirror-horizontal="false" draw:glue-points="?f6 0 10800 ?f8 ?f11 10800 ?f9 21600 10800 ?f10 ?f5 10800" draw:text-areas="?f3 ?f3 ?f4 ?f4" draw:type="parallelogram" draw:modifiers="7032.558139534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16" draw:text-style-name="P18" draw:layer="layout" svg:x1="8.368cm" svg:y1="7.89cm" svg:x2="9.368cm" svg:y2="7.89cm">
            <text:p/>
          </draw:line>
          <draw:line draw:style-name="gr16" draw:text-style-name="P18" draw:layer="layout" svg:x1="8.367cm" svg:y1="7.89cm" svg:x2="8.367cm" svg:y2="8.89cm">
            <text:p/>
          </draw:line>
          <draw:line draw:style-name="gr16" draw:text-style-name="P18" draw:layer="layout" svg:x1="8.363cm" svg:y1="7.895cm" svg:x2="9.07cm" svg:y2="7.188cm">
            <text:p/>
          </draw:line>
          <draw:frame draw:style-name="gr21" draw:text-style-name="P19" draw:layer="layout" svg:width="0.948cm" svg:height="0.743cm" svg:x="8.191cm" svg:y="8.481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8.563cm" svg:y="6.481cm">
            <draw:text-box>
              <text:p><text:span text:style-name="T8">e</text:span><text:span text:style-name="T9">p</text:span></text:p>
            </draw:text-box>
          </draw:frame>
          <draw:custom-shape draw:style-name="gr22" draw:text-style-name="P20" draw:layer="layout" svg:width="0.048cm" svg:height="0.048cm" draw:transform="rotate (-0.648913415891492) translate (9.278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-0.524122374373897) translate (9.223cm 7.46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20" draw:layer="layout" svg:width="0.048cm" svg:height="0.048cm" draw:transform="rotate (-0.407708913265876) translate (9.145cm 7.3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8.591cm" svg:y="7.782cm">
            <draw:text-box>
              <text:p><text:span text:style-name="T8">e</text:span><text:span text:style-name="T9">1</text:span></text:p>
            </draw:text-box>
          </draw:frame>
        </draw:g>
        <draw:g>
          <draw:line draw:style-name="gr16" draw:text-style-name="P18" draw:layer="layout" svg:x1="15.568cm" svg:y1="6.591cm" svg:x2="16.568cm" svg:y2="6.591cm">
            <text:p/>
          </draw:line>
          <draw:line draw:style-name="gr16" draw:text-style-name="P18" draw:layer="layout" svg:x1="15.567cm" svg:y1="6.591cm" svg:x2="15.567cm" svg:y2="7.591cm">
            <text:p/>
          </draw:line>
          <draw:line draw:style-name="gr16" draw:text-style-name="P18" draw:layer="layout" svg:x1="15.563cm" svg:y1="6.596cm" svg:x2="16.27cm" svg:y2="5.889cm">
            <text:p/>
          </draw:line>
          <draw:frame draw:style-name="gr21" draw:text-style-name="P19" draw:layer="layout" svg:width="0.948cm" svg:height="0.743cm" svg:x="15.391cm" svg:y="7.182cm">
            <draw:text-box>
              <text:p><text:span text:style-name="T8">e</text:span><text:span text:style-name="T9">0</text:span></text:p>
            </draw:text-box>
          </draw:frame>
          <draw:frame draw:style-name="gr21" draw:text-style-name="P19" draw:layer="layout" svg:width="0.948cm" svg:height="0.743cm" svg:x="15.663cm" svg:y="5.237cm">
            <draw:text-box>
              <text:p><text:span text:style-name="T8">e</text:span><text:span text:style-name="T9">p</text:span></text:p>
            </draw:text-box>
          </draw:frame>
          <draw:custom-shape draw:style-name="gr22" draw:text-style-name="P20" draw:layer="layout" svg:width="0.048cm" svg:height="0.048cm" draw:transform="rotate (-0.648913415891492) translate (16.482cm 6.3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0.048cm" svg:height="0.048cm" draw:transform="rotate (-0.524122374373897) translate (16.423cm 6.16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20" draw:layer="layout" svg:width="0.048cm" svg:height="0.048cm" draw:transform="rotate (-0.407708913265876) translate (16.339cm 6.0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9" draw:layer="layout" svg:width="1.086cm" svg:height="0.953cm" svg:x="16.191cm" svg:y="6.383cm">
            <draw:text-box>
              <text:p><text:span text:style-name="T8">e</text:span><text:span text:style-name="T9">1</text:span></text:p>
            </draw:text-box>
          </draw:frame>
        </draw:g>
        <draw:frame draw:style-name="gr19" draw:text-style-name="P11" draw:layer="layout" svg:width="0.806cm" svg:height="0.651cm" svg:x="2.497cm" svg:y="9.32cm">
          <draw:text-box>
            <text:p><text:span text:style-name="T6">r</text:span><text:span text:style-name="T7">q</text:span></text:p>
          </draw:text-box>
        </draw:frame>
        <draw:frame draw:style-name="gr19" draw:text-style-name="P11" draw:layer="layout" svg:width="0.806cm" svg:height="0.651cm" svg:x="3.597cm" svg:y="5.821cm">
          <draw:text-box>
            <text:p><text:span text:style-name="T6">r</text:span><text:span text:style-name="T7">q</text:span></text:p>
          </draw:text-box>
        </draw:frame>
        <draw:frame draw:style-name="gr17" draw:text-style-name="P11" draw:layer="layout" svg:width="0.909cm" svg:height="0.743cm" svg:x="3.325cm" svg:y="4.303cm">
          <draw:text-box draw:corner-radius="0.075cm">
            <text:p><text:span text:style-name="T4">b</text:span><text:span text:style-name="T5">m</text:span></text:p>
          </draw:text-box>
        </draw:frame>
        <draw:frame draw:style-name="gr17" draw:text-style-name="P11" draw:layer="layout" svg:width="0.909cm" svg:height="0.743cm" svg:x="16.926cm" svg:y="5.504cm">
          <draw:text-box draw:corner-radius="0.075cm">
            <text:p><text:span text:style-name="T4">b</text:span><text:span text:style-name="T5">m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7T21:04:30.695032968</meta:creation-date>
    <dc:date>2021-06-07T14:54:32.004547367</dc:date>
    <meta:editing-duration>PT8H49M40S</meta:editing-duration>
    <meta:editing-cycles>62</meta:editing-cycles>
    <meta:generator>LibreOffice/6.0.7.3$Linux_X86_64 LibreOffice_project/00m0$Build-3</meta:generator>
    <meta:document-statistic meta:object-count="4243"/>
  </office:meta>
</office:document-meta>
</file>